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98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4.1pt"/>
    </style:style>
    <style:style style:name="co5" style:family="table-column">
      <style:table-column-properties fo:break-before="auto" style:column-width="653.84pt"/>
    </style:style>
    <style:style style:name="co6" style:family="table-column">
      <style:table-column-properties fo:break-before="auto" style:column-width="419.16pt"/>
    </style:style>
    <style:style style:name="co7" style:family="table-column">
      <style:table-column-properties fo:break-before="auto" style:column-width="504.06pt"/>
    </style:style>
    <style:style style:name="co8" style:family="table-column">
      <style:table-column-properties fo:break-before="auto" style:column-width="115pt"/>
    </style:style>
    <style:style style:name="co9" style:family="table-column">
      <style:table-column-properties fo:break-before="auto" style:column-width="119.65pt"/>
    </style:style>
    <style:style style:name="co10" style:family="table-column">
      <style:table-column-properties fo:break-before="auto" style:column-width="191.4pt"/>
    </style:style>
    <style:style style:name="co11" style:family="table-column">
      <style:table-column-properties fo:break-before="auto" style:column-width="117.3pt"/>
    </style:style>
    <style:style style:name="co12" style:family="table-column">
      <style:table-column-properties fo:break-before="auto" style:column-width="494.79pt"/>
    </style:style>
    <style:style style:name="co13" style:family="table-column">
      <style:table-column-properties fo:break-before="auto" style:column-width="919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6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pt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10 Pitch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Courier 10 Pitch"/>
      <style:map style:condition="is-true-formula([.C2]!=[.E2])" style:apply-style-name="Untitled3" style:base-cell-address="'Side by Side VALUES'.D2"/>
      <style:map style:condition="is-true-formula([.C2]=[.E2])" style:apply-style-name="Untitled2" style:base-cell-address="'Side by Side VALUES'.D2"/>
    </style:style>
    <style:style style:name="ce5" style:family="table-cell" style:parent-style-name="Default">
      <style:table-cell-properties style:vertical-align="top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Courier 10 Pitch"/>
    </style:style>
    <style:style style:name="ce7" style:family="table-cell" style:parent-style-name="Default">
      <style:table-cell-properties fo:background-color="#ffff99"/>
      <style:text-properties style:font-name="Courier 10 Pitch"/>
    </style:style>
    <style:style style:name="ce8" style:family="table-cell" style:parent-style-name="Default">
      <style:table-cell-properties fo:background-color="#33ff99"/>
      <style:text-properties style:font-name="Courier 10 Pitch"/>
    </style:style>
  </office:automatic-styles>
  <office:body>
    <office:spreadsheet>
      <table:calculation-settings table:automatic-find-labels="false"/>
      <table:table table:name="ne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ITRA_COMMON_GLOBAL_ID_OFFSET</text:p>
          </table:table-cell>
        </table:table-row>
        <table:table-row table:style-name="ro1">
          <table:table-cell office:value-type="float" office:value="-2147483648" calcext:value-type="float">
            <text:p>-2147483648</text:p>
          </table:table-cell>
          <table:table-cell office:value-type="string" calcext:value-type="string">
            <text:p>CITRA_COMMON_FAN_STATUS_STALL_REG_BIT_MASK</text:p>
          </table:table-cell>
        </table:table-row>
        <table:table-row table:style-name="ro1">
          <table:table-cell office:value-type="float" office:value="4194303" calcext:value-type="float">
            <text:p>4194303</text:p>
          </table:table-cell>
          <table:table-cell office:value-type="string" calcext:value-type="string">
            <text:p>CITRA_COMMON_FAN_STATUS_PERIOD_REG_BIT_MA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TRA_COMMON_GLOBAL_ID_REAR_ID_BIT_MAS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TRA_COMMON_GLOBAL_ID_REAR_ID_BIT_LSB</text:p>
          </table:table-cell>
        </table:table-row>
        <table:table-row table:style-name="ro1">
          <table:table-cell office:value-type="float" office:value="65792" calcext:value-type="float">
            <text:p>65792</text:p>
          </table:table-cell>
          <table:table-cell office:value-type="string" calcext:value-type="string">
            <text:p>CITRA_COMMON_TIMING_ADDR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TRA_COMMON_TIMING_CONTROL_OFFSET</text:p>
          </table:table-cell>
        </table:table-row>
        <table:table-row table:style-name="ro1">
          <table:table-cell office:value-type="float" office:value="65872" calcext:value-type="float">
            <text:p>65872</text:p>
          </table:table-cell>
          <table:table-cell office:value-type="string" calcext:value-type="string">
            <text:p>CITRA_COMMON_TIMING_ADDRESS+CITRA_COMMON_TIMING_OUT_TOF_DLY_SD_PAL_OFFSE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CITRA_REAR_IO_RP_QUAD_SDI_ADDRESS(0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ITRA_REAR_IO_RP_QUAD_SDI_CSR_OFFSET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string" calcext:value-type="string">
            <text:p>CITRA_REAR_IO_RP_QUAD_SDI_ADDRESS(1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ITRA_REAR_IO_RP_QUAD_SDI_CSR_OFFSET</text:p>
          </table:table-cell>
        </table:table-row>
        <table:table-row table:style-name="ro1">
          <table:table-cell office:value-type="float" office:value="135168" calcext:value-type="float">
            <text:p>135168</text:p>
          </table:table-cell>
          <table:table-cell office:value-type="string" calcext:value-type="string">
            <text:p>CITRA_REAR_IO_RP_QUAD_SDI_ADDRESS(2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ITRA_REAR_IO_RP_QUAD_SDI_CSR_OFF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TRA_ROUTER_IO_GV_ASI_GVASI_CLK_CTRL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CITRA_REAR_IO_RP_QUAD_ADDRESS(0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TRA_REAR_IO_RP_QUAD_SDI_RX0_CTRL_OFFSE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CITRA_REAR_IO_RP_QUAD_ADDRESS(0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ITRA_REAR_IO_RP_QUAD_SDI_RX1_CTRL_OFFSE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CITRA_REAR_IO_RP_QUAD_ADDRESS(0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ITRA_REAR_IO_RP_QUAD_SDI_RX2_CTRL_OFFSE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CITRA_REAR_IO_RP_QUAD_ADDRESS(0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ITRA_REAR_IO_RP_QUAD_SDI_RX3_CTRL_OFFSET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string" calcext:value-type="string">
            <text:p>CITRA_REAR_IO_RP_QUAD_ADDRESS(1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TRA_REAR_IO_RP_QUAD_SDI_RX0_CTRL_OFFSET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string" calcext:value-type="string">
            <text:p>CITRA_REAR_IO_RP_QUAD_ADDRESS(1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ITRA_REAR_IO_RP_QUAD_SDI_RX1_CTRL_OFFSET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string" calcext:value-type="string">
            <text:p>CITRA_REAR_IO_RP_QUAD_ADDRESS(1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ITRA_REAR_IO_RP_QUAD_SDI_RX2_CTRL_OFFSET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string" calcext:value-type="string">
            <text:p>CITRA_REAR_IO_RP_QUAD_ADDRESS(1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ITRA_REAR_IO_RP_QUAD_SDI_RX3_CTRL_OFFSET</text:p>
          </table:table-cell>
        </table:table-row>
        <table:table-row table:style-name="ro1">
          <table:table-cell office:value-type="float" office:value="135168" calcext:value-type="float">
            <text:p>135168</text:p>
          </table:table-cell>
          <table:table-cell office:value-type="string" calcext:value-type="string">
            <text:p>CITRA_REAR_IO_RP_QUAD_ADDRESS(2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TRA_REAR_IO_RP_QUAD_SDI_RX0_CTRL_OFFSET</text:p>
          </table:table-cell>
        </table:table-row>
        <table:table-row table:style-name="ro1">
          <table:table-cell office:value-type="float" office:value="131208" calcext:value-type="float">
            <text:p>131208</text:p>
          </table:table-cell>
          <table:table-cell office:value-type="string" calcext:value-type="string">
            <text:p>CITRA_REAR_IO_RP_QUAD_ADDRESS(0)+CITRA_REAR_IO_RP_QUAD_SDI_DSRX0_CRC_ERR_CNT_O</text:p>
          </table:table-cell>
        </table:table-row>
        <table:table-row table:style-name="ro1">
          <table:table-cell office:value-type="float" office:value="131212" calcext:value-type="float">
            <text:p>131212</text:p>
          </table:table-cell>
          <table:table-cell office:value-type="string" calcext:value-type="string">
            <text:p>CITRA_REAR_IO_RP_QUAD_ADDRESS(0)+CITRA_REAR_IO_RP_QUAD_SDI_DSRX1_CRC_ERR_CNT_O</text:p>
          </table:table-cell>
        </table:table-row>
        <table:table-row table:style-name="ro1">
          <table:table-cell office:value-type="float" office:value="131216" calcext:value-type="float">
            <text:p>131216</text:p>
          </table:table-cell>
          <table:table-cell office:value-type="string" calcext:value-type="string">
            <text:p>CITRA_REAR_IO_RP_QUAD_ADDRESS(0)+CITRA_REAR_IO_RP_QUAD_SDI_DSRX2_CRC_ERR_CNT_O</text:p>
          </table:table-cell>
        </table:table-row>
        <table:table-row table:style-name="ro1">
          <table:table-cell office:value-type="float" office:value="131220" calcext:value-type="float">
            <text:p>131220</text:p>
          </table:table-cell>
          <table:table-cell office:value-type="string" calcext:value-type="string">
            <text:p>CITRA_REAR_IO_RP_QUAD_ADDRESS(0)+CITRA_REAR_IO_RP_QUAD_SDI_DSRX3_CRC_ERR_CNT_O</text:p>
          </table:table-cell>
        </table:table-row>
        <table:table-row table:style-name="ro1">
          <table:table-cell office:value-type="float" office:value="133256" calcext:value-type="float">
            <text:p>133256</text:p>
          </table:table-cell>
          <table:table-cell office:value-type="string" calcext:value-type="string">
            <text:p>CITRA_REAR_IO_RP_QUAD_ADDRESS(1)+CITRA_REAR_IO_RP_QUAD_SDI_DSRX0_CRC_ERR_CNT_O</text:p>
          </table:table-cell>
        </table:table-row>
        <table:table-row table:style-name="ro1">
          <table:table-cell office:value-type="float" office:value="133260" calcext:value-type="float">
            <text:p>133260</text:p>
          </table:table-cell>
          <table:table-cell office:value-type="string" calcext:value-type="string">
            <text:p>CITRA_REAR_IO_RP_QUAD_ADDRESS(1)+CITRA_REAR_IO_RP_QUAD_SDI_DSRX1_CRC_ERR_CNT_O</text:p>
          </table:table-cell>
        </table:table-row>
        <table:table-row table:style-name="ro1">
          <table:table-cell office:value-type="float" office:value="133264" calcext:value-type="float">
            <text:p>133264</text:p>
          </table:table-cell>
          <table:table-cell office:value-type="string" calcext:value-type="string">
            <text:p>CITRA_REAR_IO_RP_QUAD_ADDRESS(1)+CITRA_REAR_IO_RP_QUAD_SDI_DSRX2_CRC_ERR_CNT_O</text:p>
          </table:table-cell>
        </table:table-row>
        <table:table-row table:style-name="ro1">
          <table:table-cell office:value-type="float" office:value="133268" calcext:value-type="float">
            <text:p>133268</text:p>
          </table:table-cell>
          <table:table-cell office:value-type="string" calcext:value-type="string">
            <text:p>CITRA_REAR_IO_RP_QUAD_ADDRESS(1)+CITRA_REAR_IO_RP_QUAD_SDI_DSRX3_CRC_ERR_CNT_O</text:p>
          </table:table-cell>
        </table:table-row>
        <table:table-row table:style-name="ro1">
          <table:table-cell office:value-type="float" office:value="135304" calcext:value-type="float">
            <text:p>135304</text:p>
          </table:table-cell>
          <table:table-cell office:value-type="string" calcext:value-type="string">
            <text:p>CITRA_REAR_IO_RP_QUAD_ADDRESS(2)+CITRA_REAR_IO_RP_QUAD_SDI_DSRX0_CRC_ERR_CNT_O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CITRA_REAR_IO_RP_QUAD_ADDRESS(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TRA_REAR_IO_RP_QUAD_SDI_TX0_CTRL_OFFSE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CITRA_REAR_IO_RP_QUAD_ADDRESS(0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TRA_REAR_IO_RP_QUAD_SDI_TX1_CTRL_OFFSE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CITRA_REAR_IO_RP_QUAD_ADDRESS(0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ITRA_REAR_IO_RP_QUAD_SDI_TX2_CTRL_OFFSE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CITRA_REAR_IO_RP_QUAD_ADDRESS(0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ITRA_REAR_IO_RP_QUAD_SDI_TX3_CTRL_OFFSET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string" calcext:value-type="string">
            <text:p>CITRA_REAR_IO_RP_QUAD_ADDRESS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TRA_REAR_IO_RP_QUAD_SDI_TX0_CTRL_OFFSET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string" calcext:value-type="string">
            <text:p>CITRA_REAR_IO_RP_QUAD_ADDRESS(1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TRA_REAR_IO_RP_QUAD_SDI_TX1_CTRL_OFFSET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string" calcext:value-type="string">
            <text:p>CITRA_REAR_IO_RP_QUAD_ADDRESS(1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ITRA_REAR_IO_RP_QUAD_SDI_TX2_CTRL_OFFSET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string" calcext:value-type="string">
            <text:p>CITRA_REAR_IO_RP_QUAD_ADDRESS(1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ITRA_REAR_IO_RP_QUAD_SDI_TX3_CTRL_OFFSET</text:p>
          </table:table-cell>
        </table:table-row>
        <table:table-row table:style-name="ro1">
          <table:table-cell office:value-type="float" office:value="135168" calcext:value-type="float">
            <text:p>135168</text:p>
          </table:table-cell>
          <table:table-cell office:value-type="string" calcext:value-type="string">
            <text:p>CITRA_REAR_IO_RP_QUAD_ADDRESS(2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TRA_REAR_IO_RP_QUAD_SDI_TX0_CTRL_OFFSE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CITRA_REAR_IO_RP_QUAD_ADDRESS(0)+CITRA_REAR_IO_RP_QUAD_SDI_TX0_CTRL_OFFSET</text:p>
          </table:table-cell>
        </table:table-row>
        <table:table-row table:style-name="ro1">
          <table:table-cell office:value-type="float" office:value="131096" calcext:value-type="float">
            <text:p>131096</text:p>
          </table:table-cell>
          <table:table-cell office:value-type="string" calcext:value-type="string">
            <text:p>CITRA_REAR_IO_RP_QUAD_ADDRESS(0)+CITRA_REAR_IO_RP_QUAD_SDI_TX1_CTRL_OFFSET</text:p>
          </table:table-cell>
        </table:table-row>
        <table:table-row table:style-name="ro1">
          <table:table-cell office:value-type="float" office:value="131120" calcext:value-type="float">
            <text:p>131120</text:p>
          </table:table-cell>
          <table:table-cell office:value-type="string" calcext:value-type="string">
            <text:p>CITRA_REAR_IO_RP_QUAD_ADDRESS(0)+CITRA_REAR_IO_RP_QUAD_SDI_TX2_CTRL_OFFSET</text:p>
          </table:table-cell>
        </table:table-row>
        <table:table-row table:style-name="ro1">
          <table:table-cell office:value-type="float" office:value="131144" calcext:value-type="float">
            <text:p>131144</text:p>
          </table:table-cell>
          <table:table-cell office:value-type="string" calcext:value-type="string">
            <text:p>CITRA_REAR_IO_RP_QUAD_ADDRESS(0)+CITRA_REAR_IO_RP_QUAD_SDI_TX3_CTRL_OFFSET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string" calcext:value-type="string">
            <text:p>CITRA_REAR_IO_RP_QUAD_ADDRESS(1)+CITRA_REAR_IO_RP_QUAD_SDI_TX0_CTRL_OFFSET</text:p>
          </table:table-cell>
        </table:table-row>
        <table:table-row table:style-name="ro1">
          <table:table-cell office:value-type="float" office:value="133144" calcext:value-type="float">
            <text:p>133144</text:p>
          </table:table-cell>
          <table:table-cell office:value-type="string" calcext:value-type="string">
            <text:p>CITRA_REAR_IO_RP_QUAD_ADDRESS(1)+CITRA_REAR_IO_RP_QUAD_SDI_TX1_CTRL_OFFSET</text:p>
          </table:table-cell>
        </table:table-row>
        <table:table-row table:style-name="ro1">
          <table:table-cell office:value-type="float" office:value="133168" calcext:value-type="float">
            <text:p>133168</text:p>
          </table:table-cell>
          <table:table-cell office:value-type="string" calcext:value-type="string">
            <text:p>CITRA_REAR_IO_RP_QUAD_ADDRESS(1)+CITRA_REAR_IO_RP_QUAD_SDI_TX2_CTRL_OFFSET</text:p>
          </table:table-cell>
        </table:table-row>
        <table:table-row table:style-name="ro1">
          <table:table-cell office:value-type="float" office:value="133192" calcext:value-type="float">
            <text:p>133192</text:p>
          </table:table-cell>
          <table:table-cell office:value-type="string" calcext:value-type="string">
            <text:p>CITRA_REAR_IO_RP_QUAD_ADDRESS(1)+CITRA_REAR_IO_RP_QUAD_SDI_TX3_CTRL_OFFSET</text:p>
          </table:table-cell>
        </table:table-row>
        <table:table-row table:style-name="ro1">
          <table:table-cell office:value-type="float" office:value="135168" calcext:value-type="float">
            <text:p>135168</text:p>
          </table:table-cell>
          <table:table-cell office:value-type="string" calcext:value-type="string">
            <text:p>CITRA_REAR_IO_RP_QUAD_ADDRESS(2)+CITRA_REAR_IO_RP_QUAD_SDI_TX0_CTRL_OFFSET</text:p>
          </table:table-cell>
        </table:table-row>
        <table:table-row table:style-name="ro1">
          <table:table-cell office:value-type="float" office:value="196620" calcext:value-type="float">
            <text:p>196620</text:p>
          </table:table-cell>
          <table:table-cell office:value-type="string" calcext:value-type="string">
            <text:p>CITRA_ROUTER_IO_GV_ASI_ADDRESS+CITRA_ROUTER_IO_GV_ASI_GVASI_CTRL0_OFFSET</text:p>
          </table:table-cell>
        </table:table-row>
        <table:table-row table:style-name="ro1">
          <table:table-cell office:value-type="float" office:value="196624" calcext:value-type="float">
            <text:p>196624</text:p>
          </table:table-cell>
          <table:table-cell office:value-type="string" calcext:value-type="string">
            <text:p>CITRA_ROUTER_IO_GV_ASI_ADDRESS+CITRA_ROUTER_IO_GV_ASI_GVASI_CTRL1_OFFSET</text:p>
          </table:table-cell>
        </table:table-row>
        <table:table-row table:style-name="ro1">
          <table:table-cell office:value-type="float" office:value="196628" calcext:value-type="float">
            <text:p>196628</text:p>
          </table:table-cell>
          <table:table-cell office:value-type="string" calcext:value-type="string">
            <text:p>CITRA_ROUTER_IO_GV_ASI_ADDRESS+CITRA_ROUTER_IO_GV_ASI_GVASI_CTRL2_OFFSET</text:p>
          </table:table-cell>
        </table:table-row>
        <table:table-row table:style-name="ro1">
          <table:table-cell office:value-type="float" office:value="196632" calcext:value-type="float">
            <text:p>196632</text:p>
          </table:table-cell>
          <table:table-cell office:value-type="string" calcext:value-type="string">
            <text:p>CITRA_ROUTER_IO_GV_ASI_ADDRESS+CITRA_ROUTER_IO_GV_ASI_GVASI_CTRL3_OFFSET</text:p>
          </table:table-cell>
        </table:table-row>
        <table:table-row table:style-name="ro1">
          <table:table-cell office:value-type="float" office:value="196636" calcext:value-type="float">
            <text:p>196636</text:p>
          </table:table-cell>
          <table:table-cell office:value-type="string" calcext:value-type="string">
            <text:p>CITRA_ROUTER_IO_GV_ASI_ADDRESS+CITRA_ROUTER_IO_GV_ASI_GVASI_CTRL4_OFFSET</text:p>
          </table:table-cell>
        </table:table-row>
        <table:table-row table:style-name="ro1">
          <table:table-cell office:value-type="float" office:value="196640" calcext:value-type="float">
            <text:p>196640</text:p>
          </table:table-cell>
          <table:table-cell office:value-type="string" calcext:value-type="string">
            <text:p>CITRA_ROUTER_IO_GV_ASI_ADDRESS+CITRA_ROUTER_IO_GV_ASI_GVASI_CTRL5_OFFSET</text:p>
          </table:table-cell>
        </table:table-row>
        <table:table-row table:style-name="ro1">
          <table:table-cell office:value-type="float" office:value="196644" calcext:value-type="float">
            <text:p>196644</text:p>
          </table:table-cell>
          <table:table-cell office:value-type="string" calcext:value-type="string">
            <text:p>CITRA_ROUTER_IO_GV_ASI_ADDRESS+CITRA_ROUTER_IO_GV_ASI_GVASI_CTRL6_OFFSET</text:p>
          </table:table-cell>
        </table:table-row>
        <table:table-row table:style-name="ro1">
          <table:table-cell office:value-type="float" office:value="196648" calcext:value-type="float">
            <text:p>196648</text:p>
          </table:table-cell>
          <table:table-cell office:value-type="string" calcext:value-type="string">
            <text:p>CITRA_ROUTER_IO_GV_ASI_ADDRESS+CITRA_ROUTER_IO_GV_ASI_GVASI_CTRL7_OFFSET</text:p>
          </table:table-cell>
        </table:table-row>
        <table:table-row table:style-name="ro1">
          <table:table-cell office:value-type="float" office:value="196652" calcext:value-type="float">
            <text:p>196652</text:p>
          </table:table-cell>
          <table:table-cell office:value-type="string" calcext:value-type="string">
            <text:p>CITRA_ROUTER_IO_GV_ASI_ADDRESS+CITRA_ROUTER_IO_GV_ASI_GVASI_CTRL8_OFFSET</text:p>
          </table:table-cell>
        </table:table-row>
        <table:table-row table:style-name="ro1">
          <table:table-cell office:value-type="float" office:value="132096" calcext:value-type="float">
            <text:p>132096</text:p>
          </table:table-cell>
          <table:table-cell office:value-type="string" calcext:value-type="string">
            <text:p>CITRA_REAR_IO_RP_QUAD_SDI_SDI_INPUT_FLYWHEEL_ADDRESS(0,0)</text:p>
          </table:table-cell>
        </table:table-row>
        <table:table-row table:style-name="ro1">
          <table:table-cell office:value-type="float" office:value="132352" calcext:value-type="float">
            <text:p>132352</text:p>
          </table:table-cell>
          <table:table-cell office:value-type="string" calcext:value-type="string">
            <text:p>CITRA_REAR_IO_RP_QUAD_SDI_SDI_INPUT_FLYWHEEL_ADDRESS(0,1)</text:p>
          </table:table-cell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string" calcext:value-type="string">
            <text:p>CITRA_REAR_IO_RP_QUAD_SDI_SDI_INPUT_FLYWHEEL_ADDRESS(0,2)</text:p>
          </table:table-cell>
        </table:table-row>
        <table:table-row table:style-name="ro1">
          <table:table-cell office:value-type="float" office:value="132864" calcext:value-type="float">
            <text:p>132864</text:p>
          </table:table-cell>
          <table:table-cell office:value-type="string" calcext:value-type="string">
            <text:p>CITRA_REAR_IO_RP_QUAD_SDI_SDI_INPUT_FLYWHEEL_ADDRESS(0,3)</text:p>
          </table:table-cell>
        </table:table-row>
        <table:table-row table:style-name="ro1">
          <table:table-cell office:value-type="float" office:value="134144" calcext:value-type="float">
            <text:p>134144</text:p>
          </table:table-cell>
          <table:table-cell office:value-type="string" calcext:value-type="string">
            <text:p>CITRA_REAR_IO_RP_QUAD_SDI_SDI_INPUT_FLYWHEEL_ADDRESS(1,0)</text:p>
          </table:table-cell>
        </table:table-row>
        <table:table-row table:style-name="ro1">
          <table:table-cell office:value-type="float" office:value="134400" calcext:value-type="float">
            <text:p>134400</text:p>
          </table:table-cell>
          <table:table-cell office:value-type="string" calcext:value-type="string">
            <text:p>CITRA_REAR_IO_RP_QUAD_SDI_SDI_INPUT_FLYWHEEL_ADDRESS(1,1)</text:p>
          </table:table-cell>
        </table:table-row>
        <table:table-row table:style-name="ro1">
          <table:table-cell office:value-type="float" office:value="134656" calcext:value-type="float">
            <text:p>134656</text:p>
          </table:table-cell>
          <table:table-cell office:value-type="string" calcext:value-type="string">
            <text:p>CITRA_REAR_IO_RP_QUAD_SDI_SDI_INPUT_FLYWHEEL_ADDRESS(1,2)</text:p>
          </table:table-cell>
        </table:table-row>
        <table:table-row table:style-name="ro1">
          <table:table-cell office:value-type="float" office:value="134912" calcext:value-type="float">
            <text:p>134912</text:p>
          </table:table-cell>
          <table:table-cell office:value-type="string" calcext:value-type="string">
            <text:p>CITRA_REAR_IO_RP_QUAD_SDI_SDI_INPUT_FLYWHEEL_ADDRESS(1,3)</text:p>
          </table:table-cell>
        </table:table-row>
        <table:table-row table:style-name="ro1">
          <table:table-cell office:value-type="float" office:value="136192" calcext:value-type="float">
            <text:p>136192</text:p>
          </table:table-cell>
          <table:table-cell office:value-type="string" calcext:value-type="string">
            <text:p>CITRA_REAR_IO_RP_QUAD_SDI_SDI_INPUT_FLYWHEEL_ADDRESS(2,0)</text:p>
          </table:table-cell>
        </table:table-row>
        <table:table-row table:style-name="ro1">
          <table:table-cell office:value-type="float" office:value="196864" calcext:value-type="float">
            <text:p>196864</text:p>
          </table:table-cell>
          <table:table-cell office:value-type="string" calcext:value-type="string">
            <text:p>CITRA_ROUTER_IO_SDI_OUTPUT_FLYWHEEL_ADDRESS(0)</text:p>
          </table:table-cell>
        </table:table-row>
        <table:table-row table:style-name="ro1">
          <table:table-cell office:value-type="float" office:value="197120" calcext:value-type="float">
            <text:p>197120</text:p>
          </table:table-cell>
          <table:table-cell office:value-type="string" calcext:value-type="string">
            <text:p>CITRA_ROUTER_IO_SDI_OUTPUT_FLYWHEEL_ADDRESS(1)</text:p>
          </table:table-cell>
        </table:table-row>
        <table:table-row table:style-name="ro1">
          <table:table-cell office:value-type="float" office:value="197376" calcext:value-type="float">
            <text:p>197376</text:p>
          </table:table-cell>
          <table:table-cell office:value-type="string" calcext:value-type="string">
            <text:p>CITRA_ROUTER_IO_SDI_OUTPUT_FLYWHEEL_ADDRESS(2)</text:p>
          </table:table-cell>
        </table:table-row>
        <table:table-row table:style-name="ro1">
          <table:table-cell office:value-type="float" office:value="197632" calcext:value-type="float">
            <text:p>197632</text:p>
          </table:table-cell>
          <table:table-cell office:value-type="string" calcext:value-type="string">
            <text:p>CITRA_ROUTER_IO_SDI_OUTPUT_FLYWHEEL_ADDRESS(3)</text:p>
          </table:table-cell>
        </table:table-row>
        <table:table-row table:style-name="ro1">
          <table:table-cell office:value-type="float" office:value="197888" calcext:value-type="float">
            <text:p>197888</text:p>
          </table:table-cell>
          <table:table-cell office:value-type="string" calcext:value-type="string">
            <text:p>CITRA_ROUTER_IO_SDI_OUTPUT_FLYWHEEL_ADDRESS(4)</text:p>
          </table:table-cell>
        </table:table-row>
        <table:table-row table:style-name="ro1">
          <table:table-cell office:value-type="float" office:value="198144" calcext:value-type="float">
            <text:p>198144</text:p>
          </table:table-cell>
          <table:table-cell office:value-type="string" calcext:value-type="string">
            <text:p>CITRA_ROUTER_IO_SDI_OUTPUT_FLYWHEEL_ADDRESS(5)</text:p>
          </table:table-cell>
        </table:table-row>
        <table:table-row table:style-name="ro1">
          <table:table-cell office:value-type="float" office:value="198400" calcext:value-type="float">
            <text:p>198400</text:p>
          </table:table-cell>
          <table:table-cell office:value-type="string" calcext:value-type="string">
            <text:p>CITRA_ROUTER_IO_SDI_OUTPUT_FLYWHEEL_ADDRESS(6)</text:p>
          </table:table-cell>
        </table:table-row>
        <table:table-row table:style-name="ro1">
          <table:table-cell office:value-type="float" office:value="198656" calcext:value-type="float">
            <text:p>198656</text:p>
          </table:table-cell>
          <table:table-cell office:value-type="string" calcext:value-type="string">
            <text:p>CITRA_ROUTER_IO_SDI_OUTPUT_FLYWHEEL_ADDRESS(7)</text:p>
          </table:table-cell>
        </table:table-row>
        <table:table-row table:style-name="ro1">
          <table:table-cell office:value-type="float" office:value="198912" calcext:value-type="float">
            <text:p>198912</text:p>
          </table:table-cell>
          <table:table-cell office:value-type="string" calcext:value-type="string">
            <text:p>CITRA_ROUTER_IO_SDI_OUTPUT_FLYWHEEL_ADDRESS(8)</text:p>
          </table:table-cell>
        </table:table-row>
        <table:table-row table:style-name="ro1">
          <table:table-cell office:value-type="float" office:value="196620" calcext:value-type="float">
            <text:p>196620</text:p>
          </table:table-cell>
          <table:table-cell office:value-type="string" calcext:value-type="string">
            <text:p>CITRA_ROUTER_IO_GV_ASI_ADDRESS+CITRA_ROUTER_IO_GV_ASI_GVASI_CTRL0_OFFSET</text:p>
          </table:table-cell>
        </table:table-row>
        <table:table-row table:style-name="ro1">
          <table:table-cell office:value-type="float" office:value="196624" calcext:value-type="float">
            <text:p>196624</text:p>
          </table:table-cell>
          <table:table-cell office:value-type="string" calcext:value-type="string">
            <text:p>CITRA_ROUTER_IO_GV_ASI_ADDRESS+CITRA_ROUTER_IO_GV_ASI_GVASI_CTRL1_OFFSET</text:p>
          </table:table-cell>
        </table:table-row>
        <table:table-row table:style-name="ro1">
          <table:table-cell office:value-type="float" office:value="196628" calcext:value-type="float">
            <text:p>196628</text:p>
          </table:table-cell>
          <table:table-cell office:value-type="string" calcext:value-type="string">
            <text:p>CITRA_ROUTER_IO_GV_ASI_ADDRESS+CITRA_ROUTER_IO_GV_ASI_GVASI_CTRL2_OFFSET</text:p>
          </table:table-cell>
        </table:table-row>
        <table:table-row table:style-name="ro1">
          <table:table-cell office:value-type="float" office:value="196632" calcext:value-type="float">
            <text:p>196632</text:p>
          </table:table-cell>
          <table:table-cell office:value-type="string" calcext:value-type="string">
            <text:p>CITRA_ROUTER_IO_GV_ASI_ADDRESS+CITRA_ROUTER_IO_GV_ASI_GVASI_CTRL3_OFFSET</text:p>
          </table:table-cell>
        </table:table-row>
        <table:table-row table:style-name="ro1">
          <table:table-cell office:value-type="float" office:value="196636" calcext:value-type="float">
            <text:p>196636</text:p>
          </table:table-cell>
          <table:table-cell office:value-type="string" calcext:value-type="string">
            <text:p>CITRA_ROUTER_IO_GV_ASI_ADDRESS+CITRA_ROUTER_IO_GV_ASI_GVASI_CTRL4_OFFSET</text:p>
          </table:table-cell>
        </table:table-row>
        <table:table-row table:style-name="ro1">
          <table:table-cell office:value-type="float" office:value="196640" calcext:value-type="float">
            <text:p>196640</text:p>
          </table:table-cell>
          <table:table-cell office:value-type="string" calcext:value-type="string">
            <text:p>CITRA_ROUTER_IO_GV_ASI_ADDRESS+CITRA_ROUTER_IO_GV_ASI_GVASI_CTRL5_OFFSET</text:p>
          </table:table-cell>
        </table:table-row>
        <table:table-row table:style-name="ro1">
          <table:table-cell office:value-type="float" office:value="196644" calcext:value-type="float">
            <text:p>196644</text:p>
          </table:table-cell>
          <table:table-cell office:value-type="string" calcext:value-type="string">
            <text:p>CITRA_ROUTER_IO_GV_ASI_ADDRESS+CITRA_ROUTER_IO_GV_ASI_GVASI_CTRL6_OFFSET</text:p>
          </table:table-cell>
        </table:table-row>
        <table:table-row table:style-name="ro1">
          <table:table-cell office:value-type="float" office:value="196648" calcext:value-type="float">
            <text:p>196648</text:p>
          </table:table-cell>
          <table:table-cell office:value-type="string" calcext:value-type="string">
            <text:p>CITRA_ROUTER_IO_GV_ASI_ADDRESS+CITRA_ROUTER_IO_GV_ASI_GVASI_CTRL7_OFFSET</text:p>
          </table:table-cell>
        </table:table-row>
        <table:table-row table:style-name="ro1">
          <table:table-cell office:value-type="float" office:value="196652" calcext:value-type="float">
            <text:p>196652</text:p>
          </table:table-cell>
          <table:table-cell office:value-type="string" calcext:value-type="string">
            <text:p>CITRA_ROUTER_IO_GV_ASI_ADDRESS+CITRA_ROUTER_IO_GV_ASI_GVASI_CTRL8_OFFSET</text:p>
          </table:table-cell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string" calcext:value-type="string">
            <text:p>CITRA_OUTPUT_PROC_OUTPUT_CHANNEL_VIDEO_ADDRESS(0)</text:p>
          </table:table-cell>
        </table:table-row>
        <table:table-row table:style-name="ro1">
          <table:table-cell office:value-type="float" office:value="331776" calcext:value-type="float">
            <text:p>331776</text:p>
          </table:table-cell>
          <table:table-cell office:value-type="string" calcext:value-type="string">
            <text:p>CITRA_OUTPUT_PROC_OUTPUT_CHANNEL_VIDEO_ADDRESS(1)</text:p>
          </table:table-cell>
        </table:table-row>
        <table:table-row table:style-name="ro1">
          <table:table-cell office:value-type="float" office:value="335872" calcext:value-type="float">
            <text:p>335872</text:p>
          </table:table-cell>
          <table:table-cell office:value-type="string" calcext:value-type="string">
            <text:p>CITRA_OUTPUT_PROC_OUTPUT_CHANNEL_VIDEO_ADDRESS(2)</text:p>
          </table:table-cell>
        </table:table-row>
        <table:table-row table:style-name="ro1">
          <table:table-cell office:value-type="float" office:value="339968" calcext:value-type="float">
            <text:p>339968</text:p>
          </table:table-cell>
          <table:table-cell office:value-type="string" calcext:value-type="string">
            <text:p>CITRA_OUTPUT_PROC_OUTPUT_CHANNEL_VIDEO_ADDRESS(3)</text:p>
          </table:table-cell>
        </table:table-row>
        <table:table-row table:style-name="ro1">
          <table:table-cell office:value-type="float" office:value="344064" calcext:value-type="float">
            <text:p>344064</text:p>
          </table:table-cell>
          <table:table-cell office:value-type="string" calcext:value-type="string">
            <text:p>CITRA_OUTPUT_PROC_OUTPUT_CHANNEL_VIDEO_ADDRESS(4)</text:p>
          </table:table-cell>
        </table:table-row>
        <table:table-row table:style-name="ro1">
          <table:table-cell office:value-type="float" office:value="348160" calcext:value-type="float">
            <text:p>348160</text:p>
          </table:table-cell>
          <table:table-cell office:value-type="string" calcext:value-type="string">
            <text:p>CITRA_OUTPUT_PROC_OUTPUT_CHANNEL_VIDEO_ADDRESS(5)</text:p>
          </table:table-cell>
        </table:table-row>
        <table:table-row table:style-name="ro1">
          <table:table-cell office:value-type="float" office:value="352256" calcext:value-type="float">
            <text:p>352256</text:p>
          </table:table-cell>
          <table:table-cell office:value-type="string" calcext:value-type="string">
            <text:p>CITRA_OUTPUT_PROC_OUTPUT_CHANNEL_VIDEO_ADDRESS(6)</text:p>
          </table:table-cell>
        </table:table-row>
        <table:table-row table:style-name="ro1">
          <table:table-cell office:value-type="float" office:value="356352" calcext:value-type="float">
            <text:p>356352</text:p>
          </table:table-cell>
          <table:table-cell office:value-type="string" calcext:value-type="string">
            <text:p>CITRA_OUTPUT_PROC_OUTPUT_CHANNEL_VIDEO_ADDRESS(7)</text:p>
          </table:table-cell>
        </table:table-row>
        <table:table-row table:style-name="ro1">
          <table:table-cell office:value-type="float" office:value="360448" calcext:value-type="float">
            <text:p>360448</text:p>
          </table:table-cell>
          <table:table-cell office:value-type="string" calcext:value-type="string">
            <text:p>CITRA_OUTPUT_PROC_OUTPUT_CHANNEL_VIDEO_ADDRESS(8)</text:p>
          </table:table-cell>
        </table:table-row>
        <table:table-row table:style-name="ro1">
          <table:table-cell office:value-type="float" office:value="328448" calcext:value-type="float">
            <text:p>328448</text:p>
          </table:table-cell>
          <table:table-cell office:value-type="string" calcext:value-type="string">
            <text:p>CITRA_OUTPUT_PROC_OUTPUT_CHANNEL_TIMING_ADDRESS(0)</text:p>
          </table:table-cell>
        </table:table-row>
        <table:table-row table:style-name="ro1">
          <table:table-cell office:value-type="float" office:value="332544" calcext:value-type="float">
            <text:p>332544</text:p>
          </table:table-cell>
          <table:table-cell office:value-type="string" calcext:value-type="string">
            <text:p>CITRA_OUTPUT_PROC_OUTPUT_CHANNEL_TIMING_ADDRESS(1)</text:p>
          </table:table-cell>
        </table:table-row>
        <table:table-row table:style-name="ro1">
          <table:table-cell office:value-type="float" office:value="336640" calcext:value-type="float">
            <text:p>336640</text:p>
          </table:table-cell>
          <table:table-cell office:value-type="string" calcext:value-type="string">
            <text:p>CITRA_OUTPUT_PROC_OUTPUT_CHANNEL_TIMING_ADDRESS(2)</text:p>
          </table:table-cell>
        </table:table-row>
        <table:table-row table:style-name="ro1">
          <table:table-cell office:value-type="float" office:value="340736" calcext:value-type="float">
            <text:p>340736</text:p>
          </table:table-cell>
          <table:table-cell office:value-type="string" calcext:value-type="string">
            <text:p>CITRA_OUTPUT_PROC_OUTPUT_CHANNEL_TIMING_ADDRESS(3)</text:p>
          </table:table-cell>
        </table:table-row>
        <table:table-row table:style-name="ro1">
          <table:table-cell office:value-type="float" office:value="344832" calcext:value-type="float">
            <text:p>344832</text:p>
          </table:table-cell>
          <table:table-cell office:value-type="string" calcext:value-type="string">
            <text:p>CITRA_OUTPUT_PROC_OUTPUT_CHANNEL_TIMING_ADDRESS(4)</text:p>
          </table:table-cell>
        </table:table-row>
        <table:table-row table:style-name="ro1">
          <table:table-cell office:value-type="float" office:value="348928" calcext:value-type="float">
            <text:p>348928</text:p>
          </table:table-cell>
          <table:table-cell office:value-type="string" calcext:value-type="string">
            <text:p>CITRA_OUTPUT_PROC_OUTPUT_CHANNEL_TIMING_ADDRESS(5)</text:p>
          </table:table-cell>
        </table:table-row>
        <table:table-row table:style-name="ro1">
          <table:table-cell office:value-type="float" office:value="353024" calcext:value-type="float">
            <text:p>353024</text:p>
          </table:table-cell>
          <table:table-cell office:value-type="string" calcext:value-type="string">
            <text:p>CITRA_OUTPUT_PROC_OUTPUT_CHANNEL_TIMING_ADDRESS(6)</text:p>
          </table:table-cell>
        </table:table-row>
        <table:table-row table:style-name="ro1">
          <table:table-cell office:value-type="float" office:value="357120" calcext:value-type="float">
            <text:p>357120</text:p>
          </table:table-cell>
          <table:table-cell office:value-type="string" calcext:value-type="string">
            <text:p>CITRA_OUTPUT_PROC_OUTPUT_CHANNEL_TIMING_ADDRESS(7)</text:p>
          </table:table-cell>
        </table:table-row>
        <table:table-row table:style-name="ro1">
          <table:table-cell office:value-type="float" office:value="361216" calcext:value-type="float">
            <text:p>361216</text:p>
          </table:table-cell>
          <table:table-cell office:value-type="string" calcext:value-type="string">
            <text:p>CITRA_OUTPUT_PROC_OUTPUT_CHANNEL_TIMING_ADDRESS(8)</text:p>
          </table:table-cell>
        </table:table-row>
        <table:table-row table:style-name="ro1">
          <table:table-cell office:value-type="float" office:value="262400" calcext:value-type="float">
            <text:p>262400</text:p>
          </table:table-cell>
          <table:table-cell office:value-type="string" calcext:value-type="string">
            <text:p>CITRA_INPUT_PROC_INPUT_CHANNEL_AUDIO_DMB_ADDRESS(0)</text:p>
          </table:table-cell>
        </table:table-row>
        <table:table-row table:style-name="ro1">
          <table:table-cell office:value-type="float" office:value="266496" calcext:value-type="float">
            <text:p>266496</text:p>
          </table:table-cell>
          <table:table-cell office:value-type="string" calcext:value-type="string">
            <text:p>CITRA_INPUT_PROC_INPUT_CHANNEL_AUDIO_DMB_ADDRESS(1)</text:p>
          </table:table-cell>
        </table:table-row>
        <table:table-row table:style-name="ro1">
          <table:table-cell office:value-type="float" office:value="270592" calcext:value-type="float">
            <text:p>270592</text:p>
          </table:table-cell>
          <table:table-cell office:value-type="string" calcext:value-type="string">
            <text:p>CITRA_INPUT_PROC_INPUT_CHANNEL_AUDIO_DMB_ADDRESS(2)</text:p>
          </table:table-cell>
        </table:table-row>
        <table:table-row table:style-name="ro1">
          <table:table-cell office:value-type="float" office:value="274688" calcext:value-type="float">
            <text:p>274688</text:p>
          </table:table-cell>
          <table:table-cell office:value-type="string" calcext:value-type="string">
            <text:p>CITRA_INPUT_PROC_INPUT_CHANNEL_AUDIO_DMB_ADDRESS(3)</text:p>
          </table:table-cell>
        </table:table-row>
        <table:table-row table:style-name="ro1">
          <table:table-cell office:value-type="float" office:value="278784" calcext:value-type="float">
            <text:p>278784</text:p>
          </table:table-cell>
          <table:table-cell office:value-type="string" calcext:value-type="string">
            <text:p>CITRA_INPUT_PROC_INPUT_CHANNEL_AUDIO_DMB_ADDRESS(4)</text:p>
          </table:table-cell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CITRA_INPUT_PROC_INPUT_CHANNEL_AUDIO_DMB_ADDRESS(5)</text:p>
          </table:table-cell>
        </table:table-row>
        <table:table-row table:style-name="ro1">
          <table:table-cell office:value-type="float" office:value="286976" calcext:value-type="float">
            <text:p>286976</text:p>
          </table:table-cell>
          <table:table-cell office:value-type="string" calcext:value-type="string">
            <text:p>CITRA_INPUT_PROC_INPUT_CHANNEL_AUDIO_DMB_ADDRESS(6)</text:p>
          </table:table-cell>
        </table:table-row>
        <table:table-row table:style-name="ro1">
          <table:table-cell office:value-type="float" office:value="291072" calcext:value-type="float">
            <text:p>291072</text:p>
          </table:table-cell>
          <table:table-cell office:value-type="string" calcext:value-type="string">
            <text:p>CITRA_INPUT_PROC_INPUT_CHANNEL_AUDIO_DMB_ADDRESS(7)</text:p>
          </table:table-cell>
        </table:table-row>
        <table:table-row table:style-name="ro1">
          <table:table-cell office:value-type="float" office:value="295168" calcext:value-type="float">
            <text:p>295168</text:p>
          </table:table-cell>
          <table:table-cell office:value-type="string" calcext:value-type="string">
            <text:p>CITRA_INPUT_PROC_INPUT_CHANNEL_AUDIO_DMB_ADDRESS(8)</text:p>
          </table:table-cell>
        </table:table-row>
        <table:table-row table:style-name="ro1">
          <table:table-cell office:value-type="float" office:value="262400" calcext:value-type="float">
            <text:p>262400</text:p>
          </table:table-cell>
          <table:table-cell office:value-type="string" calcext:value-type="string">
            <text:p>CITRA_INPUT_PROC_INPUT_CHANNEL_AUDIO_DMB_ADDRESS(0)</text:p>
          </table:table-cell>
        </table:table-row>
        <table:table-row table:style-name="ro1">
          <table:table-cell office:value-type="float" office:value="266496" calcext:value-type="float">
            <text:p>266496</text:p>
          </table:table-cell>
          <table:table-cell office:value-type="string" calcext:value-type="string">
            <text:p>CITRA_INPUT_PROC_INPUT_CHANNEL_AUDIO_DMB_ADDRESS(1)</text:p>
          </table:table-cell>
        </table:table-row>
        <table:table-row table:style-name="ro1">
          <table:table-cell office:value-type="float" office:value="270592" calcext:value-type="float">
            <text:p>270592</text:p>
          </table:table-cell>
          <table:table-cell office:value-type="string" calcext:value-type="string">
            <text:p>CITRA_INPUT_PROC_INPUT_CHANNEL_AUDIO_DMB_ADDRESS(2)</text:p>
          </table:table-cell>
        </table:table-row>
        <table:table-row table:style-name="ro1">
          <table:table-cell office:value-type="float" office:value="274688" calcext:value-type="float">
            <text:p>274688</text:p>
          </table:table-cell>
          <table:table-cell office:value-type="string" calcext:value-type="string">
            <text:p>CITRA_INPUT_PROC_INPUT_CHANNEL_AUDIO_DMB_ADDRESS(3)</text:p>
          </table:table-cell>
        </table:table-row>
        <table:table-row table:style-name="ro1">
          <table:table-cell office:value-type="float" office:value="278784" calcext:value-type="float">
            <text:p>278784</text:p>
          </table:table-cell>
          <table:table-cell office:value-type="string" calcext:value-type="string">
            <text:p>CITRA_INPUT_PROC_INPUT_CHANNEL_AUDIO_DMB_ADDRESS(4)</text:p>
          </table:table-cell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CITRA_INPUT_PROC_INPUT_CHANNEL_AUDIO_DMB_ADDRESS(5)</text:p>
          </table:table-cell>
        </table:table-row>
        <table:table-row table:style-name="ro1">
          <table:table-cell office:value-type="float" office:value="286976" calcext:value-type="float">
            <text:p>286976</text:p>
          </table:table-cell>
          <table:table-cell office:value-type="string" calcext:value-type="string">
            <text:p>CITRA_INPUT_PROC_INPUT_CHANNEL_AUDIO_DMB_ADDRESS(6)</text:p>
          </table:table-cell>
        </table:table-row>
        <table:table-row table:style-name="ro1">
          <table:table-cell office:value-type="float" office:value="291072" calcext:value-type="float">
            <text:p>291072</text:p>
          </table:table-cell>
          <table:table-cell office:value-type="string" calcext:value-type="string">
            <text:p>CITRA_INPUT_PROC_INPUT_CHANNEL_AUDIO_DMB_ADDRESS(7)</text:p>
          </table:table-cell>
        </table:table-row>
        <table:table-row table:style-name="ro1">
          <table:table-cell office:value-type="float" office:value="295168" calcext:value-type="float">
            <text:p>295168</text:p>
          </table:table-cell>
          <table:table-cell office:value-type="string" calcext:value-type="string">
            <text:p>CITRA_INPUT_PROC_INPUT_CHANNEL_AUDIO_DMB_ADDRESS(8)</text:p>
          </table:table-cell>
        </table:table-row>
        <table:table-row table:style-name="ro1">
          <table:table-cell office:value-type="float" office:value="327936" calcext:value-type="float">
            <text:p>327936</text:p>
          </table:table-cell>
          <table:table-cell office:value-type="string" calcext:value-type="string">
            <text:p>CITRA_OUTPUT_PROC_OUTPUT_CHANNEL_AUDIO_EMB_ADDRESS(0)</text:p>
          </table:table-cell>
        </table:table-row>
        <table:table-row table:style-name="ro1">
          <table:table-cell office:value-type="float" office:value="332032" calcext:value-type="float">
            <text:p>332032</text:p>
          </table:table-cell>
          <table:table-cell office:value-type="string" calcext:value-type="string">
            <text:p>CITRA_OUTPUT_PROC_OUTPUT_CHANNEL_AUDIO_EMB_ADDRESS(1)</text:p>
          </table:table-cell>
        </table:table-row>
        <table:table-row table:style-name="ro1">
          <table:table-cell office:value-type="float" office:value="336128" calcext:value-type="float">
            <text:p>336128</text:p>
          </table:table-cell>
          <table:table-cell office:value-type="string" calcext:value-type="string">
            <text:p>CITRA_OUTPUT_PROC_OUTPUT_CHANNEL_AUDIO_EMB_ADDRESS(2)</text:p>
          </table:table-cell>
        </table:table-row>
        <table:table-row table:style-name="ro1">
          <table:table-cell office:value-type="float" office:value="340224" calcext:value-type="float">
            <text:p>340224</text:p>
          </table:table-cell>
          <table:table-cell office:value-type="string" calcext:value-type="string">
            <text:p>CITRA_OUTPUT_PROC_OUTPUT_CHANNEL_AUDIO_EMB_ADDRESS(3)</text:p>
          </table:table-cell>
        </table:table-row>
        <table:table-row table:style-name="ro1">
          <table:table-cell office:value-type="float" office:value="344320" calcext:value-type="float">
            <text:p>344320</text:p>
          </table:table-cell>
          <table:table-cell office:value-type="string" calcext:value-type="string">
            <text:p>CITRA_OUTPUT_PROC_OUTPUT_CHANNEL_AUDIO_EMB_ADDRESS(4)</text:p>
          </table:table-cell>
        </table:table-row>
        <table:table-row table:style-name="ro1">
          <table:table-cell office:value-type="float" office:value="348416" calcext:value-type="float">
            <text:p>348416</text:p>
          </table:table-cell>
          <table:table-cell office:value-type="string" calcext:value-type="string">
            <text:p>CITRA_OUTPUT_PROC_OUTPUT_CHANNEL_AUDIO_EMB_ADDRESS(5)</text:p>
          </table:table-cell>
        </table:table-row>
        <table:table-row table:style-name="ro1">
          <table:table-cell office:value-type="float" office:value="352512" calcext:value-type="float">
            <text:p>352512</text:p>
          </table:table-cell>
          <table:table-cell office:value-type="string" calcext:value-type="string">
            <text:p>CITRA_OUTPUT_PROC_OUTPUT_CHANNEL_AUDIO_EMB_ADDRESS(6)</text:p>
          </table:table-cell>
        </table:table-row>
        <table:table-row table:style-name="ro1">
          <table:table-cell office:value-type="float" office:value="356608" calcext:value-type="float">
            <text:p>356608</text:p>
          </table:table-cell>
          <table:table-cell office:value-type="string" calcext:value-type="string">
            <text:p>CITRA_OUTPUT_PROC_OUTPUT_CHANNEL_AUDIO_EMB_ADDRESS(7)</text:p>
          </table:table-cell>
        </table:table-row>
        <table:table-row table:style-name="ro1">
          <table:table-cell office:value-type="float" office:value="360704" calcext:value-type="float">
            <text:p>360704</text:p>
          </table:table-cell>
          <table:table-cell office:value-type="string" calcext:value-type="string">
            <text:p>CITRA_OUTPUT_PROC_OUTPUT_CHANNEL_AUDIO_EMB_ADDRESS(8)</text:p>
          </table:table-cell>
        </table:table-row>
        <table:table-row table:style-name="ro1">
          <table:table-cell office:value-type="float" office:value="327936" calcext:value-type="float">
            <text:p>327936</text:p>
          </table:table-cell>
          <table:table-cell office:value-type="string" calcext:value-type="string">
            <text:p>CITRA_OUTPUT_PROC_OUTPUT_CHANNEL_AUDIO_EMB_ADDRESS(0)</text:p>
          </table:table-cell>
        </table:table-row>
        <table:table-row table:style-name="ro1">
          <table:table-cell office:value-type="float" office:value="332032" calcext:value-type="float">
            <text:p>332032</text:p>
          </table:table-cell>
          <table:table-cell office:value-type="string" calcext:value-type="string">
            <text:p>CITRA_OUTPUT_PROC_OUTPUT_CHANNEL_AUDIO_EMB_ADDRESS(1)</text:p>
          </table:table-cell>
        </table:table-row>
        <table:table-row table:style-name="ro1">
          <table:table-cell office:value-type="float" office:value="336128" calcext:value-type="float">
            <text:p>336128</text:p>
          </table:table-cell>
          <table:table-cell office:value-type="string" calcext:value-type="string">
            <text:p>CITRA_OUTPUT_PROC_OUTPUT_CHANNEL_AUDIO_EMB_ADDRESS(2)</text:p>
          </table:table-cell>
        </table:table-row>
        <table:table-row table:style-name="ro1">
          <table:table-cell office:value-type="float" office:value="340224" calcext:value-type="float">
            <text:p>340224</text:p>
          </table:table-cell>
          <table:table-cell office:value-type="string" calcext:value-type="string">
            <text:p>CITRA_OUTPUT_PROC_OUTPUT_CHANNEL_AUDIO_EMB_ADDRESS(3)</text:p>
          </table:table-cell>
        </table:table-row>
        <table:table-row table:style-name="ro1">
          <table:table-cell office:value-type="float" office:value="344320" calcext:value-type="float">
            <text:p>344320</text:p>
          </table:table-cell>
          <table:table-cell office:value-type="string" calcext:value-type="string">
            <text:p>CITRA_OUTPUT_PROC_OUTPUT_CHANNEL_AUDIO_EMB_ADDRESS(4)</text:p>
          </table:table-cell>
        </table:table-row>
        <table:table-row table:style-name="ro1">
          <table:table-cell office:value-type="float" office:value="348416" calcext:value-type="float">
            <text:p>348416</text:p>
          </table:table-cell>
          <table:table-cell office:value-type="string" calcext:value-type="string">
            <text:p>CITRA_OUTPUT_PROC_OUTPUT_CHANNEL_AUDIO_EMB_ADDRESS(5)</text:p>
          </table:table-cell>
        </table:table-row>
        <table:table-row table:style-name="ro1">
          <table:table-cell office:value-type="float" office:value="352512" calcext:value-type="float">
            <text:p>352512</text:p>
          </table:table-cell>
          <table:table-cell office:value-type="string" calcext:value-type="string">
            <text:p>CITRA_OUTPUT_PROC_OUTPUT_CHANNEL_AUDIO_EMB_ADDRESS(6)</text:p>
          </table:table-cell>
        </table:table-row>
        <table:table-row table:style-name="ro1">
          <table:table-cell office:value-type="float" office:value="356608" calcext:value-type="float">
            <text:p>356608</text:p>
          </table:table-cell>
          <table:table-cell office:value-type="string" calcext:value-type="string">
            <text:p>CITRA_OUTPUT_PROC_OUTPUT_CHANNEL_AUDIO_EMB_ADDRESS(7)</text:p>
          </table:table-cell>
        </table:table-row>
        <table:table-row table:style-name="ro1">
          <table:table-cell office:value-type="float" office:value="360704" calcext:value-type="float">
            <text:p>360704</text:p>
          </table:table-cell>
          <table:table-cell office:value-type="string" calcext:value-type="string">
            <text:p>CITRA_OUTPUT_PROC_OUTPUT_CHANNEL_AUDIO_EMB_ADDRESS(8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ITRA_ROUTER_IO_GV_ASI_ATDM_CTL_OFFSE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ITRA_COMMON_GLOBAL_ATDM_RST_CTL_OFFSE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ITRA_COMMON_GLOBAL_SILABS_STAT_OFFSET</text:p>
          </table:table-cell>
        </table:table-row>
        <table:table-row table:style-name="ro1">
          <table:table-cell office:value-type="float" office:value="262912" calcext:value-type="float">
            <text:p>262912</text:p>
          </table:table-cell>
          <table:table-cell office:value-type="string" calcext:value-type="string">
            <text:p>CITRA_INPUT_PROC_INPUT_CHANNEL_AUDIO_DETECT_ADDRESS(0)</text:p>
          </table:table-cell>
        </table:table-row>
        <table:table-row table:style-name="ro1">
          <table:table-cell office:value-type="float" office:value="267008" calcext:value-type="float">
            <text:p>267008</text:p>
          </table:table-cell>
          <table:table-cell office:value-type="string" calcext:value-type="string">
            <text:p>CITRA_INPUT_PROC_INPUT_CHANNEL_AUDIO_DETECT_ADDRESS(1)</text:p>
          </table:table-cell>
        </table:table-row>
        <table:table-row table:style-name="ro1">
          <table:table-cell office:value-type="float" office:value="271104" calcext:value-type="float">
            <text:p>271104</text:p>
          </table:table-cell>
          <table:table-cell office:value-type="string" calcext:value-type="string">
            <text:p>CITRA_INPUT_PROC_INPUT_CHANNEL_AUDIO_DETECT_ADDRESS(2)</text:p>
          </table:table-cell>
        </table:table-row>
        <table:table-row table:style-name="ro1">
          <table:table-cell office:value-type="float" office:value="275200" calcext:value-type="float">
            <text:p>275200</text:p>
          </table:table-cell>
          <table:table-cell office:value-type="string" calcext:value-type="string">
            <text:p>CITRA_INPUT_PROC_INPUT_CHANNEL_AUDIO_DETECT_ADDRESS(3)</text:p>
          </table:table-cell>
        </table:table-row>
        <table:table-row table:style-name="ro1">
          <table:table-cell office:value-type="float" office:value="279296" calcext:value-type="float">
            <text:p>279296</text:p>
          </table:table-cell>
          <table:table-cell office:value-type="string" calcext:value-type="string">
            <text:p>CITRA_INPUT_PROC_INPUT_CHANNEL_AUDIO_DETECT_ADDRESS(4)</text:p>
          </table:table-cell>
        </table:table-row>
        <table:table-row table:style-name="ro1">
          <table:table-cell office:value-type="float" office:value="283392" calcext:value-type="float">
            <text:p>283392</text:p>
          </table:table-cell>
          <table:table-cell office:value-type="string" calcext:value-type="string">
            <text:p>CITRA_INPUT_PROC_INPUT_CHANNEL_AUDIO_DETECT_ADDRESS(5)</text:p>
          </table:table-cell>
        </table:table-row>
        <table:table-row table:style-name="ro1">
          <table:table-cell office:value-type="float" office:value="287488" calcext:value-type="float">
            <text:p>287488</text:p>
          </table:table-cell>
          <table:table-cell office:value-type="string" calcext:value-type="string">
            <text:p>CITRA_INPUT_PROC_INPUT_CHANNEL_AUDIO_DETECT_ADDRESS(6)</text:p>
          </table:table-cell>
        </table:table-row>
        <table:table-row table:style-name="ro1">
          <table:table-cell office:value-type="float" office:value="291584" calcext:value-type="float">
            <text:p>291584</text:p>
          </table:table-cell>
          <table:table-cell office:value-type="string" calcext:value-type="string">
            <text:p>CITRA_INPUT_PROC_INPUT_CHANNEL_AUDIO_DETECT_ADDRESS(7)</text:p>
          </table:table-cell>
        </table:table-row>
        <table:table-row table:style-name="ro1">
          <table:table-cell office:value-type="float" office:value="295680" calcext:value-type="float">
            <text:p>295680</text:p>
          </table:table-cell>
          <table:table-cell office:value-type="string" calcext:value-type="string">
            <text:p>CITRA_INPUT_PROC_INPUT_CHANNEL_AUDIO_DETECT_ADDRESS(8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TRA_COMMON_TONE_GEN_IN_ENABLE_OFFSE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ITRA_COMMON_TONE_GEN_OUT_ENABLE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TRA_ROUTER_IO_GV_ASI_GVASI_TX_CSR_OFFSET</text:p>
          </table:table-cell>
        </table:table-row>
        <table:table-row table:style-name="ro1">
          <table:table-cell office:value-type="float" office:value="262400" calcext:value-type="float">
            <text:p>262400</text:p>
          </table:table-cell>
          <table:table-cell office:value-type="string" calcext:value-type="string">
            <text:p>CITRA_INPUT_PROC_INPUT_CHANNEL_AUDIO_DMB_ADDRESS(0)</text:p>
          </table:table-cell>
        </table:table-row>
        <table:table-row table:style-name="ro1">
          <table:table-cell office:value-type="float" office:value="266496" calcext:value-type="float">
            <text:p>266496</text:p>
          </table:table-cell>
          <table:table-cell office:value-type="string" calcext:value-type="string">
            <text:p>CITRA_INPUT_PROC_INPUT_CHANNEL_AUDIO_DMB_ADDRESS(1)</text:p>
          </table:table-cell>
        </table:table-row>
        <table:table-row table:style-name="ro1">
          <table:table-cell office:value-type="float" office:value="270592" calcext:value-type="float">
            <text:p>270592</text:p>
          </table:table-cell>
          <table:table-cell office:value-type="string" calcext:value-type="string">
            <text:p>CITRA_INPUT_PROC_INPUT_CHANNEL_AUDIO_DMB_ADDRESS(2)</text:p>
          </table:table-cell>
        </table:table-row>
        <table:table-row table:style-name="ro1">
          <table:table-cell office:value-type="float" office:value="274688" calcext:value-type="float">
            <text:p>274688</text:p>
          </table:table-cell>
          <table:table-cell office:value-type="string" calcext:value-type="string">
            <text:p>CITRA_INPUT_PROC_INPUT_CHANNEL_AUDIO_DMB_ADDRESS(3)</text:p>
          </table:table-cell>
        </table:table-row>
        <table:table-row table:style-name="ro1">
          <table:table-cell office:value-type="float" office:value="278784" calcext:value-type="float">
            <text:p>278784</text:p>
          </table:table-cell>
          <table:table-cell office:value-type="string" calcext:value-type="string">
            <text:p>CITRA_INPUT_PROC_INPUT_CHANNEL_AUDIO_DMB_ADDRESS(4)</text:p>
          </table:table-cell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CITRA_INPUT_PROC_INPUT_CHANNEL_AUDIO_DMB_ADDRESS(5)</text:p>
          </table:table-cell>
        </table:table-row>
        <table:table-row table:style-name="ro1">
          <table:table-cell office:value-type="float" office:value="286976" calcext:value-type="float">
            <text:p>286976</text:p>
          </table:table-cell>
          <table:table-cell office:value-type="string" calcext:value-type="string">
            <text:p>CITRA_INPUT_PROC_INPUT_CHANNEL_AUDIO_DMB_ADDRESS(6)</text:p>
          </table:table-cell>
        </table:table-row>
        <table:table-row table:style-name="ro1">
          <table:table-cell office:value-type="float" office:value="291072" calcext:value-type="float">
            <text:p>291072</text:p>
          </table:table-cell>
          <table:table-cell office:value-type="string" calcext:value-type="string">
            <text:p>CITRA_INPUT_PROC_INPUT_CHANNEL_AUDIO_DMB_ADDRESS(7)</text:p>
          </table:table-cell>
        </table:table-row>
        <table:table-row table:style-name="ro1">
          <table:table-cell office:value-type="float" office:value="295168" calcext:value-type="float">
            <text:p>295168</text:p>
          </table:table-cell>
          <table:table-cell office:value-type="string" calcext:value-type="string">
            <text:p>CITRA_INPUT_PROC_INPUT_CHANNEL_AUDIO_DMB_ADDRESS(8)</text:p>
          </table:table-cell>
        </table:table-row>
        <table:table-row table:style-name="ro1">
          <table:table-cell office:value-type="float" office:value="-512" calcext:value-type="float">
            <text:p>-512</text:p>
          </table:table-cell>
          <table:table-cell office:value-type="string" calcext:value-type="string">
            <text:p>~CITRA_AUD_DLY_IDLY_EN_EN_BIT_MASK</text:p>
          </table:table-cell>
        </table:table-row>
        <table:table-row table:style-name="ro1">
          <table:table-cell office:value-type="float" office:value="-512" calcext:value-type="float">
            <text:p>-512</text:p>
          </table:table-cell>
          <table:table-cell office:value-type="string" calcext:value-type="string">
            <text:p>~CITRA_AUD_DLY_ODLY_EN_EN_BIT_M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RA_AUD_DLY_MEM_CSR_RST_BIT_MASK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~CITRA_AUD_DLY_MEM_CSR_RST_BIT_MASK</text:p>
          </table:table-cell>
        </table:table-row>
        <table:table-row table:style-name="ro1">
          <table:table-cell office:value-type="float" office:value="-2147483648" calcext:value-type="float">
            <text:p>-2147483648</text:p>
          </table:table-cell>
          <table:table-cell office:value-type="string" calcext:value-type="string">
            <text:p>CITRA_AUD_DLY_MEM_CSR_INIT_BIT_MASK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ITRA_AUD_DLY_IDLY_EN_EN_BIT_MASK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ITRA_AUD_DLY_ODLY_EN_EN_BIT_M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RA_AUD_DLY_MEM_CSR_RST_BIT_MASK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~CITRA_AUD_DLY_MEM_CSR_RST_BIT_MASK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ITRA_AUD_DLY_IDLY_EN_EN_BIT_MASK</text:p>
          </table:table-cell>
        </table:table-row>
        <table:table-row table:style-name="ro1">
          <table:table-cell office:value-type="float" office:value="-512" calcext:value-type="float">
            <text:p>-512</text:p>
          </table:table-cell>
          <table:table-cell office:value-type="string" calcext:value-type="string">
            <text:p>~CITRA_AUD_DLY_IDLY_EN_EN_BIT_MASK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ITRA_AUD_DLY_ODLY_EN_EN_BIT_MASK</text:p>
          </table:table-cell>
        </table:table-row>
        <table:table-row table:style-name="ro1">
          <table:table-cell office:value-type="float" office:value="-512" calcext:value-type="float">
            <text:p>-512</text:p>
          </table:table-cell>
          <table:table-cell office:value-type="string" calcext:value-type="string">
            <text:p>~CITRA_AUD_DLY_ODLY_EN_EN_BIT_MASK</text:p>
          </table:table-cell>
        </table:table-row>
        <table:table-row table:style-name="ro1">
          <table:table-cell office:value-type="float" office:value="-2147483648" calcext:value-type="float">
            <text:p>-2147483648</text:p>
          </table:table-cell>
          <table:table-cell office:value-type="string" calcext:value-type="string">
            <text:p>CITRA_AUD_DLY_MEM_CSR_INIT_BIT_MASK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string" calcext:value-type="string">
            <text:p>CITRA_AUD_DLY_BIST_ERR_DAT_DATA_BIT_MASK</text:p>
          </table:table-cell>
        </table:table-row>
        <table:table-row table:style-name="ro1">
          <table:table-cell office:value-type="float" office:value="458752" calcext:value-type="float">
            <text:p>458752</text:p>
          </table:table-cell>
          <table:table-cell office:value-type="string" calcext:value-type="string">
            <text:p>CITRA_AUD_DLY_BIST_ERR_DAT_SEL_BIT_MASK</text:p>
          </table:table-cell>
        </table:table-row>
        <table:table-row table:style-name="ro1">
          <table:table-cell office:value-type="float" office:value="268435455" calcext:value-type="float">
            <text:p>268435455</text:p>
          </table:table-cell>
          <table:table-cell office:value-type="string" calcext:value-type="string">
            <text:p>CITRA_AUD_DLY_BIST_ERR_ADDR_ADDR_BIT_MASK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office:value-type="string" calcext:value-type="string">
            <text:p>CITRA_AUD_DLY_IDLY_SEL0_SEL_BIT_MASK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office:value-type="string" calcext:value-type="string">
            <text:p>CITRA_AUD_DLY_IDLY_SEL0_SEL_BIT_MASK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office:value-type="string" calcext:value-type="string">
            <text:p>CITRA_AUD_DLY_IDLY_SEL0_SEL_BIT_MASK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string" calcext:value-type="string">
            <text:p>CITRA_OUTPUT_PROC_OUTPUT_CHANNEL_VIDEO_VID_DELAY_REG_BIT_MASK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string" calcext:value-type="string">
            <text:p>CITRA_OUTPUT_PROC_OUTPUT_CHANNEL_VIDEO_VID_DELAY_REG_BIT_MASK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string" calcext:value-type="string">
            <text:p>CITRA_OUTPUT_PROC_OUTPUT_CHANNEL_VIDEO_VID_DELAY_REG_BIT_MAS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TRA_REAR_IO_RP_QUAD_SDI_RX0_STATUS_OFFS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TRA_REAR_IO_RP_QUAD_SDI_RX0_STATUS_RESETDONE_BIT_LSB</text:p>
          </table:table-cell>
        </table:table-row>
      </table:table>
      <table:table table:name="old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ITRA_COMMON_GLOBAL_GLOBAL_ID_OFFSE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ITRA_COMMON_FAN_FAN_TACH_STATUS_STALL_BIT_MASK</text:p>
          </table:table-cell>
          <table:table-cell office:value-type="float" office:value="-2147483648" calcext:value-type="float">
            <text:p>-2147483648</text:p>
          </table:table-cell>
        </table:table-row>
        <table:table-row table:style-name="ro1">
          <table:table-cell office:value-type="string" calcext:value-type="string">
            <text:p>CITRA_COMMON_FAN_FAN_TACH_STATUS_FAN_PERIOD_BIT_MASK</text:p>
          </table:table-cell>
          <table:table-cell office:value-type="float" office:value="4194303" calcext:value-type="float">
            <text:p>4194303</text:p>
          </table:table-cell>
        </table:table-row>
        <table:table-row table:style-name="ro1">
          <table:table-cell office:value-type="string" calcext:value-type="string">
            <text:p>CITRA_COMMON_GLOBAL_GLOBAL_ID_REAR_ID_BIT_MAS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TRA_COMMON_GLOBAL_GLOBAL_ID_REAR_ID_BIT_L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COMMON_URS_ADDRESS</text:p>
          </table:table-cell>
          <table:table-cell office:value-type="float" office:value="65792" calcext:value-type="float">
            <text:p>65792</text:p>
          </table:table-cell>
        </table:table-row>
        <table:table-row table:style-name="ro1">
          <table:table-cell office:value-type="string" calcext:value-type="string">
            <text:p>CITRA_COMMON_URS_CONTROL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COMMON_OUTPUT_FLYWHEEL_ADDRESS</text:p>
          </table:table-cell>
          <table:table-cell office:value-type="float" office:value="65872" calcext:value-type="float">
            <text:p>65872</text:p>
          </table:table-cell>
        </table:table-row>
        <table:table-row table:style-name="ro1">
          <table:table-cell office:value-type="string" calcext:value-type="string">
            <text:p>CITRA_REAR_IO_RP_QUADX_SDI_ADDRESS(0)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1">
          <table:table-cell office:value-type="string" calcext:value-type="string">
            <text:p>CITRA_REAR_IO_RP_QUADX_SDI_QUAD_CSR_REGISTER_OFFSE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ITRA_REAR_IO_RP_QUADX_SDI_ADDRESS(1)</text:p>
          </table:table-cell>
          <table:table-cell office:value-type="float" office:value="135168" calcext:value-type="float">
            <text:p>135168</text:p>
          </table:table-cell>
        </table:table-row>
        <table:table-row table:style-name="ro1">
          <table:table-cell office:value-type="string" calcext:value-type="string">
            <text:p>CITRA_REAR_IO_RP_QUADX_SDI_QUAD_CSR_REGISTER_OFFSE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ITRA_REAR_IO_RP_QUADX_SDI_ADDRESS(2)</text:p>
          </table:table-cell>
          <table:table-cell office:value-type="float" office:value="139264" calcext:value-type="float">
            <text:p>139264</text:p>
          </table:table-cell>
        </table:table-row>
        <table:table-row table:style-name="ro1">
          <table:table-cell office:value-type="string" calcext:value-type="string">
            <text:p>CITRA_REAR_IO_RP_QUADX_SDI_QUAD_CSR_REGISTER_OFFSE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ITRA_ROUTER_IO_GVASI_CLK_CTRL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EAR_IO_RP_QUADX_SDI_GTH_X_ADDRESS(0,0)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1">
          <table:table-cell office:value-type="string" calcext:value-type="string">
            <text:p>CITRA_REAR_IO_RP_QUADX_SDI_GTH_X_RX_CONTROL_REGISTER_OFFSE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ITRA_REAR_IO_RP_QUADX_SDI_GTH_X_ADDRESS(0,1)</text:p>
          </table:table-cell>
          <table:table-cell office:value-type="float" office:value="131096" calcext:value-type="float">
            <text:p>131096</text:p>
          </table:table-cell>
        </table:table-row>
        <table:table-row table:style-name="ro1">
          <table:table-cell office:value-type="string" calcext:value-type="string">
            <text:p>CITRA_REAR_IO_RP_QUADX_SDI_GTH_X_RX_CONTROL_REGISTER_OFFSE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ITRA_REAR_IO_RP_QUADX_SDI_GTH_X_ADDRESS(0,2)</text:p>
          </table:table-cell>
          <table:table-cell office:value-type="float" office:value="131120" calcext:value-type="float">
            <text:p>131120</text:p>
          </table:table-cell>
        </table:table-row>
        <table:table-row table:style-name="ro1">
          <table:table-cell office:value-type="string" calcext:value-type="string">
            <text:p>CITRA_REAR_IO_RP_QUADX_SDI_GTH_X_RX_CONTROL_REGISTER_OFFSE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ITRA_REAR_IO_RP_QUADX_SDI_GTH_X_ADDRESS(0,3)</text:p>
          </table:table-cell>
          <table:table-cell office:value-type="float" office:value="131144" calcext:value-type="float">
            <text:p>131144</text:p>
          </table:table-cell>
        </table:table-row>
        <table:table-row table:style-name="ro1">
          <table:table-cell office:value-type="string" calcext:value-type="string">
            <text:p>CITRA_REAR_IO_RP_QUADX_SDI_GTH_X_RX_CONTROL_REGISTER_OFFSE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ITRA_REAR_IO_RP_QUADX_SDI_GTH_X_ADDRESS(1,0)</text:p>
          </table:table-cell>
          <table:table-cell office:value-type="float" office:value="135168" calcext:value-type="float">
            <text:p>135168</text:p>
          </table:table-cell>
        </table:table-row>
        <table:table-row table:style-name="ro1">
          <table:table-cell office:value-type="string" calcext:value-type="string">
            <text:p>CITRA_REAR_IO_RP_QUADX_SDI_GTH_X_RX_CONTROL_REGISTER_OFFSE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ITRA_REAR_IO_RP_QUADX_SDI_GTH_X_ADDRESS(1,1)</text:p>
          </table:table-cell>
          <table:table-cell office:value-type="float" office:value="135192" calcext:value-type="float">
            <text:p>135192</text:p>
          </table:table-cell>
        </table:table-row>
        <table:table-row table:style-name="ro1">
          <table:table-cell office:value-type="string" calcext:value-type="string">
            <text:p>CITRA_REAR_IO_RP_QUADX_SDI_GTH_X_RX_CONTROL_REGISTER_OFFSE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ITRA_REAR_IO_RP_QUADX_SDI_GTH_X_ADDRESS(1,2)</text:p>
          </table:table-cell>
          <table:table-cell office:value-type="float" office:value="135216" calcext:value-type="float">
            <text:p>135216</text:p>
          </table:table-cell>
        </table:table-row>
        <table:table-row table:style-name="ro1">
          <table:table-cell office:value-type="string" calcext:value-type="string">
            <text:p>CITRA_REAR_IO_RP_QUADX_SDI_GTH_X_RX_CONTROL_REGISTER_OFFSE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ITRA_REAR_IO_RP_QUADX_SDI_GTH_X_ADDRESS(1,3)</text:p>
          </table:table-cell>
          <table:table-cell office:value-type="float" office:value="135240" calcext:value-type="float">
            <text:p>135240</text:p>
          </table:table-cell>
        </table:table-row>
        <table:table-row table:style-name="ro1">
          <table:table-cell office:value-type="string" calcext:value-type="string">
            <text:p>CITRA_REAR_IO_RP_QUADX_SDI_GTH_X_RX_CONTROL_REGISTER_OFFSE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ITRA_REAR_IO_RP_QUADX_SDI_GTH_X_ADDRESS(2,0)</text:p>
          </table:table-cell>
          <table:table-cell office:value-type="float" office:value="139264" calcext:value-type="float">
            <text:p>139264</text:p>
          </table:table-cell>
        </table:table-row>
        <table:table-row table:style-name="ro1">
          <table:table-cell office:value-type="string" calcext:value-type="string">
            <text:p>CITRA_REAR_IO_RP_QUADX_SDI_GTH_X_RX_CONTROL_REGISTER_OFFSE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ITRA_REAR_IO_RP_QUADX_SDI_RX_CRC_ADDRESS(0,0)</text:p>
          </table:table-cell>
          <table:table-cell office:value-type="float" office:value="131176" calcext:value-type="float">
            <text:p>131176</text:p>
          </table:table-cell>
        </table:table-row>
        <table:table-row table:style-name="ro1">
          <table:table-cell office:value-type="string" calcext:value-type="string">
            <text:p>CITRA_REAR_IO_RP_QUADX_SDI_RX_CRC_ADDRESS(0,1)</text:p>
          </table:table-cell>
          <table:table-cell office:value-type="float" office:value="131180" calcext:value-type="float">
            <text:p>131180</text:p>
          </table:table-cell>
        </table:table-row>
        <table:table-row table:style-name="ro1">
          <table:table-cell office:value-type="string" calcext:value-type="string">
            <text:p>CITRA_REAR_IO_RP_QUADX_SDI_RX_CRC_ADDRESS(0,2)</text:p>
          </table:table-cell>
          <table:table-cell office:value-type="float" office:value="131184" calcext:value-type="float">
            <text:p>131184</text:p>
          </table:table-cell>
        </table:table-row>
        <table:table-row table:style-name="ro1">
          <table:table-cell office:value-type="string" calcext:value-type="string">
            <text:p>CITRA_REAR_IO_RP_QUADX_SDI_RX_CRC_ADDRESS(0,3)</text:p>
          </table:table-cell>
          <table:table-cell office:value-type="float" office:value="131188" calcext:value-type="float">
            <text:p>131188</text:p>
          </table:table-cell>
        </table:table-row>
        <table:table-row table:style-name="ro1">
          <table:table-cell office:value-type="string" calcext:value-type="string">
            <text:p>CITRA_REAR_IO_RP_QUADX_SDI_RX_CRC_ADDRESS(1,0)</text:p>
          </table:table-cell>
          <table:table-cell office:value-type="float" office:value="135272" calcext:value-type="float">
            <text:p>135272</text:p>
          </table:table-cell>
        </table:table-row>
        <table:table-row table:style-name="ro1">
          <table:table-cell office:value-type="string" calcext:value-type="string">
            <text:p>CITRA_REAR_IO_RP_QUADX_SDI_RX_CRC_ADDRESS(1,1)</text:p>
          </table:table-cell>
          <table:table-cell office:value-type="float" office:value="135276" calcext:value-type="float">
            <text:p>135276</text:p>
          </table:table-cell>
        </table:table-row>
        <table:table-row table:style-name="ro1">
          <table:table-cell office:value-type="string" calcext:value-type="string">
            <text:p>CITRA_REAR_IO_RP_QUADX_SDI_RX_CRC_ADDRESS(1,2)</text:p>
          </table:table-cell>
          <table:table-cell office:value-type="float" office:value="135280" calcext:value-type="float">
            <text:p>135280</text:p>
          </table:table-cell>
        </table:table-row>
        <table:table-row table:style-name="ro1">
          <table:table-cell office:value-type="string" calcext:value-type="string">
            <text:p>CITRA_REAR_IO_RP_QUADX_SDI_RX_CRC_ADDRESS(1,3)</text:p>
          </table:table-cell>
          <table:table-cell office:value-type="float" office:value="135284" calcext:value-type="float">
            <text:p>135284</text:p>
          </table:table-cell>
        </table:table-row>
        <table:table-row table:style-name="ro1">
          <table:table-cell office:value-type="string" calcext:value-type="string">
            <text:p>CITRA_REAR_IO_RP_QUADX_SDI_RX_CRC_ADDRESS(2,0)</text:p>
          </table:table-cell>
          <table:table-cell office:value-type="float" office:value="139368" calcext:value-type="float">
            <text:p>139368</text:p>
          </table:table-cell>
        </table:table-row>
        <table:table-row table:style-name="ro1">
          <table:table-cell office:value-type="string" calcext:value-type="string">
            <text:p>CITRA_REAR_IO_RP_QUADX_SDI_GTH_X_ADDRESS(0,0)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1">
          <table:table-cell office:value-type="string" calcext:value-type="string">
            <text:p>CITRA_REAR_IO_RP_QUADX_SDI_GTH_X_TX_CONTROL_REGISTER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REAR_IO_RP_QUADX_SDI_GTH_X_ADDRESS(0,1)</text:p>
          </table:table-cell>
          <table:table-cell office:value-type="float" office:value="131096" calcext:value-type="float">
            <text:p>131096</text:p>
          </table:table-cell>
        </table:table-row>
        <table:table-row table:style-name="ro1">
          <table:table-cell office:value-type="string" calcext:value-type="string">
            <text:p>CITRA_REAR_IO_RP_QUADX_SDI_GTH_X_TX_CONTROL_REGISTER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REAR_IO_RP_QUADX_SDI_GTH_X_ADDRESS(0,2)</text:p>
          </table:table-cell>
          <table:table-cell office:value-type="float" office:value="131120" calcext:value-type="float">
            <text:p>131120</text:p>
          </table:table-cell>
        </table:table-row>
        <table:table-row table:style-name="ro1">
          <table:table-cell office:value-type="string" calcext:value-type="string">
            <text:p>CITRA_REAR_IO_RP_QUADX_SDI_GTH_X_TX_CONTROL_REGISTER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REAR_IO_RP_QUADX_SDI_GTH_X_ADDRESS(0,3)</text:p>
          </table:table-cell>
          <table:table-cell office:value-type="float" office:value="131144" calcext:value-type="float">
            <text:p>131144</text:p>
          </table:table-cell>
        </table:table-row>
        <table:table-row table:style-name="ro1">
          <table:table-cell office:value-type="string" calcext:value-type="string">
            <text:p>CITRA_REAR_IO_RP_QUADX_SDI_GTH_X_TX_CONTROL_REGISTER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REAR_IO_RP_QUADX_SDI_GTH_X_ADDRESS(1,0)</text:p>
          </table:table-cell>
          <table:table-cell office:value-type="float" office:value="135168" calcext:value-type="float">
            <text:p>135168</text:p>
          </table:table-cell>
        </table:table-row>
        <table:table-row table:style-name="ro1">
          <table:table-cell office:value-type="string" calcext:value-type="string">
            <text:p>CITRA_REAR_IO_RP_QUADX_SDI_GTH_X_TX_CONTROL_REGISTER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REAR_IO_RP_QUADX_SDI_GTH_X_ADDRESS(1,1)</text:p>
          </table:table-cell>
          <table:table-cell office:value-type="float" office:value="135192" calcext:value-type="float">
            <text:p>135192</text:p>
          </table:table-cell>
        </table:table-row>
        <table:table-row table:style-name="ro1">
          <table:table-cell office:value-type="string" calcext:value-type="string">
            <text:p>CITRA_REAR_IO_RP_QUADX_SDI_GTH_X_TX_CONTROL_REGISTER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REAR_IO_RP_QUADX_SDI_GTH_X_ADDRESS(1,2)</text:p>
          </table:table-cell>
          <table:table-cell office:value-type="float" office:value="135216" calcext:value-type="float">
            <text:p>135216</text:p>
          </table:table-cell>
        </table:table-row>
        <table:table-row table:style-name="ro1">
          <table:table-cell office:value-type="string" calcext:value-type="string">
            <text:p>CITRA_REAR_IO_RP_QUADX_SDI_GTH_X_TX_CONTROL_REGISTER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REAR_IO_RP_QUADX_SDI_GTH_X_ADDRESS(1,3)</text:p>
          </table:table-cell>
          <table:table-cell office:value-type="float" office:value="135240" calcext:value-type="float">
            <text:p>135240</text:p>
          </table:table-cell>
        </table:table-row>
        <table:table-row table:style-name="ro1">
          <table:table-cell office:value-type="string" calcext:value-type="string">
            <text:p>CITRA_REAR_IO_RP_QUADX_SDI_GTH_X_TX_CONTROL_REGISTER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REAR_IO_RP_QUADX_SDI_GTH_X_ADDRESS(2,0)</text:p>
          </table:table-cell>
          <table:table-cell office:value-type="float" office:value="139264" calcext:value-type="float">
            <text:p>139264</text:p>
          </table:table-cell>
        </table:table-row>
        <table:table-row table:style-name="ro1">
          <table:table-cell office:value-type="string" calcext:value-type="string">
            <text:p>CITRA_REAR_IO_RP_QUADX_SDI_GTH_X_TX_CONTROL_REGISTER_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A_REAR_IO_RP_QUADX_SDI_GTH_X_ADDRESS(0,0)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1">
          <table:table-cell office:value-type="string" calcext:value-type="string">
            <text:p>CITRA_REAR_IO_RP_QUADX_SDI_GTH_X_ADDRESS(0,1)</text:p>
          </table:table-cell>
          <table:table-cell office:value-type="float" office:value="131096" calcext:value-type="float">
            <text:p>131096</text:p>
          </table:table-cell>
        </table:table-row>
        <table:table-row table:style-name="ro1">
          <table:table-cell office:value-type="string" calcext:value-type="string">
            <text:p>CITRA_REAR_IO_RP_QUADX_SDI_GTH_X_ADDRESS(0,2)</text:p>
          </table:table-cell>
          <table:table-cell office:value-type="float" office:value="131120" calcext:value-type="float">
            <text:p>131120</text:p>
          </table:table-cell>
        </table:table-row>
        <table:table-row table:style-name="ro1">
          <table:table-cell office:value-type="string" calcext:value-type="string">
            <text:p>CITRA_REAR_IO_RP_QUADX_SDI_GTH_X_ADDRESS(0,3)</text:p>
          </table:table-cell>
          <table:table-cell office:value-type="float" office:value="131144" calcext:value-type="float">
            <text:p>131144</text:p>
          </table:table-cell>
        </table:table-row>
        <table:table-row table:style-name="ro1">
          <table:table-cell office:value-type="string" calcext:value-type="string">
            <text:p>CITRA_REAR_IO_RP_QUADX_SDI_GTH_X_ADDRESS(1,0)</text:p>
          </table:table-cell>
          <table:table-cell office:value-type="float" office:value="135168" calcext:value-type="float">
            <text:p>135168</text:p>
          </table:table-cell>
        </table:table-row>
        <table:table-row table:style-name="ro1">
          <table:table-cell office:value-type="string" calcext:value-type="string">
            <text:p>CITRA_REAR_IO_RP_QUADX_SDI_GTH_X_ADDRESS(1,1)</text:p>
          </table:table-cell>
          <table:table-cell office:value-type="float" office:value="135192" calcext:value-type="float">
            <text:p>135192</text:p>
          </table:table-cell>
        </table:table-row>
        <table:table-row table:style-name="ro1">
          <table:table-cell office:value-type="string" calcext:value-type="string">
            <text:p>CITRA_REAR_IO_RP_QUADX_SDI_GTH_X_ADDRESS(1,2)</text:p>
          </table:table-cell>
          <table:table-cell office:value-type="float" office:value="135216" calcext:value-type="float">
            <text:p>135216</text:p>
          </table:table-cell>
        </table:table-row>
        <table:table-row table:style-name="ro1">
          <table:table-cell office:value-type="string" calcext:value-type="string">
            <text:p>CITRA_REAR_IO_RP_QUADX_SDI_GTH_X_ADDRESS(1,3)</text:p>
          </table:table-cell>
          <table:table-cell office:value-type="float" office:value="135240" calcext:value-type="float">
            <text:p>135240</text:p>
          </table:table-cell>
        </table:table-row>
        <table:table-row table:style-name="ro1">
          <table:table-cell office:value-type="string" calcext:value-type="string">
            <text:p>CITRA_REAR_IO_RP_QUADX_SDI_GTH_X_ADDRESS(2,0)</text:p>
          </table:table-cell>
          <table:table-cell office:value-type="float" office:value="139264" calcext:value-type="float">
            <text:p>139264</text:p>
          </table:table-cell>
        </table:table-row>
        <table:table-row table:style-name="ro1">
          <table:table-cell office:value-type="string" calcext:value-type="string">
            <text:p>CITRA_ROUTER_IO_GVASI_CTRL_ADDRESS(0)</text:p>
          </table:table-cell>
          <table:table-cell office:value-type="float" office:value="196620" calcext:value-type="float">
            <text:p>196620</text:p>
          </table:table-cell>
        </table:table-row>
        <table:table-row table:style-name="ro1">
          <table:table-cell office:value-type="string" calcext:value-type="string">
            <text:p>CITRA_ROUTER_IO_GVASI_CTRL_ADDRESS(1)</text:p>
          </table:table-cell>
          <table:table-cell office:value-type="float" office:value="196624" calcext:value-type="float">
            <text:p>196624</text:p>
          </table:table-cell>
        </table:table-row>
        <table:table-row table:style-name="ro1">
          <table:table-cell office:value-type="string" calcext:value-type="string">
            <text:p>CITRA_ROUTER_IO_GVASI_CTRL_ADDRESS(2)</text:p>
          </table:table-cell>
          <table:table-cell office:value-type="float" office:value="196628" calcext:value-type="float">
            <text:p>196628</text:p>
          </table:table-cell>
        </table:table-row>
        <table:table-row table:style-name="ro1">
          <table:table-cell office:value-type="string" calcext:value-type="string">
            <text:p>CITRA_ROUTER_IO_GVASI_CTRL_ADDRESS(3)</text:p>
          </table:table-cell>
          <table:table-cell office:value-type="float" office:value="196632" calcext:value-type="float">
            <text:p>196632</text:p>
          </table:table-cell>
        </table:table-row>
        <table:table-row table:style-name="ro1">
          <table:table-cell office:value-type="string" calcext:value-type="string">
            <text:p>CITRA_ROUTER_IO_GVASI_CTRL_ADDRESS(4)</text:p>
          </table:table-cell>
          <table:table-cell office:value-type="float" office:value="196636" calcext:value-type="float">
            <text:p>196636</text:p>
          </table:table-cell>
        </table:table-row>
        <table:table-row table:style-name="ro1">
          <table:table-cell office:value-type="string" calcext:value-type="string">
            <text:p>CITRA_ROUTER_IO_GVASI_CTRL_ADDRESS(5)</text:p>
          </table:table-cell>
          <table:table-cell office:value-type="float" office:value="196640" calcext:value-type="float">
            <text:p>196640</text:p>
          </table:table-cell>
        </table:table-row>
        <table:table-row table:style-name="ro1">
          <table:table-cell office:value-type="string" calcext:value-type="string">
            <text:p>CITRA_ROUTER_IO_GVASI_CTRL_ADDRESS(6)</text:p>
          </table:table-cell>
          <table:table-cell office:value-type="float" office:value="196644" calcext:value-type="float">
            <text:p>196644</text:p>
          </table:table-cell>
        </table:table-row>
        <table:table-row table:style-name="ro1">
          <table:table-cell office:value-type="string" calcext:value-type="string">
            <text:p>CITRA_ROUTER_IO_GVASI_CTRL_ADDRESS(7)</text:p>
          </table:table-cell>
          <table:table-cell office:value-type="float" office:value="196648" calcext:value-type="float">
            <text:p>196648</text:p>
          </table:table-cell>
        </table:table-row>
        <table:table-row table:style-name="ro1">
          <table:table-cell office:value-type="string" calcext:value-type="string">
            <text:p>CITRA_ROUTER_IO_GVASI_CTRL_ADDRESS(8)</text:p>
          </table:table-cell>
          <table:table-cell office:value-type="float" office:value="196652" calcext:value-type="float">
            <text:p>196652</text:p>
          </table:table-cell>
        </table:table-row>
        <table:table-row table:style-name="ro1">
          <table:table-cell office:value-type="string" calcext:value-type="string">
            <text:p>CITRA_REAR_IO_RP_QUADX_SDI_INPUT_FLYWHEEL_X_ADDRESS(0,0)</text:p>
          </table:table-cell>
          <table:table-cell office:value-type="float" office:value="132096" calcext:value-type="float">
            <text:p>132096</text:p>
          </table:table-cell>
        </table:table-row>
        <table:table-row table:style-name="ro1">
          <table:table-cell office:value-type="string" calcext:value-type="string">
            <text:p>CITRA_REAR_IO_RP_QUADX_SDI_INPUT_FLYWHEEL_X_ADDRESS(0,1)</text:p>
          </table:table-cell>
          <table:table-cell office:value-type="float" office:value="132352" calcext:value-type="float">
            <text:p>132352</text:p>
          </table:table-cell>
        </table:table-row>
        <table:table-row table:style-name="ro1">
          <table:table-cell office:value-type="string" calcext:value-type="string">
            <text:p>CITRA_REAR_IO_RP_QUADX_SDI_INPUT_FLYWHEEL_X_ADDRESS(0,2)</text:p>
          </table:table-cell>
          <table:table-cell office:value-type="float" office:value="132608" calcext:value-type="float">
            <text:p>132608</text:p>
          </table:table-cell>
        </table:table-row>
        <table:table-row table:style-name="ro1">
          <table:table-cell office:value-type="string" calcext:value-type="string">
            <text:p>CITRA_REAR_IO_RP_QUADX_SDI_INPUT_FLYWHEEL_X_ADDRESS(0,3)</text:p>
          </table:table-cell>
          <table:table-cell office:value-type="float" office:value="132864" calcext:value-type="float">
            <text:p>132864</text:p>
          </table:table-cell>
        </table:table-row>
        <table:table-row table:style-name="ro1">
          <table:table-cell office:value-type="string" calcext:value-type="string">
            <text:p>CITRA_REAR_IO_RP_QUADX_SDI_INPUT_FLYWHEEL_X_ADDRESS(1,0)</text:p>
          </table:table-cell>
          <table:table-cell office:value-type="float" office:value="136192" calcext:value-type="float">
            <text:p>136192</text:p>
          </table:table-cell>
        </table:table-row>
        <table:table-row table:style-name="ro1">
          <table:table-cell office:value-type="string" calcext:value-type="string">
            <text:p>CITRA_REAR_IO_RP_QUADX_SDI_INPUT_FLYWHEEL_X_ADDRESS(1,1)</text:p>
          </table:table-cell>
          <table:table-cell office:value-type="float" office:value="136448" calcext:value-type="float">
            <text:p>136448</text:p>
          </table:table-cell>
        </table:table-row>
        <table:table-row table:style-name="ro1">
          <table:table-cell office:value-type="string" calcext:value-type="string">
            <text:p>CITRA_REAR_IO_RP_QUADX_SDI_INPUT_FLYWHEEL_X_ADDRESS(1,2)</text:p>
          </table:table-cell>
          <table:table-cell office:value-type="float" office:value="136704" calcext:value-type="float">
            <text:p>136704</text:p>
          </table:table-cell>
        </table:table-row>
        <table:table-row table:style-name="ro1">
          <table:table-cell office:value-type="string" calcext:value-type="string">
            <text:p>CITRA_REAR_IO_RP_QUADX_SDI_INPUT_FLYWHEEL_X_ADDRESS(1,3)</text:p>
          </table:table-cell>
          <table:table-cell office:value-type="float" office:value="136960" calcext:value-type="float">
            <text:p>136960</text:p>
          </table:table-cell>
        </table:table-row>
        <table:table-row table:style-name="ro1">
          <table:table-cell office:value-type="string" calcext:value-type="string">
            <text:p>CITRA_REAR_IO_RP_QUADX_SDI_INPUT_FLYWHEEL_X_ADDRESS(2,0)</text:p>
          </table:table-cell>
          <table:table-cell office:value-type="float" office:value="140288" calcext:value-type="float">
            <text:p>140288</text:p>
          </table:table-cell>
        </table:table-row>
        <table:table-row table:style-name="ro1">
          <table:table-cell office:value-type="string" calcext:value-type="string">
            <text:p>CITRA_ROUTER_IO_SDI_OUTPUT_FLYWHEEL_X_ADDRESS(0)</text:p>
          </table:table-cell>
          <table:table-cell office:value-type="float" office:value="196864" calcext:value-type="float">
            <text:p>196864</text:p>
          </table:table-cell>
        </table:table-row>
        <table:table-row table:style-name="ro1">
          <table:table-cell office:value-type="string" calcext:value-type="string">
            <text:p>CITRA_ROUTER_IO_SDI_OUTPUT_FLYWHEEL_X_ADDRESS(1)</text:p>
          </table:table-cell>
          <table:table-cell office:value-type="float" office:value="197120" calcext:value-type="float">
            <text:p>197120</text:p>
          </table:table-cell>
        </table:table-row>
        <table:table-row table:style-name="ro1">
          <table:table-cell office:value-type="string" calcext:value-type="string">
            <text:p>CITRA_ROUTER_IO_SDI_OUTPUT_FLYWHEEL_X_ADDRESS(2)</text:p>
          </table:table-cell>
          <table:table-cell office:value-type="float" office:value="197376" calcext:value-type="float">
            <text:p>197376</text:p>
          </table:table-cell>
        </table:table-row>
        <table:table-row table:style-name="ro1">
          <table:table-cell office:value-type="string" calcext:value-type="string">
            <text:p>CITRA_ROUTER_IO_SDI_OUTPUT_FLYWHEEL_X_ADDRESS(3)</text:p>
          </table:table-cell>
          <table:table-cell office:value-type="float" office:value="197632" calcext:value-type="float">
            <text:p>197632</text:p>
          </table:table-cell>
        </table:table-row>
        <table:table-row table:style-name="ro1">
          <table:table-cell office:value-type="string" calcext:value-type="string">
            <text:p>CITRA_ROUTER_IO_SDI_OUTPUT_FLYWHEEL_X_ADDRESS(4)</text:p>
          </table:table-cell>
          <table:table-cell office:value-type="float" office:value="197888" calcext:value-type="float">
            <text:p>197888</text:p>
          </table:table-cell>
        </table:table-row>
        <table:table-row table:style-name="ro1">
          <table:table-cell office:value-type="string" calcext:value-type="string">
            <text:p>CITRA_ROUTER_IO_SDI_OUTPUT_FLYWHEEL_X_ADDRESS(5)</text:p>
          </table:table-cell>
          <table:table-cell office:value-type="float" office:value="198144" calcext:value-type="float">
            <text:p>198144</text:p>
          </table:table-cell>
        </table:table-row>
        <table:table-row table:style-name="ro1">
          <table:table-cell office:value-type="string" calcext:value-type="string">
            <text:p>CITRA_ROUTER_IO_SDI_OUTPUT_FLYWHEEL_X_ADDRESS(6)</text:p>
          </table:table-cell>
          <table:table-cell office:value-type="float" office:value="198400" calcext:value-type="float">
            <text:p>198400</text:p>
          </table:table-cell>
        </table:table-row>
        <table:table-row table:style-name="ro1">
          <table:table-cell office:value-type="string" calcext:value-type="string">
            <text:p>CITRA_ROUTER_IO_SDI_OUTPUT_FLYWHEEL_X_ADDRESS(7)</text:p>
          </table:table-cell>
          <table:table-cell office:value-type="float" office:value="198656" calcext:value-type="float">
            <text:p>198656</text:p>
          </table:table-cell>
        </table:table-row>
        <table:table-row table:style-name="ro1">
          <table:table-cell office:value-type="string" calcext:value-type="string">
            <text:p>CITRA_ROUTER_IO_SDI_OUTPUT_FLYWHEEL_X_ADDRESS(8)</text:p>
          </table:table-cell>
          <table:table-cell office:value-type="float" office:value="198912" calcext:value-type="float">
            <text:p>198912</text:p>
          </table:table-cell>
        </table:table-row>
        <table:table-row table:style-name="ro1">
          <table:table-cell office:value-type="string" calcext:value-type="string">
            <text:p>CITRA_ROUTER_IO_GVASI_CTRL_ADDRESS(0)</text:p>
          </table:table-cell>
          <table:table-cell office:value-type="float" office:value="196620" calcext:value-type="float">
            <text:p>196620</text:p>
          </table:table-cell>
        </table:table-row>
        <table:table-row table:style-name="ro1">
          <table:table-cell office:value-type="string" calcext:value-type="string">
            <text:p>CITRA_ROUTER_IO_GVASI_CTRL_ADDRESS(1)</text:p>
          </table:table-cell>
          <table:table-cell office:value-type="float" office:value="196624" calcext:value-type="float">
            <text:p>196624</text:p>
          </table:table-cell>
        </table:table-row>
        <table:table-row table:style-name="ro1">
          <table:table-cell office:value-type="string" calcext:value-type="string">
            <text:p>CITRA_ROUTER_IO_GVASI_CTRL_ADDRESS(2)</text:p>
          </table:table-cell>
          <table:table-cell office:value-type="float" office:value="196628" calcext:value-type="float">
            <text:p>196628</text:p>
          </table:table-cell>
        </table:table-row>
        <table:table-row table:style-name="ro1">
          <table:table-cell office:value-type="string" calcext:value-type="string">
            <text:p>CITRA_ROUTER_IO_GVASI_CTRL_ADDRESS(3)</text:p>
          </table:table-cell>
          <table:table-cell office:value-type="float" office:value="196632" calcext:value-type="float">
            <text:p>196632</text:p>
          </table:table-cell>
        </table:table-row>
        <table:table-row table:style-name="ro1">
          <table:table-cell office:value-type="string" calcext:value-type="string">
            <text:p>CITRA_ROUTER_IO_GVASI_CTRL_ADDRESS(4)</text:p>
          </table:table-cell>
          <table:table-cell office:value-type="float" office:value="196636" calcext:value-type="float">
            <text:p>196636</text:p>
          </table:table-cell>
        </table:table-row>
        <table:table-row table:style-name="ro1">
          <table:table-cell office:value-type="string" calcext:value-type="string">
            <text:p>CITRA_ROUTER_IO_GVASI_CTRL_ADDRESS(5)</text:p>
          </table:table-cell>
          <table:table-cell office:value-type="float" office:value="196640" calcext:value-type="float">
            <text:p>196640</text:p>
          </table:table-cell>
        </table:table-row>
        <table:table-row table:style-name="ro1">
          <table:table-cell office:value-type="string" calcext:value-type="string">
            <text:p>CITRA_ROUTER_IO_GVASI_CTRL_ADDRESS(6)</text:p>
          </table:table-cell>
          <table:table-cell office:value-type="float" office:value="196644" calcext:value-type="float">
            <text:p>196644</text:p>
          </table:table-cell>
        </table:table-row>
        <table:table-row table:style-name="ro1">
          <table:table-cell office:value-type="string" calcext:value-type="string">
            <text:p>CITRA_ROUTER_IO_GVASI_CTRL_ADDRESS(7)</text:p>
          </table:table-cell>
          <table:table-cell office:value-type="float" office:value="196648" calcext:value-type="float">
            <text:p>196648</text:p>
          </table:table-cell>
        </table:table-row>
        <table:table-row table:style-name="ro1">
          <table:table-cell office:value-type="string" calcext:value-type="string">
            <text:p>CITRA_ROUTER_IO_GVASI_CTRL_ADDRESS(8)</text:p>
          </table:table-cell>
          <table:table-cell office:value-type="float" office:value="196652" calcext:value-type="float">
            <text:p>196652</text:p>
          </table:table-cell>
        </table:table-row>
        <table:table-row table:style-name="ro1">
          <table:table-cell office:value-type="string" calcext:value-type="string">
            <text:p>CITRA_OUTPUT_PROC_CH_X_VIDEO_ADDRESS(0)</text:p>
          </table:table-cell>
          <table:table-cell office:value-type="float" office:value="327680" calcext:value-type="float">
            <text:p>327680</text:p>
          </table:table-cell>
        </table:table-row>
        <table:table-row table:style-name="ro1">
          <table:table-cell office:value-type="string" calcext:value-type="string">
            <text:p>CITRA_OUTPUT_PROC_CH_X_VIDEO_ADDRESS(1)</text:p>
          </table:table-cell>
          <table:table-cell office:value-type="float" office:value="331776" calcext:value-type="float">
            <text:p>331776</text:p>
          </table:table-cell>
        </table:table-row>
        <table:table-row table:style-name="ro1">
          <table:table-cell office:value-type="string" calcext:value-type="string">
            <text:p>CITRA_OUTPUT_PROC_CH_X_VIDEO_ADDRESS(2)</text:p>
          </table:table-cell>
          <table:table-cell office:value-type="float" office:value="335872" calcext:value-type="float">
            <text:p>335872</text:p>
          </table:table-cell>
        </table:table-row>
        <table:table-row table:style-name="ro1">
          <table:table-cell office:value-type="string" calcext:value-type="string">
            <text:p>CITRA_OUTPUT_PROC_CH_X_VIDEO_ADDRESS(3)</text:p>
          </table:table-cell>
          <table:table-cell office:value-type="float" office:value="339968" calcext:value-type="float">
            <text:p>339968</text:p>
          </table:table-cell>
        </table:table-row>
        <table:table-row table:style-name="ro1">
          <table:table-cell office:value-type="string" calcext:value-type="string">
            <text:p>CITRA_OUTPUT_PROC_CH_X_VIDEO_ADDRESS(4)</text:p>
          </table:table-cell>
          <table:table-cell office:value-type="float" office:value="344064" calcext:value-type="float">
            <text:p>344064</text:p>
          </table:table-cell>
        </table:table-row>
        <table:table-row table:style-name="ro1">
          <table:table-cell office:value-type="string" calcext:value-type="string">
            <text:p>CITRA_OUTPUT_PROC_CH_X_VIDEO_ADDRESS(5)</text:p>
          </table:table-cell>
          <table:table-cell office:value-type="float" office:value="348160" calcext:value-type="float">
            <text:p>348160</text:p>
          </table:table-cell>
        </table:table-row>
        <table:table-row table:style-name="ro1">
          <table:table-cell office:value-type="string" calcext:value-type="string">
            <text:p>CITRA_OUTPUT_PROC_CH_X_VIDEO_ADDRESS(6)</text:p>
          </table:table-cell>
          <table:table-cell office:value-type="float" office:value="352256" calcext:value-type="float">
            <text:p>352256</text:p>
          </table:table-cell>
        </table:table-row>
        <table:table-row table:style-name="ro1">
          <table:table-cell office:value-type="string" calcext:value-type="string">
            <text:p>CITRA_OUTPUT_PROC_CH_X_VIDEO_ADDRESS(7)</text:p>
          </table:table-cell>
          <table:table-cell office:value-type="float" office:value="356352" calcext:value-type="float">
            <text:p>356352</text:p>
          </table:table-cell>
        </table:table-row>
        <table:table-row table:style-name="ro1">
          <table:table-cell office:value-type="string" calcext:value-type="string">
            <text:p>CITRA_OUTPUT_PROC_CH_X_VIDEO_ADDRESS(8)</text:p>
          </table:table-cell>
          <table:table-cell office:value-type="float" office:value="360448" calcext:value-type="float">
            <text:p>360448</text:p>
          </table:table-cell>
        </table:table-row>
        <table:table-row table:style-name="ro1">
          <table:table-cell office:value-type="string" calcext:value-type="string">
            <text:p>CITRA_OUTPUT_PROC_CH_X_OUTPUT_TIMING_MONITOR_ADDRESS(0)</text:p>
          </table:table-cell>
          <table:table-cell office:value-type="float" office:value="328448" calcext:value-type="float">
            <text:p>328448</text:p>
          </table:table-cell>
        </table:table-row>
        <table:table-row table:style-name="ro1">
          <table:table-cell office:value-type="string" calcext:value-type="string">
            <text:p>CITRA_OUTPUT_PROC_CH_X_OUTPUT_TIMING_MONITOR_ADDRESS(1)</text:p>
          </table:table-cell>
          <table:table-cell office:value-type="float" office:value="332544" calcext:value-type="float">
            <text:p>332544</text:p>
          </table:table-cell>
        </table:table-row>
        <table:table-row table:style-name="ro1">
          <table:table-cell office:value-type="string" calcext:value-type="string">
            <text:p>CITRA_OUTPUT_PROC_CH_X_OUTPUT_TIMING_MONITOR_ADDRESS(2)</text:p>
          </table:table-cell>
          <table:table-cell office:value-type="float" office:value="336640" calcext:value-type="float">
            <text:p>336640</text:p>
          </table:table-cell>
        </table:table-row>
        <table:table-row table:style-name="ro1">
          <table:table-cell office:value-type="string" calcext:value-type="string">
            <text:p>CITRA_OUTPUT_PROC_CH_X_OUTPUT_TIMING_MONITOR_ADDRESS(3)</text:p>
          </table:table-cell>
          <table:table-cell office:value-type="float" office:value="340736" calcext:value-type="float">
            <text:p>340736</text:p>
          </table:table-cell>
        </table:table-row>
        <table:table-row table:style-name="ro1">
          <table:table-cell office:value-type="string" calcext:value-type="string">
            <text:p>CITRA_OUTPUT_PROC_CH_X_OUTPUT_TIMING_MONITOR_ADDRESS(4)</text:p>
          </table:table-cell>
          <table:table-cell office:value-type="float" office:value="344832" calcext:value-type="float">
            <text:p>344832</text:p>
          </table:table-cell>
        </table:table-row>
        <table:table-row table:style-name="ro1">
          <table:table-cell office:value-type="string" calcext:value-type="string">
            <text:p>CITRA_OUTPUT_PROC_CH_X_OUTPUT_TIMING_MONITOR_ADDRESS(5)</text:p>
          </table:table-cell>
          <table:table-cell office:value-type="float" office:value="348928" calcext:value-type="float">
            <text:p>348928</text:p>
          </table:table-cell>
        </table:table-row>
        <table:table-row table:style-name="ro1">
          <table:table-cell office:value-type="string" calcext:value-type="string">
            <text:p>CITRA_OUTPUT_PROC_CH_X_OUTPUT_TIMING_MONITOR_ADDRESS(6)</text:p>
          </table:table-cell>
          <table:table-cell office:value-type="float" office:value="353024" calcext:value-type="float">
            <text:p>353024</text:p>
          </table:table-cell>
        </table:table-row>
        <table:table-row table:style-name="ro1">
          <table:table-cell office:value-type="string" calcext:value-type="string">
            <text:p>CITRA_OUTPUT_PROC_CH_X_OUTPUT_TIMING_MONITOR_ADDRESS(7)</text:p>
          </table:table-cell>
          <table:table-cell office:value-type="float" office:value="357120" calcext:value-type="float">
            <text:p>357120</text:p>
          </table:table-cell>
        </table:table-row>
        <table:table-row table:style-name="ro1">
          <table:table-cell office:value-type="string" calcext:value-type="string">
            <text:p>CITRA_OUTPUT_PROC_CH_X_OUTPUT_TIMING_MONITOR_ADDRESS(8)</text:p>
          </table:table-cell>
          <table:table-cell office:value-type="float" office:value="361216" calcext:value-type="float">
            <text:p>361216</text:p>
          </table:table-cell>
        </table:table-row>
        <table:table-row table:style-name="ro1">
          <table:table-cell office:value-type="string" calcext:value-type="string">
            <text:p>CITRA_INPUT_PROC_CH_X_AUDIO_ADDRESS(0)</text:p>
          </table:table-cell>
          <table:table-cell office:value-type="float" office:value="262400" calcext:value-type="float">
            <text:p>262400</text:p>
          </table:table-cell>
        </table:table-row>
        <table:table-row table:style-name="ro1">
          <table:table-cell office:value-type="string" calcext:value-type="string">
            <text:p>CITRA_INPUT_PROC_CH_X_AUDIO_ADDRESS(1)</text:p>
          </table:table-cell>
          <table:table-cell office:value-type="float" office:value="266496" calcext:value-type="float">
            <text:p>266496</text:p>
          </table:table-cell>
        </table:table-row>
        <table:table-row table:style-name="ro1">
          <table:table-cell office:value-type="string" calcext:value-type="string">
            <text:p>CITRA_INPUT_PROC_CH_X_AUDIO_ADDRESS(2)</text:p>
          </table:table-cell>
          <table:table-cell office:value-type="float" office:value="270592" calcext:value-type="float">
            <text:p>270592</text:p>
          </table:table-cell>
        </table:table-row>
        <table:table-row table:style-name="ro1">
          <table:table-cell office:value-type="string" calcext:value-type="string">
            <text:p>CITRA_INPUT_PROC_CH_X_AUDIO_ADDRESS(3)</text:p>
          </table:table-cell>
          <table:table-cell office:value-type="float" office:value="274688" calcext:value-type="float">
            <text:p>274688</text:p>
          </table:table-cell>
        </table:table-row>
        <table:table-row table:style-name="ro1">
          <table:table-cell office:value-type="string" calcext:value-type="string">
            <text:p>CITRA_INPUT_PROC_CH_X_AUDIO_ADDRESS(4)</text:p>
          </table:table-cell>
          <table:table-cell office:value-type="float" office:value="278784" calcext:value-type="float">
            <text:p>278784</text:p>
          </table:table-cell>
        </table:table-row>
        <table:table-row table:style-name="ro1">
          <table:table-cell office:value-type="string" calcext:value-type="string">
            <text:p>CITRA_INPUT_PROC_CH_X_AUDIO_ADDRESS(5)</text:p>
          </table:table-cell>
          <table:table-cell office:value-type="float" office:value="282880" calcext:value-type="float">
            <text:p>282880</text:p>
          </table:table-cell>
        </table:table-row>
        <table:table-row table:style-name="ro1">
          <table:table-cell office:value-type="string" calcext:value-type="string">
            <text:p>CITRA_INPUT_PROC_CH_X_AUDIO_ADDRESS(6)</text:p>
          </table:table-cell>
          <table:table-cell office:value-type="float" office:value="286976" calcext:value-type="float">
            <text:p>286976</text:p>
          </table:table-cell>
        </table:table-row>
        <table:table-row table:style-name="ro1">
          <table:table-cell office:value-type="string" calcext:value-type="string">
            <text:p>CITRA_INPUT_PROC_CH_X_AUDIO_ADDRESS(7)</text:p>
          </table:table-cell>
          <table:table-cell office:value-type="float" office:value="291072" calcext:value-type="float">
            <text:p>291072</text:p>
          </table:table-cell>
        </table:table-row>
        <table:table-row table:style-name="ro1">
          <table:table-cell office:value-type="string" calcext:value-type="string">
            <text:p>CITRA_INPUT_PROC_CH_X_AUDIO_ADDRESS(8)</text:p>
          </table:table-cell>
          <table:table-cell office:value-type="float" office:value="295168" calcext:value-type="float">
            <text:p>295168</text:p>
          </table:table-cell>
        </table:table-row>
        <table:table-row table:style-name="ro1">
          <table:table-cell office:value-type="string" calcext:value-type="string">
            <text:p>CITRA_INPUT_PROC_CH_X_AUDIO_ADDRESS(0)</text:p>
          </table:table-cell>
          <table:table-cell office:value-type="float" office:value="262400" calcext:value-type="float">
            <text:p>262400</text:p>
          </table:table-cell>
        </table:table-row>
        <table:table-row table:style-name="ro1">
          <table:table-cell office:value-type="string" calcext:value-type="string">
            <text:p>CITRA_INPUT_PROC_CH_X_AUDIO_ADDRESS(1)</text:p>
          </table:table-cell>
          <table:table-cell office:value-type="float" office:value="266496" calcext:value-type="float">
            <text:p>266496</text:p>
          </table:table-cell>
        </table:table-row>
        <table:table-row table:style-name="ro1">
          <table:table-cell office:value-type="string" calcext:value-type="string">
            <text:p>CITRA_INPUT_PROC_CH_X_AUDIO_ADDRESS(2)</text:p>
          </table:table-cell>
          <table:table-cell office:value-type="float" office:value="270592" calcext:value-type="float">
            <text:p>270592</text:p>
          </table:table-cell>
        </table:table-row>
        <table:table-row table:style-name="ro1">
          <table:table-cell office:value-type="string" calcext:value-type="string">
            <text:p>CITRA_INPUT_PROC_CH_X_AUDIO_ADDRESS(3)</text:p>
          </table:table-cell>
          <table:table-cell office:value-type="float" office:value="274688" calcext:value-type="float">
            <text:p>274688</text:p>
          </table:table-cell>
        </table:table-row>
        <table:table-row table:style-name="ro1">
          <table:table-cell office:value-type="string" calcext:value-type="string">
            <text:p>CITRA_INPUT_PROC_CH_X_AUDIO_ADDRESS(4)</text:p>
          </table:table-cell>
          <table:table-cell office:value-type="float" office:value="278784" calcext:value-type="float">
            <text:p>278784</text:p>
          </table:table-cell>
        </table:table-row>
        <table:table-row table:style-name="ro1">
          <table:table-cell office:value-type="string" calcext:value-type="string">
            <text:p>CITRA_INPUT_PROC_CH_X_AUDIO_ADDRESS(5)</text:p>
          </table:table-cell>
          <table:table-cell office:value-type="float" office:value="282880" calcext:value-type="float">
            <text:p>282880</text:p>
          </table:table-cell>
        </table:table-row>
        <table:table-row table:style-name="ro1">
          <table:table-cell office:value-type="string" calcext:value-type="string">
            <text:p>CITRA_INPUT_PROC_CH_X_AUDIO_ADDRESS(6)</text:p>
          </table:table-cell>
          <table:table-cell office:value-type="float" office:value="286976" calcext:value-type="float">
            <text:p>286976</text:p>
          </table:table-cell>
        </table:table-row>
        <table:table-row table:style-name="ro1">
          <table:table-cell office:value-type="string" calcext:value-type="string">
            <text:p>CITRA_INPUT_PROC_CH_X_AUDIO_ADDRESS(7)</text:p>
          </table:table-cell>
          <table:table-cell office:value-type="float" office:value="291072" calcext:value-type="float">
            <text:p>291072</text:p>
          </table:table-cell>
        </table:table-row>
        <table:table-row table:style-name="ro1">
          <table:table-cell office:value-type="string" calcext:value-type="string">
            <text:p>CITRA_INPUT_PROC_CH_X_AUDIO_ADDRESS(8)</text:p>
          </table:table-cell>
          <table:table-cell office:value-type="float" office:value="295168" calcext:value-type="float">
            <text:p>295168</text:p>
          </table:table-cell>
        </table:table-row>
        <table:table-row table:style-name="ro1">
          <table:table-cell office:value-type="string" calcext:value-type="string">
            <text:p>CITRA_OUTPUT_PROC_CH_X_AUDIO_ADDRESS(0)</text:p>
          </table:table-cell>
          <table:table-cell office:value-type="float" office:value="327936" calcext:value-type="float">
            <text:p>327936</text:p>
          </table:table-cell>
        </table:table-row>
        <table:table-row table:style-name="ro1">
          <table:table-cell office:value-type="string" calcext:value-type="string">
            <text:p>CITRA_OUTPUT_PROC_CH_X_AUDIO_ADDRESS(1)</text:p>
          </table:table-cell>
          <table:table-cell office:value-type="float" office:value="332032" calcext:value-type="float">
            <text:p>332032</text:p>
          </table:table-cell>
        </table:table-row>
        <table:table-row table:style-name="ro1">
          <table:table-cell office:value-type="string" calcext:value-type="string">
            <text:p>CITRA_OUTPUT_PROC_CH_X_AUDIO_ADDRESS(2)</text:p>
          </table:table-cell>
          <table:table-cell office:value-type="float" office:value="336128" calcext:value-type="float">
            <text:p>336128</text:p>
          </table:table-cell>
        </table:table-row>
        <table:table-row table:style-name="ro1">
          <table:table-cell office:value-type="string" calcext:value-type="string">
            <text:p>CITRA_OUTPUT_PROC_CH_X_AUDIO_ADDRESS(3)</text:p>
          </table:table-cell>
          <table:table-cell office:value-type="float" office:value="340224" calcext:value-type="float">
            <text:p>340224</text:p>
          </table:table-cell>
        </table:table-row>
        <table:table-row table:style-name="ro1">
          <table:table-cell office:value-type="string" calcext:value-type="string">
            <text:p>CITRA_OUTPUT_PROC_CH_X_AUDIO_ADDRESS(4)</text:p>
          </table:table-cell>
          <table:table-cell office:value-type="float" office:value="344320" calcext:value-type="float">
            <text:p>344320</text:p>
          </table:table-cell>
        </table:table-row>
        <table:table-row table:style-name="ro1">
          <table:table-cell office:value-type="string" calcext:value-type="string">
            <text:p>CITRA_OUTPUT_PROC_CH_X_AUDIO_ADDRESS(5)</text:p>
          </table:table-cell>
          <table:table-cell office:value-type="float" office:value="348416" calcext:value-type="float">
            <text:p>348416</text:p>
          </table:table-cell>
        </table:table-row>
        <table:table-row table:style-name="ro1">
          <table:table-cell office:value-type="string" calcext:value-type="string">
            <text:p>CITRA_OUTPUT_PROC_CH_X_AUDIO_ADDRESS(6)</text:p>
          </table:table-cell>
          <table:table-cell office:value-type="float" office:value="352512" calcext:value-type="float">
            <text:p>352512</text:p>
          </table:table-cell>
        </table:table-row>
        <table:table-row table:style-name="ro1">
          <table:table-cell office:value-type="string" calcext:value-type="string">
            <text:p>CITRA_OUTPUT_PROC_CH_X_AUDIO_ADDRESS(7)</text:p>
          </table:table-cell>
          <table:table-cell office:value-type="float" office:value="356608" calcext:value-type="float">
            <text:p>356608</text:p>
          </table:table-cell>
        </table:table-row>
        <table:table-row table:style-name="ro1">
          <table:table-cell office:value-type="string" calcext:value-type="string">
            <text:p>CITRA_OUTPUT_PROC_CH_X_AUDIO_ADDRESS(8)</text:p>
          </table:table-cell>
          <table:table-cell office:value-type="float" office:value="360704" calcext:value-type="float">
            <text:p>360704</text:p>
          </table:table-cell>
        </table:table-row>
        <table:table-row table:style-name="ro1">
          <table:table-cell office:value-type="string" calcext:value-type="string">
            <text:p>CITRA_OUTPUT_PROC_CH_X_AUDIO_ADDRESS(0)</text:p>
          </table:table-cell>
          <table:table-cell office:value-type="float" office:value="327936" calcext:value-type="float">
            <text:p>327936</text:p>
          </table:table-cell>
        </table:table-row>
        <table:table-row table:style-name="ro1">
          <table:table-cell office:value-type="string" calcext:value-type="string">
            <text:p>CITRA_OUTPUT_PROC_CH_X_AUDIO_ADDRESS(1)</text:p>
          </table:table-cell>
          <table:table-cell office:value-type="float" office:value="332032" calcext:value-type="float">
            <text:p>332032</text:p>
          </table:table-cell>
        </table:table-row>
        <table:table-row table:style-name="ro1">
          <table:table-cell office:value-type="string" calcext:value-type="string">
            <text:p>CITRA_OUTPUT_PROC_CH_X_AUDIO_ADDRESS(2)</text:p>
          </table:table-cell>
          <table:table-cell office:value-type="float" office:value="336128" calcext:value-type="float">
            <text:p>336128</text:p>
          </table:table-cell>
        </table:table-row>
        <table:table-row table:style-name="ro1">
          <table:table-cell office:value-type="string" calcext:value-type="string">
            <text:p>CITRA_OUTPUT_PROC_CH_X_AUDIO_ADDRESS(3)</text:p>
          </table:table-cell>
          <table:table-cell office:value-type="float" office:value="340224" calcext:value-type="float">
            <text:p>340224</text:p>
          </table:table-cell>
        </table:table-row>
        <table:table-row table:style-name="ro1">
          <table:table-cell office:value-type="string" calcext:value-type="string">
            <text:p>CITRA_OUTPUT_PROC_CH_X_AUDIO_ADDRESS(4)</text:p>
          </table:table-cell>
          <table:table-cell office:value-type="float" office:value="344320" calcext:value-type="float">
            <text:p>344320</text:p>
          </table:table-cell>
        </table:table-row>
        <table:table-row table:style-name="ro1">
          <table:table-cell office:value-type="string" calcext:value-type="string">
            <text:p>CITRA_OUTPUT_PROC_CH_X_AUDIO_ADDRESS(5)</text:p>
          </table:table-cell>
          <table:table-cell office:value-type="float" office:value="348416" calcext:value-type="float">
            <text:p>348416</text:p>
          </table:table-cell>
        </table:table-row>
        <table:table-row table:style-name="ro1">
          <table:table-cell office:value-type="string" calcext:value-type="string">
            <text:p>CITRA_OUTPUT_PROC_CH_X_AUDIO_ADDRESS(6)</text:p>
          </table:table-cell>
          <table:table-cell office:value-type="float" office:value="352512" calcext:value-type="float">
            <text:p>352512</text:p>
          </table:table-cell>
        </table:table-row>
        <table:table-row table:style-name="ro1">
          <table:table-cell office:value-type="string" calcext:value-type="string">
            <text:p>CITRA_OUTPUT_PROC_CH_X_AUDIO_ADDRESS(7)</text:p>
          </table:table-cell>
          <table:table-cell office:value-type="float" office:value="356608" calcext:value-type="float">
            <text:p>356608</text:p>
          </table:table-cell>
        </table:table-row>
        <table:table-row table:style-name="ro1">
          <table:table-cell office:value-type="string" calcext:value-type="string">
            <text:p>CITRA_OUTPUT_PROC_CH_X_AUDIO_ADDRESS(8)</text:p>
          </table:table-cell>
          <table:table-cell office:value-type="float" office:value="360704" calcext:value-type="float">
            <text:p>360704</text:p>
          </table:table-cell>
        </table:table-row>
        <table:table-row table:style-name="ro1">
          <table:table-cell office:value-type="string" calcext:value-type="string">
            <text:p>CITRA_ROUTER_IO_ATDM_CTL_OFFSE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ITRA_COMMON_GLOBAL_GLOBAL_ATDM_RST_CTL_OFFSE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ITRA_COMMON_GLOBAL_GLOBAL_SILAB_STATUS_OFFSE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ITRA_INPUT_PROC_CH_X_AUDIO_DETECT_ADDRESS(0)</text:p>
          </table:table-cell>
          <table:table-cell office:value-type="float" office:value="262912" calcext:value-type="float">
            <text:p>262912</text:p>
          </table:table-cell>
        </table:table-row>
        <table:table-row table:style-name="ro1">
          <table:table-cell office:value-type="string" calcext:value-type="string">
            <text:p>CITRA_INPUT_PROC_CH_X_AUDIO_DETECT_ADDRESS(1)</text:p>
          </table:table-cell>
          <table:table-cell office:value-type="float" office:value="267008" calcext:value-type="float">
            <text:p>267008</text:p>
          </table:table-cell>
        </table:table-row>
        <table:table-row table:style-name="ro1">
          <table:table-cell office:value-type="string" calcext:value-type="string">
            <text:p>CITRA_INPUT_PROC_CH_X_AUDIO_DETECT_ADDRESS(2)</text:p>
          </table:table-cell>
          <table:table-cell office:value-type="float" office:value="271104" calcext:value-type="float">
            <text:p>271104</text:p>
          </table:table-cell>
        </table:table-row>
        <table:table-row table:style-name="ro1">
          <table:table-cell office:value-type="string" calcext:value-type="string">
            <text:p>CITRA_INPUT_PROC_CH_X_AUDIO_DETECT_ADDRESS(3)</text:p>
          </table:table-cell>
          <table:table-cell office:value-type="float" office:value="275200" calcext:value-type="float">
            <text:p>275200</text:p>
          </table:table-cell>
        </table:table-row>
        <table:table-row table:style-name="ro1">
          <table:table-cell office:value-type="string" calcext:value-type="string">
            <text:p>CITRA_INPUT_PROC_CH_X_AUDIO_DETECT_ADDRESS(4)</text:p>
          </table:table-cell>
          <table:table-cell office:value-type="float" office:value="279296" calcext:value-type="float">
            <text:p>279296</text:p>
          </table:table-cell>
        </table:table-row>
        <table:table-row table:style-name="ro1">
          <table:table-cell office:value-type="string" calcext:value-type="string">
            <text:p>CITRA_INPUT_PROC_CH_X_AUDIO_DETECT_ADDRESS(5)</text:p>
          </table:table-cell>
          <table:table-cell office:value-type="float" office:value="283392" calcext:value-type="float">
            <text:p>283392</text:p>
          </table:table-cell>
        </table:table-row>
        <table:table-row table:style-name="ro1">
          <table:table-cell office:value-type="string" calcext:value-type="string">
            <text:p>CITRA_INPUT_PROC_CH_X_AUDIO_DETECT_ADDRESS(6)</text:p>
          </table:table-cell>
          <table:table-cell office:value-type="float" office:value="287488" calcext:value-type="float">
            <text:p>287488</text:p>
          </table:table-cell>
        </table:table-row>
        <table:table-row table:style-name="ro1">
          <table:table-cell office:value-type="string" calcext:value-type="string">
            <text:p>CITRA_INPUT_PROC_CH_X_AUDIO_DETECT_ADDRESS(7)</text:p>
          </table:table-cell>
          <table:table-cell office:value-type="float" office:value="291584" calcext:value-type="float">
            <text:p>291584</text:p>
          </table:table-cell>
        </table:table-row>
        <table:table-row table:style-name="ro1">
          <table:table-cell office:value-type="string" calcext:value-type="string">
            <text:p>CITRA_INPUT_PROC_CH_X_AUDIO_DETECT_ADDRESS(8)</text:p>
          </table:table-cell>
          <table:table-cell office:value-type="float" office:value="295680" calcext:value-type="float">
            <text:p>295680</text:p>
          </table:table-cell>
        </table:table-row>
        <table:table-row table:style-name="ro1">
          <table:table-cell office:value-type="string" calcext:value-type="string">
            <text:p>CITRA_COMMON_TONE_GEN_INPUT_OVERRIDE_OFFSE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ITRA_COMMON_TONE_GEN_OUTPUT_OVERRIDE_OFFSE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ROUTER_IO_ROUTER_IO_GVASI_TX_CSR_OFFSE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ITRA_INPUT_PROC_CH_X_AUDIO_ADDRESS(0)</text:p>
          </table:table-cell>
          <table:table-cell office:value-type="float" office:value="262400" calcext:value-type="float">
            <text:p>262400</text:p>
          </table:table-cell>
        </table:table-row>
        <table:table-row table:style-name="ro1">
          <table:table-cell office:value-type="string" calcext:value-type="string">
            <text:p>CITRA_INPUT_PROC_CH_X_AUDIO_ADDRESS(1)</text:p>
          </table:table-cell>
          <table:table-cell office:value-type="float" office:value="266496" calcext:value-type="float">
            <text:p>266496</text:p>
          </table:table-cell>
        </table:table-row>
        <table:table-row table:style-name="ro1">
          <table:table-cell office:value-type="string" calcext:value-type="string">
            <text:p>CITRA_INPUT_PROC_CH_X_AUDIO_ADDRESS(2)</text:p>
          </table:table-cell>
          <table:table-cell office:value-type="float" office:value="270592" calcext:value-type="float">
            <text:p>270592</text:p>
          </table:table-cell>
        </table:table-row>
        <table:table-row table:style-name="ro1">
          <table:table-cell office:value-type="string" calcext:value-type="string">
            <text:p>CITRA_INPUT_PROC_CH_X_AUDIO_ADDRESS(3)</text:p>
          </table:table-cell>
          <table:table-cell office:value-type="float" office:value="274688" calcext:value-type="float">
            <text:p>274688</text:p>
          </table:table-cell>
        </table:table-row>
        <table:table-row table:style-name="ro1">
          <table:table-cell office:value-type="string" calcext:value-type="string">
            <text:p>CITRA_INPUT_PROC_CH_X_AUDIO_ADDRESS(4)</text:p>
          </table:table-cell>
          <table:table-cell office:value-type="float" office:value="278784" calcext:value-type="float">
            <text:p>278784</text:p>
          </table:table-cell>
        </table:table-row>
        <table:table-row table:style-name="ro1">
          <table:table-cell office:value-type="string" calcext:value-type="string">
            <text:p>CITRA_INPUT_PROC_CH_X_AUDIO_ADDRESS(5)</text:p>
          </table:table-cell>
          <table:table-cell office:value-type="float" office:value="282880" calcext:value-type="float">
            <text:p>282880</text:p>
          </table:table-cell>
        </table:table-row>
        <table:table-row table:style-name="ro1">
          <table:table-cell office:value-type="string" calcext:value-type="string">
            <text:p>CITRA_INPUT_PROC_CH_X_AUDIO_ADDRESS(6)</text:p>
          </table:table-cell>
          <table:table-cell office:value-type="float" office:value="286976" calcext:value-type="float">
            <text:p>286976</text:p>
          </table:table-cell>
        </table:table-row>
        <table:table-row table:style-name="ro1">
          <table:table-cell office:value-type="string" calcext:value-type="string">
            <text:p>CITRA_INPUT_PROC_CH_X_AUDIO_ADDRESS(7)</text:p>
          </table:table-cell>
          <table:table-cell office:value-type="float" office:value="291072" calcext:value-type="float">
            <text:p>291072</text:p>
          </table:table-cell>
        </table:table-row>
        <table:table-row table:style-name="ro1">
          <table:table-cell office:value-type="string" calcext:value-type="string">
            <text:p>CITRA_INPUT_PROC_CH_X_AUDIO_ADDRESS(8)</text:p>
          </table:table-cell>
          <table:table-cell office:value-type="float" office:value="295168" calcext:value-type="float">
            <text:p>295168</text:p>
          </table:table-cell>
        </table:table-row>
        <table:table-row table:style-name="ro1">
          <table:table-cell office:value-type="string" calcext:value-type="string">
            <text:p>~CITRA_AUD_DLY_INPUT_DELAY_ENABLE_EN_BIT_MASK</text:p>
          </table:table-cell>
          <table:table-cell office:value-type="float" office:value="-512" calcext:value-type="float">
            <text:p>-512</text:p>
          </table:table-cell>
        </table:table-row>
        <table:table-row table:style-name="ro1">
          <table:table-cell office:value-type="string" calcext:value-type="string">
            <text:p>~CITRA_AUD_DLY_OUTPUT_DELAY_ENABLE_EN_BIT_MASK</text:p>
          </table:table-cell>
          <table:table-cell office:value-type="float" office:value="-512" calcext:value-type="float">
            <text:p>-512</text:p>
          </table:table-cell>
        </table:table-row>
        <table:table-row table:style-name="ro1">
          <table:table-cell office:value-type="string" calcext:value-type="string">
            <text:p>CITRA_AUD_DLY_MEMORYCSR_RESET_BIT_MA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ITRA_AUD_DLY_MEMORYCSR_RESET_BIT_MASK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ITRA_AUD_DLY_MEMORYCSR_INIT_DONE_BIT_MASK</text:p>
          </table:table-cell>
          <table:table-cell office:value-type="float" office:value="-2147483648" calcext:value-type="float">
            <text:p>-2147483648</text:p>
          </table:table-cell>
        </table:table-row>
        <table:table-row table:style-name="ro1">
          <table:table-cell office:value-type="string" calcext:value-type="string">
            <text:p>CITRA_AUD_DLY_INPUT_DELAY_ENABLE_EN_BIT_MASK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CITRA_AUD_DLY_OUTPUT_DELAY_ENABLE_EN_BIT_MASK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CITRA_AUD_DLY_MEMORYCSR_RESET_BIT_MA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ITRA_AUD_DLY_MEMORYCSR_RESET_BIT_MASK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ITRA_AUD_DLY_INPUT_DELAY_ENABLE_EN_BIT_MASK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~CITRA_AUD_DLY_INPUT_DELAY_ENABLE_EN_BIT_MASK</text:p>
          </table:table-cell>
          <table:table-cell office:value-type="float" office:value="-512" calcext:value-type="float">
            <text:p>-512</text:p>
          </table:table-cell>
        </table:table-row>
        <table:table-row table:style-name="ro1">
          <table:table-cell office:value-type="string" calcext:value-type="string">
            <text:p>CITRA_AUD_DLY_OUTPUT_DELAY_ENABLE_EN_BIT_MASK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~CITRA_AUD_DLY_OUTPUT_DELAY_ENABLE_EN_BIT_MASK</text:p>
          </table:table-cell>
          <table:table-cell office:value-type="float" office:value="-512" calcext:value-type="float">
            <text:p>-512</text:p>
          </table:table-cell>
        </table:table-row>
        <table:table-row table:style-name="ro1">
          <table:table-cell office:value-type="string" calcext:value-type="string">
            <text:p>CITRA_AUD_DLY_MEMORYCSR_INIT_DONE_BIT_MASK</text:p>
          </table:table-cell>
          <table:table-cell office:value-type="float" office:value="-2147483648" calcext:value-type="float">
            <text:p>-2147483648</text:p>
          </table:table-cell>
        </table:table-row>
        <table:table-row table:style-name="ro1">
          <table:table-cell office:value-type="string" calcext:value-type="string">
            <text:p>CITRA_AUD_DLY_BIST_DATA_ERROR_STATUS_DATA_BIT_MASK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string" calcext:value-type="string">
            <text:p>CITRA_AUD_DLY_BIST_DATA_ERROR_STATUS_SEL_BIT_MASK</text:p>
          </table:table-cell>
          <table:table-cell office:value-type="float" office:value="458752" calcext:value-type="float">
            <text:p>458752</text:p>
          </table:table-cell>
        </table:table-row>
        <table:table-row table:style-name="ro1">
          <table:table-cell office:value-type="string" calcext:value-type="string">
            <text:p>CITRA_AUD_DLY_BIST_ADDRESS_ERROR_STATUS_ADDR_BIT_MASK</text:p>
          </table:table-cell>
          <table:table-cell office:value-type="float" office:value="268435455" calcext:value-type="float">
            <text:p>268435455</text:p>
          </table:table-cell>
        </table:table-row>
        <table:table-row table:style-name="ro1">
          <table:table-cell office:value-type="string" calcext:value-type="string">
            <text:p>CITRA_AUD_DLY_INPUT_DELAY_SELECT_SEL_BIT_MASK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CITRA_AUD_DLY_INPUT_DELAY_SELECT_SEL_BIT_MASK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CITRA_AUD_DLY_INPUT_DELAY_SELECT_SEL_BIT_MASK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CITRA_OUTPUT_PROC_CH_X_VIDEO_VID_DLY_PIXEL_DELAY_BIT_MASK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CITRA_OUTPUT_PROC_CH_X_VIDEO_VID_DLY_PIXEL_DELAY_BIT_MASK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CITRA_OUTPUT_PROC_CH_X_VIDEO_VID_DLY_PIXEL_DELAY_BIT_MASK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CITRA_REAR_IO_RP_QUADX_SDI_GTH_X_RX_STATUS_REGISTER_OFFSE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ITRA_REAR_IO_RP_QUADX_SDI_GTH_X_RX_STATUS_REGISTER_RESETDONE_BIT_LSB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ide by Side NAMES" table:style-name="ta1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formula="of:=[new.A1]" office:value-type="float" office:value="44" calcext:value-type="float">
            <text:p>44</text:p>
          </table:table-cell>
          <table:table-cell table:formula="of:=[new.B1]" office:value-type="string" office:string-value="CITRA_COMMON_GLOBAL_ID_OFFSET" calcext:value-type="string">
            <text:p>CITRA_COMMON_GLOBAL_ID_OFFSET</text:p>
          </table:table-cell>
          <table:table-cell table:formula="of:=[old.A1]" office:value-type="string" office:string-value="CITRA_COMMON_GLOBAL_GLOBAL_ID_OFFSET" calcext:value-type="string">
            <text:p>CITRA_COMMON_GLOBAL_GLOBAL_ID_OFFSET</text:p>
          </table:table-cell>
          <table:table-cell table:formula="of:=[old.B1]" office:value-type="float" office:value="44" calcext:value-type="float">
            <text:p>44</text:p>
          </table:table-cell>
        </table:table-row>
        <table:table-row table:style-name="ro1">
          <table:table-cell table:formula="of:=[new.A2]" office:value-type="float" office:value="-2147483648" calcext:value-type="float">
            <text:p>-2147483648</text:p>
          </table:table-cell>
          <table:table-cell table:formula="of:=[new.B2]" office:value-type="string" office:string-value="CITRA_COMMON_FAN_STATUS_STALL_REG_BIT_MASK" calcext:value-type="string">
            <text:p>CITRA_COMMON_FAN_STATUS_STALL_REG_BIT_MASK</text:p>
          </table:table-cell>
          <table:table-cell table:formula="of:=[old.A2]" office:value-type="string" office:string-value="CITRA_COMMON_FAN_FAN_TACH_STATUS_STALL_BIT_MASK" calcext:value-type="string">
            <text:p>CITRA_COMMON_FAN_FAN_TACH_STATUS_STALL_BIT_MASK</text:p>
          </table:table-cell>
          <table:table-cell table:formula="of:=[old.B2]" office:value-type="float" office:value="-2147483648" calcext:value-type="float">
            <text:p>-2147483648</text:p>
          </table:table-cell>
        </table:table-row>
        <table:table-row table:style-name="ro1">
          <table:table-cell table:formula="of:=[new.A3]" office:value-type="float" office:value="4194303" calcext:value-type="float">
            <text:p>4194303</text:p>
          </table:table-cell>
          <table:table-cell table:formula="of:=[new.B3]" office:value-type="string" office:string-value="CITRA_COMMON_FAN_STATUS_PERIOD_REG_BIT_MASK" calcext:value-type="string">
            <text:p>CITRA_COMMON_FAN_STATUS_PERIOD_REG_BIT_MASK</text:p>
          </table:table-cell>
          <table:table-cell table:formula="of:=[old.A3]" office:value-type="string" office:string-value="CITRA_COMMON_FAN_FAN_TACH_STATUS_FAN_PERIOD_BIT_MASK" calcext:value-type="string">
            <text:p>CITRA_COMMON_FAN_FAN_TACH_STATUS_FAN_PERIOD_BIT_MASK</text:p>
          </table:table-cell>
          <table:table-cell table:formula="of:=[old.B3]" office:value-type="float" office:value="4194303" calcext:value-type="float">
            <text:p>4194303</text:p>
          </table:table-cell>
        </table:table-row>
        <table:table-row table:style-name="ro1">
          <table:table-cell table:formula="of:=[new.A4]" office:value-type="float" office:value="15" calcext:value-type="float">
            <text:p>15</text:p>
          </table:table-cell>
          <table:table-cell table:formula="of:=[new.B4]" office:value-type="string" office:string-value="CITRA_COMMON_GLOBAL_ID_REAR_ID_BIT_MASK" calcext:value-type="string">
            <text:p>CITRA_COMMON_GLOBAL_ID_REAR_ID_BIT_MASK</text:p>
          </table:table-cell>
          <table:table-cell table:formula="of:=[old.A4]" office:value-type="string" office:string-value="CITRA_COMMON_GLOBAL_GLOBAL_ID_REAR_ID_BIT_MASK" calcext:value-type="string">
            <text:p>CITRA_COMMON_GLOBAL_GLOBAL_ID_REAR_ID_BIT_MASK</text:p>
          </table:table-cell>
          <table:table-cell table:formula="of:=[old.B4]" office:value-type="float" office:value="15" calcext:value-type="float">
            <text:p>15</text:p>
          </table:table-cell>
        </table:table-row>
        <table:table-row table:style-name="ro1">
          <table:table-cell table:formula="of:=[new.A5]" office:value-type="float" office:value="0" calcext:value-type="float">
            <text:p>0</text:p>
          </table:table-cell>
          <table:table-cell table:formula="of:=[new.B5]" office:value-type="string" office:string-value="CITRA_COMMON_GLOBAL_ID_REAR_ID_BIT_LSB" calcext:value-type="string">
            <text:p>CITRA_COMMON_GLOBAL_ID_REAR_ID_BIT_LSB</text:p>
          </table:table-cell>
          <table:table-cell table:formula="of:=[old.A5]" office:value-type="string" office:string-value="CITRA_COMMON_GLOBAL_GLOBAL_ID_REAR_ID_BIT_LSB" calcext:value-type="string">
            <text:p>CITRA_COMMON_GLOBAL_GLOBAL_ID_REAR_ID_BIT_LSB</text:p>
          </table:table-cell>
          <table:table-cell table:formula="of:=[old.B5]" office:value-type="float" office:value="0" calcext:value-type="float">
            <text:p>0</text:p>
          </table:table-cell>
        </table:table-row>
        <table:table-row table:style-name="ro1">
          <table:table-cell table:formula="of:=[new.A6]" office:value-type="float" office:value="65792" calcext:value-type="float">
            <text:p>65792</text:p>
          </table:table-cell>
          <table:table-cell table:formula="of:=[new.B6]" office:value-type="string" office:string-value="CITRA_COMMON_TIMING_ADDRESS" calcext:value-type="string">
            <text:p>CITRA_COMMON_TIMING_ADDRESS</text:p>
          </table:table-cell>
          <table:table-cell table:formula="of:=[old.A6]" office:value-type="string" office:string-value="CITRA_COMMON_URS_ADDRESS" calcext:value-type="string">
            <text:p>CITRA_COMMON_URS_ADDRESS</text:p>
          </table:table-cell>
          <table:table-cell table:formula="of:=[old.B6]" office:value-type="float" office:value="65792" calcext:value-type="float">
            <text:p>65792</text:p>
          </table:table-cell>
        </table:table-row>
        <table:table-row table:style-name="ro1">
          <table:table-cell table:formula="of:=[new.A7]" office:value-type="float" office:value="0" calcext:value-type="float">
            <text:p>0</text:p>
          </table:table-cell>
          <table:table-cell table:formula="of:=[new.B7]" office:value-type="string" office:string-value="CITRA_COMMON_TIMING_CONTROL_OFFSET" calcext:value-type="string">
            <text:p>CITRA_COMMON_TIMING_CONTROL_OFFSET</text:p>
          </table:table-cell>
          <table:table-cell table:formula="of:=[old.A7]" office:value-type="string" office:string-value="CITRA_COMMON_URS_CONTROL_OFFSET" calcext:value-type="string">
            <text:p>CITRA_COMMON_URS_CONTROL_OFFSET</text:p>
          </table:table-cell>
          <table:table-cell table:formula="of:=[old.B7]" office:value-type="float" office:value="0" calcext:value-type="float">
            <text:p>0</text:p>
          </table:table-cell>
        </table:table-row>
        <table:table-row table:style-name="ro1">
          <table:table-cell table:formula="of:=[new.A8]" office:value-type="float" office:value="65872" calcext:value-type="float">
            <text:p>65872</text:p>
          </table:table-cell>
          <table:table-cell table:formula="of:=[new.B8]" office:value-type="string" office:string-value="CITRA_COMMON_TIMING_ADDRESS+CITRA_COMMON_TIMING_OUT_TOF_DLY_SD_PAL_OFFSET" calcext:value-type="string">
            <text:p>CITRA_COMMON_TIMING_ADDRESS+CITRA_COMMON_TIMING_OUT_TOF_DLY_SD_PAL_OFFSET</text:p>
          </table:table-cell>
          <table:table-cell table:formula="of:=[old.A8]" office:value-type="string" office:string-value="CITRA_COMMON_OUTPUT_FLYWHEEL_ADDRESS" calcext:value-type="string">
            <text:p>CITRA_COMMON_OUTPUT_FLYWHEEL_ADDRESS</text:p>
          </table:table-cell>
          <table:table-cell table:formula="of:=[old.B8]" office:value-type="float" office:value="65872" calcext:value-type="float">
            <text:p>65872</text:p>
          </table:table-cell>
        </table:table-row>
        <table:table-row table:style-name="ro1">
          <table:table-cell table:formula="of:=[new.A9]" office:value-type="float" office:value="131072" calcext:value-type="float">
            <text:p>131072</text:p>
          </table:table-cell>
          <table:table-cell table:formula="of:=[new.B9]" office:value-type="string" office:string-value="CITRA_REAR_IO_RP_QUAD_SDI_ADDRESS(0)" calcext:value-type="string">
            <text:p>CITRA_REAR_IO_RP_QUAD_SDI_ADDRESS(0)</text:p>
          </table:table-cell>
          <table:table-cell table:formula="of:=[old.A9]" office:value-type="string" office:string-value="CITRA_REAR_IO_RP_QUADX_SDI_ADDRESS(0)" calcext:value-type="string">
            <text:p>CITRA_REAR_IO_RP_QUADX_SDI_ADDRESS(0)</text:p>
          </table:table-cell>
          <table:table-cell table:formula="of:=[old.B9]" office:value-type="float" office:value="131072" calcext:value-type="float">
            <text:p>131072</text:p>
          </table:table-cell>
        </table:table-row>
        <table:table-row table:style-name="ro1">
          <table:table-cell table:formula="of:=[new.A10]" office:value-type="float" office:value="96" calcext:value-type="float">
            <text:p>96</text:p>
          </table:table-cell>
          <table:table-cell table:formula="of:=[new.B10]" office:value-type="string" office:string-value="CITRA_REAR_IO_RP_QUAD_SDI_CSR_OFFSET" calcext:value-type="string">
            <text:p>CITRA_REAR_IO_RP_QUAD_SDI_CSR_OFFSET</text:p>
          </table:table-cell>
          <table:table-cell table:formula="of:=[old.A10]" office:value-type="string" office:string-value="CITRA_REAR_IO_RP_QUADX_SDI_QUAD_CSR_REGISTER_OFFSET" calcext:value-type="string">
            <text:p>CITRA_REAR_IO_RP_QUADX_SDI_QUAD_CSR_REGISTER_OFFSET</text:p>
          </table:table-cell>
          <table:table-cell table:formula="of:=[old.B10]" office:value-type="float" office:value="96" calcext:value-type="float">
            <text:p>96</text:p>
          </table:table-cell>
        </table:table-row>
        <table:table-row table:style-name="ro1">
          <table:table-cell table:formula="of:=[new.A11]" office:value-type="float" office:value="133120" calcext:value-type="float">
            <text:p>133120</text:p>
          </table:table-cell>
          <table:table-cell table:formula="of:=[new.B11]" office:value-type="string" office:string-value="CITRA_REAR_IO_RP_QUAD_SDI_ADDRESS(1)" calcext:value-type="string">
            <text:p>CITRA_REAR_IO_RP_QUAD_SDI_ADDRESS(1)</text:p>
          </table:table-cell>
          <table:table-cell table:formula="of:=[old.A11]" office:value-type="string" office:string-value="CITRA_REAR_IO_RP_QUADX_SDI_ADDRESS(1)" calcext:value-type="string">
            <text:p>CITRA_REAR_IO_RP_QUADX_SDI_ADDRESS(1)</text:p>
          </table:table-cell>
          <table:table-cell table:formula="of:=[old.B11]" office:value-type="float" office:value="135168" calcext:value-type="float">
            <text:p>135168</text:p>
          </table:table-cell>
        </table:table-row>
        <table:table-row table:style-name="ro1">
          <table:table-cell table:formula="of:=[new.A12]" office:value-type="float" office:value="96" calcext:value-type="float">
            <text:p>96</text:p>
          </table:table-cell>
          <table:table-cell table:formula="of:=[new.B12]" office:value-type="string" office:string-value="CITRA_REAR_IO_RP_QUAD_SDI_CSR_OFFSET" calcext:value-type="string">
            <text:p>CITRA_REAR_IO_RP_QUAD_SDI_CSR_OFFSET</text:p>
          </table:table-cell>
          <table:table-cell table:formula="of:=[old.A12]" office:value-type="string" office:string-value="CITRA_REAR_IO_RP_QUADX_SDI_QUAD_CSR_REGISTER_OFFSET" calcext:value-type="string">
            <text:p>CITRA_REAR_IO_RP_QUADX_SDI_QUAD_CSR_REGISTER_OFFSET</text:p>
          </table:table-cell>
          <table:table-cell table:formula="of:=[old.B12]" office:value-type="float" office:value="96" calcext:value-type="float">
            <text:p>96</text:p>
          </table:table-cell>
        </table:table-row>
        <table:table-row table:style-name="ro1">
          <table:table-cell table:formula="of:=[new.A13]" office:value-type="float" office:value="135168" calcext:value-type="float">
            <text:p>135168</text:p>
          </table:table-cell>
          <table:table-cell table:formula="of:=[new.B13]" office:value-type="string" office:string-value="CITRA_REAR_IO_RP_QUAD_SDI_ADDRESS(2)" calcext:value-type="string">
            <text:p>CITRA_REAR_IO_RP_QUAD_SDI_ADDRESS(2)</text:p>
          </table:table-cell>
          <table:table-cell table:formula="of:=[old.A13]" office:value-type="string" office:string-value="CITRA_REAR_IO_RP_QUADX_SDI_ADDRESS(2)" calcext:value-type="string">
            <text:p>CITRA_REAR_IO_RP_QUADX_SDI_ADDRESS(2)</text:p>
          </table:table-cell>
          <table:table-cell table:formula="of:=[old.B13]" office:value-type="float" office:value="139264" calcext:value-type="float">
            <text:p>139264</text:p>
          </table:table-cell>
        </table:table-row>
        <table:table-row table:style-name="ro1">
          <table:table-cell table:formula="of:=[new.A14]" office:value-type="float" office:value="96" calcext:value-type="float">
            <text:p>96</text:p>
          </table:table-cell>
          <table:table-cell table:formula="of:=[new.B14]" office:value-type="string" office:string-value="CITRA_REAR_IO_RP_QUAD_SDI_CSR_OFFSET" calcext:value-type="string">
            <text:p>CITRA_REAR_IO_RP_QUAD_SDI_CSR_OFFSET</text:p>
          </table:table-cell>
          <table:table-cell table:formula="of:=[old.A14]" office:value-type="string" office:string-value="CITRA_REAR_IO_RP_QUADX_SDI_QUAD_CSR_REGISTER_OFFSET" calcext:value-type="string">
            <text:p>CITRA_REAR_IO_RP_QUADX_SDI_QUAD_CSR_REGISTER_OFFSET</text:p>
          </table:table-cell>
          <table:table-cell table:formula="of:=[old.B14]" office:value-type="float" office:value="96" calcext:value-type="float">
            <text:p>96</text:p>
          </table:table-cell>
        </table:table-row>
        <table:table-row table:style-name="ro1">
          <table:table-cell table:formula="of:=[new.A15]" office:value-type="float" office:value="0" calcext:value-type="float">
            <text:p>0</text:p>
          </table:table-cell>
          <table:table-cell table:formula="of:=[new.B15]" office:value-type="string" office:string-value="CITRA_ROUTER_IO_GV_ASI_GVASI_CLK_CTRL_OFFSET" calcext:value-type="string">
            <text:p>CITRA_ROUTER_IO_GV_ASI_GVASI_CLK_CTRL_OFFSET</text:p>
          </table:table-cell>
          <table:table-cell table:formula="of:=[old.A15]" office:value-type="string" office:string-value="CITRA_ROUTER_IO_GVASI_CLK_CTRL_OFFSET" calcext:value-type="string">
            <text:p>CITRA_ROUTER_IO_GVASI_CLK_CTRL_OFFSET</text:p>
          </table:table-cell>
          <table:table-cell table:formula="of:=[old.B15]" office:value-type="float" office:value="0" calcext:value-type="float">
            <text:p>0</text:p>
          </table:table-cell>
        </table:table-row>
        <table:table-row table:style-name="ro1">
          <table:table-cell table:formula="of:=[new.A16]" office:value-type="float" office:value="144" calcext:value-type="float">
            <text:p>144</text:p>
          </table:table-cell>
          <table:table-cell table:formula="of:=[new.B16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6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6]" office:value-type="float" office:value="144" calcext:value-type="float">
            <text:p>144</text:p>
          </table:table-cell>
        </table:table-row>
        <table:table-row table:style-name="ro1">
          <table:table-cell table:formula="of:=[new.A17]" office:value-type="float" office:value="144" calcext:value-type="float">
            <text:p>144</text:p>
          </table:table-cell>
          <table:table-cell table:formula="of:=[new.B17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7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7]" office:value-type="float" office:value="144" calcext:value-type="float">
            <text:p>144</text:p>
          </table:table-cell>
        </table:table-row>
        <table:table-row table:style-name="ro1">
          <table:table-cell table:formula="of:=[new.A18]" office:value-type="float" office:value="144" calcext:value-type="float">
            <text:p>144</text:p>
          </table:table-cell>
          <table:table-cell table:formula="of:=[new.B18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8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8]" office:value-type="float" office:value="144" calcext:value-type="float">
            <text:p>144</text:p>
          </table:table-cell>
        </table:table-row>
        <table:table-row table:style-name="ro1">
          <table:table-cell table:formula="of:=[new.A19]" office:value-type="float" office:value="144" calcext:value-type="float">
            <text:p>144</text:p>
          </table:table-cell>
          <table:table-cell table:formula="of:=[new.B19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9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9]" office:value-type="float" office:value="144" calcext:value-type="float">
            <text:p>144</text:p>
          </table:table-cell>
        </table:table-row>
        <table:table-row table:style-name="ro1">
          <table:table-cell table:formula="of:=[new.A20]" office:value-type="float" office:value="144" calcext:value-type="float">
            <text:p>144</text:p>
          </table:table-cell>
          <table:table-cell table:formula="of:=[new.B20]" office:value-type="string" office:string-value="CITRA_ROUTER_IO_GV_ASI_GVASI_TX_CSR_OFFSET" calcext:value-type="string">
            <text:p>CITRA_ROUTER_IO_GV_ASI_GVASI_TX_CSR_OFFSET</text:p>
          </table:table-cell>
          <table:table-cell table:formula="of:=[old.A20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20]" office:value-type="float" office:value="144" calcext:value-type="float">
            <text:p>144</text:p>
          </table:table-cell>
        </table:table-row>
        <table:table-row table:style-name="ro1">
          <table:table-cell table:formula="of:=[new.A21]" office:value-type="float" office:value="144" calcext:value-type="float">
            <text:p>144</text:p>
          </table:table-cell>
          <table:table-cell table:formula="of:=[new.B21]" office:value-type="string" office:string-value="CITRA_ROUTER_IO_GV_ASI_GVASI_TX_CSR_OFFSET" calcext:value-type="string">
            <text:p>CITRA_ROUTER_IO_GV_ASI_GVASI_TX_CSR_OFFSET</text:p>
          </table:table-cell>
          <table:table-cell table:formula="of:=[old.A21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21]" office:value-type="float" office:value="144" calcext:value-type="float">
            <text:p>144</text:p>
          </table:table-cell>
        </table:table-row>
        <table:table-row table:style-name="ro1">
          <table:table-cell table:formula="of:=[new.A22]" office:value-type="float" office:value="144" calcext:value-type="float">
            <text:p>144</text:p>
          </table:table-cell>
          <table:table-cell table:formula="of:=[new.B22]" office:value-type="string" office:string-value="CITRA_ROUTER_IO_GV_ASI_GVASI_TX_CSR_OFFSET" calcext:value-type="string">
            <text:p>CITRA_ROUTER_IO_GV_ASI_GVASI_TX_CSR_OFFSET</text:p>
          </table:table-cell>
          <table:table-cell table:formula="of:=[old.A22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22]" office:value-type="float" office:value="144" calcext:value-type="float">
            <text:p>144</text:p>
          </table:table-cell>
        </table:table-row>
        <table:table-row table:style-name="ro1">
          <table:table-cell table:formula="of:=[new.A23]" office:value-type="float" office:value="144" calcext:value-type="float">
            <text:p>144</text:p>
          </table:table-cell>
          <table:table-cell table:formula="of:=[new.B23]" office:value-type="string" office:string-value="CITRA_ROUTER_IO_GV_ASI_GVASI_TX_CSR_OFFSET" calcext:value-type="string">
            <text:p>CITRA_ROUTER_IO_GV_ASI_GVASI_TX_CSR_OFFSET</text:p>
          </table:table-cell>
          <table:table-cell table:formula="of:=[old.A23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23]" office:value-type="float" office:value="144" calcext:value-type="float">
            <text:p>144</text:p>
          </table:table-cell>
        </table:table-row>
        <table:table-row table:style-name="ro1">
          <table:table-cell table:formula="of:=[new.A24]" office:value-type="float" office:value="144" calcext:value-type="float">
            <text:p>144</text:p>
          </table:table-cell>
          <table:table-cell table:formula="of:=[new.B24]" office:value-type="string" office:string-value="CITRA_ROUTER_IO_GV_ASI_GVASI_TX_CSR_OFFSET" calcext:value-type="string">
            <text:p>CITRA_ROUTER_IO_GV_ASI_GVASI_TX_CSR_OFFSET</text:p>
          </table:table-cell>
          <table:table-cell table:formula="of:=[old.A24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24]" office:value-type="float" office:value="144" calcext:value-type="float">
            <text:p>144</text:p>
          </table:table-cell>
        </table:table-row>
        <table:table-row table:style-name="ro1">
          <table:table-cell table:formula="of:=[new.A25]" office:value-type="float" office:value="131072" calcext:value-type="float">
            <text:p>131072</text:p>
          </table:table-cell>
          <table:table-cell table:formula="of:=[new.B25]" office:value-type="string" office:string-value="CITRA_REAR_IO_RP_QUAD_ADDRESS(0)" calcext:value-type="string">
            <text:p>CITRA_REAR_IO_RP_QUAD_ADDRESS(0)</text:p>
          </table:table-cell>
          <table:table-cell table:formula="of:=[old.A25]" office:value-type="string" office:string-value="CITRA_REAR_IO_RP_QUADX_SDI_GTH_X_ADDRESS(0,0)" calcext:value-type="string">
            <text:p>CITRA_REAR_IO_RP_QUADX_SDI_GTH_X_ADDRESS(0,0)</text:p>
          </table:table-cell>
          <table:table-cell table:formula="of:=[old.B25]" office:value-type="float" office:value="131072" calcext:value-type="float">
            <text:p>131072</text:p>
          </table:table-cell>
        </table:table-row>
        <table:table-row table:style-name="ro1">
          <table:table-cell table:formula="of:=[new.A26]" office:value-type="float" office:value="12" calcext:value-type="float">
            <text:p>12</text:p>
          </table:table-cell>
          <table:table-cell table:formula="of:=[new.B26]" office:value-type="string" office:string-value="CITRA_REAR_IO_RP_QUAD_SDI_RX0_CTRL_OFFSET" calcext:value-type="string">
            <text:p>CITRA_REAR_IO_RP_QUAD_SDI_RX0_CTRL_OFFSET</text:p>
          </table:table-cell>
          <table:table-cell table:formula="of:=[old.A26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formula="of:=[old.B26]" office:value-type="float" office:value="12" calcext:value-type="float">
            <text:p>12</text:p>
          </table:table-cell>
        </table:table-row>
        <table:table-row table:style-name="ro1">
          <table:table-cell table:formula="of:=[new.A27]" office:value-type="float" office:value="131072" calcext:value-type="float">
            <text:p>131072</text:p>
          </table:table-cell>
          <table:table-cell table:formula="of:=[new.B27]" office:value-type="string" office:string-value="CITRA_REAR_IO_RP_QUAD_ADDRESS(0)" calcext:value-type="string">
            <text:p>CITRA_REAR_IO_RP_QUAD_ADDRESS(0)</text:p>
          </table:table-cell>
          <table:table-cell table:formula="of:=[old.A27]" office:value-type="string" office:string-value="CITRA_REAR_IO_RP_QUADX_SDI_GTH_X_ADDRESS(0,1)" calcext:value-type="string">
            <text:p>CITRA_REAR_IO_RP_QUADX_SDI_GTH_X_ADDRESS(0,1)</text:p>
          </table:table-cell>
          <table:table-cell table:formula="of:=[old.B27]" office:value-type="float" office:value="131096" calcext:value-type="float">
            <text:p>131096</text:p>
          </table:table-cell>
        </table:table-row>
        <table:table-row table:style-name="ro1">
          <table:table-cell table:formula="of:=[new.A28]" office:value-type="float" office:value="36" calcext:value-type="float">
            <text:p>36</text:p>
          </table:table-cell>
          <table:table-cell table:formula="of:=[new.B28]" office:value-type="string" office:string-value="CITRA_REAR_IO_RP_QUAD_SDI_RX1_CTRL_OFFSET" calcext:value-type="string">
            <text:p>CITRA_REAR_IO_RP_QUAD_SDI_RX1_CTRL_OFFSET</text:p>
          </table:table-cell>
          <table:table-cell table:formula="of:=[old.A28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formula="of:=[old.B28]" office:value-type="float" office:value="12" calcext:value-type="float">
            <text:p>12</text:p>
          </table:table-cell>
        </table:table-row>
        <table:table-row table:style-name="ro1">
          <table:table-cell table:formula="of:=[new.A29]" office:value-type="float" office:value="131072" calcext:value-type="float">
            <text:p>131072</text:p>
          </table:table-cell>
          <table:table-cell table:formula="of:=[new.B29]" office:value-type="string" office:string-value="CITRA_REAR_IO_RP_QUAD_ADDRESS(0)" calcext:value-type="string">
            <text:p>CITRA_REAR_IO_RP_QUAD_ADDRESS(0)</text:p>
          </table:table-cell>
          <table:table-cell table:formula="of:=[old.A29]" office:value-type="string" office:string-value="CITRA_REAR_IO_RP_QUADX_SDI_GTH_X_ADDRESS(0,2)" calcext:value-type="string">
            <text:p>CITRA_REAR_IO_RP_QUADX_SDI_GTH_X_ADDRESS(0,2)</text:p>
          </table:table-cell>
          <table:table-cell table:formula="of:=[old.B29]" office:value-type="float" office:value="131120" calcext:value-type="float">
            <text:p>131120</text:p>
          </table:table-cell>
        </table:table-row>
        <table:table-row table:style-name="ro1">
          <table:table-cell table:formula="of:=[new.A30]" office:value-type="float" office:value="60" calcext:value-type="float">
            <text:p>60</text:p>
          </table:table-cell>
          <table:table-cell table:formula="of:=[new.B30]" office:value-type="string" office:string-value="CITRA_REAR_IO_RP_QUAD_SDI_RX2_CTRL_OFFSET" calcext:value-type="string">
            <text:p>CITRA_REAR_IO_RP_QUAD_SDI_RX2_CTRL_OFFSET</text:p>
          </table:table-cell>
          <table:table-cell table:formula="of:=[old.A30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formula="of:=[old.B30]" office:value-type="float" office:value="12" calcext:value-type="float">
            <text:p>12</text:p>
          </table:table-cell>
        </table:table-row>
        <table:table-row table:style-name="ro1">
          <table:table-cell table:formula="of:=[new.A31]" office:value-type="float" office:value="131072" calcext:value-type="float">
            <text:p>131072</text:p>
          </table:table-cell>
          <table:table-cell table:formula="of:=[new.B31]" office:value-type="string" office:string-value="CITRA_REAR_IO_RP_QUAD_ADDRESS(0)" calcext:value-type="string">
            <text:p>CITRA_REAR_IO_RP_QUAD_ADDRESS(0)</text:p>
          </table:table-cell>
          <table:table-cell table:formula="of:=[old.A31]" office:value-type="string" office:string-value="CITRA_REAR_IO_RP_QUADX_SDI_GTH_X_ADDRESS(0,3)" calcext:value-type="string">
            <text:p>CITRA_REAR_IO_RP_QUADX_SDI_GTH_X_ADDRESS(0,3)</text:p>
          </table:table-cell>
          <table:table-cell table:formula="of:=[old.B31]" office:value-type="float" office:value="131144" calcext:value-type="float">
            <text:p>131144</text:p>
          </table:table-cell>
        </table:table-row>
        <table:table-row table:style-name="ro1">
          <table:table-cell table:formula="of:=[new.A32]" office:value-type="float" office:value="84" calcext:value-type="float">
            <text:p>84</text:p>
          </table:table-cell>
          <table:table-cell table:formula="of:=[new.B32]" office:value-type="string" office:string-value="CITRA_REAR_IO_RP_QUAD_SDI_RX3_CTRL_OFFSET" calcext:value-type="string">
            <text:p>CITRA_REAR_IO_RP_QUAD_SDI_RX3_CTRL_OFFSET</text:p>
          </table:table-cell>
          <table:table-cell table:formula="of:=[old.A32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formula="of:=[old.B32]" office:value-type="float" office:value="12" calcext:value-type="float">
            <text:p>12</text:p>
          </table:table-cell>
        </table:table-row>
        <table:table-row table:style-name="ro1">
          <table:table-cell table:formula="of:=[new.A33]" office:value-type="float" office:value="133120" calcext:value-type="float">
            <text:p>133120</text:p>
          </table:table-cell>
          <table:table-cell table:formula="of:=[new.B33]" office:value-type="string" office:string-value="CITRA_REAR_IO_RP_QUAD_ADDRESS(1)" calcext:value-type="string">
            <text:p>CITRA_REAR_IO_RP_QUAD_ADDRESS(1)</text:p>
          </table:table-cell>
          <table:table-cell table:formula="of:=[old.A33]" office:value-type="string" office:string-value="CITRA_REAR_IO_RP_QUADX_SDI_GTH_X_ADDRESS(1,0)" calcext:value-type="string">
            <text:p>CITRA_REAR_IO_RP_QUADX_SDI_GTH_X_ADDRESS(1,0)</text:p>
          </table:table-cell>
          <table:table-cell table:formula="of:=[old.B33]" office:value-type="float" office:value="135168" calcext:value-type="float">
            <text:p>135168</text:p>
          </table:table-cell>
        </table:table-row>
        <table:table-row table:style-name="ro1">
          <table:table-cell table:formula="of:=[new.A34]" office:value-type="float" office:value="12" calcext:value-type="float">
            <text:p>12</text:p>
          </table:table-cell>
          <table:table-cell table:formula="of:=[new.B34]" office:value-type="string" office:string-value="CITRA_REAR_IO_RP_QUAD_SDI_RX0_CTRL_OFFSET" calcext:value-type="string">
            <text:p>CITRA_REAR_IO_RP_QUAD_SDI_RX0_CTRL_OFFSET</text:p>
          </table:table-cell>
          <table:table-cell table:formula="of:=[old.A34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formula="of:=[old.B34]" office:value-type="float" office:value="12" calcext:value-type="float">
            <text:p>12</text:p>
          </table:table-cell>
        </table:table-row>
        <table:table-row table:style-name="ro1">
          <table:table-cell table:formula="of:=[new.A35]" office:value-type="float" office:value="133120" calcext:value-type="float">
            <text:p>133120</text:p>
          </table:table-cell>
          <table:table-cell table:formula="of:=[new.B35]" office:value-type="string" office:string-value="CITRA_REAR_IO_RP_QUAD_ADDRESS(1)" calcext:value-type="string">
            <text:p>CITRA_REAR_IO_RP_QUAD_ADDRESS(1)</text:p>
          </table:table-cell>
          <table:table-cell table:formula="of:=[old.A35]" office:value-type="string" office:string-value="CITRA_REAR_IO_RP_QUADX_SDI_GTH_X_ADDRESS(1,1)" calcext:value-type="string">
            <text:p>CITRA_REAR_IO_RP_QUADX_SDI_GTH_X_ADDRESS(1,1)</text:p>
          </table:table-cell>
          <table:table-cell table:formula="of:=[old.B35]" office:value-type="float" office:value="135192" calcext:value-type="float">
            <text:p>135192</text:p>
          </table:table-cell>
        </table:table-row>
        <table:table-row table:style-name="ro1">
          <table:table-cell table:formula="of:=[new.A36]" office:value-type="float" office:value="36" calcext:value-type="float">
            <text:p>36</text:p>
          </table:table-cell>
          <table:table-cell table:formula="of:=[new.B36]" office:value-type="string" office:string-value="CITRA_REAR_IO_RP_QUAD_SDI_RX1_CTRL_OFFSET" calcext:value-type="string">
            <text:p>CITRA_REAR_IO_RP_QUAD_SDI_RX1_CTRL_OFFSET</text:p>
          </table:table-cell>
          <table:table-cell table:formula="of:=[old.A36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formula="of:=[old.B36]" office:value-type="float" office:value="12" calcext:value-type="float">
            <text:p>12</text:p>
          </table:table-cell>
        </table:table-row>
        <table:table-row table:style-name="ro1">
          <table:table-cell table:formula="of:=[new.A37]" office:value-type="float" office:value="133120" calcext:value-type="float">
            <text:p>133120</text:p>
          </table:table-cell>
          <table:table-cell table:formula="of:=[new.B37]" office:value-type="string" office:string-value="CITRA_REAR_IO_RP_QUAD_ADDRESS(1)" calcext:value-type="string">
            <text:p>CITRA_REAR_IO_RP_QUAD_ADDRESS(1)</text:p>
          </table:table-cell>
          <table:table-cell table:formula="of:=[old.A37]" office:value-type="string" office:string-value="CITRA_REAR_IO_RP_QUADX_SDI_GTH_X_ADDRESS(1,2)" calcext:value-type="string">
            <text:p>CITRA_REAR_IO_RP_QUADX_SDI_GTH_X_ADDRESS(1,2)</text:p>
          </table:table-cell>
          <table:table-cell table:formula="of:=[old.B37]" office:value-type="float" office:value="135216" calcext:value-type="float">
            <text:p>135216</text:p>
          </table:table-cell>
        </table:table-row>
        <table:table-row table:style-name="ro1">
          <table:table-cell table:formula="of:=[new.A38]" office:value-type="float" office:value="60" calcext:value-type="float">
            <text:p>60</text:p>
          </table:table-cell>
          <table:table-cell table:formula="of:=[new.B38]" office:value-type="string" office:string-value="CITRA_REAR_IO_RP_QUAD_SDI_RX2_CTRL_OFFSET" calcext:value-type="string">
            <text:p>CITRA_REAR_IO_RP_QUAD_SDI_RX2_CTRL_OFFSET</text:p>
          </table:table-cell>
          <table:table-cell table:formula="of:=[old.A38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formula="of:=[old.B38]" office:value-type="float" office:value="12" calcext:value-type="float">
            <text:p>12</text:p>
          </table:table-cell>
        </table:table-row>
        <table:table-row table:style-name="ro1">
          <table:table-cell table:formula="of:=[new.A39]" office:value-type="float" office:value="133120" calcext:value-type="float">
            <text:p>133120</text:p>
          </table:table-cell>
          <table:table-cell table:formula="of:=[new.B39]" office:value-type="string" office:string-value="CITRA_REAR_IO_RP_QUAD_ADDRESS(1)" calcext:value-type="string">
            <text:p>CITRA_REAR_IO_RP_QUAD_ADDRESS(1)</text:p>
          </table:table-cell>
          <table:table-cell table:formula="of:=[old.A39]" office:value-type="string" office:string-value="CITRA_REAR_IO_RP_QUADX_SDI_GTH_X_ADDRESS(1,3)" calcext:value-type="string">
            <text:p>CITRA_REAR_IO_RP_QUADX_SDI_GTH_X_ADDRESS(1,3)</text:p>
          </table:table-cell>
          <table:table-cell table:formula="of:=[old.B39]" office:value-type="float" office:value="135240" calcext:value-type="float">
            <text:p>135240</text:p>
          </table:table-cell>
        </table:table-row>
        <table:table-row table:style-name="ro1">
          <table:table-cell table:formula="of:=[new.A40]" office:value-type="float" office:value="84" calcext:value-type="float">
            <text:p>84</text:p>
          </table:table-cell>
          <table:table-cell table:formula="of:=[new.B40]" office:value-type="string" office:string-value="CITRA_REAR_IO_RP_QUAD_SDI_RX3_CTRL_OFFSET" calcext:value-type="string">
            <text:p>CITRA_REAR_IO_RP_QUAD_SDI_RX3_CTRL_OFFSET</text:p>
          </table:table-cell>
          <table:table-cell table:formula="of:=[old.A40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formula="of:=[old.B40]" office:value-type="float" office:value="12" calcext:value-type="float">
            <text:p>12</text:p>
          </table:table-cell>
        </table:table-row>
        <table:table-row table:style-name="ro1">
          <table:table-cell table:formula="of:=[new.A41]" office:value-type="float" office:value="135168" calcext:value-type="float">
            <text:p>135168</text:p>
          </table:table-cell>
          <table:table-cell table:formula="of:=[new.B41]" office:value-type="string" office:string-value="CITRA_REAR_IO_RP_QUAD_ADDRESS(2)" calcext:value-type="string">
            <text:p>CITRA_REAR_IO_RP_QUAD_ADDRESS(2)</text:p>
          </table:table-cell>
          <table:table-cell table:formula="of:=[old.A41]" office:value-type="string" office:string-value="CITRA_REAR_IO_RP_QUADX_SDI_GTH_X_ADDRESS(2,0)" calcext:value-type="string">
            <text:p>CITRA_REAR_IO_RP_QUADX_SDI_GTH_X_ADDRESS(2,0)</text:p>
          </table:table-cell>
          <table:table-cell table:formula="of:=[old.B41]" office:value-type="float" office:value="139264" calcext:value-type="float">
            <text:p>139264</text:p>
          </table:table-cell>
        </table:table-row>
        <table:table-row table:style-name="ro1">
          <table:table-cell table:formula="of:=[new.A42]" office:value-type="float" office:value="12" calcext:value-type="float">
            <text:p>12</text:p>
          </table:table-cell>
          <table:table-cell table:formula="of:=[new.B42]" office:value-type="string" office:string-value="CITRA_REAR_IO_RP_QUAD_SDI_RX0_CTRL_OFFSET" calcext:value-type="string">
            <text:p>CITRA_REAR_IO_RP_QUAD_SDI_RX0_CTRL_OFFSET</text:p>
          </table:table-cell>
          <table:table-cell table:formula="of:=[old.A42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formula="of:=[old.B42]" office:value-type="float" office:value="12" calcext:value-type="float">
            <text:p>12</text:p>
          </table:table-cell>
        </table:table-row>
        <table:table-row table:style-name="ro1">
          <table:table-cell table:formula="of:=[new.A43]" office:value-type="float" office:value="131208" calcext:value-type="float">
            <text:p>131208</text:p>
          </table:table-cell>
          <table:table-cell table:formula="of:=[new.B43]" office:value-type="string" office:string-value="CITRA_REAR_IO_RP_QUAD_ADDRESS(0)+CITRA_REAR_IO_RP_QUAD_SDI_DSRX0_CRC_ERR_CNT_O" calcext:value-type="string">
            <text:p>CITRA_REAR_IO_RP_QUAD_ADDRESS(0)+CITRA_REAR_IO_RP_QUAD_SDI_DSRX0_CRC_ERR_CNT_O</text:p>
          </table:table-cell>
          <table:table-cell table:formula="of:=[old.A43]" office:value-type="string" office:string-value="CITRA_REAR_IO_RP_QUADX_SDI_RX_CRC_ADDRESS(0,0)" calcext:value-type="string">
            <text:p>CITRA_REAR_IO_RP_QUADX_SDI_RX_CRC_ADDRESS(0,0)</text:p>
          </table:table-cell>
          <table:table-cell table:formula="of:=[old.B43]" office:value-type="float" office:value="131176" calcext:value-type="float">
            <text:p>131176</text:p>
          </table:table-cell>
        </table:table-row>
        <table:table-row table:style-name="ro1">
          <table:table-cell table:formula="of:=[new.A44]" office:value-type="float" office:value="131212" calcext:value-type="float">
            <text:p>131212</text:p>
          </table:table-cell>
          <table:table-cell table:formula="of:=[new.B44]" office:value-type="string" office:string-value="CITRA_REAR_IO_RP_QUAD_ADDRESS(0)+CITRA_REAR_IO_RP_QUAD_SDI_DSRX1_CRC_ERR_CNT_O" calcext:value-type="string">
            <text:p>CITRA_REAR_IO_RP_QUAD_ADDRESS(0)+CITRA_REAR_IO_RP_QUAD_SDI_DSRX1_CRC_ERR_CNT_O</text:p>
          </table:table-cell>
          <table:table-cell table:formula="of:=[old.A44]" office:value-type="string" office:string-value="CITRA_REAR_IO_RP_QUADX_SDI_RX_CRC_ADDRESS(0,1)" calcext:value-type="string">
            <text:p>CITRA_REAR_IO_RP_QUADX_SDI_RX_CRC_ADDRESS(0,1)</text:p>
          </table:table-cell>
          <table:table-cell table:formula="of:=[old.B44]" office:value-type="float" office:value="131180" calcext:value-type="float">
            <text:p>131180</text:p>
          </table:table-cell>
        </table:table-row>
        <table:table-row table:style-name="ro1">
          <table:table-cell table:formula="of:=[new.A45]" office:value-type="float" office:value="131216" calcext:value-type="float">
            <text:p>131216</text:p>
          </table:table-cell>
          <table:table-cell table:formula="of:=[new.B45]" office:value-type="string" office:string-value="CITRA_REAR_IO_RP_QUAD_ADDRESS(0)+CITRA_REAR_IO_RP_QUAD_SDI_DSRX2_CRC_ERR_CNT_O" calcext:value-type="string">
            <text:p>CITRA_REAR_IO_RP_QUAD_ADDRESS(0)+CITRA_REAR_IO_RP_QUAD_SDI_DSRX2_CRC_ERR_CNT_O</text:p>
          </table:table-cell>
          <table:table-cell table:formula="of:=[old.A45]" office:value-type="string" office:string-value="CITRA_REAR_IO_RP_QUADX_SDI_RX_CRC_ADDRESS(0,2)" calcext:value-type="string">
            <text:p>CITRA_REAR_IO_RP_QUADX_SDI_RX_CRC_ADDRESS(0,2)</text:p>
          </table:table-cell>
          <table:table-cell table:formula="of:=[old.B45]" office:value-type="float" office:value="131184" calcext:value-type="float">
            <text:p>131184</text:p>
          </table:table-cell>
        </table:table-row>
        <table:table-row table:style-name="ro1">
          <table:table-cell table:formula="of:=[new.A46]" office:value-type="float" office:value="131220" calcext:value-type="float">
            <text:p>131220</text:p>
          </table:table-cell>
          <table:table-cell table:formula="of:=[new.B46]" office:value-type="string" office:string-value="CITRA_REAR_IO_RP_QUAD_ADDRESS(0)+CITRA_REAR_IO_RP_QUAD_SDI_DSRX3_CRC_ERR_CNT_O" calcext:value-type="string">
            <text:p>CITRA_REAR_IO_RP_QUAD_ADDRESS(0)+CITRA_REAR_IO_RP_QUAD_SDI_DSRX3_CRC_ERR_CNT_O</text:p>
          </table:table-cell>
          <table:table-cell table:formula="of:=[old.A46]" office:value-type="string" office:string-value="CITRA_REAR_IO_RP_QUADX_SDI_RX_CRC_ADDRESS(0,3)" calcext:value-type="string">
            <text:p>CITRA_REAR_IO_RP_QUADX_SDI_RX_CRC_ADDRESS(0,3)</text:p>
          </table:table-cell>
          <table:table-cell table:formula="of:=[old.B46]" office:value-type="float" office:value="131188" calcext:value-type="float">
            <text:p>131188</text:p>
          </table:table-cell>
        </table:table-row>
        <table:table-row table:style-name="ro1">
          <table:table-cell table:formula="of:=[new.A47]" office:value-type="float" office:value="133256" calcext:value-type="float">
            <text:p>133256</text:p>
          </table:table-cell>
          <table:table-cell table:formula="of:=[new.B47]" office:value-type="string" office:string-value="CITRA_REAR_IO_RP_QUAD_ADDRESS(1)+CITRA_REAR_IO_RP_QUAD_SDI_DSRX0_CRC_ERR_CNT_O" calcext:value-type="string">
            <text:p>CITRA_REAR_IO_RP_QUAD_ADDRESS(1)+CITRA_REAR_IO_RP_QUAD_SDI_DSRX0_CRC_ERR_CNT_O</text:p>
          </table:table-cell>
          <table:table-cell table:formula="of:=[old.A47]" office:value-type="string" office:string-value="CITRA_REAR_IO_RP_QUADX_SDI_RX_CRC_ADDRESS(1,0)" calcext:value-type="string">
            <text:p>CITRA_REAR_IO_RP_QUADX_SDI_RX_CRC_ADDRESS(1,0)</text:p>
          </table:table-cell>
          <table:table-cell table:formula="of:=[old.B47]" office:value-type="float" office:value="135272" calcext:value-type="float">
            <text:p>135272</text:p>
          </table:table-cell>
        </table:table-row>
        <table:table-row table:style-name="ro1">
          <table:table-cell table:formula="of:=[new.A48]" office:value-type="float" office:value="133260" calcext:value-type="float">
            <text:p>133260</text:p>
          </table:table-cell>
          <table:table-cell table:formula="of:=[new.B48]" office:value-type="string" office:string-value="CITRA_REAR_IO_RP_QUAD_ADDRESS(1)+CITRA_REAR_IO_RP_QUAD_SDI_DSRX1_CRC_ERR_CNT_O" calcext:value-type="string">
            <text:p>CITRA_REAR_IO_RP_QUAD_ADDRESS(1)+CITRA_REAR_IO_RP_QUAD_SDI_DSRX1_CRC_ERR_CNT_O</text:p>
          </table:table-cell>
          <table:table-cell table:formula="of:=[old.A48]" office:value-type="string" office:string-value="CITRA_REAR_IO_RP_QUADX_SDI_RX_CRC_ADDRESS(1,1)" calcext:value-type="string">
            <text:p>CITRA_REAR_IO_RP_QUADX_SDI_RX_CRC_ADDRESS(1,1)</text:p>
          </table:table-cell>
          <table:table-cell table:formula="of:=[old.B48]" office:value-type="float" office:value="135276" calcext:value-type="float">
            <text:p>135276</text:p>
          </table:table-cell>
        </table:table-row>
        <table:table-row table:style-name="ro1">
          <table:table-cell table:formula="of:=[new.A49]" office:value-type="float" office:value="133264" calcext:value-type="float">
            <text:p>133264</text:p>
          </table:table-cell>
          <table:table-cell table:formula="of:=[new.B49]" office:value-type="string" office:string-value="CITRA_REAR_IO_RP_QUAD_ADDRESS(1)+CITRA_REAR_IO_RP_QUAD_SDI_DSRX2_CRC_ERR_CNT_O" calcext:value-type="string">
            <text:p>CITRA_REAR_IO_RP_QUAD_ADDRESS(1)+CITRA_REAR_IO_RP_QUAD_SDI_DSRX2_CRC_ERR_CNT_O</text:p>
          </table:table-cell>
          <table:table-cell table:formula="of:=[old.A49]" office:value-type="string" office:string-value="CITRA_REAR_IO_RP_QUADX_SDI_RX_CRC_ADDRESS(1,2)" calcext:value-type="string">
            <text:p>CITRA_REAR_IO_RP_QUADX_SDI_RX_CRC_ADDRESS(1,2)</text:p>
          </table:table-cell>
          <table:table-cell table:formula="of:=[old.B49]" office:value-type="float" office:value="135280" calcext:value-type="float">
            <text:p>135280</text:p>
          </table:table-cell>
        </table:table-row>
        <table:table-row table:style-name="ro1">
          <table:table-cell table:formula="of:=[new.A50]" office:value-type="float" office:value="133268" calcext:value-type="float">
            <text:p>133268</text:p>
          </table:table-cell>
          <table:table-cell table:formula="of:=[new.B50]" office:value-type="string" office:string-value="CITRA_REAR_IO_RP_QUAD_ADDRESS(1)+CITRA_REAR_IO_RP_QUAD_SDI_DSRX3_CRC_ERR_CNT_O" calcext:value-type="string">
            <text:p>CITRA_REAR_IO_RP_QUAD_ADDRESS(1)+CITRA_REAR_IO_RP_QUAD_SDI_DSRX3_CRC_ERR_CNT_O</text:p>
          </table:table-cell>
          <table:table-cell table:formula="of:=[old.A50]" office:value-type="string" office:string-value="CITRA_REAR_IO_RP_QUADX_SDI_RX_CRC_ADDRESS(1,3)" calcext:value-type="string">
            <text:p>CITRA_REAR_IO_RP_QUADX_SDI_RX_CRC_ADDRESS(1,3)</text:p>
          </table:table-cell>
          <table:table-cell table:formula="of:=[old.B50]" office:value-type="float" office:value="135284" calcext:value-type="float">
            <text:p>135284</text:p>
          </table:table-cell>
        </table:table-row>
        <table:table-row table:style-name="ro1">
          <table:table-cell table:formula="of:=[new.A51]" office:value-type="float" office:value="135304" calcext:value-type="float">
            <text:p>135304</text:p>
          </table:table-cell>
          <table:table-cell table:formula="of:=[new.B51]" office:value-type="string" office:string-value="CITRA_REAR_IO_RP_QUAD_ADDRESS(2)+CITRA_REAR_IO_RP_QUAD_SDI_DSRX0_CRC_ERR_CNT_O" calcext:value-type="string">
            <text:p>CITRA_REAR_IO_RP_QUAD_ADDRESS(2)+CITRA_REAR_IO_RP_QUAD_SDI_DSRX0_CRC_ERR_CNT_O</text:p>
          </table:table-cell>
          <table:table-cell table:formula="of:=[old.A51]" office:value-type="string" office:string-value="CITRA_REAR_IO_RP_QUADX_SDI_RX_CRC_ADDRESS(2,0)" calcext:value-type="string">
            <text:p>CITRA_REAR_IO_RP_QUADX_SDI_RX_CRC_ADDRESS(2,0)</text:p>
          </table:table-cell>
          <table:table-cell table:formula="of:=[old.B51]" office:value-type="float" office:value="139368" calcext:value-type="float">
            <text:p>139368</text:p>
          </table:table-cell>
        </table:table-row>
        <table:table-row table:style-name="ro1">
          <table:table-cell table:formula="of:=[new.A52]" office:value-type="float" office:value="131072" calcext:value-type="float">
            <text:p>131072</text:p>
          </table:table-cell>
          <table:table-cell table:formula="of:=[new.B52]" office:value-type="string" office:string-value="CITRA_REAR_IO_RP_QUAD_ADDRESS(0)" calcext:value-type="string">
            <text:p>CITRA_REAR_IO_RP_QUAD_ADDRESS(0)</text:p>
          </table:table-cell>
          <table:table-cell table:formula="of:=[old.A52]" office:value-type="string" office:string-value="CITRA_REAR_IO_RP_QUADX_SDI_GTH_X_ADDRESS(0,0)" calcext:value-type="string">
            <text:p>CITRA_REAR_IO_RP_QUADX_SDI_GTH_X_ADDRESS(0,0)</text:p>
          </table:table-cell>
          <table:table-cell table:formula="of:=[old.B52]" office:value-type="float" office:value="131072" calcext:value-type="float">
            <text:p>131072</text:p>
          </table:table-cell>
        </table:table-row>
        <table:table-row table:style-name="ro1">
          <table:table-cell table:formula="of:=[new.A53]" office:value-type="float" office:value="0" calcext:value-type="float">
            <text:p>0</text:p>
          </table:table-cell>
          <table:table-cell table:formula="of:=[new.B53]" office:value-type="string" office:string-value="CITRA_REAR_IO_RP_QUAD_SDI_TX0_CTRL_OFFSET" calcext:value-type="string">
            <text:p>CITRA_REAR_IO_RP_QUAD_SDI_TX0_CTRL_OFFSET</text:p>
          </table:table-cell>
          <table:table-cell table:formula="of:=[old.A53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formula="of:=[old.B53]" office:value-type="float" office:value="0" calcext:value-type="float">
            <text:p>0</text:p>
          </table:table-cell>
        </table:table-row>
        <table:table-row table:style-name="ro1">
          <table:table-cell table:formula="of:=[new.A54]" office:value-type="float" office:value="131072" calcext:value-type="float">
            <text:p>131072</text:p>
          </table:table-cell>
          <table:table-cell table:formula="of:=[new.B54]" office:value-type="string" office:string-value="CITRA_REAR_IO_RP_QUAD_ADDRESS(0)" calcext:value-type="string">
            <text:p>CITRA_REAR_IO_RP_QUAD_ADDRESS(0)</text:p>
          </table:table-cell>
          <table:table-cell table:formula="of:=[old.A54]" office:value-type="string" office:string-value="CITRA_REAR_IO_RP_QUADX_SDI_GTH_X_ADDRESS(0,1)" calcext:value-type="string">
            <text:p>CITRA_REAR_IO_RP_QUADX_SDI_GTH_X_ADDRESS(0,1)</text:p>
          </table:table-cell>
          <table:table-cell table:formula="of:=[old.B54]" office:value-type="float" office:value="131096" calcext:value-type="float">
            <text:p>131096</text:p>
          </table:table-cell>
        </table:table-row>
        <table:table-row table:style-name="ro1">
          <table:table-cell table:formula="of:=[new.A55]" office:value-type="float" office:value="24" calcext:value-type="float">
            <text:p>24</text:p>
          </table:table-cell>
          <table:table-cell table:formula="of:=[new.B55]" office:value-type="string" office:string-value="CITRA_REAR_IO_RP_QUAD_SDI_TX1_CTRL_OFFSET" calcext:value-type="string">
            <text:p>CITRA_REAR_IO_RP_QUAD_SDI_TX1_CTRL_OFFSET</text:p>
          </table:table-cell>
          <table:table-cell table:formula="of:=[old.A55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formula="of:=[old.B55]" office:value-type="float" office:value="0" calcext:value-type="float">
            <text:p>0</text:p>
          </table:table-cell>
        </table:table-row>
        <table:table-row table:style-name="ro1">
          <table:table-cell table:formula="of:=[new.A56]" office:value-type="float" office:value="131072" calcext:value-type="float">
            <text:p>131072</text:p>
          </table:table-cell>
          <table:table-cell table:formula="of:=[new.B56]" office:value-type="string" office:string-value="CITRA_REAR_IO_RP_QUAD_ADDRESS(0)" calcext:value-type="string">
            <text:p>CITRA_REAR_IO_RP_QUAD_ADDRESS(0)</text:p>
          </table:table-cell>
          <table:table-cell table:formula="of:=[old.A56]" office:value-type="string" office:string-value="CITRA_REAR_IO_RP_QUADX_SDI_GTH_X_ADDRESS(0,2)" calcext:value-type="string">
            <text:p>CITRA_REAR_IO_RP_QUADX_SDI_GTH_X_ADDRESS(0,2)</text:p>
          </table:table-cell>
          <table:table-cell table:formula="of:=[old.B56]" office:value-type="float" office:value="131120" calcext:value-type="float">
            <text:p>131120</text:p>
          </table:table-cell>
        </table:table-row>
        <table:table-row table:style-name="ro1">
          <table:table-cell table:formula="of:=[new.A57]" office:value-type="float" office:value="48" calcext:value-type="float">
            <text:p>48</text:p>
          </table:table-cell>
          <table:table-cell table:formula="of:=[new.B57]" office:value-type="string" office:string-value="CITRA_REAR_IO_RP_QUAD_SDI_TX2_CTRL_OFFSET" calcext:value-type="string">
            <text:p>CITRA_REAR_IO_RP_QUAD_SDI_TX2_CTRL_OFFSET</text:p>
          </table:table-cell>
          <table:table-cell table:formula="of:=[old.A57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formula="of:=[old.B57]" office:value-type="float" office:value="0" calcext:value-type="float">
            <text:p>0</text:p>
          </table:table-cell>
        </table:table-row>
        <table:table-row table:style-name="ro1">
          <table:table-cell table:formula="of:=[new.A58]" office:value-type="float" office:value="131072" calcext:value-type="float">
            <text:p>131072</text:p>
          </table:table-cell>
          <table:table-cell table:formula="of:=[new.B58]" office:value-type="string" office:string-value="CITRA_REAR_IO_RP_QUAD_ADDRESS(0)" calcext:value-type="string">
            <text:p>CITRA_REAR_IO_RP_QUAD_ADDRESS(0)</text:p>
          </table:table-cell>
          <table:table-cell table:formula="of:=[old.A58]" office:value-type="string" office:string-value="CITRA_REAR_IO_RP_QUADX_SDI_GTH_X_ADDRESS(0,3)" calcext:value-type="string">
            <text:p>CITRA_REAR_IO_RP_QUADX_SDI_GTH_X_ADDRESS(0,3)</text:p>
          </table:table-cell>
          <table:table-cell table:formula="of:=[old.B58]" office:value-type="float" office:value="131144" calcext:value-type="float">
            <text:p>131144</text:p>
          </table:table-cell>
        </table:table-row>
        <table:table-row table:style-name="ro1">
          <table:table-cell table:formula="of:=[new.A59]" office:value-type="float" office:value="72" calcext:value-type="float">
            <text:p>72</text:p>
          </table:table-cell>
          <table:table-cell table:formula="of:=[new.B59]" office:value-type="string" office:string-value="CITRA_REAR_IO_RP_QUAD_SDI_TX3_CTRL_OFFSET" calcext:value-type="string">
            <text:p>CITRA_REAR_IO_RP_QUAD_SDI_TX3_CTRL_OFFSET</text:p>
          </table:table-cell>
          <table:table-cell table:formula="of:=[old.A59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formula="of:=[old.B59]" office:value-type="float" office:value="0" calcext:value-type="float">
            <text:p>0</text:p>
          </table:table-cell>
        </table:table-row>
        <table:table-row table:style-name="ro1">
          <table:table-cell table:formula="of:=[new.A60]" office:value-type="float" office:value="133120" calcext:value-type="float">
            <text:p>133120</text:p>
          </table:table-cell>
          <table:table-cell table:formula="of:=[new.B60]" office:value-type="string" office:string-value="CITRA_REAR_IO_RP_QUAD_ADDRESS(1)" calcext:value-type="string">
            <text:p>CITRA_REAR_IO_RP_QUAD_ADDRESS(1)</text:p>
          </table:table-cell>
          <table:table-cell table:formula="of:=[old.A60]" office:value-type="string" office:string-value="CITRA_REAR_IO_RP_QUADX_SDI_GTH_X_ADDRESS(1,0)" calcext:value-type="string">
            <text:p>CITRA_REAR_IO_RP_QUADX_SDI_GTH_X_ADDRESS(1,0)</text:p>
          </table:table-cell>
          <table:table-cell table:formula="of:=[old.B60]" office:value-type="float" office:value="135168" calcext:value-type="float">
            <text:p>135168</text:p>
          </table:table-cell>
        </table:table-row>
        <table:table-row table:style-name="ro1">
          <table:table-cell table:formula="of:=[new.A61]" office:value-type="float" office:value="0" calcext:value-type="float">
            <text:p>0</text:p>
          </table:table-cell>
          <table:table-cell table:formula="of:=[new.B61]" office:value-type="string" office:string-value="CITRA_REAR_IO_RP_QUAD_SDI_TX0_CTRL_OFFSET" calcext:value-type="string">
            <text:p>CITRA_REAR_IO_RP_QUAD_SDI_TX0_CTRL_OFFSET</text:p>
          </table:table-cell>
          <table:table-cell table:formula="of:=[old.A61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formula="of:=[old.B61]" office:value-type="float" office:value="0" calcext:value-type="float">
            <text:p>0</text:p>
          </table:table-cell>
        </table:table-row>
        <table:table-row table:style-name="ro1">
          <table:table-cell table:formula="of:=[new.A62]" office:value-type="float" office:value="133120" calcext:value-type="float">
            <text:p>133120</text:p>
          </table:table-cell>
          <table:table-cell table:formula="of:=[new.B62]" office:value-type="string" office:string-value="CITRA_REAR_IO_RP_QUAD_ADDRESS(1)" calcext:value-type="string">
            <text:p>CITRA_REAR_IO_RP_QUAD_ADDRESS(1)</text:p>
          </table:table-cell>
          <table:table-cell table:formula="of:=[old.A62]" office:value-type="string" office:string-value="CITRA_REAR_IO_RP_QUADX_SDI_GTH_X_ADDRESS(1,1)" calcext:value-type="string">
            <text:p>CITRA_REAR_IO_RP_QUADX_SDI_GTH_X_ADDRESS(1,1)</text:p>
          </table:table-cell>
          <table:table-cell table:formula="of:=[old.B62]" office:value-type="float" office:value="135192" calcext:value-type="float">
            <text:p>135192</text:p>
          </table:table-cell>
        </table:table-row>
        <table:table-row table:style-name="ro1">
          <table:table-cell table:formula="of:=[new.A63]" office:value-type="float" office:value="24" calcext:value-type="float">
            <text:p>24</text:p>
          </table:table-cell>
          <table:table-cell table:formula="of:=[new.B63]" office:value-type="string" office:string-value="CITRA_REAR_IO_RP_QUAD_SDI_TX1_CTRL_OFFSET" calcext:value-type="string">
            <text:p>CITRA_REAR_IO_RP_QUAD_SDI_TX1_CTRL_OFFSET</text:p>
          </table:table-cell>
          <table:table-cell table:formula="of:=[old.A63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formula="of:=[old.B63]" office:value-type="float" office:value="0" calcext:value-type="float">
            <text:p>0</text:p>
          </table:table-cell>
        </table:table-row>
        <table:table-row table:style-name="ro1">
          <table:table-cell table:formula="of:=[new.A64]" office:value-type="float" office:value="133120" calcext:value-type="float">
            <text:p>133120</text:p>
          </table:table-cell>
          <table:table-cell table:formula="of:=[new.B64]" office:value-type="string" office:string-value="CITRA_REAR_IO_RP_QUAD_ADDRESS(1)" calcext:value-type="string">
            <text:p>CITRA_REAR_IO_RP_QUAD_ADDRESS(1)</text:p>
          </table:table-cell>
          <table:table-cell table:formula="of:=[old.A64]" office:value-type="string" office:string-value="CITRA_REAR_IO_RP_QUADX_SDI_GTH_X_ADDRESS(1,2)" calcext:value-type="string">
            <text:p>CITRA_REAR_IO_RP_QUADX_SDI_GTH_X_ADDRESS(1,2)</text:p>
          </table:table-cell>
          <table:table-cell table:formula="of:=[old.B64]" office:value-type="float" office:value="135216" calcext:value-type="float">
            <text:p>135216</text:p>
          </table:table-cell>
        </table:table-row>
        <table:table-row table:style-name="ro1">
          <table:table-cell table:formula="of:=[new.A65]" office:value-type="float" office:value="48" calcext:value-type="float">
            <text:p>48</text:p>
          </table:table-cell>
          <table:table-cell table:formula="of:=[new.B65]" office:value-type="string" office:string-value="CITRA_REAR_IO_RP_QUAD_SDI_TX2_CTRL_OFFSET" calcext:value-type="string">
            <text:p>CITRA_REAR_IO_RP_QUAD_SDI_TX2_CTRL_OFFSET</text:p>
          </table:table-cell>
          <table:table-cell table:formula="of:=[old.A65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formula="of:=[old.B65]" office:value-type="float" office:value="0" calcext:value-type="float">
            <text:p>0</text:p>
          </table:table-cell>
        </table:table-row>
        <table:table-row table:style-name="ro1">
          <table:table-cell table:formula="of:=[new.A66]" office:value-type="float" office:value="133120" calcext:value-type="float">
            <text:p>133120</text:p>
          </table:table-cell>
          <table:table-cell table:formula="of:=[new.B66]" office:value-type="string" office:string-value="CITRA_REAR_IO_RP_QUAD_ADDRESS(1)" calcext:value-type="string">
            <text:p>CITRA_REAR_IO_RP_QUAD_ADDRESS(1)</text:p>
          </table:table-cell>
          <table:table-cell table:formula="of:=[old.A66]" office:value-type="string" office:string-value="CITRA_REAR_IO_RP_QUADX_SDI_GTH_X_ADDRESS(1,3)" calcext:value-type="string">
            <text:p>CITRA_REAR_IO_RP_QUADX_SDI_GTH_X_ADDRESS(1,3)</text:p>
          </table:table-cell>
          <table:table-cell table:formula="of:=[old.B66]" office:value-type="float" office:value="135240" calcext:value-type="float">
            <text:p>135240</text:p>
          </table:table-cell>
        </table:table-row>
        <table:table-row table:style-name="ro1">
          <table:table-cell table:formula="of:=[new.A67]" office:value-type="float" office:value="72" calcext:value-type="float">
            <text:p>72</text:p>
          </table:table-cell>
          <table:table-cell table:formula="of:=[new.B67]" office:value-type="string" office:string-value="CITRA_REAR_IO_RP_QUAD_SDI_TX3_CTRL_OFFSET" calcext:value-type="string">
            <text:p>CITRA_REAR_IO_RP_QUAD_SDI_TX3_CTRL_OFFSET</text:p>
          </table:table-cell>
          <table:table-cell table:formula="of:=[old.A67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formula="of:=[old.B67]" office:value-type="float" office:value="0" calcext:value-type="float">
            <text:p>0</text:p>
          </table:table-cell>
        </table:table-row>
        <table:table-row table:style-name="ro1">
          <table:table-cell table:formula="of:=[new.A68]" office:value-type="float" office:value="135168" calcext:value-type="float">
            <text:p>135168</text:p>
          </table:table-cell>
          <table:table-cell table:formula="of:=[new.B68]" office:value-type="string" office:string-value="CITRA_REAR_IO_RP_QUAD_ADDRESS(2)" calcext:value-type="string">
            <text:p>CITRA_REAR_IO_RP_QUAD_ADDRESS(2)</text:p>
          </table:table-cell>
          <table:table-cell table:formula="of:=[old.A68]" office:value-type="string" office:string-value="CITRA_REAR_IO_RP_QUADX_SDI_GTH_X_ADDRESS(2,0)" calcext:value-type="string">
            <text:p>CITRA_REAR_IO_RP_QUADX_SDI_GTH_X_ADDRESS(2,0)</text:p>
          </table:table-cell>
          <table:table-cell table:formula="of:=[old.B68]" office:value-type="float" office:value="139264" calcext:value-type="float">
            <text:p>139264</text:p>
          </table:table-cell>
        </table:table-row>
        <table:table-row table:style-name="ro1">
          <table:table-cell table:formula="of:=[new.A69]" office:value-type="float" office:value="0" calcext:value-type="float">
            <text:p>0</text:p>
          </table:table-cell>
          <table:table-cell table:formula="of:=[new.B69]" office:value-type="string" office:string-value="CITRA_REAR_IO_RP_QUAD_SDI_TX0_CTRL_OFFSET" calcext:value-type="string">
            <text:p>CITRA_REAR_IO_RP_QUAD_SDI_TX0_CTRL_OFFSET</text:p>
          </table:table-cell>
          <table:table-cell table:formula="of:=[old.A69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formula="of:=[old.B69]" office:value-type="float" office:value="0" calcext:value-type="float">
            <text:p>0</text:p>
          </table:table-cell>
        </table:table-row>
        <table:table-row table:style-name="ro1">
          <table:table-cell table:formula="of:=[new.A70]" office:value-type="float" office:value="131072" calcext:value-type="float">
            <text:p>131072</text:p>
          </table:table-cell>
          <table:table-cell table:formula="of:=[new.B70]" office:value-type="string" office:string-value="CITRA_REAR_IO_RP_QUAD_ADDRESS(0)+CITRA_REAR_IO_RP_QUAD_SDI_TX0_CTRL_OFFSET" calcext:value-type="string">
            <text:p>CITRA_REAR_IO_RP_QUAD_ADDRESS(0)+CITRA_REAR_IO_RP_QUAD_SDI_TX0_CTRL_OFFSET</text:p>
          </table:table-cell>
          <table:table-cell table:formula="of:=[old.A70]" office:value-type="string" office:string-value="CITRA_REAR_IO_RP_QUADX_SDI_GTH_X_ADDRESS(0,0)" calcext:value-type="string">
            <text:p>CITRA_REAR_IO_RP_QUADX_SDI_GTH_X_ADDRESS(0,0)</text:p>
          </table:table-cell>
          <table:table-cell table:formula="of:=[old.B70]" office:value-type="float" office:value="131072" calcext:value-type="float">
            <text:p>131072</text:p>
          </table:table-cell>
        </table:table-row>
        <table:table-row table:style-name="ro1">
          <table:table-cell table:formula="of:=[new.A71]" office:value-type="float" office:value="131096" calcext:value-type="float">
            <text:p>131096</text:p>
          </table:table-cell>
          <table:table-cell table:formula="of:=[new.B71]" office:value-type="string" office:string-value="CITRA_REAR_IO_RP_QUAD_ADDRESS(0)+CITRA_REAR_IO_RP_QUAD_SDI_TX1_CTRL_OFFSET" calcext:value-type="string">
            <text:p>CITRA_REAR_IO_RP_QUAD_ADDRESS(0)+CITRA_REAR_IO_RP_QUAD_SDI_TX1_CTRL_OFFSET</text:p>
          </table:table-cell>
          <table:table-cell table:formula="of:=[old.A71]" office:value-type="string" office:string-value="CITRA_REAR_IO_RP_QUADX_SDI_GTH_X_ADDRESS(0,1)" calcext:value-type="string">
            <text:p>CITRA_REAR_IO_RP_QUADX_SDI_GTH_X_ADDRESS(0,1)</text:p>
          </table:table-cell>
          <table:table-cell table:formula="of:=[old.B71]" office:value-type="float" office:value="131096" calcext:value-type="float">
            <text:p>131096</text:p>
          </table:table-cell>
        </table:table-row>
        <table:table-row table:style-name="ro1">
          <table:table-cell table:formula="of:=[new.A72]" office:value-type="float" office:value="131120" calcext:value-type="float">
            <text:p>131120</text:p>
          </table:table-cell>
          <table:table-cell table:formula="of:=[new.B72]" office:value-type="string" office:string-value="CITRA_REAR_IO_RP_QUAD_ADDRESS(0)+CITRA_REAR_IO_RP_QUAD_SDI_TX2_CTRL_OFFSET" calcext:value-type="string">
            <text:p>CITRA_REAR_IO_RP_QUAD_ADDRESS(0)+CITRA_REAR_IO_RP_QUAD_SDI_TX2_CTRL_OFFSET</text:p>
          </table:table-cell>
          <table:table-cell table:formula="of:=[old.A72]" office:value-type="string" office:string-value="CITRA_REAR_IO_RP_QUADX_SDI_GTH_X_ADDRESS(0,2)" calcext:value-type="string">
            <text:p>CITRA_REAR_IO_RP_QUADX_SDI_GTH_X_ADDRESS(0,2)</text:p>
          </table:table-cell>
          <table:table-cell table:formula="of:=[old.B72]" office:value-type="float" office:value="131120" calcext:value-type="float">
            <text:p>131120</text:p>
          </table:table-cell>
        </table:table-row>
        <table:table-row table:style-name="ro1">
          <table:table-cell table:formula="of:=[new.A73]" office:value-type="float" office:value="131144" calcext:value-type="float">
            <text:p>131144</text:p>
          </table:table-cell>
          <table:table-cell table:formula="of:=[new.B73]" office:value-type="string" office:string-value="CITRA_REAR_IO_RP_QUAD_ADDRESS(0)+CITRA_REAR_IO_RP_QUAD_SDI_TX3_CTRL_OFFSET" calcext:value-type="string">
            <text:p>CITRA_REAR_IO_RP_QUAD_ADDRESS(0)+CITRA_REAR_IO_RP_QUAD_SDI_TX3_CTRL_OFFSET</text:p>
          </table:table-cell>
          <table:table-cell table:formula="of:=[old.A73]" office:value-type="string" office:string-value="CITRA_REAR_IO_RP_QUADX_SDI_GTH_X_ADDRESS(0,3)" calcext:value-type="string">
            <text:p>CITRA_REAR_IO_RP_QUADX_SDI_GTH_X_ADDRESS(0,3)</text:p>
          </table:table-cell>
          <table:table-cell table:formula="of:=[old.B73]" office:value-type="float" office:value="131144" calcext:value-type="float">
            <text:p>131144</text:p>
          </table:table-cell>
        </table:table-row>
        <table:table-row table:style-name="ro1">
          <table:table-cell table:formula="of:=[new.A74]" office:value-type="float" office:value="133120" calcext:value-type="float">
            <text:p>133120</text:p>
          </table:table-cell>
          <table:table-cell table:formula="of:=[new.B74]" office:value-type="string" office:string-value="CITRA_REAR_IO_RP_QUAD_ADDRESS(1)+CITRA_REAR_IO_RP_QUAD_SDI_TX0_CTRL_OFFSET" calcext:value-type="string">
            <text:p>CITRA_REAR_IO_RP_QUAD_ADDRESS(1)+CITRA_REAR_IO_RP_QUAD_SDI_TX0_CTRL_OFFSET</text:p>
          </table:table-cell>
          <table:table-cell table:formula="of:=[old.A74]" office:value-type="string" office:string-value="CITRA_REAR_IO_RP_QUADX_SDI_GTH_X_ADDRESS(1,0)" calcext:value-type="string">
            <text:p>CITRA_REAR_IO_RP_QUADX_SDI_GTH_X_ADDRESS(1,0)</text:p>
          </table:table-cell>
          <table:table-cell table:formula="of:=[old.B74]" office:value-type="float" office:value="135168" calcext:value-type="float">
            <text:p>135168</text:p>
          </table:table-cell>
        </table:table-row>
        <table:table-row table:style-name="ro1">
          <table:table-cell table:formula="of:=[new.A75]" office:value-type="float" office:value="133144" calcext:value-type="float">
            <text:p>133144</text:p>
          </table:table-cell>
          <table:table-cell table:formula="of:=[new.B75]" office:value-type="string" office:string-value="CITRA_REAR_IO_RP_QUAD_ADDRESS(1)+CITRA_REAR_IO_RP_QUAD_SDI_TX1_CTRL_OFFSET" calcext:value-type="string">
            <text:p>CITRA_REAR_IO_RP_QUAD_ADDRESS(1)+CITRA_REAR_IO_RP_QUAD_SDI_TX1_CTRL_OFFSET</text:p>
          </table:table-cell>
          <table:table-cell table:formula="of:=[old.A75]" office:value-type="string" office:string-value="CITRA_REAR_IO_RP_QUADX_SDI_GTH_X_ADDRESS(1,1)" calcext:value-type="string">
            <text:p>CITRA_REAR_IO_RP_QUADX_SDI_GTH_X_ADDRESS(1,1)</text:p>
          </table:table-cell>
          <table:table-cell table:formula="of:=[old.B75]" office:value-type="float" office:value="135192" calcext:value-type="float">
            <text:p>135192</text:p>
          </table:table-cell>
        </table:table-row>
        <table:table-row table:style-name="ro1">
          <table:table-cell table:formula="of:=[new.A76]" office:value-type="float" office:value="133168" calcext:value-type="float">
            <text:p>133168</text:p>
          </table:table-cell>
          <table:table-cell table:formula="of:=[new.B76]" office:value-type="string" office:string-value="CITRA_REAR_IO_RP_QUAD_ADDRESS(1)+CITRA_REAR_IO_RP_QUAD_SDI_TX2_CTRL_OFFSET" calcext:value-type="string">
            <text:p>CITRA_REAR_IO_RP_QUAD_ADDRESS(1)+CITRA_REAR_IO_RP_QUAD_SDI_TX2_CTRL_OFFSET</text:p>
          </table:table-cell>
          <table:table-cell table:formula="of:=[old.A76]" office:value-type="string" office:string-value="CITRA_REAR_IO_RP_QUADX_SDI_GTH_X_ADDRESS(1,2)" calcext:value-type="string">
            <text:p>CITRA_REAR_IO_RP_QUADX_SDI_GTH_X_ADDRESS(1,2)</text:p>
          </table:table-cell>
          <table:table-cell table:formula="of:=[old.B76]" office:value-type="float" office:value="135216" calcext:value-type="float">
            <text:p>135216</text:p>
          </table:table-cell>
        </table:table-row>
        <table:table-row table:style-name="ro1">
          <table:table-cell table:formula="of:=[new.A77]" office:value-type="float" office:value="133192" calcext:value-type="float">
            <text:p>133192</text:p>
          </table:table-cell>
          <table:table-cell table:formula="of:=[new.B77]" office:value-type="string" office:string-value="CITRA_REAR_IO_RP_QUAD_ADDRESS(1)+CITRA_REAR_IO_RP_QUAD_SDI_TX3_CTRL_OFFSET" calcext:value-type="string">
            <text:p>CITRA_REAR_IO_RP_QUAD_ADDRESS(1)+CITRA_REAR_IO_RP_QUAD_SDI_TX3_CTRL_OFFSET</text:p>
          </table:table-cell>
          <table:table-cell table:formula="of:=[old.A77]" office:value-type="string" office:string-value="CITRA_REAR_IO_RP_QUADX_SDI_GTH_X_ADDRESS(1,3)" calcext:value-type="string">
            <text:p>CITRA_REAR_IO_RP_QUADX_SDI_GTH_X_ADDRESS(1,3)</text:p>
          </table:table-cell>
          <table:table-cell table:formula="of:=[old.B77]" office:value-type="float" office:value="135240" calcext:value-type="float">
            <text:p>135240</text:p>
          </table:table-cell>
        </table:table-row>
        <table:table-row table:style-name="ro1">
          <table:table-cell table:formula="of:=[new.A78]" office:value-type="float" office:value="135168" calcext:value-type="float">
            <text:p>135168</text:p>
          </table:table-cell>
          <table:table-cell table:formula="of:=[new.B78]" office:value-type="string" office:string-value="CITRA_REAR_IO_RP_QUAD_ADDRESS(2)+CITRA_REAR_IO_RP_QUAD_SDI_TX0_CTRL_OFFSET" calcext:value-type="string">
            <text:p>CITRA_REAR_IO_RP_QUAD_ADDRESS(2)+CITRA_REAR_IO_RP_QUAD_SDI_TX0_CTRL_OFFSET</text:p>
          </table:table-cell>
          <table:table-cell table:formula="of:=[old.A78]" office:value-type="string" office:string-value="CITRA_REAR_IO_RP_QUADX_SDI_GTH_X_ADDRESS(2,0)" calcext:value-type="string">
            <text:p>CITRA_REAR_IO_RP_QUADX_SDI_GTH_X_ADDRESS(2,0)</text:p>
          </table:table-cell>
          <table:table-cell table:formula="of:=[old.B78]" office:value-type="float" office:value="139264" calcext:value-type="float">
            <text:p>139264</text:p>
          </table:table-cell>
        </table:table-row>
        <table:table-row table:style-name="ro1">
          <table:table-cell table:formula="of:=[new.A79]" office:value-type="float" office:value="196620" calcext:value-type="float">
            <text:p>196620</text:p>
          </table:table-cell>
          <table:table-cell table:formula="of:=[new.B79]" office:value-type="string" office:string-value="CITRA_ROUTER_IO_GV_ASI_ADDRESS+CITRA_ROUTER_IO_GV_ASI_GVASI_CTRL0_OFFSET" calcext:value-type="string">
            <text:p>CITRA_ROUTER_IO_GV_ASI_ADDRESS+CITRA_ROUTER_IO_GV_ASI_GVASI_CTRL0_OFFSET</text:p>
          </table:table-cell>
          <table:table-cell table:formula="of:=[old.A79]" office:value-type="string" office:string-value="CITRA_ROUTER_IO_GVASI_CTRL_ADDRESS(0)" calcext:value-type="string">
            <text:p>CITRA_ROUTER_IO_GVASI_CTRL_ADDRESS(0)</text:p>
          </table:table-cell>
          <table:table-cell table:formula="of:=[old.B79]" office:value-type="float" office:value="196620" calcext:value-type="float">
            <text:p>196620</text:p>
          </table:table-cell>
        </table:table-row>
        <table:table-row table:style-name="ro1">
          <table:table-cell table:formula="of:=[new.A80]" office:value-type="float" office:value="196624" calcext:value-type="float">
            <text:p>196624</text:p>
          </table:table-cell>
          <table:table-cell table:formula="of:=[new.B80]" office:value-type="string" office:string-value="CITRA_ROUTER_IO_GV_ASI_ADDRESS+CITRA_ROUTER_IO_GV_ASI_GVASI_CTRL1_OFFSET" calcext:value-type="string">
            <text:p>CITRA_ROUTER_IO_GV_ASI_ADDRESS+CITRA_ROUTER_IO_GV_ASI_GVASI_CTRL1_OFFSET</text:p>
          </table:table-cell>
          <table:table-cell table:formula="of:=[old.A80]" office:value-type="string" office:string-value="CITRA_ROUTER_IO_GVASI_CTRL_ADDRESS(1)" calcext:value-type="string">
            <text:p>CITRA_ROUTER_IO_GVASI_CTRL_ADDRESS(1)</text:p>
          </table:table-cell>
          <table:table-cell table:formula="of:=[old.B80]" office:value-type="float" office:value="196624" calcext:value-type="float">
            <text:p>196624</text:p>
          </table:table-cell>
        </table:table-row>
        <table:table-row table:style-name="ro1">
          <table:table-cell table:formula="of:=[new.A81]" office:value-type="float" office:value="196628" calcext:value-type="float">
            <text:p>196628</text:p>
          </table:table-cell>
          <table:table-cell table:formula="of:=[new.B81]" office:value-type="string" office:string-value="CITRA_ROUTER_IO_GV_ASI_ADDRESS+CITRA_ROUTER_IO_GV_ASI_GVASI_CTRL2_OFFSET" calcext:value-type="string">
            <text:p>CITRA_ROUTER_IO_GV_ASI_ADDRESS+CITRA_ROUTER_IO_GV_ASI_GVASI_CTRL2_OFFSET</text:p>
          </table:table-cell>
          <table:table-cell table:formula="of:=[old.A81]" office:value-type="string" office:string-value="CITRA_ROUTER_IO_GVASI_CTRL_ADDRESS(2)" calcext:value-type="string">
            <text:p>CITRA_ROUTER_IO_GVASI_CTRL_ADDRESS(2)</text:p>
          </table:table-cell>
          <table:table-cell table:formula="of:=[old.B81]" office:value-type="float" office:value="196628" calcext:value-type="float">
            <text:p>196628</text:p>
          </table:table-cell>
        </table:table-row>
        <table:table-row table:style-name="ro1">
          <table:table-cell table:formula="of:=[new.A82]" office:value-type="float" office:value="196632" calcext:value-type="float">
            <text:p>196632</text:p>
          </table:table-cell>
          <table:table-cell table:formula="of:=[new.B82]" office:value-type="string" office:string-value="CITRA_ROUTER_IO_GV_ASI_ADDRESS+CITRA_ROUTER_IO_GV_ASI_GVASI_CTRL3_OFFSET" calcext:value-type="string">
            <text:p>CITRA_ROUTER_IO_GV_ASI_ADDRESS+CITRA_ROUTER_IO_GV_ASI_GVASI_CTRL3_OFFSET</text:p>
          </table:table-cell>
          <table:table-cell table:formula="of:=[old.A82]" office:value-type="string" office:string-value="CITRA_ROUTER_IO_GVASI_CTRL_ADDRESS(3)" calcext:value-type="string">
            <text:p>CITRA_ROUTER_IO_GVASI_CTRL_ADDRESS(3)</text:p>
          </table:table-cell>
          <table:table-cell table:formula="of:=[old.B82]" office:value-type="float" office:value="196632" calcext:value-type="float">
            <text:p>196632</text:p>
          </table:table-cell>
        </table:table-row>
        <table:table-row table:style-name="ro1">
          <table:table-cell table:formula="of:=[new.A83]" office:value-type="float" office:value="196636" calcext:value-type="float">
            <text:p>196636</text:p>
          </table:table-cell>
          <table:table-cell table:formula="of:=[new.B83]" office:value-type="string" office:string-value="CITRA_ROUTER_IO_GV_ASI_ADDRESS+CITRA_ROUTER_IO_GV_ASI_GVASI_CTRL4_OFFSET" calcext:value-type="string">
            <text:p>CITRA_ROUTER_IO_GV_ASI_ADDRESS+CITRA_ROUTER_IO_GV_ASI_GVASI_CTRL4_OFFSET</text:p>
          </table:table-cell>
          <table:table-cell table:formula="of:=[old.A83]" office:value-type="string" office:string-value="CITRA_ROUTER_IO_GVASI_CTRL_ADDRESS(4)" calcext:value-type="string">
            <text:p>CITRA_ROUTER_IO_GVASI_CTRL_ADDRESS(4)</text:p>
          </table:table-cell>
          <table:table-cell table:formula="of:=[old.B83]" office:value-type="float" office:value="196636" calcext:value-type="float">
            <text:p>196636</text:p>
          </table:table-cell>
        </table:table-row>
        <table:table-row table:style-name="ro1">
          <table:table-cell table:formula="of:=[new.A84]" office:value-type="float" office:value="196640" calcext:value-type="float">
            <text:p>196640</text:p>
          </table:table-cell>
          <table:table-cell table:formula="of:=[new.B84]" office:value-type="string" office:string-value="CITRA_ROUTER_IO_GV_ASI_ADDRESS+CITRA_ROUTER_IO_GV_ASI_GVASI_CTRL5_OFFSET" calcext:value-type="string">
            <text:p>CITRA_ROUTER_IO_GV_ASI_ADDRESS+CITRA_ROUTER_IO_GV_ASI_GVASI_CTRL5_OFFSET</text:p>
          </table:table-cell>
          <table:table-cell table:formula="of:=[old.A84]" office:value-type="string" office:string-value="CITRA_ROUTER_IO_GVASI_CTRL_ADDRESS(5)" calcext:value-type="string">
            <text:p>CITRA_ROUTER_IO_GVASI_CTRL_ADDRESS(5)</text:p>
          </table:table-cell>
          <table:table-cell table:formula="of:=[old.B84]" office:value-type="float" office:value="196640" calcext:value-type="float">
            <text:p>196640</text:p>
          </table:table-cell>
        </table:table-row>
        <table:table-row table:style-name="ro1">
          <table:table-cell table:formula="of:=[new.A85]" office:value-type="float" office:value="196644" calcext:value-type="float">
            <text:p>196644</text:p>
          </table:table-cell>
          <table:table-cell table:formula="of:=[new.B85]" office:value-type="string" office:string-value="CITRA_ROUTER_IO_GV_ASI_ADDRESS+CITRA_ROUTER_IO_GV_ASI_GVASI_CTRL6_OFFSET" calcext:value-type="string">
            <text:p>CITRA_ROUTER_IO_GV_ASI_ADDRESS+CITRA_ROUTER_IO_GV_ASI_GVASI_CTRL6_OFFSET</text:p>
          </table:table-cell>
          <table:table-cell table:formula="of:=[old.A85]" office:value-type="string" office:string-value="CITRA_ROUTER_IO_GVASI_CTRL_ADDRESS(6)" calcext:value-type="string">
            <text:p>CITRA_ROUTER_IO_GVASI_CTRL_ADDRESS(6)</text:p>
          </table:table-cell>
          <table:table-cell table:formula="of:=[old.B85]" office:value-type="float" office:value="196644" calcext:value-type="float">
            <text:p>196644</text:p>
          </table:table-cell>
        </table:table-row>
        <table:table-row table:style-name="ro1">
          <table:table-cell table:formula="of:=[new.A86]" office:value-type="float" office:value="196648" calcext:value-type="float">
            <text:p>196648</text:p>
          </table:table-cell>
          <table:table-cell table:formula="of:=[new.B86]" office:value-type="string" office:string-value="CITRA_ROUTER_IO_GV_ASI_ADDRESS+CITRA_ROUTER_IO_GV_ASI_GVASI_CTRL7_OFFSET" calcext:value-type="string">
            <text:p>CITRA_ROUTER_IO_GV_ASI_ADDRESS+CITRA_ROUTER_IO_GV_ASI_GVASI_CTRL7_OFFSET</text:p>
          </table:table-cell>
          <table:table-cell table:formula="of:=[old.A86]" office:value-type="string" office:string-value="CITRA_ROUTER_IO_GVASI_CTRL_ADDRESS(7)" calcext:value-type="string">
            <text:p>CITRA_ROUTER_IO_GVASI_CTRL_ADDRESS(7)</text:p>
          </table:table-cell>
          <table:table-cell table:formula="of:=[old.B86]" office:value-type="float" office:value="196648" calcext:value-type="float">
            <text:p>196648</text:p>
          </table:table-cell>
        </table:table-row>
        <table:table-row table:style-name="ro1">
          <table:table-cell table:formula="of:=[new.A87]" office:value-type="float" office:value="196652" calcext:value-type="float">
            <text:p>196652</text:p>
          </table:table-cell>
          <table:table-cell table:formula="of:=[new.B87]" office:value-type="string" office:string-value="CITRA_ROUTER_IO_GV_ASI_ADDRESS+CITRA_ROUTER_IO_GV_ASI_GVASI_CTRL8_OFFSET" calcext:value-type="string">
            <text:p>CITRA_ROUTER_IO_GV_ASI_ADDRESS+CITRA_ROUTER_IO_GV_ASI_GVASI_CTRL8_OFFSET</text:p>
          </table:table-cell>
          <table:table-cell table:formula="of:=[old.A87]" office:value-type="string" office:string-value="CITRA_ROUTER_IO_GVASI_CTRL_ADDRESS(8)" calcext:value-type="string">
            <text:p>CITRA_ROUTER_IO_GVASI_CTRL_ADDRESS(8)</text:p>
          </table:table-cell>
          <table:table-cell table:formula="of:=[old.B87]" office:value-type="float" office:value="196652" calcext:value-type="float">
            <text:p>196652</text:p>
          </table:table-cell>
        </table:table-row>
        <table:table-row table:style-name="ro1">
          <table:table-cell table:formula="of:=[new.A88]" office:value-type="float" office:value="132096" calcext:value-type="float">
            <text:p>132096</text:p>
          </table:table-cell>
          <table:table-cell table:formula="of:=[new.B88]" office:value-type="string" office:string-value="CITRA_REAR_IO_RP_QUAD_SDI_SDI_INPUT_FLYWHEEL_ADDRESS(0,0)" calcext:value-type="string">
            <text:p>CITRA_REAR_IO_RP_QUAD_SDI_SDI_INPUT_FLYWHEEL_ADDRESS(0,0)</text:p>
          </table:table-cell>
          <table:table-cell table:formula="of:=[old.A88]" office:value-type="string" office:string-value="CITRA_REAR_IO_RP_QUADX_SDI_INPUT_FLYWHEEL_X_ADDRESS(0,0)" calcext:value-type="string">
            <text:p>CITRA_REAR_IO_RP_QUADX_SDI_INPUT_FLYWHEEL_X_ADDRESS(0,0)</text:p>
          </table:table-cell>
          <table:table-cell table:formula="of:=[old.B88]" office:value-type="float" office:value="132096" calcext:value-type="float">
            <text:p>132096</text:p>
          </table:table-cell>
        </table:table-row>
        <table:table-row table:style-name="ro1">
          <table:table-cell table:formula="of:=[new.A89]" office:value-type="float" office:value="132352" calcext:value-type="float">
            <text:p>132352</text:p>
          </table:table-cell>
          <table:table-cell table:formula="of:=[new.B89]" office:value-type="string" office:string-value="CITRA_REAR_IO_RP_QUAD_SDI_SDI_INPUT_FLYWHEEL_ADDRESS(0,1)" calcext:value-type="string">
            <text:p>CITRA_REAR_IO_RP_QUAD_SDI_SDI_INPUT_FLYWHEEL_ADDRESS(0,1)</text:p>
          </table:table-cell>
          <table:table-cell table:formula="of:=[old.A89]" office:value-type="string" office:string-value="CITRA_REAR_IO_RP_QUADX_SDI_INPUT_FLYWHEEL_X_ADDRESS(0,1)" calcext:value-type="string">
            <text:p>CITRA_REAR_IO_RP_QUADX_SDI_INPUT_FLYWHEEL_X_ADDRESS(0,1)</text:p>
          </table:table-cell>
          <table:table-cell table:formula="of:=[old.B89]" office:value-type="float" office:value="132352" calcext:value-type="float">
            <text:p>132352</text:p>
          </table:table-cell>
        </table:table-row>
        <table:table-row table:style-name="ro1">
          <table:table-cell table:formula="of:=[new.A90]" office:value-type="float" office:value="132608" calcext:value-type="float">
            <text:p>132608</text:p>
          </table:table-cell>
          <table:table-cell table:formula="of:=[new.B90]" office:value-type="string" office:string-value="CITRA_REAR_IO_RP_QUAD_SDI_SDI_INPUT_FLYWHEEL_ADDRESS(0,2)" calcext:value-type="string">
            <text:p>CITRA_REAR_IO_RP_QUAD_SDI_SDI_INPUT_FLYWHEEL_ADDRESS(0,2)</text:p>
          </table:table-cell>
          <table:table-cell table:formula="of:=[old.A90]" office:value-type="string" office:string-value="CITRA_REAR_IO_RP_QUADX_SDI_INPUT_FLYWHEEL_X_ADDRESS(0,2)" calcext:value-type="string">
            <text:p>CITRA_REAR_IO_RP_QUADX_SDI_INPUT_FLYWHEEL_X_ADDRESS(0,2)</text:p>
          </table:table-cell>
          <table:table-cell table:formula="of:=[old.B90]" office:value-type="float" office:value="132608" calcext:value-type="float">
            <text:p>132608</text:p>
          </table:table-cell>
        </table:table-row>
        <table:table-row table:style-name="ro1">
          <table:table-cell table:formula="of:=[new.A91]" office:value-type="float" office:value="132864" calcext:value-type="float">
            <text:p>132864</text:p>
          </table:table-cell>
          <table:table-cell table:formula="of:=[new.B91]" office:value-type="string" office:string-value="CITRA_REAR_IO_RP_QUAD_SDI_SDI_INPUT_FLYWHEEL_ADDRESS(0,3)" calcext:value-type="string">
            <text:p>CITRA_REAR_IO_RP_QUAD_SDI_SDI_INPUT_FLYWHEEL_ADDRESS(0,3)</text:p>
          </table:table-cell>
          <table:table-cell table:formula="of:=[old.A91]" office:value-type="string" office:string-value="CITRA_REAR_IO_RP_QUADX_SDI_INPUT_FLYWHEEL_X_ADDRESS(0,3)" calcext:value-type="string">
            <text:p>CITRA_REAR_IO_RP_QUADX_SDI_INPUT_FLYWHEEL_X_ADDRESS(0,3)</text:p>
          </table:table-cell>
          <table:table-cell table:formula="of:=[old.B91]" office:value-type="float" office:value="132864" calcext:value-type="float">
            <text:p>132864</text:p>
          </table:table-cell>
        </table:table-row>
        <table:table-row table:style-name="ro1">
          <table:table-cell table:formula="of:=[new.A92]" office:value-type="float" office:value="134144" calcext:value-type="float">
            <text:p>134144</text:p>
          </table:table-cell>
          <table:table-cell table:formula="of:=[new.B92]" office:value-type="string" office:string-value="CITRA_REAR_IO_RP_QUAD_SDI_SDI_INPUT_FLYWHEEL_ADDRESS(1,0)" calcext:value-type="string">
            <text:p>CITRA_REAR_IO_RP_QUAD_SDI_SDI_INPUT_FLYWHEEL_ADDRESS(1,0)</text:p>
          </table:table-cell>
          <table:table-cell table:formula="of:=[old.A92]" office:value-type="string" office:string-value="CITRA_REAR_IO_RP_QUADX_SDI_INPUT_FLYWHEEL_X_ADDRESS(1,0)" calcext:value-type="string">
            <text:p>CITRA_REAR_IO_RP_QUADX_SDI_INPUT_FLYWHEEL_X_ADDRESS(1,0)</text:p>
          </table:table-cell>
          <table:table-cell table:formula="of:=[old.B92]" office:value-type="float" office:value="136192" calcext:value-type="float">
            <text:p>136192</text:p>
          </table:table-cell>
        </table:table-row>
        <table:table-row table:style-name="ro1">
          <table:table-cell table:formula="of:=[new.A93]" office:value-type="float" office:value="134400" calcext:value-type="float">
            <text:p>134400</text:p>
          </table:table-cell>
          <table:table-cell table:formula="of:=[new.B93]" office:value-type="string" office:string-value="CITRA_REAR_IO_RP_QUAD_SDI_SDI_INPUT_FLYWHEEL_ADDRESS(1,1)" calcext:value-type="string">
            <text:p>CITRA_REAR_IO_RP_QUAD_SDI_SDI_INPUT_FLYWHEEL_ADDRESS(1,1)</text:p>
          </table:table-cell>
          <table:table-cell table:formula="of:=[old.A93]" office:value-type="string" office:string-value="CITRA_REAR_IO_RP_QUADX_SDI_INPUT_FLYWHEEL_X_ADDRESS(1,1)" calcext:value-type="string">
            <text:p>CITRA_REAR_IO_RP_QUADX_SDI_INPUT_FLYWHEEL_X_ADDRESS(1,1)</text:p>
          </table:table-cell>
          <table:table-cell table:formula="of:=[old.B93]" office:value-type="float" office:value="136448" calcext:value-type="float">
            <text:p>136448</text:p>
          </table:table-cell>
        </table:table-row>
        <table:table-row table:style-name="ro1">
          <table:table-cell table:formula="of:=[new.A94]" office:value-type="float" office:value="134656" calcext:value-type="float">
            <text:p>134656</text:p>
          </table:table-cell>
          <table:table-cell table:formula="of:=[new.B94]" office:value-type="string" office:string-value="CITRA_REAR_IO_RP_QUAD_SDI_SDI_INPUT_FLYWHEEL_ADDRESS(1,2)" calcext:value-type="string">
            <text:p>CITRA_REAR_IO_RP_QUAD_SDI_SDI_INPUT_FLYWHEEL_ADDRESS(1,2)</text:p>
          </table:table-cell>
          <table:table-cell table:formula="of:=[old.A94]" office:value-type="string" office:string-value="CITRA_REAR_IO_RP_QUADX_SDI_INPUT_FLYWHEEL_X_ADDRESS(1,2)" calcext:value-type="string">
            <text:p>CITRA_REAR_IO_RP_QUADX_SDI_INPUT_FLYWHEEL_X_ADDRESS(1,2)</text:p>
          </table:table-cell>
          <table:table-cell table:formula="of:=[old.B94]" office:value-type="float" office:value="136704" calcext:value-type="float">
            <text:p>136704</text:p>
          </table:table-cell>
        </table:table-row>
        <table:table-row table:style-name="ro1">
          <table:table-cell table:formula="of:=[new.A95]" office:value-type="float" office:value="134912" calcext:value-type="float">
            <text:p>134912</text:p>
          </table:table-cell>
          <table:table-cell table:formula="of:=[new.B95]" office:value-type="string" office:string-value="CITRA_REAR_IO_RP_QUAD_SDI_SDI_INPUT_FLYWHEEL_ADDRESS(1,3)" calcext:value-type="string">
            <text:p>CITRA_REAR_IO_RP_QUAD_SDI_SDI_INPUT_FLYWHEEL_ADDRESS(1,3)</text:p>
          </table:table-cell>
          <table:table-cell table:formula="of:=[old.A95]" office:value-type="string" office:string-value="CITRA_REAR_IO_RP_QUADX_SDI_INPUT_FLYWHEEL_X_ADDRESS(1,3)" calcext:value-type="string">
            <text:p>CITRA_REAR_IO_RP_QUADX_SDI_INPUT_FLYWHEEL_X_ADDRESS(1,3)</text:p>
          </table:table-cell>
          <table:table-cell table:formula="of:=[old.B95]" office:value-type="float" office:value="136960" calcext:value-type="float">
            <text:p>136960</text:p>
          </table:table-cell>
        </table:table-row>
        <table:table-row table:style-name="ro1">
          <table:table-cell table:formula="of:=[new.A96]" office:value-type="float" office:value="136192" calcext:value-type="float">
            <text:p>136192</text:p>
          </table:table-cell>
          <table:table-cell table:formula="of:=[new.B96]" office:value-type="string" office:string-value="CITRA_REAR_IO_RP_QUAD_SDI_SDI_INPUT_FLYWHEEL_ADDRESS(2,0)" calcext:value-type="string">
            <text:p>CITRA_REAR_IO_RP_QUAD_SDI_SDI_INPUT_FLYWHEEL_ADDRESS(2,0)</text:p>
          </table:table-cell>
          <table:table-cell table:formula="of:=[old.A96]" office:value-type="string" office:string-value="CITRA_REAR_IO_RP_QUADX_SDI_INPUT_FLYWHEEL_X_ADDRESS(2,0)" calcext:value-type="string">
            <text:p>CITRA_REAR_IO_RP_QUADX_SDI_INPUT_FLYWHEEL_X_ADDRESS(2,0)</text:p>
          </table:table-cell>
          <table:table-cell table:formula="of:=[old.B96]" office:value-type="float" office:value="140288" calcext:value-type="float">
            <text:p>140288</text:p>
          </table:table-cell>
        </table:table-row>
        <table:table-row table:style-name="ro1">
          <table:table-cell table:formula="of:=[new.A97]" office:value-type="float" office:value="196864" calcext:value-type="float">
            <text:p>196864</text:p>
          </table:table-cell>
          <table:table-cell table:formula="of:=[new.B97]" office:value-type="string" office:string-value="CITRA_ROUTER_IO_SDI_OUTPUT_FLYWHEEL_ADDRESS(0)" calcext:value-type="string">
            <text:p>CITRA_ROUTER_IO_SDI_OUTPUT_FLYWHEEL_ADDRESS(0)</text:p>
          </table:table-cell>
          <table:table-cell table:formula="of:=[old.A97]" office:value-type="string" office:string-value="CITRA_ROUTER_IO_SDI_OUTPUT_FLYWHEEL_X_ADDRESS(0)" calcext:value-type="string">
            <text:p>CITRA_ROUTER_IO_SDI_OUTPUT_FLYWHEEL_X_ADDRESS(0)</text:p>
          </table:table-cell>
          <table:table-cell table:formula="of:=[old.B97]" office:value-type="float" office:value="196864" calcext:value-type="float">
            <text:p>196864</text:p>
          </table:table-cell>
        </table:table-row>
        <table:table-row table:style-name="ro1">
          <table:table-cell table:formula="of:=[new.A98]" office:value-type="float" office:value="197120" calcext:value-type="float">
            <text:p>197120</text:p>
          </table:table-cell>
          <table:table-cell table:formula="of:=[new.B98]" office:value-type="string" office:string-value="CITRA_ROUTER_IO_SDI_OUTPUT_FLYWHEEL_ADDRESS(1)" calcext:value-type="string">
            <text:p>CITRA_ROUTER_IO_SDI_OUTPUT_FLYWHEEL_ADDRESS(1)</text:p>
          </table:table-cell>
          <table:table-cell table:formula="of:=[old.A98]" office:value-type="string" office:string-value="CITRA_ROUTER_IO_SDI_OUTPUT_FLYWHEEL_X_ADDRESS(1)" calcext:value-type="string">
            <text:p>CITRA_ROUTER_IO_SDI_OUTPUT_FLYWHEEL_X_ADDRESS(1)</text:p>
          </table:table-cell>
          <table:table-cell table:formula="of:=[old.B98]" office:value-type="float" office:value="197120" calcext:value-type="float">
            <text:p>197120</text:p>
          </table:table-cell>
        </table:table-row>
        <table:table-row table:style-name="ro1">
          <table:table-cell table:formula="of:=[new.A99]" office:value-type="float" office:value="197376" calcext:value-type="float">
            <text:p>197376</text:p>
          </table:table-cell>
          <table:table-cell table:formula="of:=[new.B99]" office:value-type="string" office:string-value="CITRA_ROUTER_IO_SDI_OUTPUT_FLYWHEEL_ADDRESS(2)" calcext:value-type="string">
            <text:p>CITRA_ROUTER_IO_SDI_OUTPUT_FLYWHEEL_ADDRESS(2)</text:p>
          </table:table-cell>
          <table:table-cell table:formula="of:=[old.A99]" office:value-type="string" office:string-value="CITRA_ROUTER_IO_SDI_OUTPUT_FLYWHEEL_X_ADDRESS(2)" calcext:value-type="string">
            <text:p>CITRA_ROUTER_IO_SDI_OUTPUT_FLYWHEEL_X_ADDRESS(2)</text:p>
          </table:table-cell>
          <table:table-cell table:formula="of:=[old.B99]" office:value-type="float" office:value="197376" calcext:value-type="float">
            <text:p>197376</text:p>
          </table:table-cell>
        </table:table-row>
        <table:table-row table:style-name="ro1">
          <table:table-cell table:formula="of:=[new.A100]" office:value-type="float" office:value="197632" calcext:value-type="float">
            <text:p>197632</text:p>
          </table:table-cell>
          <table:table-cell table:formula="of:=[new.B100]" office:value-type="string" office:string-value="CITRA_ROUTER_IO_SDI_OUTPUT_FLYWHEEL_ADDRESS(3)" calcext:value-type="string">
            <text:p>CITRA_ROUTER_IO_SDI_OUTPUT_FLYWHEEL_ADDRESS(3)</text:p>
          </table:table-cell>
          <table:table-cell table:formula="of:=[old.A100]" office:value-type="string" office:string-value="CITRA_ROUTER_IO_SDI_OUTPUT_FLYWHEEL_X_ADDRESS(3)" calcext:value-type="string">
            <text:p>CITRA_ROUTER_IO_SDI_OUTPUT_FLYWHEEL_X_ADDRESS(3)</text:p>
          </table:table-cell>
          <table:table-cell table:formula="of:=[old.B100]" office:value-type="float" office:value="197632" calcext:value-type="float">
            <text:p>197632</text:p>
          </table:table-cell>
        </table:table-row>
        <table:table-row table:style-name="ro1">
          <table:table-cell table:formula="of:=[new.A101]" office:value-type="float" office:value="197888" calcext:value-type="float">
            <text:p>197888</text:p>
          </table:table-cell>
          <table:table-cell table:formula="of:=[new.B101]" office:value-type="string" office:string-value="CITRA_ROUTER_IO_SDI_OUTPUT_FLYWHEEL_ADDRESS(4)" calcext:value-type="string">
            <text:p>CITRA_ROUTER_IO_SDI_OUTPUT_FLYWHEEL_ADDRESS(4)</text:p>
          </table:table-cell>
          <table:table-cell table:formula="of:=[old.A101]" office:value-type="string" office:string-value="CITRA_ROUTER_IO_SDI_OUTPUT_FLYWHEEL_X_ADDRESS(4)" calcext:value-type="string">
            <text:p>CITRA_ROUTER_IO_SDI_OUTPUT_FLYWHEEL_X_ADDRESS(4)</text:p>
          </table:table-cell>
          <table:table-cell table:formula="of:=[old.B101]" office:value-type="float" office:value="197888" calcext:value-type="float">
            <text:p>197888</text:p>
          </table:table-cell>
        </table:table-row>
        <table:table-row table:style-name="ro1">
          <table:table-cell table:formula="of:=[new.A102]" office:value-type="float" office:value="198144" calcext:value-type="float">
            <text:p>198144</text:p>
          </table:table-cell>
          <table:table-cell table:formula="of:=[new.B102]" office:value-type="string" office:string-value="CITRA_ROUTER_IO_SDI_OUTPUT_FLYWHEEL_ADDRESS(5)" calcext:value-type="string">
            <text:p>CITRA_ROUTER_IO_SDI_OUTPUT_FLYWHEEL_ADDRESS(5)</text:p>
          </table:table-cell>
          <table:table-cell table:formula="of:=[old.A102]" office:value-type="string" office:string-value="CITRA_ROUTER_IO_SDI_OUTPUT_FLYWHEEL_X_ADDRESS(5)" calcext:value-type="string">
            <text:p>CITRA_ROUTER_IO_SDI_OUTPUT_FLYWHEEL_X_ADDRESS(5)</text:p>
          </table:table-cell>
          <table:table-cell table:formula="of:=[old.B102]" office:value-type="float" office:value="198144" calcext:value-type="float">
            <text:p>198144</text:p>
          </table:table-cell>
        </table:table-row>
        <table:table-row table:style-name="ro1">
          <table:table-cell table:formula="of:=[new.A103]" office:value-type="float" office:value="198400" calcext:value-type="float">
            <text:p>198400</text:p>
          </table:table-cell>
          <table:table-cell table:formula="of:=[new.B103]" office:value-type="string" office:string-value="CITRA_ROUTER_IO_SDI_OUTPUT_FLYWHEEL_ADDRESS(6)" calcext:value-type="string">
            <text:p>CITRA_ROUTER_IO_SDI_OUTPUT_FLYWHEEL_ADDRESS(6)</text:p>
          </table:table-cell>
          <table:table-cell table:formula="of:=[old.A103]" office:value-type="string" office:string-value="CITRA_ROUTER_IO_SDI_OUTPUT_FLYWHEEL_X_ADDRESS(6)" calcext:value-type="string">
            <text:p>CITRA_ROUTER_IO_SDI_OUTPUT_FLYWHEEL_X_ADDRESS(6)</text:p>
          </table:table-cell>
          <table:table-cell table:formula="of:=[old.B103]" office:value-type="float" office:value="198400" calcext:value-type="float">
            <text:p>198400</text:p>
          </table:table-cell>
        </table:table-row>
        <table:table-row table:style-name="ro1">
          <table:table-cell table:formula="of:=[new.A104]" office:value-type="float" office:value="198656" calcext:value-type="float">
            <text:p>198656</text:p>
          </table:table-cell>
          <table:table-cell table:formula="of:=[new.B104]" office:value-type="string" office:string-value="CITRA_ROUTER_IO_SDI_OUTPUT_FLYWHEEL_ADDRESS(7)" calcext:value-type="string">
            <text:p>CITRA_ROUTER_IO_SDI_OUTPUT_FLYWHEEL_ADDRESS(7)</text:p>
          </table:table-cell>
          <table:table-cell table:formula="of:=[old.A104]" office:value-type="string" office:string-value="CITRA_ROUTER_IO_SDI_OUTPUT_FLYWHEEL_X_ADDRESS(7)" calcext:value-type="string">
            <text:p>CITRA_ROUTER_IO_SDI_OUTPUT_FLYWHEEL_X_ADDRESS(7)</text:p>
          </table:table-cell>
          <table:table-cell table:formula="of:=[old.B104]" office:value-type="float" office:value="198656" calcext:value-type="float">
            <text:p>198656</text:p>
          </table:table-cell>
        </table:table-row>
        <table:table-row table:style-name="ro1">
          <table:table-cell table:formula="of:=[new.A105]" office:value-type="float" office:value="198912" calcext:value-type="float">
            <text:p>198912</text:p>
          </table:table-cell>
          <table:table-cell table:formula="of:=[new.B105]" office:value-type="string" office:string-value="CITRA_ROUTER_IO_SDI_OUTPUT_FLYWHEEL_ADDRESS(8)" calcext:value-type="string">
            <text:p>CITRA_ROUTER_IO_SDI_OUTPUT_FLYWHEEL_ADDRESS(8)</text:p>
          </table:table-cell>
          <table:table-cell table:formula="of:=[old.A105]" office:value-type="string" office:string-value="CITRA_ROUTER_IO_SDI_OUTPUT_FLYWHEEL_X_ADDRESS(8)" calcext:value-type="string">
            <text:p>CITRA_ROUTER_IO_SDI_OUTPUT_FLYWHEEL_X_ADDRESS(8)</text:p>
          </table:table-cell>
          <table:table-cell table:formula="of:=[old.B105]" office:value-type="float" office:value="198912" calcext:value-type="float">
            <text:p>198912</text:p>
          </table:table-cell>
        </table:table-row>
        <table:table-row table:style-name="ro1">
          <table:table-cell table:formula="of:=[new.A106]" office:value-type="float" office:value="196620" calcext:value-type="float">
            <text:p>196620</text:p>
          </table:table-cell>
          <table:table-cell table:formula="of:=[new.B106]" office:value-type="string" office:string-value="CITRA_ROUTER_IO_GV_ASI_ADDRESS+CITRA_ROUTER_IO_GV_ASI_GVASI_CTRL0_OFFSET" calcext:value-type="string">
            <text:p>CITRA_ROUTER_IO_GV_ASI_ADDRESS+CITRA_ROUTER_IO_GV_ASI_GVASI_CTRL0_OFFSET</text:p>
          </table:table-cell>
          <table:table-cell table:formula="of:=[old.A106]" office:value-type="string" office:string-value="CITRA_ROUTER_IO_GVASI_CTRL_ADDRESS(0)" calcext:value-type="string">
            <text:p>CITRA_ROUTER_IO_GVASI_CTRL_ADDRESS(0)</text:p>
          </table:table-cell>
          <table:table-cell table:formula="of:=[old.B106]" office:value-type="float" office:value="196620" calcext:value-type="float">
            <text:p>196620</text:p>
          </table:table-cell>
        </table:table-row>
        <table:table-row table:style-name="ro1">
          <table:table-cell table:formula="of:=[new.A107]" office:value-type="float" office:value="196624" calcext:value-type="float">
            <text:p>196624</text:p>
          </table:table-cell>
          <table:table-cell table:formula="of:=[new.B107]" office:value-type="string" office:string-value="CITRA_ROUTER_IO_GV_ASI_ADDRESS+CITRA_ROUTER_IO_GV_ASI_GVASI_CTRL1_OFFSET" calcext:value-type="string">
            <text:p>CITRA_ROUTER_IO_GV_ASI_ADDRESS+CITRA_ROUTER_IO_GV_ASI_GVASI_CTRL1_OFFSET</text:p>
          </table:table-cell>
          <table:table-cell table:formula="of:=[old.A107]" office:value-type="string" office:string-value="CITRA_ROUTER_IO_GVASI_CTRL_ADDRESS(1)" calcext:value-type="string">
            <text:p>CITRA_ROUTER_IO_GVASI_CTRL_ADDRESS(1)</text:p>
          </table:table-cell>
          <table:table-cell table:formula="of:=[old.B107]" office:value-type="float" office:value="196624" calcext:value-type="float">
            <text:p>196624</text:p>
          </table:table-cell>
        </table:table-row>
        <table:table-row table:style-name="ro1">
          <table:table-cell table:formula="of:=[new.A108]" office:value-type="float" office:value="196628" calcext:value-type="float">
            <text:p>196628</text:p>
          </table:table-cell>
          <table:table-cell table:formula="of:=[new.B108]" office:value-type="string" office:string-value="CITRA_ROUTER_IO_GV_ASI_ADDRESS+CITRA_ROUTER_IO_GV_ASI_GVASI_CTRL2_OFFSET" calcext:value-type="string">
            <text:p>CITRA_ROUTER_IO_GV_ASI_ADDRESS+CITRA_ROUTER_IO_GV_ASI_GVASI_CTRL2_OFFSET</text:p>
          </table:table-cell>
          <table:table-cell table:formula="of:=[old.A108]" office:value-type="string" office:string-value="CITRA_ROUTER_IO_GVASI_CTRL_ADDRESS(2)" calcext:value-type="string">
            <text:p>CITRA_ROUTER_IO_GVASI_CTRL_ADDRESS(2)</text:p>
          </table:table-cell>
          <table:table-cell table:formula="of:=[old.B108]" office:value-type="float" office:value="196628" calcext:value-type="float">
            <text:p>196628</text:p>
          </table:table-cell>
        </table:table-row>
        <table:table-row table:style-name="ro1">
          <table:table-cell table:formula="of:=[new.A109]" office:value-type="float" office:value="196632" calcext:value-type="float">
            <text:p>196632</text:p>
          </table:table-cell>
          <table:table-cell table:formula="of:=[new.B109]" office:value-type="string" office:string-value="CITRA_ROUTER_IO_GV_ASI_ADDRESS+CITRA_ROUTER_IO_GV_ASI_GVASI_CTRL3_OFFSET" calcext:value-type="string">
            <text:p>CITRA_ROUTER_IO_GV_ASI_ADDRESS+CITRA_ROUTER_IO_GV_ASI_GVASI_CTRL3_OFFSET</text:p>
          </table:table-cell>
          <table:table-cell table:formula="of:=[old.A109]" office:value-type="string" office:string-value="CITRA_ROUTER_IO_GVASI_CTRL_ADDRESS(3)" calcext:value-type="string">
            <text:p>CITRA_ROUTER_IO_GVASI_CTRL_ADDRESS(3)</text:p>
          </table:table-cell>
          <table:table-cell table:formula="of:=[old.B109]" office:value-type="float" office:value="196632" calcext:value-type="float">
            <text:p>196632</text:p>
          </table:table-cell>
        </table:table-row>
        <table:table-row table:style-name="ro1">
          <table:table-cell table:formula="of:=[new.A110]" office:value-type="float" office:value="196636" calcext:value-type="float">
            <text:p>196636</text:p>
          </table:table-cell>
          <table:table-cell table:formula="of:=[new.B110]" office:value-type="string" office:string-value="CITRA_ROUTER_IO_GV_ASI_ADDRESS+CITRA_ROUTER_IO_GV_ASI_GVASI_CTRL4_OFFSET" calcext:value-type="string">
            <text:p>CITRA_ROUTER_IO_GV_ASI_ADDRESS+CITRA_ROUTER_IO_GV_ASI_GVASI_CTRL4_OFFSET</text:p>
          </table:table-cell>
          <table:table-cell table:formula="of:=[old.A110]" office:value-type="string" office:string-value="CITRA_ROUTER_IO_GVASI_CTRL_ADDRESS(4)" calcext:value-type="string">
            <text:p>CITRA_ROUTER_IO_GVASI_CTRL_ADDRESS(4)</text:p>
          </table:table-cell>
          <table:table-cell table:formula="of:=[old.B110]" office:value-type="float" office:value="196636" calcext:value-type="float">
            <text:p>196636</text:p>
          </table:table-cell>
        </table:table-row>
        <table:table-row table:style-name="ro1">
          <table:table-cell table:formula="of:=[new.A111]" office:value-type="float" office:value="196640" calcext:value-type="float">
            <text:p>196640</text:p>
          </table:table-cell>
          <table:table-cell table:formula="of:=[new.B111]" office:value-type="string" office:string-value="CITRA_ROUTER_IO_GV_ASI_ADDRESS+CITRA_ROUTER_IO_GV_ASI_GVASI_CTRL5_OFFSET" calcext:value-type="string">
            <text:p>CITRA_ROUTER_IO_GV_ASI_ADDRESS+CITRA_ROUTER_IO_GV_ASI_GVASI_CTRL5_OFFSET</text:p>
          </table:table-cell>
          <table:table-cell table:formula="of:=[old.A111]" office:value-type="string" office:string-value="CITRA_ROUTER_IO_GVASI_CTRL_ADDRESS(5)" calcext:value-type="string">
            <text:p>CITRA_ROUTER_IO_GVASI_CTRL_ADDRESS(5)</text:p>
          </table:table-cell>
          <table:table-cell table:formula="of:=[old.B111]" office:value-type="float" office:value="196640" calcext:value-type="float">
            <text:p>196640</text:p>
          </table:table-cell>
        </table:table-row>
        <table:table-row table:style-name="ro1">
          <table:table-cell table:formula="of:=[new.A112]" office:value-type="float" office:value="196644" calcext:value-type="float">
            <text:p>196644</text:p>
          </table:table-cell>
          <table:table-cell table:formula="of:=[new.B112]" office:value-type="string" office:string-value="CITRA_ROUTER_IO_GV_ASI_ADDRESS+CITRA_ROUTER_IO_GV_ASI_GVASI_CTRL6_OFFSET" calcext:value-type="string">
            <text:p>CITRA_ROUTER_IO_GV_ASI_ADDRESS+CITRA_ROUTER_IO_GV_ASI_GVASI_CTRL6_OFFSET</text:p>
          </table:table-cell>
          <table:table-cell table:formula="of:=[old.A112]" office:value-type="string" office:string-value="CITRA_ROUTER_IO_GVASI_CTRL_ADDRESS(6)" calcext:value-type="string">
            <text:p>CITRA_ROUTER_IO_GVASI_CTRL_ADDRESS(6)</text:p>
          </table:table-cell>
          <table:table-cell table:formula="of:=[old.B112]" office:value-type="float" office:value="196644" calcext:value-type="float">
            <text:p>196644</text:p>
          </table:table-cell>
        </table:table-row>
        <table:table-row table:style-name="ro1">
          <table:table-cell table:formula="of:=[new.A113]" office:value-type="float" office:value="196648" calcext:value-type="float">
            <text:p>196648</text:p>
          </table:table-cell>
          <table:table-cell table:formula="of:=[new.B113]" office:value-type="string" office:string-value="CITRA_ROUTER_IO_GV_ASI_ADDRESS+CITRA_ROUTER_IO_GV_ASI_GVASI_CTRL7_OFFSET" calcext:value-type="string">
            <text:p>CITRA_ROUTER_IO_GV_ASI_ADDRESS+CITRA_ROUTER_IO_GV_ASI_GVASI_CTRL7_OFFSET</text:p>
          </table:table-cell>
          <table:table-cell table:formula="of:=[old.A113]" office:value-type="string" office:string-value="CITRA_ROUTER_IO_GVASI_CTRL_ADDRESS(7)" calcext:value-type="string">
            <text:p>CITRA_ROUTER_IO_GVASI_CTRL_ADDRESS(7)</text:p>
          </table:table-cell>
          <table:table-cell table:formula="of:=[old.B113]" office:value-type="float" office:value="196648" calcext:value-type="float">
            <text:p>196648</text:p>
          </table:table-cell>
        </table:table-row>
        <table:table-row table:style-name="ro1">
          <table:table-cell table:formula="of:=[new.A114]" office:value-type="float" office:value="196652" calcext:value-type="float">
            <text:p>196652</text:p>
          </table:table-cell>
          <table:table-cell table:formula="of:=[new.B114]" office:value-type="string" office:string-value="CITRA_ROUTER_IO_GV_ASI_ADDRESS+CITRA_ROUTER_IO_GV_ASI_GVASI_CTRL8_OFFSET" calcext:value-type="string">
            <text:p>CITRA_ROUTER_IO_GV_ASI_ADDRESS+CITRA_ROUTER_IO_GV_ASI_GVASI_CTRL8_OFFSET</text:p>
          </table:table-cell>
          <table:table-cell table:formula="of:=[old.A114]" office:value-type="string" office:string-value="CITRA_ROUTER_IO_GVASI_CTRL_ADDRESS(8)" calcext:value-type="string">
            <text:p>CITRA_ROUTER_IO_GVASI_CTRL_ADDRESS(8)</text:p>
          </table:table-cell>
          <table:table-cell table:formula="of:=[old.B114]" office:value-type="float" office:value="196652" calcext:value-type="float">
            <text:p>196652</text:p>
          </table:table-cell>
        </table:table-row>
        <table:table-row table:style-name="ro1">
          <table:table-cell table:formula="of:=[new.A115]" office:value-type="float" office:value="327680" calcext:value-type="float">
            <text:p>327680</text:p>
          </table:table-cell>
          <table:table-cell table:formula="of:=[new.B115]" office:value-type="string" office:string-value="CITRA_OUTPUT_PROC_OUTPUT_CHANNEL_VIDEO_ADDRESS(0)" calcext:value-type="string">
            <text:p>CITRA_OUTPUT_PROC_OUTPUT_CHANNEL_VIDEO_ADDRESS(0)</text:p>
          </table:table-cell>
          <table:table-cell table:formula="of:=[old.A115]" office:value-type="string" office:string-value="CITRA_OUTPUT_PROC_CH_X_VIDEO_ADDRESS(0)" calcext:value-type="string">
            <text:p>CITRA_OUTPUT_PROC_CH_X_VIDEO_ADDRESS(0)</text:p>
          </table:table-cell>
          <table:table-cell table:formula="of:=[old.B115]" office:value-type="float" office:value="327680" calcext:value-type="float">
            <text:p>327680</text:p>
          </table:table-cell>
        </table:table-row>
        <table:table-row table:style-name="ro1">
          <table:table-cell table:formula="of:=[new.A116]" office:value-type="float" office:value="331776" calcext:value-type="float">
            <text:p>331776</text:p>
          </table:table-cell>
          <table:table-cell table:formula="of:=[new.B116]" office:value-type="string" office:string-value="CITRA_OUTPUT_PROC_OUTPUT_CHANNEL_VIDEO_ADDRESS(1)" calcext:value-type="string">
            <text:p>CITRA_OUTPUT_PROC_OUTPUT_CHANNEL_VIDEO_ADDRESS(1)</text:p>
          </table:table-cell>
          <table:table-cell table:formula="of:=[old.A116]" office:value-type="string" office:string-value="CITRA_OUTPUT_PROC_CH_X_VIDEO_ADDRESS(1)" calcext:value-type="string">
            <text:p>CITRA_OUTPUT_PROC_CH_X_VIDEO_ADDRESS(1)</text:p>
          </table:table-cell>
          <table:table-cell table:formula="of:=[old.B116]" office:value-type="float" office:value="331776" calcext:value-type="float">
            <text:p>331776</text:p>
          </table:table-cell>
        </table:table-row>
        <table:table-row table:style-name="ro1">
          <table:table-cell table:formula="of:=[new.A117]" office:value-type="float" office:value="335872" calcext:value-type="float">
            <text:p>335872</text:p>
          </table:table-cell>
          <table:table-cell table:formula="of:=[new.B117]" office:value-type="string" office:string-value="CITRA_OUTPUT_PROC_OUTPUT_CHANNEL_VIDEO_ADDRESS(2)" calcext:value-type="string">
            <text:p>CITRA_OUTPUT_PROC_OUTPUT_CHANNEL_VIDEO_ADDRESS(2)</text:p>
          </table:table-cell>
          <table:table-cell table:formula="of:=[old.A117]" office:value-type="string" office:string-value="CITRA_OUTPUT_PROC_CH_X_VIDEO_ADDRESS(2)" calcext:value-type="string">
            <text:p>CITRA_OUTPUT_PROC_CH_X_VIDEO_ADDRESS(2)</text:p>
          </table:table-cell>
          <table:table-cell table:formula="of:=[old.B117]" office:value-type="float" office:value="335872" calcext:value-type="float">
            <text:p>335872</text:p>
          </table:table-cell>
        </table:table-row>
        <table:table-row table:style-name="ro1">
          <table:table-cell table:formula="of:=[new.A118]" office:value-type="float" office:value="339968" calcext:value-type="float">
            <text:p>339968</text:p>
          </table:table-cell>
          <table:table-cell table:formula="of:=[new.B118]" office:value-type="string" office:string-value="CITRA_OUTPUT_PROC_OUTPUT_CHANNEL_VIDEO_ADDRESS(3)" calcext:value-type="string">
            <text:p>CITRA_OUTPUT_PROC_OUTPUT_CHANNEL_VIDEO_ADDRESS(3)</text:p>
          </table:table-cell>
          <table:table-cell table:formula="of:=[old.A118]" office:value-type="string" office:string-value="CITRA_OUTPUT_PROC_CH_X_VIDEO_ADDRESS(3)" calcext:value-type="string">
            <text:p>CITRA_OUTPUT_PROC_CH_X_VIDEO_ADDRESS(3)</text:p>
          </table:table-cell>
          <table:table-cell table:formula="of:=[old.B118]" office:value-type="float" office:value="339968" calcext:value-type="float">
            <text:p>339968</text:p>
          </table:table-cell>
        </table:table-row>
        <table:table-row table:style-name="ro1">
          <table:table-cell table:formula="of:=[new.A119]" office:value-type="float" office:value="344064" calcext:value-type="float">
            <text:p>344064</text:p>
          </table:table-cell>
          <table:table-cell table:formula="of:=[new.B119]" office:value-type="string" office:string-value="CITRA_OUTPUT_PROC_OUTPUT_CHANNEL_VIDEO_ADDRESS(4)" calcext:value-type="string">
            <text:p>CITRA_OUTPUT_PROC_OUTPUT_CHANNEL_VIDEO_ADDRESS(4)</text:p>
          </table:table-cell>
          <table:table-cell table:formula="of:=[old.A119]" office:value-type="string" office:string-value="CITRA_OUTPUT_PROC_CH_X_VIDEO_ADDRESS(4)" calcext:value-type="string">
            <text:p>CITRA_OUTPUT_PROC_CH_X_VIDEO_ADDRESS(4)</text:p>
          </table:table-cell>
          <table:table-cell table:formula="of:=[old.B119]" office:value-type="float" office:value="344064" calcext:value-type="float">
            <text:p>344064</text:p>
          </table:table-cell>
        </table:table-row>
        <table:table-row table:style-name="ro1">
          <table:table-cell table:formula="of:=[new.A120]" office:value-type="float" office:value="348160" calcext:value-type="float">
            <text:p>348160</text:p>
          </table:table-cell>
          <table:table-cell table:formula="of:=[new.B120]" office:value-type="string" office:string-value="CITRA_OUTPUT_PROC_OUTPUT_CHANNEL_VIDEO_ADDRESS(5)" calcext:value-type="string">
            <text:p>CITRA_OUTPUT_PROC_OUTPUT_CHANNEL_VIDEO_ADDRESS(5)</text:p>
          </table:table-cell>
          <table:table-cell table:formula="of:=[old.A120]" office:value-type="string" office:string-value="CITRA_OUTPUT_PROC_CH_X_VIDEO_ADDRESS(5)" calcext:value-type="string">
            <text:p>CITRA_OUTPUT_PROC_CH_X_VIDEO_ADDRESS(5)</text:p>
          </table:table-cell>
          <table:table-cell table:formula="of:=[old.B120]" office:value-type="float" office:value="348160" calcext:value-type="float">
            <text:p>348160</text:p>
          </table:table-cell>
        </table:table-row>
        <table:table-row table:style-name="ro1">
          <table:table-cell table:formula="of:=[new.A121]" office:value-type="float" office:value="352256" calcext:value-type="float">
            <text:p>352256</text:p>
          </table:table-cell>
          <table:table-cell table:formula="of:=[new.B121]" office:value-type="string" office:string-value="CITRA_OUTPUT_PROC_OUTPUT_CHANNEL_VIDEO_ADDRESS(6)" calcext:value-type="string">
            <text:p>CITRA_OUTPUT_PROC_OUTPUT_CHANNEL_VIDEO_ADDRESS(6)</text:p>
          </table:table-cell>
          <table:table-cell table:formula="of:=[old.A121]" office:value-type="string" office:string-value="CITRA_OUTPUT_PROC_CH_X_VIDEO_ADDRESS(6)" calcext:value-type="string">
            <text:p>CITRA_OUTPUT_PROC_CH_X_VIDEO_ADDRESS(6)</text:p>
          </table:table-cell>
          <table:table-cell table:formula="of:=[old.B121]" office:value-type="float" office:value="352256" calcext:value-type="float">
            <text:p>352256</text:p>
          </table:table-cell>
        </table:table-row>
        <table:table-row table:style-name="ro1">
          <table:table-cell table:formula="of:=[new.A122]" office:value-type="float" office:value="356352" calcext:value-type="float">
            <text:p>356352</text:p>
          </table:table-cell>
          <table:table-cell table:formula="of:=[new.B122]" office:value-type="string" office:string-value="CITRA_OUTPUT_PROC_OUTPUT_CHANNEL_VIDEO_ADDRESS(7)" calcext:value-type="string">
            <text:p>CITRA_OUTPUT_PROC_OUTPUT_CHANNEL_VIDEO_ADDRESS(7)</text:p>
          </table:table-cell>
          <table:table-cell table:formula="of:=[old.A122]" office:value-type="string" office:string-value="CITRA_OUTPUT_PROC_CH_X_VIDEO_ADDRESS(7)" calcext:value-type="string">
            <text:p>CITRA_OUTPUT_PROC_CH_X_VIDEO_ADDRESS(7)</text:p>
          </table:table-cell>
          <table:table-cell table:formula="of:=[old.B122]" office:value-type="float" office:value="356352" calcext:value-type="float">
            <text:p>356352</text:p>
          </table:table-cell>
        </table:table-row>
        <table:table-row table:style-name="ro1">
          <table:table-cell table:formula="of:=[new.A123]" office:value-type="float" office:value="360448" calcext:value-type="float">
            <text:p>360448</text:p>
          </table:table-cell>
          <table:table-cell table:formula="of:=[new.B123]" office:value-type="string" office:string-value="CITRA_OUTPUT_PROC_OUTPUT_CHANNEL_VIDEO_ADDRESS(8)" calcext:value-type="string">
            <text:p>CITRA_OUTPUT_PROC_OUTPUT_CHANNEL_VIDEO_ADDRESS(8)</text:p>
          </table:table-cell>
          <table:table-cell table:formula="of:=[old.A123]" office:value-type="string" office:string-value="CITRA_OUTPUT_PROC_CH_X_VIDEO_ADDRESS(8)" calcext:value-type="string">
            <text:p>CITRA_OUTPUT_PROC_CH_X_VIDEO_ADDRESS(8)</text:p>
          </table:table-cell>
          <table:table-cell table:formula="of:=[old.B123]" office:value-type="float" office:value="360448" calcext:value-type="float">
            <text:p>360448</text:p>
          </table:table-cell>
        </table:table-row>
        <table:table-row table:style-name="ro1">
          <table:table-cell table:formula="of:=[new.A124]" office:value-type="float" office:value="328448" calcext:value-type="float">
            <text:p>328448</text:p>
          </table:table-cell>
          <table:table-cell table:formula="of:=[new.B124]" office:value-type="string" office:string-value="CITRA_OUTPUT_PROC_OUTPUT_CHANNEL_TIMING_ADDRESS(0)" calcext:value-type="string">
            <text:p>CITRA_OUTPUT_PROC_OUTPUT_CHANNEL_TIMING_ADDRESS(0)</text:p>
          </table:table-cell>
          <table:table-cell table:formula="of:=[old.A124]" office:value-type="string" office:string-value="CITRA_OUTPUT_PROC_CH_X_OUTPUT_TIMING_MONITOR_ADDRESS(0)" calcext:value-type="string">
            <text:p>CITRA_OUTPUT_PROC_CH_X_OUTPUT_TIMING_MONITOR_ADDRESS(0)</text:p>
          </table:table-cell>
          <table:table-cell table:formula="of:=[old.B124]" office:value-type="float" office:value="328448" calcext:value-type="float">
            <text:p>328448</text:p>
          </table:table-cell>
        </table:table-row>
        <table:table-row table:style-name="ro1">
          <table:table-cell table:formula="of:=[new.A125]" office:value-type="float" office:value="332544" calcext:value-type="float">
            <text:p>332544</text:p>
          </table:table-cell>
          <table:table-cell table:formula="of:=[new.B125]" office:value-type="string" office:string-value="CITRA_OUTPUT_PROC_OUTPUT_CHANNEL_TIMING_ADDRESS(1)" calcext:value-type="string">
            <text:p>CITRA_OUTPUT_PROC_OUTPUT_CHANNEL_TIMING_ADDRESS(1)</text:p>
          </table:table-cell>
          <table:table-cell table:formula="of:=[old.A125]" office:value-type="string" office:string-value="CITRA_OUTPUT_PROC_CH_X_OUTPUT_TIMING_MONITOR_ADDRESS(1)" calcext:value-type="string">
            <text:p>CITRA_OUTPUT_PROC_CH_X_OUTPUT_TIMING_MONITOR_ADDRESS(1)</text:p>
          </table:table-cell>
          <table:table-cell table:formula="of:=[old.B125]" office:value-type="float" office:value="332544" calcext:value-type="float">
            <text:p>332544</text:p>
          </table:table-cell>
        </table:table-row>
        <table:table-row table:style-name="ro1">
          <table:table-cell table:formula="of:=[new.A126]" office:value-type="float" office:value="336640" calcext:value-type="float">
            <text:p>336640</text:p>
          </table:table-cell>
          <table:table-cell table:formula="of:=[new.B126]" office:value-type="string" office:string-value="CITRA_OUTPUT_PROC_OUTPUT_CHANNEL_TIMING_ADDRESS(2)" calcext:value-type="string">
            <text:p>CITRA_OUTPUT_PROC_OUTPUT_CHANNEL_TIMING_ADDRESS(2)</text:p>
          </table:table-cell>
          <table:table-cell table:formula="of:=[old.A126]" office:value-type="string" office:string-value="CITRA_OUTPUT_PROC_CH_X_OUTPUT_TIMING_MONITOR_ADDRESS(2)" calcext:value-type="string">
            <text:p>CITRA_OUTPUT_PROC_CH_X_OUTPUT_TIMING_MONITOR_ADDRESS(2)</text:p>
          </table:table-cell>
          <table:table-cell table:formula="of:=[old.B126]" office:value-type="float" office:value="336640" calcext:value-type="float">
            <text:p>336640</text:p>
          </table:table-cell>
        </table:table-row>
        <table:table-row table:style-name="ro1">
          <table:table-cell table:formula="of:=[new.A127]" office:value-type="float" office:value="340736" calcext:value-type="float">
            <text:p>340736</text:p>
          </table:table-cell>
          <table:table-cell table:formula="of:=[new.B127]" office:value-type="string" office:string-value="CITRA_OUTPUT_PROC_OUTPUT_CHANNEL_TIMING_ADDRESS(3)" calcext:value-type="string">
            <text:p>CITRA_OUTPUT_PROC_OUTPUT_CHANNEL_TIMING_ADDRESS(3)</text:p>
          </table:table-cell>
          <table:table-cell table:formula="of:=[old.A127]" office:value-type="string" office:string-value="CITRA_OUTPUT_PROC_CH_X_OUTPUT_TIMING_MONITOR_ADDRESS(3)" calcext:value-type="string">
            <text:p>CITRA_OUTPUT_PROC_CH_X_OUTPUT_TIMING_MONITOR_ADDRESS(3)</text:p>
          </table:table-cell>
          <table:table-cell table:formula="of:=[old.B127]" office:value-type="float" office:value="340736" calcext:value-type="float">
            <text:p>340736</text:p>
          </table:table-cell>
        </table:table-row>
        <table:table-row table:style-name="ro1">
          <table:table-cell table:formula="of:=[new.A128]" office:value-type="float" office:value="344832" calcext:value-type="float">
            <text:p>344832</text:p>
          </table:table-cell>
          <table:table-cell table:formula="of:=[new.B128]" office:value-type="string" office:string-value="CITRA_OUTPUT_PROC_OUTPUT_CHANNEL_TIMING_ADDRESS(4)" calcext:value-type="string">
            <text:p>CITRA_OUTPUT_PROC_OUTPUT_CHANNEL_TIMING_ADDRESS(4)</text:p>
          </table:table-cell>
          <table:table-cell table:formula="of:=[old.A128]" office:value-type="string" office:string-value="CITRA_OUTPUT_PROC_CH_X_OUTPUT_TIMING_MONITOR_ADDRESS(4)" calcext:value-type="string">
            <text:p>CITRA_OUTPUT_PROC_CH_X_OUTPUT_TIMING_MONITOR_ADDRESS(4)</text:p>
          </table:table-cell>
          <table:table-cell table:formula="of:=[old.B128]" office:value-type="float" office:value="344832" calcext:value-type="float">
            <text:p>344832</text:p>
          </table:table-cell>
        </table:table-row>
        <table:table-row table:style-name="ro1">
          <table:table-cell table:formula="of:=[new.A129]" office:value-type="float" office:value="348928" calcext:value-type="float">
            <text:p>348928</text:p>
          </table:table-cell>
          <table:table-cell table:formula="of:=[new.B129]" office:value-type="string" office:string-value="CITRA_OUTPUT_PROC_OUTPUT_CHANNEL_TIMING_ADDRESS(5)" calcext:value-type="string">
            <text:p>CITRA_OUTPUT_PROC_OUTPUT_CHANNEL_TIMING_ADDRESS(5)</text:p>
          </table:table-cell>
          <table:table-cell table:formula="of:=[old.A129]" office:value-type="string" office:string-value="CITRA_OUTPUT_PROC_CH_X_OUTPUT_TIMING_MONITOR_ADDRESS(5)" calcext:value-type="string">
            <text:p>CITRA_OUTPUT_PROC_CH_X_OUTPUT_TIMING_MONITOR_ADDRESS(5)</text:p>
          </table:table-cell>
          <table:table-cell table:formula="of:=[old.B129]" office:value-type="float" office:value="348928" calcext:value-type="float">
            <text:p>348928</text:p>
          </table:table-cell>
        </table:table-row>
        <table:table-row table:style-name="ro1">
          <table:table-cell table:formula="of:=[new.A130]" office:value-type="float" office:value="353024" calcext:value-type="float">
            <text:p>353024</text:p>
          </table:table-cell>
          <table:table-cell table:formula="of:=[new.B130]" office:value-type="string" office:string-value="CITRA_OUTPUT_PROC_OUTPUT_CHANNEL_TIMING_ADDRESS(6)" calcext:value-type="string">
            <text:p>CITRA_OUTPUT_PROC_OUTPUT_CHANNEL_TIMING_ADDRESS(6)</text:p>
          </table:table-cell>
          <table:table-cell table:formula="of:=[old.A130]" office:value-type="string" office:string-value="CITRA_OUTPUT_PROC_CH_X_OUTPUT_TIMING_MONITOR_ADDRESS(6)" calcext:value-type="string">
            <text:p>CITRA_OUTPUT_PROC_CH_X_OUTPUT_TIMING_MONITOR_ADDRESS(6)</text:p>
          </table:table-cell>
          <table:table-cell table:formula="of:=[old.B130]" office:value-type="float" office:value="353024" calcext:value-type="float">
            <text:p>353024</text:p>
          </table:table-cell>
        </table:table-row>
        <table:table-row table:style-name="ro1">
          <table:table-cell table:formula="of:=[new.A131]" office:value-type="float" office:value="357120" calcext:value-type="float">
            <text:p>357120</text:p>
          </table:table-cell>
          <table:table-cell table:formula="of:=[new.B131]" office:value-type="string" office:string-value="CITRA_OUTPUT_PROC_OUTPUT_CHANNEL_TIMING_ADDRESS(7)" calcext:value-type="string">
            <text:p>CITRA_OUTPUT_PROC_OUTPUT_CHANNEL_TIMING_ADDRESS(7)</text:p>
          </table:table-cell>
          <table:table-cell table:formula="of:=[old.A131]" office:value-type="string" office:string-value="CITRA_OUTPUT_PROC_CH_X_OUTPUT_TIMING_MONITOR_ADDRESS(7)" calcext:value-type="string">
            <text:p>CITRA_OUTPUT_PROC_CH_X_OUTPUT_TIMING_MONITOR_ADDRESS(7)</text:p>
          </table:table-cell>
          <table:table-cell table:formula="of:=[old.B131]" office:value-type="float" office:value="357120" calcext:value-type="float">
            <text:p>357120</text:p>
          </table:table-cell>
        </table:table-row>
        <table:table-row table:style-name="ro1">
          <table:table-cell table:formula="of:=[new.A132]" office:value-type="float" office:value="361216" calcext:value-type="float">
            <text:p>361216</text:p>
          </table:table-cell>
          <table:table-cell table:formula="of:=[new.B132]" office:value-type="string" office:string-value="CITRA_OUTPUT_PROC_OUTPUT_CHANNEL_TIMING_ADDRESS(8)" calcext:value-type="string">
            <text:p>CITRA_OUTPUT_PROC_OUTPUT_CHANNEL_TIMING_ADDRESS(8)</text:p>
          </table:table-cell>
          <table:table-cell table:formula="of:=[old.A132]" office:value-type="string" office:string-value="CITRA_OUTPUT_PROC_CH_X_OUTPUT_TIMING_MONITOR_ADDRESS(8)" calcext:value-type="string">
            <text:p>CITRA_OUTPUT_PROC_CH_X_OUTPUT_TIMING_MONITOR_ADDRESS(8)</text:p>
          </table:table-cell>
          <table:table-cell table:formula="of:=[old.B132]" office:value-type="float" office:value="361216" calcext:value-type="float">
            <text:p>361216</text:p>
          </table:table-cell>
        </table:table-row>
        <table:table-row table:style-name="ro1">
          <table:table-cell table:formula="of:=[new.A133]" office:value-type="float" office:value="262400" calcext:value-type="float">
            <text:p>262400</text:p>
          </table:table-cell>
          <table:table-cell table:formula="of:=[new.B133]" office:value-type="string" office:string-value="CITRA_INPUT_PROC_INPUT_CHANNEL_AUDIO_DMB_ADDRESS(0)" calcext:value-type="string">
            <text:p>CITRA_INPUT_PROC_INPUT_CHANNEL_AUDIO_DMB_ADDRESS(0)</text:p>
          </table:table-cell>
          <table:table-cell table:formula="of:=[old.A133]" office:value-type="string" office:string-value="CITRA_INPUT_PROC_CH_X_AUDIO_ADDRESS(0)" calcext:value-type="string">
            <text:p>CITRA_INPUT_PROC_CH_X_AUDIO_ADDRESS(0)</text:p>
          </table:table-cell>
          <table:table-cell table:formula="of:=[old.B133]" office:value-type="float" office:value="262400" calcext:value-type="float">
            <text:p>262400</text:p>
          </table:table-cell>
        </table:table-row>
        <table:table-row table:style-name="ro1">
          <table:table-cell table:formula="of:=[new.A134]" office:value-type="float" office:value="266496" calcext:value-type="float">
            <text:p>266496</text:p>
          </table:table-cell>
          <table:table-cell table:formula="of:=[new.B134]" office:value-type="string" office:string-value="CITRA_INPUT_PROC_INPUT_CHANNEL_AUDIO_DMB_ADDRESS(1)" calcext:value-type="string">
            <text:p>CITRA_INPUT_PROC_INPUT_CHANNEL_AUDIO_DMB_ADDRESS(1)</text:p>
          </table:table-cell>
          <table:table-cell table:formula="of:=[old.A134]" office:value-type="string" office:string-value="CITRA_INPUT_PROC_CH_X_AUDIO_ADDRESS(1)" calcext:value-type="string">
            <text:p>CITRA_INPUT_PROC_CH_X_AUDIO_ADDRESS(1)</text:p>
          </table:table-cell>
          <table:table-cell table:formula="of:=[old.B134]" office:value-type="float" office:value="266496" calcext:value-type="float">
            <text:p>266496</text:p>
          </table:table-cell>
        </table:table-row>
        <table:table-row table:style-name="ro1">
          <table:table-cell table:formula="of:=[new.A135]" office:value-type="float" office:value="270592" calcext:value-type="float">
            <text:p>270592</text:p>
          </table:table-cell>
          <table:table-cell table:formula="of:=[new.B135]" office:value-type="string" office:string-value="CITRA_INPUT_PROC_INPUT_CHANNEL_AUDIO_DMB_ADDRESS(2)" calcext:value-type="string">
            <text:p>CITRA_INPUT_PROC_INPUT_CHANNEL_AUDIO_DMB_ADDRESS(2)</text:p>
          </table:table-cell>
          <table:table-cell table:formula="of:=[old.A135]" office:value-type="string" office:string-value="CITRA_INPUT_PROC_CH_X_AUDIO_ADDRESS(2)" calcext:value-type="string">
            <text:p>CITRA_INPUT_PROC_CH_X_AUDIO_ADDRESS(2)</text:p>
          </table:table-cell>
          <table:table-cell table:formula="of:=[old.B135]" office:value-type="float" office:value="270592" calcext:value-type="float">
            <text:p>270592</text:p>
          </table:table-cell>
        </table:table-row>
        <table:table-row table:style-name="ro1">
          <table:table-cell table:formula="of:=[new.A136]" office:value-type="float" office:value="274688" calcext:value-type="float">
            <text:p>274688</text:p>
          </table:table-cell>
          <table:table-cell table:formula="of:=[new.B136]" office:value-type="string" office:string-value="CITRA_INPUT_PROC_INPUT_CHANNEL_AUDIO_DMB_ADDRESS(3)" calcext:value-type="string">
            <text:p>CITRA_INPUT_PROC_INPUT_CHANNEL_AUDIO_DMB_ADDRESS(3)</text:p>
          </table:table-cell>
          <table:table-cell table:formula="of:=[old.A136]" office:value-type="string" office:string-value="CITRA_INPUT_PROC_CH_X_AUDIO_ADDRESS(3)" calcext:value-type="string">
            <text:p>CITRA_INPUT_PROC_CH_X_AUDIO_ADDRESS(3)</text:p>
          </table:table-cell>
          <table:table-cell table:formula="of:=[old.B136]" office:value-type="float" office:value="274688" calcext:value-type="float">
            <text:p>274688</text:p>
          </table:table-cell>
        </table:table-row>
        <table:table-row table:style-name="ro1">
          <table:table-cell table:formula="of:=[new.A137]" office:value-type="float" office:value="278784" calcext:value-type="float">
            <text:p>278784</text:p>
          </table:table-cell>
          <table:table-cell table:formula="of:=[new.B137]" office:value-type="string" office:string-value="CITRA_INPUT_PROC_INPUT_CHANNEL_AUDIO_DMB_ADDRESS(4)" calcext:value-type="string">
            <text:p>CITRA_INPUT_PROC_INPUT_CHANNEL_AUDIO_DMB_ADDRESS(4)</text:p>
          </table:table-cell>
          <table:table-cell table:formula="of:=[old.A137]" office:value-type="string" office:string-value="CITRA_INPUT_PROC_CH_X_AUDIO_ADDRESS(4)" calcext:value-type="string">
            <text:p>CITRA_INPUT_PROC_CH_X_AUDIO_ADDRESS(4)</text:p>
          </table:table-cell>
          <table:table-cell table:formula="of:=[old.B137]" office:value-type="float" office:value="278784" calcext:value-type="float">
            <text:p>278784</text:p>
          </table:table-cell>
        </table:table-row>
        <table:table-row table:style-name="ro1">
          <table:table-cell table:formula="of:=[new.A138]" office:value-type="float" office:value="282880" calcext:value-type="float">
            <text:p>282880</text:p>
          </table:table-cell>
          <table:table-cell table:formula="of:=[new.B138]" office:value-type="string" office:string-value="CITRA_INPUT_PROC_INPUT_CHANNEL_AUDIO_DMB_ADDRESS(5)" calcext:value-type="string">
            <text:p>CITRA_INPUT_PROC_INPUT_CHANNEL_AUDIO_DMB_ADDRESS(5)</text:p>
          </table:table-cell>
          <table:table-cell table:formula="of:=[old.A138]" office:value-type="string" office:string-value="CITRA_INPUT_PROC_CH_X_AUDIO_ADDRESS(5)" calcext:value-type="string">
            <text:p>CITRA_INPUT_PROC_CH_X_AUDIO_ADDRESS(5)</text:p>
          </table:table-cell>
          <table:table-cell table:formula="of:=[old.B138]" office:value-type="float" office:value="282880" calcext:value-type="float">
            <text:p>282880</text:p>
          </table:table-cell>
        </table:table-row>
        <table:table-row table:style-name="ro1">
          <table:table-cell table:formula="of:=[new.A139]" office:value-type="float" office:value="286976" calcext:value-type="float">
            <text:p>286976</text:p>
          </table:table-cell>
          <table:table-cell table:formula="of:=[new.B139]" office:value-type="string" office:string-value="CITRA_INPUT_PROC_INPUT_CHANNEL_AUDIO_DMB_ADDRESS(6)" calcext:value-type="string">
            <text:p>CITRA_INPUT_PROC_INPUT_CHANNEL_AUDIO_DMB_ADDRESS(6)</text:p>
          </table:table-cell>
          <table:table-cell table:formula="of:=[old.A139]" office:value-type="string" office:string-value="CITRA_INPUT_PROC_CH_X_AUDIO_ADDRESS(6)" calcext:value-type="string">
            <text:p>CITRA_INPUT_PROC_CH_X_AUDIO_ADDRESS(6)</text:p>
          </table:table-cell>
          <table:table-cell table:formula="of:=[old.B139]" office:value-type="float" office:value="286976" calcext:value-type="float">
            <text:p>286976</text:p>
          </table:table-cell>
        </table:table-row>
        <table:table-row table:style-name="ro1">
          <table:table-cell table:formula="of:=[new.A140]" office:value-type="float" office:value="291072" calcext:value-type="float">
            <text:p>291072</text:p>
          </table:table-cell>
          <table:table-cell table:formula="of:=[new.B140]" office:value-type="string" office:string-value="CITRA_INPUT_PROC_INPUT_CHANNEL_AUDIO_DMB_ADDRESS(7)" calcext:value-type="string">
            <text:p>CITRA_INPUT_PROC_INPUT_CHANNEL_AUDIO_DMB_ADDRESS(7)</text:p>
          </table:table-cell>
          <table:table-cell table:formula="of:=[old.A140]" office:value-type="string" office:string-value="CITRA_INPUT_PROC_CH_X_AUDIO_ADDRESS(7)" calcext:value-type="string">
            <text:p>CITRA_INPUT_PROC_CH_X_AUDIO_ADDRESS(7)</text:p>
          </table:table-cell>
          <table:table-cell table:formula="of:=[old.B140]" office:value-type="float" office:value="291072" calcext:value-type="float">
            <text:p>291072</text:p>
          </table:table-cell>
        </table:table-row>
        <table:table-row table:style-name="ro1">
          <table:table-cell table:formula="of:=[new.A141]" office:value-type="float" office:value="295168" calcext:value-type="float">
            <text:p>295168</text:p>
          </table:table-cell>
          <table:table-cell table:formula="of:=[new.B141]" office:value-type="string" office:string-value="CITRA_INPUT_PROC_INPUT_CHANNEL_AUDIO_DMB_ADDRESS(8)" calcext:value-type="string">
            <text:p>CITRA_INPUT_PROC_INPUT_CHANNEL_AUDIO_DMB_ADDRESS(8)</text:p>
          </table:table-cell>
          <table:table-cell table:formula="of:=[old.A141]" office:value-type="string" office:string-value="CITRA_INPUT_PROC_CH_X_AUDIO_ADDRESS(8)" calcext:value-type="string">
            <text:p>CITRA_INPUT_PROC_CH_X_AUDIO_ADDRESS(8)</text:p>
          </table:table-cell>
          <table:table-cell table:formula="of:=[old.B141]" office:value-type="float" office:value="295168" calcext:value-type="float">
            <text:p>295168</text:p>
          </table:table-cell>
        </table:table-row>
        <table:table-row table:style-name="ro1">
          <table:table-cell table:formula="of:=[new.A142]" office:value-type="float" office:value="262400" calcext:value-type="float">
            <text:p>262400</text:p>
          </table:table-cell>
          <table:table-cell table:formula="of:=[new.B142]" office:value-type="string" office:string-value="CITRA_INPUT_PROC_INPUT_CHANNEL_AUDIO_DMB_ADDRESS(0)" calcext:value-type="string">
            <text:p>CITRA_INPUT_PROC_INPUT_CHANNEL_AUDIO_DMB_ADDRESS(0)</text:p>
          </table:table-cell>
          <table:table-cell table:formula="of:=[old.A142]" office:value-type="string" office:string-value="CITRA_INPUT_PROC_CH_X_AUDIO_ADDRESS(0)" calcext:value-type="string">
            <text:p>CITRA_INPUT_PROC_CH_X_AUDIO_ADDRESS(0)</text:p>
          </table:table-cell>
          <table:table-cell table:formula="of:=[old.B142]" office:value-type="float" office:value="262400" calcext:value-type="float">
            <text:p>262400</text:p>
          </table:table-cell>
        </table:table-row>
        <table:table-row table:style-name="ro1">
          <table:table-cell table:formula="of:=[new.A143]" office:value-type="float" office:value="266496" calcext:value-type="float">
            <text:p>266496</text:p>
          </table:table-cell>
          <table:table-cell table:formula="of:=[new.B143]" office:value-type="string" office:string-value="CITRA_INPUT_PROC_INPUT_CHANNEL_AUDIO_DMB_ADDRESS(1)" calcext:value-type="string">
            <text:p>CITRA_INPUT_PROC_INPUT_CHANNEL_AUDIO_DMB_ADDRESS(1)</text:p>
          </table:table-cell>
          <table:table-cell table:formula="of:=[old.A143]" office:value-type="string" office:string-value="CITRA_INPUT_PROC_CH_X_AUDIO_ADDRESS(1)" calcext:value-type="string">
            <text:p>CITRA_INPUT_PROC_CH_X_AUDIO_ADDRESS(1)</text:p>
          </table:table-cell>
          <table:table-cell table:formula="of:=[old.B143]" office:value-type="float" office:value="266496" calcext:value-type="float">
            <text:p>266496</text:p>
          </table:table-cell>
        </table:table-row>
        <table:table-row table:style-name="ro1">
          <table:table-cell table:formula="of:=[new.A144]" office:value-type="float" office:value="270592" calcext:value-type="float">
            <text:p>270592</text:p>
          </table:table-cell>
          <table:table-cell table:formula="of:=[new.B144]" office:value-type="string" office:string-value="CITRA_INPUT_PROC_INPUT_CHANNEL_AUDIO_DMB_ADDRESS(2)" calcext:value-type="string">
            <text:p>CITRA_INPUT_PROC_INPUT_CHANNEL_AUDIO_DMB_ADDRESS(2)</text:p>
          </table:table-cell>
          <table:table-cell table:formula="of:=[old.A144]" office:value-type="string" office:string-value="CITRA_INPUT_PROC_CH_X_AUDIO_ADDRESS(2)" calcext:value-type="string">
            <text:p>CITRA_INPUT_PROC_CH_X_AUDIO_ADDRESS(2)</text:p>
          </table:table-cell>
          <table:table-cell table:formula="of:=[old.B144]" office:value-type="float" office:value="270592" calcext:value-type="float">
            <text:p>270592</text:p>
          </table:table-cell>
        </table:table-row>
        <table:table-row table:style-name="ro1">
          <table:table-cell table:formula="of:=[new.A145]" office:value-type="float" office:value="274688" calcext:value-type="float">
            <text:p>274688</text:p>
          </table:table-cell>
          <table:table-cell table:formula="of:=[new.B145]" office:value-type="string" office:string-value="CITRA_INPUT_PROC_INPUT_CHANNEL_AUDIO_DMB_ADDRESS(3)" calcext:value-type="string">
            <text:p>CITRA_INPUT_PROC_INPUT_CHANNEL_AUDIO_DMB_ADDRESS(3)</text:p>
          </table:table-cell>
          <table:table-cell table:formula="of:=[old.A145]" office:value-type="string" office:string-value="CITRA_INPUT_PROC_CH_X_AUDIO_ADDRESS(3)" calcext:value-type="string">
            <text:p>CITRA_INPUT_PROC_CH_X_AUDIO_ADDRESS(3)</text:p>
          </table:table-cell>
          <table:table-cell table:formula="of:=[old.B145]" office:value-type="float" office:value="274688" calcext:value-type="float">
            <text:p>274688</text:p>
          </table:table-cell>
        </table:table-row>
        <table:table-row table:style-name="ro1">
          <table:table-cell table:formula="of:=[new.A146]" office:value-type="float" office:value="278784" calcext:value-type="float">
            <text:p>278784</text:p>
          </table:table-cell>
          <table:table-cell table:formula="of:=[new.B146]" office:value-type="string" office:string-value="CITRA_INPUT_PROC_INPUT_CHANNEL_AUDIO_DMB_ADDRESS(4)" calcext:value-type="string">
            <text:p>CITRA_INPUT_PROC_INPUT_CHANNEL_AUDIO_DMB_ADDRESS(4)</text:p>
          </table:table-cell>
          <table:table-cell table:formula="of:=[old.A146]" office:value-type="string" office:string-value="CITRA_INPUT_PROC_CH_X_AUDIO_ADDRESS(4)" calcext:value-type="string">
            <text:p>CITRA_INPUT_PROC_CH_X_AUDIO_ADDRESS(4)</text:p>
          </table:table-cell>
          <table:table-cell table:formula="of:=[old.B146]" office:value-type="float" office:value="278784" calcext:value-type="float">
            <text:p>278784</text:p>
          </table:table-cell>
        </table:table-row>
        <table:table-row table:style-name="ro1">
          <table:table-cell table:formula="of:=[new.A147]" office:value-type="float" office:value="282880" calcext:value-type="float">
            <text:p>282880</text:p>
          </table:table-cell>
          <table:table-cell table:formula="of:=[new.B147]" office:value-type="string" office:string-value="CITRA_INPUT_PROC_INPUT_CHANNEL_AUDIO_DMB_ADDRESS(5)" calcext:value-type="string">
            <text:p>CITRA_INPUT_PROC_INPUT_CHANNEL_AUDIO_DMB_ADDRESS(5)</text:p>
          </table:table-cell>
          <table:table-cell table:formula="of:=[old.A147]" office:value-type="string" office:string-value="CITRA_INPUT_PROC_CH_X_AUDIO_ADDRESS(5)" calcext:value-type="string">
            <text:p>CITRA_INPUT_PROC_CH_X_AUDIO_ADDRESS(5)</text:p>
          </table:table-cell>
          <table:table-cell table:formula="of:=[old.B147]" office:value-type="float" office:value="282880" calcext:value-type="float">
            <text:p>282880</text:p>
          </table:table-cell>
        </table:table-row>
        <table:table-row table:style-name="ro1">
          <table:table-cell table:formula="of:=[new.A148]" office:value-type="float" office:value="286976" calcext:value-type="float">
            <text:p>286976</text:p>
          </table:table-cell>
          <table:table-cell table:formula="of:=[new.B148]" office:value-type="string" office:string-value="CITRA_INPUT_PROC_INPUT_CHANNEL_AUDIO_DMB_ADDRESS(6)" calcext:value-type="string">
            <text:p>CITRA_INPUT_PROC_INPUT_CHANNEL_AUDIO_DMB_ADDRESS(6)</text:p>
          </table:table-cell>
          <table:table-cell table:formula="of:=[old.A148]" office:value-type="string" office:string-value="CITRA_INPUT_PROC_CH_X_AUDIO_ADDRESS(6)" calcext:value-type="string">
            <text:p>CITRA_INPUT_PROC_CH_X_AUDIO_ADDRESS(6)</text:p>
          </table:table-cell>
          <table:table-cell table:formula="of:=[old.B148]" office:value-type="float" office:value="286976" calcext:value-type="float">
            <text:p>286976</text:p>
          </table:table-cell>
        </table:table-row>
        <table:table-row table:style-name="ro1">
          <table:table-cell table:formula="of:=[new.A149]" office:value-type="float" office:value="291072" calcext:value-type="float">
            <text:p>291072</text:p>
          </table:table-cell>
          <table:table-cell table:formula="of:=[new.B149]" office:value-type="string" office:string-value="CITRA_INPUT_PROC_INPUT_CHANNEL_AUDIO_DMB_ADDRESS(7)" calcext:value-type="string">
            <text:p>CITRA_INPUT_PROC_INPUT_CHANNEL_AUDIO_DMB_ADDRESS(7)</text:p>
          </table:table-cell>
          <table:table-cell table:formula="of:=[old.A149]" office:value-type="string" office:string-value="CITRA_INPUT_PROC_CH_X_AUDIO_ADDRESS(7)" calcext:value-type="string">
            <text:p>CITRA_INPUT_PROC_CH_X_AUDIO_ADDRESS(7)</text:p>
          </table:table-cell>
          <table:table-cell table:formula="of:=[old.B149]" office:value-type="float" office:value="291072" calcext:value-type="float">
            <text:p>291072</text:p>
          </table:table-cell>
        </table:table-row>
        <table:table-row table:style-name="ro1">
          <table:table-cell table:formula="of:=[new.A150]" office:value-type="float" office:value="295168" calcext:value-type="float">
            <text:p>295168</text:p>
          </table:table-cell>
          <table:table-cell table:formula="of:=[new.B150]" office:value-type="string" office:string-value="CITRA_INPUT_PROC_INPUT_CHANNEL_AUDIO_DMB_ADDRESS(8)" calcext:value-type="string">
            <text:p>CITRA_INPUT_PROC_INPUT_CHANNEL_AUDIO_DMB_ADDRESS(8)</text:p>
          </table:table-cell>
          <table:table-cell table:formula="of:=[old.A150]" office:value-type="string" office:string-value="CITRA_INPUT_PROC_CH_X_AUDIO_ADDRESS(8)" calcext:value-type="string">
            <text:p>CITRA_INPUT_PROC_CH_X_AUDIO_ADDRESS(8)</text:p>
          </table:table-cell>
          <table:table-cell table:formula="of:=[old.B150]" office:value-type="float" office:value="295168" calcext:value-type="float">
            <text:p>295168</text:p>
          </table:table-cell>
        </table:table-row>
        <table:table-row table:style-name="ro1">
          <table:table-cell table:formula="of:=[new.A151]" office:value-type="float" office:value="327936" calcext:value-type="float">
            <text:p>327936</text:p>
          </table:table-cell>
          <table:table-cell table:formula="of:=[new.B151]" office:value-type="string" office:string-value="CITRA_OUTPUT_PROC_OUTPUT_CHANNEL_AUDIO_EMB_ADDRESS(0)" calcext:value-type="string">
            <text:p>CITRA_OUTPUT_PROC_OUTPUT_CHANNEL_AUDIO_EMB_ADDRESS(0)</text:p>
          </table:table-cell>
          <table:table-cell table:formula="of:=[old.A151]" office:value-type="string" office:string-value="CITRA_OUTPUT_PROC_CH_X_AUDIO_ADDRESS(0)" calcext:value-type="string">
            <text:p>CITRA_OUTPUT_PROC_CH_X_AUDIO_ADDRESS(0)</text:p>
          </table:table-cell>
          <table:table-cell table:formula="of:=[old.B151]" office:value-type="float" office:value="327936" calcext:value-type="float">
            <text:p>327936</text:p>
          </table:table-cell>
        </table:table-row>
        <table:table-row table:style-name="ro1">
          <table:table-cell table:formula="of:=[new.A152]" office:value-type="float" office:value="332032" calcext:value-type="float">
            <text:p>332032</text:p>
          </table:table-cell>
          <table:table-cell table:formula="of:=[new.B152]" office:value-type="string" office:string-value="CITRA_OUTPUT_PROC_OUTPUT_CHANNEL_AUDIO_EMB_ADDRESS(1)" calcext:value-type="string">
            <text:p>CITRA_OUTPUT_PROC_OUTPUT_CHANNEL_AUDIO_EMB_ADDRESS(1)</text:p>
          </table:table-cell>
          <table:table-cell table:formula="of:=[old.A152]" office:value-type="string" office:string-value="CITRA_OUTPUT_PROC_CH_X_AUDIO_ADDRESS(1)" calcext:value-type="string">
            <text:p>CITRA_OUTPUT_PROC_CH_X_AUDIO_ADDRESS(1)</text:p>
          </table:table-cell>
          <table:table-cell table:formula="of:=[old.B152]" office:value-type="float" office:value="332032" calcext:value-type="float">
            <text:p>332032</text:p>
          </table:table-cell>
        </table:table-row>
        <table:table-row table:style-name="ro1">
          <table:table-cell table:formula="of:=[new.A153]" office:value-type="float" office:value="336128" calcext:value-type="float">
            <text:p>336128</text:p>
          </table:table-cell>
          <table:table-cell table:formula="of:=[new.B153]" office:value-type="string" office:string-value="CITRA_OUTPUT_PROC_OUTPUT_CHANNEL_AUDIO_EMB_ADDRESS(2)" calcext:value-type="string">
            <text:p>CITRA_OUTPUT_PROC_OUTPUT_CHANNEL_AUDIO_EMB_ADDRESS(2)</text:p>
          </table:table-cell>
          <table:table-cell table:formula="of:=[old.A153]" office:value-type="string" office:string-value="CITRA_OUTPUT_PROC_CH_X_AUDIO_ADDRESS(2)" calcext:value-type="string">
            <text:p>CITRA_OUTPUT_PROC_CH_X_AUDIO_ADDRESS(2)</text:p>
          </table:table-cell>
          <table:table-cell table:formula="of:=[old.B153]" office:value-type="float" office:value="336128" calcext:value-type="float">
            <text:p>336128</text:p>
          </table:table-cell>
        </table:table-row>
        <table:table-row table:style-name="ro1">
          <table:table-cell table:formula="of:=[new.A154]" office:value-type="float" office:value="340224" calcext:value-type="float">
            <text:p>340224</text:p>
          </table:table-cell>
          <table:table-cell table:formula="of:=[new.B154]" office:value-type="string" office:string-value="CITRA_OUTPUT_PROC_OUTPUT_CHANNEL_AUDIO_EMB_ADDRESS(3)" calcext:value-type="string">
            <text:p>CITRA_OUTPUT_PROC_OUTPUT_CHANNEL_AUDIO_EMB_ADDRESS(3)</text:p>
          </table:table-cell>
          <table:table-cell table:formula="of:=[old.A154]" office:value-type="string" office:string-value="CITRA_OUTPUT_PROC_CH_X_AUDIO_ADDRESS(3)" calcext:value-type="string">
            <text:p>CITRA_OUTPUT_PROC_CH_X_AUDIO_ADDRESS(3)</text:p>
          </table:table-cell>
          <table:table-cell table:formula="of:=[old.B154]" office:value-type="float" office:value="340224" calcext:value-type="float">
            <text:p>340224</text:p>
          </table:table-cell>
        </table:table-row>
        <table:table-row table:style-name="ro1">
          <table:table-cell table:formula="of:=[new.A155]" office:value-type="float" office:value="344320" calcext:value-type="float">
            <text:p>344320</text:p>
          </table:table-cell>
          <table:table-cell table:formula="of:=[new.B155]" office:value-type="string" office:string-value="CITRA_OUTPUT_PROC_OUTPUT_CHANNEL_AUDIO_EMB_ADDRESS(4)" calcext:value-type="string">
            <text:p>CITRA_OUTPUT_PROC_OUTPUT_CHANNEL_AUDIO_EMB_ADDRESS(4)</text:p>
          </table:table-cell>
          <table:table-cell table:formula="of:=[old.A155]" office:value-type="string" office:string-value="CITRA_OUTPUT_PROC_CH_X_AUDIO_ADDRESS(4)" calcext:value-type="string">
            <text:p>CITRA_OUTPUT_PROC_CH_X_AUDIO_ADDRESS(4)</text:p>
          </table:table-cell>
          <table:table-cell table:formula="of:=[old.B155]" office:value-type="float" office:value="344320" calcext:value-type="float">
            <text:p>344320</text:p>
          </table:table-cell>
        </table:table-row>
        <table:table-row table:style-name="ro1">
          <table:table-cell table:formula="of:=[new.A156]" office:value-type="float" office:value="348416" calcext:value-type="float">
            <text:p>348416</text:p>
          </table:table-cell>
          <table:table-cell table:formula="of:=[new.B156]" office:value-type="string" office:string-value="CITRA_OUTPUT_PROC_OUTPUT_CHANNEL_AUDIO_EMB_ADDRESS(5)" calcext:value-type="string">
            <text:p>CITRA_OUTPUT_PROC_OUTPUT_CHANNEL_AUDIO_EMB_ADDRESS(5)</text:p>
          </table:table-cell>
          <table:table-cell table:formula="of:=[old.A156]" office:value-type="string" office:string-value="CITRA_OUTPUT_PROC_CH_X_AUDIO_ADDRESS(5)" calcext:value-type="string">
            <text:p>CITRA_OUTPUT_PROC_CH_X_AUDIO_ADDRESS(5)</text:p>
          </table:table-cell>
          <table:table-cell table:formula="of:=[old.B156]" office:value-type="float" office:value="348416" calcext:value-type="float">
            <text:p>348416</text:p>
          </table:table-cell>
        </table:table-row>
        <table:table-row table:style-name="ro1">
          <table:table-cell table:formula="of:=[new.A157]" office:value-type="float" office:value="352512" calcext:value-type="float">
            <text:p>352512</text:p>
          </table:table-cell>
          <table:table-cell table:formula="of:=[new.B157]" office:value-type="string" office:string-value="CITRA_OUTPUT_PROC_OUTPUT_CHANNEL_AUDIO_EMB_ADDRESS(6)" calcext:value-type="string">
            <text:p>CITRA_OUTPUT_PROC_OUTPUT_CHANNEL_AUDIO_EMB_ADDRESS(6)</text:p>
          </table:table-cell>
          <table:table-cell table:formula="of:=[old.A157]" office:value-type="string" office:string-value="CITRA_OUTPUT_PROC_CH_X_AUDIO_ADDRESS(6)" calcext:value-type="string">
            <text:p>CITRA_OUTPUT_PROC_CH_X_AUDIO_ADDRESS(6)</text:p>
          </table:table-cell>
          <table:table-cell table:formula="of:=[old.B157]" office:value-type="float" office:value="352512" calcext:value-type="float">
            <text:p>352512</text:p>
          </table:table-cell>
        </table:table-row>
        <table:table-row table:style-name="ro1">
          <table:table-cell table:formula="of:=[new.A158]" office:value-type="float" office:value="356608" calcext:value-type="float">
            <text:p>356608</text:p>
          </table:table-cell>
          <table:table-cell table:formula="of:=[new.B158]" office:value-type="string" office:string-value="CITRA_OUTPUT_PROC_OUTPUT_CHANNEL_AUDIO_EMB_ADDRESS(7)" calcext:value-type="string">
            <text:p>CITRA_OUTPUT_PROC_OUTPUT_CHANNEL_AUDIO_EMB_ADDRESS(7)</text:p>
          </table:table-cell>
          <table:table-cell table:formula="of:=[old.A158]" office:value-type="string" office:string-value="CITRA_OUTPUT_PROC_CH_X_AUDIO_ADDRESS(7)" calcext:value-type="string">
            <text:p>CITRA_OUTPUT_PROC_CH_X_AUDIO_ADDRESS(7)</text:p>
          </table:table-cell>
          <table:table-cell table:formula="of:=[old.B158]" office:value-type="float" office:value="356608" calcext:value-type="float">
            <text:p>356608</text:p>
          </table:table-cell>
        </table:table-row>
        <table:table-row table:style-name="ro1">
          <table:table-cell table:formula="of:=[new.A159]" office:value-type="float" office:value="360704" calcext:value-type="float">
            <text:p>360704</text:p>
          </table:table-cell>
          <table:table-cell table:formula="of:=[new.B159]" office:value-type="string" office:string-value="CITRA_OUTPUT_PROC_OUTPUT_CHANNEL_AUDIO_EMB_ADDRESS(8)" calcext:value-type="string">
            <text:p>CITRA_OUTPUT_PROC_OUTPUT_CHANNEL_AUDIO_EMB_ADDRESS(8)</text:p>
          </table:table-cell>
          <table:table-cell table:formula="of:=[old.A159]" office:value-type="string" office:string-value="CITRA_OUTPUT_PROC_CH_X_AUDIO_ADDRESS(8)" calcext:value-type="string">
            <text:p>CITRA_OUTPUT_PROC_CH_X_AUDIO_ADDRESS(8)</text:p>
          </table:table-cell>
          <table:table-cell table:formula="of:=[old.B159]" office:value-type="float" office:value="360704" calcext:value-type="float">
            <text:p>360704</text:p>
          </table:table-cell>
        </table:table-row>
        <table:table-row table:style-name="ro1">
          <table:table-cell table:formula="of:=[new.A160]" office:value-type="float" office:value="327936" calcext:value-type="float">
            <text:p>327936</text:p>
          </table:table-cell>
          <table:table-cell table:formula="of:=[new.B160]" office:value-type="string" office:string-value="CITRA_OUTPUT_PROC_OUTPUT_CHANNEL_AUDIO_EMB_ADDRESS(0)" calcext:value-type="string">
            <text:p>CITRA_OUTPUT_PROC_OUTPUT_CHANNEL_AUDIO_EMB_ADDRESS(0)</text:p>
          </table:table-cell>
          <table:table-cell table:formula="of:=[old.A160]" office:value-type="string" office:string-value="CITRA_OUTPUT_PROC_CH_X_AUDIO_ADDRESS(0)" calcext:value-type="string">
            <text:p>CITRA_OUTPUT_PROC_CH_X_AUDIO_ADDRESS(0)</text:p>
          </table:table-cell>
          <table:table-cell table:formula="of:=[old.B160]" office:value-type="float" office:value="327936" calcext:value-type="float">
            <text:p>327936</text:p>
          </table:table-cell>
        </table:table-row>
        <table:table-row table:style-name="ro1">
          <table:table-cell table:formula="of:=[new.A161]" office:value-type="float" office:value="332032" calcext:value-type="float">
            <text:p>332032</text:p>
          </table:table-cell>
          <table:table-cell table:formula="of:=[new.B161]" office:value-type="string" office:string-value="CITRA_OUTPUT_PROC_OUTPUT_CHANNEL_AUDIO_EMB_ADDRESS(1)" calcext:value-type="string">
            <text:p>CITRA_OUTPUT_PROC_OUTPUT_CHANNEL_AUDIO_EMB_ADDRESS(1)</text:p>
          </table:table-cell>
          <table:table-cell table:formula="of:=[old.A161]" office:value-type="string" office:string-value="CITRA_OUTPUT_PROC_CH_X_AUDIO_ADDRESS(1)" calcext:value-type="string">
            <text:p>CITRA_OUTPUT_PROC_CH_X_AUDIO_ADDRESS(1)</text:p>
          </table:table-cell>
          <table:table-cell table:formula="of:=[old.B161]" office:value-type="float" office:value="332032" calcext:value-type="float">
            <text:p>332032</text:p>
          </table:table-cell>
        </table:table-row>
        <table:table-row table:style-name="ro1">
          <table:table-cell table:formula="of:=[new.A162]" office:value-type="float" office:value="336128" calcext:value-type="float">
            <text:p>336128</text:p>
          </table:table-cell>
          <table:table-cell table:formula="of:=[new.B162]" office:value-type="string" office:string-value="CITRA_OUTPUT_PROC_OUTPUT_CHANNEL_AUDIO_EMB_ADDRESS(2)" calcext:value-type="string">
            <text:p>CITRA_OUTPUT_PROC_OUTPUT_CHANNEL_AUDIO_EMB_ADDRESS(2)</text:p>
          </table:table-cell>
          <table:table-cell table:formula="of:=[old.A162]" office:value-type="string" office:string-value="CITRA_OUTPUT_PROC_CH_X_AUDIO_ADDRESS(2)" calcext:value-type="string">
            <text:p>CITRA_OUTPUT_PROC_CH_X_AUDIO_ADDRESS(2)</text:p>
          </table:table-cell>
          <table:table-cell table:formula="of:=[old.B162]" office:value-type="float" office:value="336128" calcext:value-type="float">
            <text:p>336128</text:p>
          </table:table-cell>
        </table:table-row>
        <table:table-row table:style-name="ro1">
          <table:table-cell table:formula="of:=[new.A163]" office:value-type="float" office:value="340224" calcext:value-type="float">
            <text:p>340224</text:p>
          </table:table-cell>
          <table:table-cell table:formula="of:=[new.B163]" office:value-type="string" office:string-value="CITRA_OUTPUT_PROC_OUTPUT_CHANNEL_AUDIO_EMB_ADDRESS(3)" calcext:value-type="string">
            <text:p>CITRA_OUTPUT_PROC_OUTPUT_CHANNEL_AUDIO_EMB_ADDRESS(3)</text:p>
          </table:table-cell>
          <table:table-cell table:formula="of:=[old.A163]" office:value-type="string" office:string-value="CITRA_OUTPUT_PROC_CH_X_AUDIO_ADDRESS(3)" calcext:value-type="string">
            <text:p>CITRA_OUTPUT_PROC_CH_X_AUDIO_ADDRESS(3)</text:p>
          </table:table-cell>
          <table:table-cell table:formula="of:=[old.B163]" office:value-type="float" office:value="340224" calcext:value-type="float">
            <text:p>340224</text:p>
          </table:table-cell>
        </table:table-row>
        <table:table-row table:style-name="ro1">
          <table:table-cell table:formula="of:=[new.A164]" office:value-type="float" office:value="344320" calcext:value-type="float">
            <text:p>344320</text:p>
          </table:table-cell>
          <table:table-cell table:formula="of:=[new.B164]" office:value-type="string" office:string-value="CITRA_OUTPUT_PROC_OUTPUT_CHANNEL_AUDIO_EMB_ADDRESS(4)" calcext:value-type="string">
            <text:p>CITRA_OUTPUT_PROC_OUTPUT_CHANNEL_AUDIO_EMB_ADDRESS(4)</text:p>
          </table:table-cell>
          <table:table-cell table:formula="of:=[old.A164]" office:value-type="string" office:string-value="CITRA_OUTPUT_PROC_CH_X_AUDIO_ADDRESS(4)" calcext:value-type="string">
            <text:p>CITRA_OUTPUT_PROC_CH_X_AUDIO_ADDRESS(4)</text:p>
          </table:table-cell>
          <table:table-cell table:formula="of:=[old.B164]" office:value-type="float" office:value="344320" calcext:value-type="float">
            <text:p>344320</text:p>
          </table:table-cell>
        </table:table-row>
        <table:table-row table:style-name="ro1">
          <table:table-cell table:formula="of:=[new.A165]" office:value-type="float" office:value="348416" calcext:value-type="float">
            <text:p>348416</text:p>
          </table:table-cell>
          <table:table-cell table:formula="of:=[new.B165]" office:value-type="string" office:string-value="CITRA_OUTPUT_PROC_OUTPUT_CHANNEL_AUDIO_EMB_ADDRESS(5)" calcext:value-type="string">
            <text:p>CITRA_OUTPUT_PROC_OUTPUT_CHANNEL_AUDIO_EMB_ADDRESS(5)</text:p>
          </table:table-cell>
          <table:table-cell table:formula="of:=[old.A165]" office:value-type="string" office:string-value="CITRA_OUTPUT_PROC_CH_X_AUDIO_ADDRESS(5)" calcext:value-type="string">
            <text:p>CITRA_OUTPUT_PROC_CH_X_AUDIO_ADDRESS(5)</text:p>
          </table:table-cell>
          <table:table-cell table:formula="of:=[old.B165]" office:value-type="float" office:value="348416" calcext:value-type="float">
            <text:p>348416</text:p>
          </table:table-cell>
        </table:table-row>
        <table:table-row table:style-name="ro1">
          <table:table-cell table:formula="of:=[new.A166]" office:value-type="float" office:value="352512" calcext:value-type="float">
            <text:p>352512</text:p>
          </table:table-cell>
          <table:table-cell table:formula="of:=[new.B166]" office:value-type="string" office:string-value="CITRA_OUTPUT_PROC_OUTPUT_CHANNEL_AUDIO_EMB_ADDRESS(6)" calcext:value-type="string">
            <text:p>CITRA_OUTPUT_PROC_OUTPUT_CHANNEL_AUDIO_EMB_ADDRESS(6)</text:p>
          </table:table-cell>
          <table:table-cell table:formula="of:=[old.A166]" office:value-type="string" office:string-value="CITRA_OUTPUT_PROC_CH_X_AUDIO_ADDRESS(6)" calcext:value-type="string">
            <text:p>CITRA_OUTPUT_PROC_CH_X_AUDIO_ADDRESS(6)</text:p>
          </table:table-cell>
          <table:table-cell table:formula="of:=[old.B166]" office:value-type="float" office:value="352512" calcext:value-type="float">
            <text:p>352512</text:p>
          </table:table-cell>
        </table:table-row>
        <table:table-row table:style-name="ro1">
          <table:table-cell table:formula="of:=[new.A167]" office:value-type="float" office:value="356608" calcext:value-type="float">
            <text:p>356608</text:p>
          </table:table-cell>
          <table:table-cell table:formula="of:=[new.B167]" office:value-type="string" office:string-value="CITRA_OUTPUT_PROC_OUTPUT_CHANNEL_AUDIO_EMB_ADDRESS(7)" calcext:value-type="string">
            <text:p>CITRA_OUTPUT_PROC_OUTPUT_CHANNEL_AUDIO_EMB_ADDRESS(7)</text:p>
          </table:table-cell>
          <table:table-cell table:formula="of:=[old.A167]" office:value-type="string" office:string-value="CITRA_OUTPUT_PROC_CH_X_AUDIO_ADDRESS(7)" calcext:value-type="string">
            <text:p>CITRA_OUTPUT_PROC_CH_X_AUDIO_ADDRESS(7)</text:p>
          </table:table-cell>
          <table:table-cell table:formula="of:=[old.B167]" office:value-type="float" office:value="356608" calcext:value-type="float">
            <text:p>356608</text:p>
          </table:table-cell>
        </table:table-row>
        <table:table-row table:style-name="ro1">
          <table:table-cell table:formula="of:=[new.A168]" office:value-type="float" office:value="360704" calcext:value-type="float">
            <text:p>360704</text:p>
          </table:table-cell>
          <table:table-cell table:formula="of:=[new.B168]" office:value-type="string" office:string-value="CITRA_OUTPUT_PROC_OUTPUT_CHANNEL_AUDIO_EMB_ADDRESS(8)" calcext:value-type="string">
            <text:p>CITRA_OUTPUT_PROC_OUTPUT_CHANNEL_AUDIO_EMB_ADDRESS(8)</text:p>
          </table:table-cell>
          <table:table-cell table:formula="of:=[old.A168]" office:value-type="string" office:string-value="CITRA_OUTPUT_PROC_CH_X_AUDIO_ADDRESS(8)" calcext:value-type="string">
            <text:p>CITRA_OUTPUT_PROC_CH_X_AUDIO_ADDRESS(8)</text:p>
          </table:table-cell>
          <table:table-cell table:formula="of:=[old.B168]" office:value-type="float" office:value="360704" calcext:value-type="float">
            <text:p>360704</text:p>
          </table:table-cell>
        </table:table-row>
        <table:table-row table:style-name="ro1">
          <table:table-cell table:formula="of:=[new.A169]" office:value-type="float" office:value="52" calcext:value-type="float">
            <text:p>52</text:p>
          </table:table-cell>
          <table:table-cell table:formula="of:=[new.B169]" office:value-type="string" office:string-value="CITRA_ROUTER_IO_GV_ASI_ATDM_CTL_OFFSET" calcext:value-type="string">
            <text:p>CITRA_ROUTER_IO_GV_ASI_ATDM_CTL_OFFSET</text:p>
          </table:table-cell>
          <table:table-cell table:formula="of:=[old.A169]" office:value-type="string" office:string-value="CITRA_ROUTER_IO_ATDM_CTL_OFFSET" calcext:value-type="string">
            <text:p>CITRA_ROUTER_IO_ATDM_CTL_OFFSET</text:p>
          </table:table-cell>
          <table:table-cell table:formula="of:=[old.B169]" office:value-type="float" office:value="52" calcext:value-type="float">
            <text:p>52</text:p>
          </table:table-cell>
        </table:table-row>
        <table:table-row table:style-name="ro1">
          <table:table-cell table:formula="of:=[new.A170]" office:value-type="float" office:value="64" calcext:value-type="float">
            <text:p>64</text:p>
          </table:table-cell>
          <table:table-cell table:formula="of:=[new.B170]" office:value-type="string" office:string-value="CITRA_COMMON_GLOBAL_ATDM_RST_CTL_OFFSET" calcext:value-type="string">
            <text:p>CITRA_COMMON_GLOBAL_ATDM_RST_CTL_OFFSET</text:p>
          </table:table-cell>
          <table:table-cell table:formula="of:=[old.A170]" office:value-type="string" office:string-value="CITRA_COMMON_GLOBAL_GLOBAL_ATDM_RST_CTL_OFFSET" calcext:value-type="string">
            <text:p>CITRA_COMMON_GLOBAL_GLOBAL_ATDM_RST_CTL_OFFSET</text:p>
          </table:table-cell>
          <table:table-cell table:formula="of:=[old.B170]" office:value-type="float" office:value="64" calcext:value-type="float">
            <text:p>64</text:p>
          </table:table-cell>
        </table:table-row>
        <table:table-row table:style-name="ro1">
          <table:table-cell table:formula="of:=[new.A171]" office:value-type="float" office:value="108" calcext:value-type="float">
            <text:p>108</text:p>
          </table:table-cell>
          <table:table-cell table:formula="of:=[new.B171]" office:value-type="string" office:string-value="CITRA_COMMON_GLOBAL_SILABS_STAT_OFFSET" calcext:value-type="string">
            <text:p>CITRA_COMMON_GLOBAL_SILABS_STAT_OFFSET</text:p>
          </table:table-cell>
          <table:table-cell table:formula="of:=[old.A171]" office:value-type="string" office:string-value="CITRA_COMMON_GLOBAL_GLOBAL_SILAB_STATUS_OFFSET" calcext:value-type="string">
            <text:p>CITRA_COMMON_GLOBAL_GLOBAL_SILAB_STATUS_OFFSET</text:p>
          </table:table-cell>
          <table:table-cell table:formula="of:=[old.B171]" office:value-type="float" office:value="108" calcext:value-type="float">
            <text:p>108</text:p>
          </table:table-cell>
        </table:table-row>
        <table:table-row table:style-name="ro1">
          <table:table-cell table:formula="of:=[new.A172]" office:value-type="float" office:value="262912" calcext:value-type="float">
            <text:p>262912</text:p>
          </table:table-cell>
          <table:table-cell table:formula="of:=[new.B172]" office:value-type="string" office:string-value="CITRA_INPUT_PROC_INPUT_CHANNEL_AUDIO_DETECT_ADDRESS(0)" calcext:value-type="string">
            <text:p>CITRA_INPUT_PROC_INPUT_CHANNEL_AUDIO_DETECT_ADDRESS(0)</text:p>
          </table:table-cell>
          <table:table-cell table:formula="of:=[old.A172]" office:value-type="string" office:string-value="CITRA_INPUT_PROC_CH_X_AUDIO_DETECT_ADDRESS(0)" calcext:value-type="string">
            <text:p>CITRA_INPUT_PROC_CH_X_AUDIO_DETECT_ADDRESS(0)</text:p>
          </table:table-cell>
          <table:table-cell table:formula="of:=[old.B172]" office:value-type="float" office:value="262912" calcext:value-type="float">
            <text:p>262912</text:p>
          </table:table-cell>
        </table:table-row>
        <table:table-row table:style-name="ro1">
          <table:table-cell table:formula="of:=[new.A173]" office:value-type="float" office:value="267008" calcext:value-type="float">
            <text:p>267008</text:p>
          </table:table-cell>
          <table:table-cell table:formula="of:=[new.B173]" office:value-type="string" office:string-value="CITRA_INPUT_PROC_INPUT_CHANNEL_AUDIO_DETECT_ADDRESS(1)" calcext:value-type="string">
            <text:p>CITRA_INPUT_PROC_INPUT_CHANNEL_AUDIO_DETECT_ADDRESS(1)</text:p>
          </table:table-cell>
          <table:table-cell table:formula="of:=[old.A173]" office:value-type="string" office:string-value="CITRA_INPUT_PROC_CH_X_AUDIO_DETECT_ADDRESS(1)" calcext:value-type="string">
            <text:p>CITRA_INPUT_PROC_CH_X_AUDIO_DETECT_ADDRESS(1)</text:p>
          </table:table-cell>
          <table:table-cell table:formula="of:=[old.B173]" office:value-type="float" office:value="267008" calcext:value-type="float">
            <text:p>267008</text:p>
          </table:table-cell>
        </table:table-row>
        <table:table-row table:style-name="ro1">
          <table:table-cell table:formula="of:=[new.A174]" office:value-type="float" office:value="271104" calcext:value-type="float">
            <text:p>271104</text:p>
          </table:table-cell>
          <table:table-cell table:formula="of:=[new.B174]" office:value-type="string" office:string-value="CITRA_INPUT_PROC_INPUT_CHANNEL_AUDIO_DETECT_ADDRESS(2)" calcext:value-type="string">
            <text:p>CITRA_INPUT_PROC_INPUT_CHANNEL_AUDIO_DETECT_ADDRESS(2)</text:p>
          </table:table-cell>
          <table:table-cell table:formula="of:=[old.A174]" office:value-type="string" office:string-value="CITRA_INPUT_PROC_CH_X_AUDIO_DETECT_ADDRESS(2)" calcext:value-type="string">
            <text:p>CITRA_INPUT_PROC_CH_X_AUDIO_DETECT_ADDRESS(2)</text:p>
          </table:table-cell>
          <table:table-cell table:formula="of:=[old.B174]" office:value-type="float" office:value="271104" calcext:value-type="float">
            <text:p>271104</text:p>
          </table:table-cell>
        </table:table-row>
        <table:table-row table:style-name="ro1">
          <table:table-cell table:formula="of:=[new.A175]" office:value-type="float" office:value="275200" calcext:value-type="float">
            <text:p>275200</text:p>
          </table:table-cell>
          <table:table-cell table:formula="of:=[new.B175]" office:value-type="string" office:string-value="CITRA_INPUT_PROC_INPUT_CHANNEL_AUDIO_DETECT_ADDRESS(3)" calcext:value-type="string">
            <text:p>CITRA_INPUT_PROC_INPUT_CHANNEL_AUDIO_DETECT_ADDRESS(3)</text:p>
          </table:table-cell>
          <table:table-cell table:formula="of:=[old.A175]" office:value-type="string" office:string-value="CITRA_INPUT_PROC_CH_X_AUDIO_DETECT_ADDRESS(3)" calcext:value-type="string">
            <text:p>CITRA_INPUT_PROC_CH_X_AUDIO_DETECT_ADDRESS(3)</text:p>
          </table:table-cell>
          <table:table-cell table:formula="of:=[old.B175]" office:value-type="float" office:value="275200" calcext:value-type="float">
            <text:p>275200</text:p>
          </table:table-cell>
        </table:table-row>
        <table:table-row table:style-name="ro1">
          <table:table-cell table:formula="of:=[new.A176]" office:value-type="float" office:value="279296" calcext:value-type="float">
            <text:p>279296</text:p>
          </table:table-cell>
          <table:table-cell table:formula="of:=[new.B176]" office:value-type="string" office:string-value="CITRA_INPUT_PROC_INPUT_CHANNEL_AUDIO_DETECT_ADDRESS(4)" calcext:value-type="string">
            <text:p>CITRA_INPUT_PROC_INPUT_CHANNEL_AUDIO_DETECT_ADDRESS(4)</text:p>
          </table:table-cell>
          <table:table-cell table:formula="of:=[old.A176]" office:value-type="string" office:string-value="CITRA_INPUT_PROC_CH_X_AUDIO_DETECT_ADDRESS(4)" calcext:value-type="string">
            <text:p>CITRA_INPUT_PROC_CH_X_AUDIO_DETECT_ADDRESS(4)</text:p>
          </table:table-cell>
          <table:table-cell table:formula="of:=[old.B176]" office:value-type="float" office:value="279296" calcext:value-type="float">
            <text:p>279296</text:p>
          </table:table-cell>
        </table:table-row>
        <table:table-row table:style-name="ro1">
          <table:table-cell table:formula="of:=[new.A177]" office:value-type="float" office:value="283392" calcext:value-type="float">
            <text:p>283392</text:p>
          </table:table-cell>
          <table:table-cell table:formula="of:=[new.B177]" office:value-type="string" office:string-value="CITRA_INPUT_PROC_INPUT_CHANNEL_AUDIO_DETECT_ADDRESS(5)" calcext:value-type="string">
            <text:p>CITRA_INPUT_PROC_INPUT_CHANNEL_AUDIO_DETECT_ADDRESS(5)</text:p>
          </table:table-cell>
          <table:table-cell table:formula="of:=[old.A177]" office:value-type="string" office:string-value="CITRA_INPUT_PROC_CH_X_AUDIO_DETECT_ADDRESS(5)" calcext:value-type="string">
            <text:p>CITRA_INPUT_PROC_CH_X_AUDIO_DETECT_ADDRESS(5)</text:p>
          </table:table-cell>
          <table:table-cell table:formula="of:=[old.B177]" office:value-type="float" office:value="283392" calcext:value-type="float">
            <text:p>283392</text:p>
          </table:table-cell>
        </table:table-row>
        <table:table-row table:style-name="ro1">
          <table:table-cell table:formula="of:=[new.A178]" office:value-type="float" office:value="287488" calcext:value-type="float">
            <text:p>287488</text:p>
          </table:table-cell>
          <table:table-cell table:formula="of:=[new.B178]" office:value-type="string" office:string-value="CITRA_INPUT_PROC_INPUT_CHANNEL_AUDIO_DETECT_ADDRESS(6)" calcext:value-type="string">
            <text:p>CITRA_INPUT_PROC_INPUT_CHANNEL_AUDIO_DETECT_ADDRESS(6)</text:p>
          </table:table-cell>
          <table:table-cell table:formula="of:=[old.A178]" office:value-type="string" office:string-value="CITRA_INPUT_PROC_CH_X_AUDIO_DETECT_ADDRESS(6)" calcext:value-type="string">
            <text:p>CITRA_INPUT_PROC_CH_X_AUDIO_DETECT_ADDRESS(6)</text:p>
          </table:table-cell>
          <table:table-cell table:formula="of:=[old.B178]" office:value-type="float" office:value="287488" calcext:value-type="float">
            <text:p>287488</text:p>
          </table:table-cell>
        </table:table-row>
        <table:table-row table:style-name="ro1">
          <table:table-cell table:formula="of:=[new.A179]" office:value-type="float" office:value="291584" calcext:value-type="float">
            <text:p>291584</text:p>
          </table:table-cell>
          <table:table-cell table:formula="of:=[new.B179]" office:value-type="string" office:string-value="CITRA_INPUT_PROC_INPUT_CHANNEL_AUDIO_DETECT_ADDRESS(7)" calcext:value-type="string">
            <text:p>CITRA_INPUT_PROC_INPUT_CHANNEL_AUDIO_DETECT_ADDRESS(7)</text:p>
          </table:table-cell>
          <table:table-cell table:formula="of:=[old.A179]" office:value-type="string" office:string-value="CITRA_INPUT_PROC_CH_X_AUDIO_DETECT_ADDRESS(7)" calcext:value-type="string">
            <text:p>CITRA_INPUT_PROC_CH_X_AUDIO_DETECT_ADDRESS(7)</text:p>
          </table:table-cell>
          <table:table-cell table:formula="of:=[old.B179]" office:value-type="float" office:value="291584" calcext:value-type="float">
            <text:p>291584</text:p>
          </table:table-cell>
        </table:table-row>
        <table:table-row table:style-name="ro1">
          <table:table-cell table:formula="of:=[new.A180]" office:value-type="float" office:value="295680" calcext:value-type="float">
            <text:p>295680</text:p>
          </table:table-cell>
          <table:table-cell table:formula="of:=[new.B180]" office:value-type="string" office:string-value="CITRA_INPUT_PROC_INPUT_CHANNEL_AUDIO_DETECT_ADDRESS(8)" calcext:value-type="string">
            <text:p>CITRA_INPUT_PROC_INPUT_CHANNEL_AUDIO_DETECT_ADDRESS(8)</text:p>
          </table:table-cell>
          <table:table-cell table:formula="of:=[old.A180]" office:value-type="string" office:string-value="CITRA_INPUT_PROC_CH_X_AUDIO_DETECT_ADDRESS(8)" calcext:value-type="string">
            <text:p>CITRA_INPUT_PROC_CH_X_AUDIO_DETECT_ADDRESS(8)</text:p>
          </table:table-cell>
          <table:table-cell table:formula="of:=[old.B180]" office:value-type="float" office:value="295680" calcext:value-type="float">
            <text:p>295680</text:p>
          </table:table-cell>
        </table:table-row>
        <table:table-row table:style-name="ro1">
          <table:table-cell table:formula="of:=[new.A181]" office:value-type="float" office:value="32" calcext:value-type="float">
            <text:p>32</text:p>
          </table:table-cell>
          <table:table-cell table:formula="of:=[new.B181]" office:value-type="string" office:string-value="CITRA_COMMON_TONE_GEN_IN_ENABLE_OFFSET" calcext:value-type="string">
            <text:p>CITRA_COMMON_TONE_GEN_IN_ENABLE_OFFSET</text:p>
          </table:table-cell>
          <table:table-cell table:formula="of:=[old.A181]" office:value-type="string" office:string-value="CITRA_COMMON_TONE_GEN_INPUT_OVERRIDE_OFFSET" calcext:value-type="string">
            <text:p>CITRA_COMMON_TONE_GEN_INPUT_OVERRIDE_OFFSET</text:p>
          </table:table-cell>
          <table:table-cell table:formula="of:=[old.B181]" office:value-type="float" office:value="32" calcext:value-type="float">
            <text:p>32</text:p>
          </table:table-cell>
        </table:table-row>
        <table:table-row table:style-name="ro1">
          <table:table-cell table:formula="of:=[new.A182]" office:value-type="float" office:value="36" calcext:value-type="float">
            <text:p>36</text:p>
          </table:table-cell>
          <table:table-cell table:formula="of:=[new.B182]" office:value-type="string" office:string-value="CITRA_COMMON_TONE_GEN_OUT_ENABLE_OFFSET" calcext:value-type="string">
            <text:p>CITRA_COMMON_TONE_GEN_OUT_ENABLE_OFFSET</text:p>
          </table:table-cell>
          <table:table-cell table:formula="of:=[old.A182]" office:value-type="string" office:string-value="CITRA_COMMON_TONE_GEN_OUTPUT_OVERRIDE_OFFSET" calcext:value-type="string">
            <text:p>CITRA_COMMON_TONE_GEN_OUTPUT_OVERRIDE_OFFSET</text:p>
          </table:table-cell>
          <table:table-cell table:formula="of:=[old.B182]" office:value-type="float" office:value="36" calcext:value-type="float">
            <text:p>36</text:p>
          </table:table-cell>
        </table:table-row>
        <table:table-row table:style-name="ro1">
          <table:table-cell table:formula="of:=[new.A183]" office:value-type="float" office:value="144" calcext:value-type="float">
            <text:p>144</text:p>
          </table:table-cell>
          <table:table-cell table:formula="of:=[new.B183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83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83]" office:value-type="float" office:value="144" calcext:value-type="float">
            <text:p>144</text:p>
          </table:table-cell>
        </table:table-row>
        <table:table-row table:style-name="ro1">
          <table:table-cell table:formula="of:=[new.A184]" office:value-type="float" office:value="144" calcext:value-type="float">
            <text:p>144</text:p>
          </table:table-cell>
          <table:table-cell table:formula="of:=[new.B184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84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84]" office:value-type="float" office:value="144" calcext:value-type="float">
            <text:p>144</text:p>
          </table:table-cell>
        </table:table-row>
        <table:table-row table:style-name="ro1">
          <table:table-cell table:formula="of:=[new.A185]" office:value-type="float" office:value="144" calcext:value-type="float">
            <text:p>144</text:p>
          </table:table-cell>
          <table:table-cell table:formula="of:=[new.B185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85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85]" office:value-type="float" office:value="144" calcext:value-type="float">
            <text:p>144</text:p>
          </table:table-cell>
        </table:table-row>
        <table:table-row table:style-name="ro1">
          <table:table-cell table:formula="of:=[new.A186]" office:value-type="float" office:value="144" calcext:value-type="float">
            <text:p>144</text:p>
          </table:table-cell>
          <table:table-cell table:formula="of:=[new.B186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86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86]" office:value-type="float" office:value="144" calcext:value-type="float">
            <text:p>144</text:p>
          </table:table-cell>
        </table:table-row>
        <table:table-row table:style-name="ro1">
          <table:table-cell table:formula="of:=[new.A187]" office:value-type="float" office:value="144" calcext:value-type="float">
            <text:p>144</text:p>
          </table:table-cell>
          <table:table-cell table:formula="of:=[new.B187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87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87]" office:value-type="float" office:value="144" calcext:value-type="float">
            <text:p>144</text:p>
          </table:table-cell>
        </table:table-row>
        <table:table-row table:style-name="ro1">
          <table:table-cell table:formula="of:=[new.A188]" office:value-type="float" office:value="144" calcext:value-type="float">
            <text:p>144</text:p>
          </table:table-cell>
          <table:table-cell table:formula="of:=[new.B188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88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88]" office:value-type="float" office:value="144" calcext:value-type="float">
            <text:p>144</text:p>
          </table:table-cell>
        </table:table-row>
        <table:table-row table:style-name="ro1">
          <table:table-cell table:formula="of:=[new.A189]" office:value-type="float" office:value="144" calcext:value-type="float">
            <text:p>144</text:p>
          </table:table-cell>
          <table:table-cell table:formula="of:=[new.B189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89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89]" office:value-type="float" office:value="144" calcext:value-type="float">
            <text:p>144</text:p>
          </table:table-cell>
        </table:table-row>
        <table:table-row table:style-name="ro1">
          <table:table-cell table:formula="of:=[new.A190]" office:value-type="float" office:value="144" calcext:value-type="float">
            <text:p>144</text:p>
          </table:table-cell>
          <table:table-cell table:formula="of:=[new.B190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90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90]" office:value-type="float" office:value="144" calcext:value-type="float">
            <text:p>144</text:p>
          </table:table-cell>
        </table:table-row>
        <table:table-row table:style-name="ro1">
          <table:table-cell table:formula="of:=[new.A191]" office:value-type="float" office:value="144" calcext:value-type="float">
            <text:p>144</text:p>
          </table:table-cell>
          <table:table-cell table:formula="of:=[new.B191]" office:value-type="string" office:string-value="CITRA_ROUTER_IO_GV_ASI_GVASI_TX_CSR_OFFSET" calcext:value-type="string">
            <text:p>CITRA_ROUTER_IO_GV_ASI_GVASI_TX_CSR_OFFSET</text:p>
          </table:table-cell>
          <table:table-cell table:formula="of:=[old.A191]" office:value-type="string" office:string-value="CITRA_ROUTER_IO_ROUTER_IO_GVASI_TX_CSR_OFFSET" calcext:value-type="string">
            <text:p>CITRA_ROUTER_IO_ROUTER_IO_GVASI_TX_CSR_OFFSET</text:p>
          </table:table-cell>
          <table:table-cell table:formula="of:=[old.B191]" office:value-type="float" office:value="144" calcext:value-type="float">
            <text:p>144</text:p>
          </table:table-cell>
        </table:table-row>
        <table:table-row table:style-name="ro1">
          <table:table-cell table:formula="of:=[new.A192]" office:value-type="float" office:value="262400" calcext:value-type="float">
            <text:p>262400</text:p>
          </table:table-cell>
          <table:table-cell table:formula="of:=[new.B192]" office:value-type="string" office:string-value="CITRA_INPUT_PROC_INPUT_CHANNEL_AUDIO_DMB_ADDRESS(0)" calcext:value-type="string">
            <text:p>CITRA_INPUT_PROC_INPUT_CHANNEL_AUDIO_DMB_ADDRESS(0)</text:p>
          </table:table-cell>
          <table:table-cell table:formula="of:=[old.A192]" office:value-type="string" office:string-value="CITRA_INPUT_PROC_CH_X_AUDIO_ADDRESS(0)" calcext:value-type="string">
            <text:p>CITRA_INPUT_PROC_CH_X_AUDIO_ADDRESS(0)</text:p>
          </table:table-cell>
          <table:table-cell table:formula="of:=[old.B192]" office:value-type="float" office:value="262400" calcext:value-type="float">
            <text:p>262400</text:p>
          </table:table-cell>
        </table:table-row>
        <table:table-row table:style-name="ro1">
          <table:table-cell table:formula="of:=[new.A193]" office:value-type="float" office:value="266496" calcext:value-type="float">
            <text:p>266496</text:p>
          </table:table-cell>
          <table:table-cell table:formula="of:=[new.B193]" office:value-type="string" office:string-value="CITRA_INPUT_PROC_INPUT_CHANNEL_AUDIO_DMB_ADDRESS(1)" calcext:value-type="string">
            <text:p>CITRA_INPUT_PROC_INPUT_CHANNEL_AUDIO_DMB_ADDRESS(1)</text:p>
          </table:table-cell>
          <table:table-cell table:formula="of:=[old.A193]" office:value-type="string" office:string-value="CITRA_INPUT_PROC_CH_X_AUDIO_ADDRESS(1)" calcext:value-type="string">
            <text:p>CITRA_INPUT_PROC_CH_X_AUDIO_ADDRESS(1)</text:p>
          </table:table-cell>
          <table:table-cell table:formula="of:=[old.B193]" office:value-type="float" office:value="266496" calcext:value-type="float">
            <text:p>266496</text:p>
          </table:table-cell>
        </table:table-row>
        <table:table-row table:style-name="ro1">
          <table:table-cell table:formula="of:=[new.A194]" office:value-type="float" office:value="270592" calcext:value-type="float">
            <text:p>270592</text:p>
          </table:table-cell>
          <table:table-cell table:formula="of:=[new.B194]" office:value-type="string" office:string-value="CITRA_INPUT_PROC_INPUT_CHANNEL_AUDIO_DMB_ADDRESS(2)" calcext:value-type="string">
            <text:p>CITRA_INPUT_PROC_INPUT_CHANNEL_AUDIO_DMB_ADDRESS(2)</text:p>
          </table:table-cell>
          <table:table-cell table:formula="of:=[old.A194]" office:value-type="string" office:string-value="CITRA_INPUT_PROC_CH_X_AUDIO_ADDRESS(2)" calcext:value-type="string">
            <text:p>CITRA_INPUT_PROC_CH_X_AUDIO_ADDRESS(2)</text:p>
          </table:table-cell>
          <table:table-cell table:formula="of:=[old.B194]" office:value-type="float" office:value="270592" calcext:value-type="float">
            <text:p>270592</text:p>
          </table:table-cell>
        </table:table-row>
        <table:table-row table:style-name="ro1">
          <table:table-cell table:formula="of:=[new.A195]" office:value-type="float" office:value="274688" calcext:value-type="float">
            <text:p>274688</text:p>
          </table:table-cell>
          <table:table-cell table:formula="of:=[new.B195]" office:value-type="string" office:string-value="CITRA_INPUT_PROC_INPUT_CHANNEL_AUDIO_DMB_ADDRESS(3)" calcext:value-type="string">
            <text:p>CITRA_INPUT_PROC_INPUT_CHANNEL_AUDIO_DMB_ADDRESS(3)</text:p>
          </table:table-cell>
          <table:table-cell table:formula="of:=[old.A195]" office:value-type="string" office:string-value="CITRA_INPUT_PROC_CH_X_AUDIO_ADDRESS(3)" calcext:value-type="string">
            <text:p>CITRA_INPUT_PROC_CH_X_AUDIO_ADDRESS(3)</text:p>
          </table:table-cell>
          <table:table-cell table:formula="of:=[old.B195]" office:value-type="float" office:value="274688" calcext:value-type="float">
            <text:p>274688</text:p>
          </table:table-cell>
        </table:table-row>
        <table:table-row table:style-name="ro1">
          <table:table-cell table:formula="of:=[new.A196]" office:value-type="float" office:value="278784" calcext:value-type="float">
            <text:p>278784</text:p>
          </table:table-cell>
          <table:table-cell table:formula="of:=[new.B196]" office:value-type="string" office:string-value="CITRA_INPUT_PROC_INPUT_CHANNEL_AUDIO_DMB_ADDRESS(4)" calcext:value-type="string">
            <text:p>CITRA_INPUT_PROC_INPUT_CHANNEL_AUDIO_DMB_ADDRESS(4)</text:p>
          </table:table-cell>
          <table:table-cell table:formula="of:=[old.A196]" office:value-type="string" office:string-value="CITRA_INPUT_PROC_CH_X_AUDIO_ADDRESS(4)" calcext:value-type="string">
            <text:p>CITRA_INPUT_PROC_CH_X_AUDIO_ADDRESS(4)</text:p>
          </table:table-cell>
          <table:table-cell table:formula="of:=[old.B196]" office:value-type="float" office:value="278784" calcext:value-type="float">
            <text:p>278784</text:p>
          </table:table-cell>
        </table:table-row>
        <table:table-row table:style-name="ro1">
          <table:table-cell table:formula="of:=[new.A197]" office:value-type="float" office:value="282880" calcext:value-type="float">
            <text:p>282880</text:p>
          </table:table-cell>
          <table:table-cell table:formula="of:=[new.B197]" office:value-type="string" office:string-value="CITRA_INPUT_PROC_INPUT_CHANNEL_AUDIO_DMB_ADDRESS(5)" calcext:value-type="string">
            <text:p>CITRA_INPUT_PROC_INPUT_CHANNEL_AUDIO_DMB_ADDRESS(5)</text:p>
          </table:table-cell>
          <table:table-cell table:formula="of:=[old.A197]" office:value-type="string" office:string-value="CITRA_INPUT_PROC_CH_X_AUDIO_ADDRESS(5)" calcext:value-type="string">
            <text:p>CITRA_INPUT_PROC_CH_X_AUDIO_ADDRESS(5)</text:p>
          </table:table-cell>
          <table:table-cell table:formula="of:=[old.B197]" office:value-type="float" office:value="282880" calcext:value-type="float">
            <text:p>282880</text:p>
          </table:table-cell>
        </table:table-row>
        <table:table-row table:style-name="ro1">
          <table:table-cell table:formula="of:=[new.A198]" office:value-type="float" office:value="286976" calcext:value-type="float">
            <text:p>286976</text:p>
          </table:table-cell>
          <table:table-cell table:formula="of:=[new.B198]" office:value-type="string" office:string-value="CITRA_INPUT_PROC_INPUT_CHANNEL_AUDIO_DMB_ADDRESS(6)" calcext:value-type="string">
            <text:p>CITRA_INPUT_PROC_INPUT_CHANNEL_AUDIO_DMB_ADDRESS(6)</text:p>
          </table:table-cell>
          <table:table-cell table:formula="of:=[old.A198]" office:value-type="string" office:string-value="CITRA_INPUT_PROC_CH_X_AUDIO_ADDRESS(6)" calcext:value-type="string">
            <text:p>CITRA_INPUT_PROC_CH_X_AUDIO_ADDRESS(6)</text:p>
          </table:table-cell>
          <table:table-cell table:formula="of:=[old.B198]" office:value-type="float" office:value="286976" calcext:value-type="float">
            <text:p>286976</text:p>
          </table:table-cell>
        </table:table-row>
        <table:table-row table:style-name="ro1">
          <table:table-cell table:formula="of:=[new.A199]" office:value-type="float" office:value="291072" calcext:value-type="float">
            <text:p>291072</text:p>
          </table:table-cell>
          <table:table-cell table:formula="of:=[new.B199]" office:value-type="string" office:string-value="CITRA_INPUT_PROC_INPUT_CHANNEL_AUDIO_DMB_ADDRESS(7)" calcext:value-type="string">
            <text:p>CITRA_INPUT_PROC_INPUT_CHANNEL_AUDIO_DMB_ADDRESS(7)</text:p>
          </table:table-cell>
          <table:table-cell table:formula="of:=[old.A199]" office:value-type="string" office:string-value="CITRA_INPUT_PROC_CH_X_AUDIO_ADDRESS(7)" calcext:value-type="string">
            <text:p>CITRA_INPUT_PROC_CH_X_AUDIO_ADDRESS(7)</text:p>
          </table:table-cell>
          <table:table-cell table:formula="of:=[old.B199]" office:value-type="float" office:value="291072" calcext:value-type="float">
            <text:p>291072</text:p>
          </table:table-cell>
        </table:table-row>
        <table:table-row table:style-name="ro1">
          <table:table-cell table:formula="of:=[new.A200]" office:value-type="float" office:value="295168" calcext:value-type="float">
            <text:p>295168</text:p>
          </table:table-cell>
          <table:table-cell table:formula="of:=[new.B200]" office:value-type="string" office:string-value="CITRA_INPUT_PROC_INPUT_CHANNEL_AUDIO_DMB_ADDRESS(8)" calcext:value-type="string">
            <text:p>CITRA_INPUT_PROC_INPUT_CHANNEL_AUDIO_DMB_ADDRESS(8)</text:p>
          </table:table-cell>
          <table:table-cell table:formula="of:=[old.A200]" office:value-type="string" office:string-value="CITRA_INPUT_PROC_CH_X_AUDIO_ADDRESS(8)" calcext:value-type="string">
            <text:p>CITRA_INPUT_PROC_CH_X_AUDIO_ADDRESS(8)</text:p>
          </table:table-cell>
          <table:table-cell table:formula="of:=[old.B200]" office:value-type="float" office:value="295168" calcext:value-type="float">
            <text:p>295168</text:p>
          </table:table-cell>
        </table:table-row>
        <table:table-row table:style-name="ro1">
          <table:table-cell table:formula="of:=[new.A201]" office:value-type="float" office:value="-512" calcext:value-type="float">
            <text:p>-512</text:p>
          </table:table-cell>
          <table:table-cell table:formula="of:=[new.B201]" office:value-type="string" office:string-value="~CITRA_AUD_DLY_IDLY_EN_EN_BIT_MASK" calcext:value-type="string">
            <text:p>~CITRA_AUD_DLY_IDLY_EN_EN_BIT_MASK</text:p>
          </table:table-cell>
          <table:table-cell table:formula="of:=[old.A201]" office:value-type="string" office:string-value="~CITRA_AUD_DLY_INPUT_DELAY_ENABLE_EN_BIT_MASK" calcext:value-type="string">
            <text:p>~CITRA_AUD_DLY_INPUT_DELAY_ENABLE_EN_BIT_MASK</text:p>
          </table:table-cell>
          <table:table-cell table:formula="of:=[old.B201]" office:value-type="float" office:value="-512" calcext:value-type="float">
            <text:p>-512</text:p>
          </table:table-cell>
        </table:table-row>
        <table:table-row table:style-name="ro1">
          <table:table-cell table:formula="of:=[new.A202]" office:value-type="float" office:value="-512" calcext:value-type="float">
            <text:p>-512</text:p>
          </table:table-cell>
          <table:table-cell table:formula="of:=[new.B202]" office:value-type="string" office:string-value="~CITRA_AUD_DLY_ODLY_EN_EN_BIT_MASK" calcext:value-type="string">
            <text:p>~CITRA_AUD_DLY_ODLY_EN_EN_BIT_MASK</text:p>
          </table:table-cell>
          <table:table-cell table:formula="of:=[old.A202]" office:value-type="string" office:string-value="~CITRA_AUD_DLY_OUTPUT_DELAY_ENABLE_EN_BIT_MASK" calcext:value-type="string">
            <text:p>~CITRA_AUD_DLY_OUTPUT_DELAY_ENABLE_EN_BIT_MASK</text:p>
          </table:table-cell>
          <table:table-cell table:formula="of:=[old.B202]" office:value-type="float" office:value="-512" calcext:value-type="float">
            <text:p>-512</text:p>
          </table:table-cell>
        </table:table-row>
        <table:table-row table:style-name="ro1">
          <table:table-cell table:formula="of:=[new.A203]" office:value-type="float" office:value="1" calcext:value-type="float">
            <text:p>1</text:p>
          </table:table-cell>
          <table:table-cell table:formula="of:=[new.B203]" office:value-type="string" office:string-value="CITRA_AUD_DLY_MEM_CSR_RST_BIT_MASK" calcext:value-type="string">
            <text:p>CITRA_AUD_DLY_MEM_CSR_RST_BIT_MASK</text:p>
          </table:table-cell>
          <table:table-cell table:formula="of:=[old.A203]" office:value-type="string" office:string-value="CITRA_AUD_DLY_MEMORYCSR_RESET_BIT_MASK" calcext:value-type="string">
            <text:p>CITRA_AUD_DLY_MEMORYCSR_RESET_BIT_MASK</text:p>
          </table:table-cell>
          <table:table-cell table:formula="of:=[old.B203]" office:value-type="float" office:value="1" calcext:value-type="float">
            <text:p>1</text:p>
          </table:table-cell>
        </table:table-row>
        <table:table-row table:style-name="ro1">
          <table:table-cell table:formula="of:=[new.A204]" office:value-type="float" office:value="-2" calcext:value-type="float">
            <text:p>-2</text:p>
          </table:table-cell>
          <table:table-cell table:formula="of:=[new.B204]" office:value-type="string" office:string-value="~CITRA_AUD_DLY_MEM_CSR_RST_BIT_MASK" calcext:value-type="string">
            <text:p>~CITRA_AUD_DLY_MEM_CSR_RST_BIT_MASK</text:p>
          </table:table-cell>
          <table:table-cell table:formula="of:=[old.A204]" office:value-type="string" office:string-value="~CITRA_AUD_DLY_MEMORYCSR_RESET_BIT_MASK" calcext:value-type="string">
            <text:p>~CITRA_AUD_DLY_MEMORYCSR_RESET_BIT_MASK</text:p>
          </table:table-cell>
          <table:table-cell table:formula="of:=[old.B204]" office:value-type="float" office:value="-2" calcext:value-type="float">
            <text:p>-2</text:p>
          </table:table-cell>
        </table:table-row>
        <table:table-row table:style-name="ro1">
          <table:table-cell table:formula="of:=[new.A205]" office:value-type="float" office:value="-2147483648" calcext:value-type="float">
            <text:p>-2147483648</text:p>
          </table:table-cell>
          <table:table-cell table:formula="of:=[new.B205]" office:value-type="string" office:string-value="CITRA_AUD_DLY_MEM_CSR_INIT_BIT_MASK" calcext:value-type="string">
            <text:p>CITRA_AUD_DLY_MEM_CSR_INIT_BIT_MASK</text:p>
          </table:table-cell>
          <table:table-cell table:formula="of:=[old.A205]" office:value-type="string" office:string-value="CITRA_AUD_DLY_MEMORYCSR_INIT_DONE_BIT_MASK" calcext:value-type="string">
            <text:p>CITRA_AUD_DLY_MEMORYCSR_INIT_DONE_BIT_MASK</text:p>
          </table:table-cell>
          <table:table-cell table:formula="of:=[old.B205]" office:value-type="float" office:value="-2147483648" calcext:value-type="float">
            <text:p>-2147483648</text:p>
          </table:table-cell>
        </table:table-row>
        <table:table-row table:style-name="ro1">
          <table:table-cell table:formula="of:=[new.A206]" office:value-type="float" office:value="511" calcext:value-type="float">
            <text:p>511</text:p>
          </table:table-cell>
          <table:table-cell table:formula="of:=[new.B206]" office:value-type="string" office:string-value="CITRA_AUD_DLY_IDLY_EN_EN_BIT_MASK" calcext:value-type="string">
            <text:p>CITRA_AUD_DLY_IDLY_EN_EN_BIT_MASK</text:p>
          </table:table-cell>
          <table:table-cell table:formula="of:=[old.A206]" office:value-type="string" office:string-value="CITRA_AUD_DLY_INPUT_DELAY_ENABLE_EN_BIT_MASK" calcext:value-type="string">
            <text:p>CITRA_AUD_DLY_INPUT_DELAY_ENABLE_EN_BIT_MASK</text:p>
          </table:table-cell>
          <table:table-cell table:formula="of:=[old.B206]" office:value-type="float" office:value="511" calcext:value-type="float">
            <text:p>511</text:p>
          </table:table-cell>
        </table:table-row>
        <table:table-row table:style-name="ro1">
          <table:table-cell table:formula="of:=[new.A207]" office:value-type="float" office:value="511" calcext:value-type="float">
            <text:p>511</text:p>
          </table:table-cell>
          <table:table-cell table:formula="of:=[new.B207]" office:value-type="string" office:string-value="CITRA_AUD_DLY_ODLY_EN_EN_BIT_MASK" calcext:value-type="string">
            <text:p>CITRA_AUD_DLY_ODLY_EN_EN_BIT_MASK</text:p>
          </table:table-cell>
          <table:table-cell table:formula="of:=[old.A207]" office:value-type="string" office:string-value="CITRA_AUD_DLY_OUTPUT_DELAY_ENABLE_EN_BIT_MASK" calcext:value-type="string">
            <text:p>CITRA_AUD_DLY_OUTPUT_DELAY_ENABLE_EN_BIT_MASK</text:p>
          </table:table-cell>
          <table:table-cell table:formula="of:=[old.B207]" office:value-type="float" office:value="511" calcext:value-type="float">
            <text:p>511</text:p>
          </table:table-cell>
        </table:table-row>
        <table:table-row table:style-name="ro1">
          <table:table-cell table:formula="of:=[new.A208]" office:value-type="float" office:value="1" calcext:value-type="float">
            <text:p>1</text:p>
          </table:table-cell>
          <table:table-cell table:formula="of:=[new.B208]" office:value-type="string" office:string-value="CITRA_AUD_DLY_MEM_CSR_RST_BIT_MASK" calcext:value-type="string">
            <text:p>CITRA_AUD_DLY_MEM_CSR_RST_BIT_MASK</text:p>
          </table:table-cell>
          <table:table-cell table:formula="of:=[old.A208]" office:value-type="string" office:string-value="CITRA_AUD_DLY_MEMORYCSR_RESET_BIT_MASK" calcext:value-type="string">
            <text:p>CITRA_AUD_DLY_MEMORYCSR_RESET_BIT_MASK</text:p>
          </table:table-cell>
          <table:table-cell table:formula="of:=[old.B208]" office:value-type="float" office:value="1" calcext:value-type="float">
            <text:p>1</text:p>
          </table:table-cell>
        </table:table-row>
        <table:table-row table:style-name="ro1">
          <table:table-cell table:formula="of:=[new.A209]" office:value-type="float" office:value="-2" calcext:value-type="float">
            <text:p>-2</text:p>
          </table:table-cell>
          <table:table-cell table:formula="of:=[new.B209]" office:value-type="string" office:string-value="~CITRA_AUD_DLY_MEM_CSR_RST_BIT_MASK" calcext:value-type="string">
            <text:p>~CITRA_AUD_DLY_MEM_CSR_RST_BIT_MASK</text:p>
          </table:table-cell>
          <table:table-cell table:formula="of:=[old.A209]" office:value-type="string" office:string-value="~CITRA_AUD_DLY_MEMORYCSR_RESET_BIT_MASK" calcext:value-type="string">
            <text:p>~CITRA_AUD_DLY_MEMORYCSR_RESET_BIT_MASK</text:p>
          </table:table-cell>
          <table:table-cell table:formula="of:=[old.B209]" office:value-type="float" office:value="-2" calcext:value-type="float">
            <text:p>-2</text:p>
          </table:table-cell>
        </table:table-row>
        <table:table-row table:style-name="ro1">
          <table:table-cell table:formula="of:=[new.A210]" office:value-type="float" office:value="511" calcext:value-type="float">
            <text:p>511</text:p>
          </table:table-cell>
          <table:table-cell table:formula="of:=[new.B210]" office:value-type="string" office:string-value="CITRA_AUD_DLY_IDLY_EN_EN_BIT_MASK" calcext:value-type="string">
            <text:p>CITRA_AUD_DLY_IDLY_EN_EN_BIT_MASK</text:p>
          </table:table-cell>
          <table:table-cell table:formula="of:=[old.A210]" office:value-type="string" office:string-value="CITRA_AUD_DLY_INPUT_DELAY_ENABLE_EN_BIT_MASK" calcext:value-type="string">
            <text:p>CITRA_AUD_DLY_INPUT_DELAY_ENABLE_EN_BIT_MASK</text:p>
          </table:table-cell>
          <table:table-cell table:formula="of:=[old.B210]" office:value-type="float" office:value="511" calcext:value-type="float">
            <text:p>511</text:p>
          </table:table-cell>
        </table:table-row>
        <table:table-row table:style-name="ro1">
          <table:table-cell table:formula="of:=[new.A211]" office:value-type="float" office:value="-512" calcext:value-type="float">
            <text:p>-512</text:p>
          </table:table-cell>
          <table:table-cell table:formula="of:=[new.B211]" office:value-type="string" office:string-value="~CITRA_AUD_DLY_IDLY_EN_EN_BIT_MASK" calcext:value-type="string">
            <text:p>~CITRA_AUD_DLY_IDLY_EN_EN_BIT_MASK</text:p>
          </table:table-cell>
          <table:table-cell table:formula="of:=[old.A211]" office:value-type="string" office:string-value="~CITRA_AUD_DLY_INPUT_DELAY_ENABLE_EN_BIT_MASK" calcext:value-type="string">
            <text:p>~CITRA_AUD_DLY_INPUT_DELAY_ENABLE_EN_BIT_MASK</text:p>
          </table:table-cell>
          <table:table-cell table:formula="of:=[old.B211]" office:value-type="float" office:value="-512" calcext:value-type="float">
            <text:p>-512</text:p>
          </table:table-cell>
        </table:table-row>
        <table:table-row table:style-name="ro1">
          <table:table-cell table:formula="of:=[new.A212]" office:value-type="float" office:value="511" calcext:value-type="float">
            <text:p>511</text:p>
          </table:table-cell>
          <table:table-cell table:formula="of:=[new.B212]" office:value-type="string" office:string-value="CITRA_AUD_DLY_ODLY_EN_EN_BIT_MASK" calcext:value-type="string">
            <text:p>CITRA_AUD_DLY_ODLY_EN_EN_BIT_MASK</text:p>
          </table:table-cell>
          <table:table-cell table:formula="of:=[old.A212]" office:value-type="string" office:string-value="CITRA_AUD_DLY_OUTPUT_DELAY_ENABLE_EN_BIT_MASK" calcext:value-type="string">
            <text:p>CITRA_AUD_DLY_OUTPUT_DELAY_ENABLE_EN_BIT_MASK</text:p>
          </table:table-cell>
          <table:table-cell table:formula="of:=[old.B212]" office:value-type="float" office:value="511" calcext:value-type="float">
            <text:p>511</text:p>
          </table:table-cell>
        </table:table-row>
        <table:table-row table:style-name="ro1">
          <table:table-cell table:formula="of:=[new.A213]" office:value-type="float" office:value="-512" calcext:value-type="float">
            <text:p>-512</text:p>
          </table:table-cell>
          <table:table-cell table:formula="of:=[new.B213]" office:value-type="string" office:string-value="~CITRA_AUD_DLY_ODLY_EN_EN_BIT_MASK" calcext:value-type="string">
            <text:p>~CITRA_AUD_DLY_ODLY_EN_EN_BIT_MASK</text:p>
          </table:table-cell>
          <table:table-cell table:formula="of:=[old.A213]" office:value-type="string" office:string-value="~CITRA_AUD_DLY_OUTPUT_DELAY_ENABLE_EN_BIT_MASK" calcext:value-type="string">
            <text:p>~CITRA_AUD_DLY_OUTPUT_DELAY_ENABLE_EN_BIT_MASK</text:p>
          </table:table-cell>
          <table:table-cell table:formula="of:=[old.B213]" office:value-type="float" office:value="-512" calcext:value-type="float">
            <text:p>-512</text:p>
          </table:table-cell>
        </table:table-row>
        <table:table-row table:style-name="ro1">
          <table:table-cell table:formula="of:=[new.A214]" office:value-type="float" office:value="-2147483648" calcext:value-type="float">
            <text:p>-2147483648</text:p>
          </table:table-cell>
          <table:table-cell table:formula="of:=[new.B214]" office:value-type="string" office:string-value="CITRA_AUD_DLY_MEM_CSR_INIT_BIT_MASK" calcext:value-type="string">
            <text:p>CITRA_AUD_DLY_MEM_CSR_INIT_BIT_MASK</text:p>
          </table:table-cell>
          <table:table-cell table:formula="of:=[old.A214]" office:value-type="string" office:string-value="CITRA_AUD_DLY_MEMORYCSR_INIT_DONE_BIT_MASK" calcext:value-type="string">
            <text:p>CITRA_AUD_DLY_MEMORYCSR_INIT_DONE_BIT_MASK</text:p>
          </table:table-cell>
          <table:table-cell table:formula="of:=[old.B214]" office:value-type="float" office:value="-2147483648" calcext:value-type="float">
            <text:p>-2147483648</text:p>
          </table:table-cell>
        </table:table-row>
        <table:table-row table:style-name="ro1">
          <table:table-cell table:formula="of:=[new.A215]" office:value-type="float" office:value="65535" calcext:value-type="float">
            <text:p>65535</text:p>
          </table:table-cell>
          <table:table-cell table:formula="of:=[new.B215]" office:value-type="string" office:string-value="CITRA_AUD_DLY_BIST_ERR_DAT_DATA_BIT_MASK" calcext:value-type="string">
            <text:p>CITRA_AUD_DLY_BIST_ERR_DAT_DATA_BIT_MASK</text:p>
          </table:table-cell>
          <table:table-cell table:formula="of:=[old.A215]" office:value-type="string" office:string-value="CITRA_AUD_DLY_BIST_DATA_ERROR_STATUS_DATA_BIT_MASK" calcext:value-type="string">
            <text:p>CITRA_AUD_DLY_BIST_DATA_ERROR_STATUS_DATA_BIT_MASK</text:p>
          </table:table-cell>
          <table:table-cell table:formula="of:=[old.B215]" office:value-type="float" office:value="65535" calcext:value-type="float">
            <text:p>65535</text:p>
          </table:table-cell>
        </table:table-row>
        <table:table-row table:style-name="ro1">
          <table:table-cell table:formula="of:=[new.A216]" office:value-type="float" office:value="458752" calcext:value-type="float">
            <text:p>458752</text:p>
          </table:table-cell>
          <table:table-cell table:formula="of:=[new.B216]" office:value-type="string" office:string-value="CITRA_AUD_DLY_BIST_ERR_DAT_SEL_BIT_MASK" calcext:value-type="string">
            <text:p>CITRA_AUD_DLY_BIST_ERR_DAT_SEL_BIT_MASK</text:p>
          </table:table-cell>
          <table:table-cell table:formula="of:=[old.A216]" office:value-type="string" office:string-value="CITRA_AUD_DLY_BIST_DATA_ERROR_STATUS_SEL_BIT_MASK" calcext:value-type="string">
            <text:p>CITRA_AUD_DLY_BIST_DATA_ERROR_STATUS_SEL_BIT_MASK</text:p>
          </table:table-cell>
          <table:table-cell table:formula="of:=[old.B216]" office:value-type="float" office:value="458752" calcext:value-type="float">
            <text:p>458752</text:p>
          </table:table-cell>
        </table:table-row>
        <table:table-row table:style-name="ro1">
          <table:table-cell table:formula="of:=[new.A217]" office:value-type="float" office:value="268435455" calcext:value-type="float">
            <text:p>268435455</text:p>
          </table:table-cell>
          <table:table-cell table:formula="of:=[new.B217]" office:value-type="string" office:string-value="CITRA_AUD_DLY_BIST_ERR_ADDR_ADDR_BIT_MASK" calcext:value-type="string">
            <text:p>CITRA_AUD_DLY_BIST_ERR_ADDR_ADDR_BIT_MASK</text:p>
          </table:table-cell>
          <table:table-cell table:formula="of:=[old.A217]" office:value-type="string" office:string-value="CITRA_AUD_DLY_BIST_ADDRESS_ERROR_STATUS_ADDR_BIT_MASK" calcext:value-type="string">
            <text:p>CITRA_AUD_DLY_BIST_ADDRESS_ERROR_STATUS_ADDR_BIT_MASK</text:p>
          </table:table-cell>
          <table:table-cell table:formula="of:=[old.B217]" office:value-type="float" office:value="268435455" calcext:value-type="float">
            <text:p>268435455</text:p>
          </table:table-cell>
        </table:table-row>
        <table:table-row table:style-name="ro1">
          <table:table-cell table:formula="of:=[new.A218]" office:value-type="float" office:value="32767" calcext:value-type="float">
            <text:p>32767</text:p>
          </table:table-cell>
          <table:table-cell table:formula="of:=[new.B218]" office:value-type="string" office:string-value="CITRA_AUD_DLY_IDLY_SEL0_SEL_BIT_MASK" calcext:value-type="string">
            <text:p>CITRA_AUD_DLY_IDLY_SEL0_SEL_BIT_MASK</text:p>
          </table:table-cell>
          <table:table-cell table:formula="of:=[old.A218]" office:value-type="string" office:string-value="CITRA_AUD_DLY_INPUT_DELAY_SELECT_SEL_BIT_MASK" calcext:value-type="string">
            <text:p>CITRA_AUD_DLY_INPUT_DELAY_SELECT_SEL_BIT_MASK</text:p>
          </table:table-cell>
          <table:table-cell table:formula="of:=[old.B218]" office:value-type="float" office:value="32767" calcext:value-type="float">
            <text:p>32767</text:p>
          </table:table-cell>
        </table:table-row>
        <table:table-row table:style-name="ro1">
          <table:table-cell table:formula="of:=[new.A219]" office:value-type="float" office:value="32767" calcext:value-type="float">
            <text:p>32767</text:p>
          </table:table-cell>
          <table:table-cell table:formula="of:=[new.B219]" office:value-type="string" office:string-value="CITRA_AUD_DLY_IDLY_SEL0_SEL_BIT_MASK" calcext:value-type="string">
            <text:p>CITRA_AUD_DLY_IDLY_SEL0_SEL_BIT_MASK</text:p>
          </table:table-cell>
          <table:table-cell table:formula="of:=[old.A219]" office:value-type="string" office:string-value="CITRA_AUD_DLY_INPUT_DELAY_SELECT_SEL_BIT_MASK" calcext:value-type="string">
            <text:p>CITRA_AUD_DLY_INPUT_DELAY_SELECT_SEL_BIT_MASK</text:p>
          </table:table-cell>
          <table:table-cell table:formula="of:=[old.B219]" office:value-type="float" office:value="32767" calcext:value-type="float">
            <text:p>32767</text:p>
          </table:table-cell>
        </table:table-row>
        <table:table-row table:style-name="ro1">
          <table:table-cell table:formula="of:=[new.A220]" office:value-type="float" office:value="32767" calcext:value-type="float">
            <text:p>32767</text:p>
          </table:table-cell>
          <table:table-cell table:formula="of:=[new.B220]" office:value-type="string" office:string-value="CITRA_AUD_DLY_IDLY_SEL0_SEL_BIT_MASK" calcext:value-type="string">
            <text:p>CITRA_AUD_DLY_IDLY_SEL0_SEL_BIT_MASK</text:p>
          </table:table-cell>
          <table:table-cell table:formula="of:=[old.A220]" office:value-type="string" office:string-value="CITRA_AUD_DLY_INPUT_DELAY_SELECT_SEL_BIT_MASK" calcext:value-type="string">
            <text:p>CITRA_AUD_DLY_INPUT_DELAY_SELECT_SEL_BIT_MASK</text:p>
          </table:table-cell>
          <table:table-cell table:formula="of:=[old.B220]" office:value-type="float" office:value="32767" calcext:value-type="float">
            <text:p>32767</text:p>
          </table:table-cell>
        </table:table-row>
        <table:table-row table:style-name="ro1">
          <table:table-cell table:formula="of:=[new.A221]" office:value-type="float" office:value="65535" calcext:value-type="float">
            <text:p>65535</text:p>
          </table:table-cell>
          <table:table-cell table:formula="of:=[new.B221]" office:value-type="string" office:string-value="CITRA_OUTPUT_PROC_OUTPUT_CHANNEL_VIDEO_VID_DELAY_REG_BIT_MASK" calcext:value-type="string">
            <text:p>CITRA_OUTPUT_PROC_OUTPUT_CHANNEL_VIDEO_VID_DELAY_REG_BIT_MASK</text:p>
          </table:table-cell>
          <table:table-cell table:formula="of:=[old.A221]" office:value-type="string" office:string-value="CITRA_OUTPUT_PROC_CH_X_VIDEO_VID_DLY_PIXEL_DELAY_BIT_MASK" calcext:value-type="string">
            <text:p>CITRA_OUTPUT_PROC_CH_X_VIDEO_VID_DLY_PIXEL_DELAY_BIT_MASK</text:p>
          </table:table-cell>
          <table:table-cell table:formula="of:=[old.B221]" office:value-type="float" office:value="32767" calcext:value-type="float">
            <text:p>32767</text:p>
          </table:table-cell>
        </table:table-row>
        <table:table-row table:style-name="ro1">
          <table:table-cell table:formula="of:=[new.A222]" office:value-type="float" office:value="65535" calcext:value-type="float">
            <text:p>65535</text:p>
          </table:table-cell>
          <table:table-cell table:formula="of:=[new.B222]" office:value-type="string" office:string-value="CITRA_OUTPUT_PROC_OUTPUT_CHANNEL_VIDEO_VID_DELAY_REG_BIT_MASK" calcext:value-type="string">
            <text:p>CITRA_OUTPUT_PROC_OUTPUT_CHANNEL_VIDEO_VID_DELAY_REG_BIT_MASK</text:p>
          </table:table-cell>
          <table:table-cell table:formula="of:=[old.A222]" office:value-type="string" office:string-value="CITRA_OUTPUT_PROC_CH_X_VIDEO_VID_DLY_PIXEL_DELAY_BIT_MASK" calcext:value-type="string">
            <text:p>CITRA_OUTPUT_PROC_CH_X_VIDEO_VID_DLY_PIXEL_DELAY_BIT_MASK</text:p>
          </table:table-cell>
          <table:table-cell table:formula="of:=[old.B222]" office:value-type="float" office:value="32767" calcext:value-type="float">
            <text:p>32767</text:p>
          </table:table-cell>
        </table:table-row>
        <table:table-row table:style-name="ro1">
          <table:table-cell table:formula="of:=[new.A223]" office:value-type="float" office:value="65535" calcext:value-type="float">
            <text:p>65535</text:p>
          </table:table-cell>
          <table:table-cell table:formula="of:=[new.B223]" office:value-type="string" office:string-value="CITRA_OUTPUT_PROC_OUTPUT_CHANNEL_VIDEO_VID_DELAY_REG_BIT_MASK" calcext:value-type="string">
            <text:p>CITRA_OUTPUT_PROC_OUTPUT_CHANNEL_VIDEO_VID_DELAY_REG_BIT_MASK</text:p>
          </table:table-cell>
          <table:table-cell table:formula="of:=[old.A223]" office:value-type="string" office:string-value="CITRA_OUTPUT_PROC_CH_X_VIDEO_VID_DLY_PIXEL_DELAY_BIT_MASK" calcext:value-type="string">
            <text:p>CITRA_OUTPUT_PROC_CH_X_VIDEO_VID_DLY_PIXEL_DELAY_BIT_MASK</text:p>
          </table:table-cell>
          <table:table-cell table:formula="of:=[old.B223]" office:value-type="float" office:value="32767" calcext:value-type="float">
            <text:p>32767</text:p>
          </table:table-cell>
        </table:table-row>
        <table:table-row table:style-name="ro1">
          <table:table-cell table:formula="of:=[new.A224]" office:value-type="float" office:value="16" calcext:value-type="float">
            <text:p>16</text:p>
          </table:table-cell>
          <table:table-cell table:formula="of:=[new.B224]" office:value-type="string" office:string-value="CITRA_REAR_IO_RP_QUAD_SDI_RX0_STATUS_OFFSET" calcext:value-type="string">
            <text:p>CITRA_REAR_IO_RP_QUAD_SDI_RX0_STATUS_OFFSET</text:p>
          </table:table-cell>
          <table:table-cell table:formula="of:=[old.A224]" office:value-type="string" office:string-value="CITRA_REAR_IO_RP_QUADX_SDI_GTH_X_RX_STATUS_REGISTER_OFFSET" calcext:value-type="string">
            <text:p>CITRA_REAR_IO_RP_QUADX_SDI_GTH_X_RX_STATUS_REGISTER_OFFSET</text:p>
          </table:table-cell>
          <table:table-cell table:formula="of:=[old.B224]" office:value-type="float" office:value="16" calcext:value-type="float">
            <text:p>16</text:p>
          </table:table-cell>
        </table:table-row>
        <table:table-row table:style-name="ro1">
          <table:table-cell table:formula="of:=[new.A225]" office:value-type="float" office:value="19" calcext:value-type="float">
            <text:p>19</text:p>
          </table:table-cell>
          <table:table-cell table:formula="of:=[new.B225]" office:value-type="string" office:string-value="CITRA_REAR_IO_RP_QUAD_SDI_RX0_STATUS_RESETDONE_BIT_LSB" calcext:value-type="string">
            <text:p>CITRA_REAR_IO_RP_QUAD_SDI_RX0_STATUS_RESETDONE_BIT_LSB</text:p>
          </table:table-cell>
          <table:table-cell table:formula="of:=[old.A225]" office:value-type="string" office:string-value="CITRA_REAR_IO_RP_QUADX_SDI_GTH_X_RX_STATUS_REGISTER_RESETDONE_BIT_LSB" calcext:value-type="string">
            <text:p>CITRA_REAR_IO_RP_QUADX_SDI_GTH_X_RX_STATUS_REGISTER_RESETDONE_BIT_LSB</text:p>
          </table:table-cell>
          <table:table-cell table:formula="of:=[old.B225]" office:value-type="float" office:value="19" calcext:value-type="float">
            <text:p>19</text:p>
          </table:table-cell>
        </table:table-row>
      </table:table>
      <table:table table:name="Side by Side VALUES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3" table:number-columns-repeated="1016" table:default-cell-style-name="ce6"/>
        <table:table-row table:style-name="ro2">
          <table:table-cell table:style-name="ce1" office:value-type="string" calcext:value-type="string">
            <text:p>New NAME</text:p>
          </table:table-cell>
          <table:table-cell table:style-name="ce1" office:value-type="string" calcext:value-type="string">
            <text:p>New VALUE</text:p>
          </table:table-cell>
          <table:table-cell table:style-name="ce1" office:value-type="string" calcext:value-type="string">
            <text:p>New VALUE</text:p>
            <text:p> HEX</text:p>
          </table:table-cell>
          <table:table-cell table:style-name="ce3" office:value-type="string" calcext:value-type="string">
            <text:p>SAME??</text:p>
          </table:table-cell>
          <table:table-cell table:style-name="ce5" office:value-type="string" calcext:value-type="string">
            <text:p>Old VALUE </text:p>
            <text:p>HEX</text:p>
          </table:table-cell>
          <table:table-cell table:style-name="ce5" office:value-type="string" calcext:value-type="string">
            <text:p>Old VALUE d</text:p>
          </table:table-cell>
          <table:table-cell table:style-name="ce5" office:value-type="string" calcext:value-type="string">
            <text:p>Old NAME</text:p>
          </table:table-cell>
          <table:table-cell table:style-name="ce5" office:value-type="string" calcext:value-type="string">
            <text:p>Why are they different and/or does it matter??</text:p>
          </table:table-cell>
          <table:table-cell table:style-name="ce5" table:number-columns-repeated="1016"/>
        </table:table-row>
        <table:table-row table:style-name="ro1">
          <table:table-cell table:formula="of:=[new.B1]" office:value-type="string" office:string-value="CITRA_COMMON_GLOBAL_ID_OFFSET" calcext:value-type="string">
            <text:p>CITRA_COMMON_GLOBAL_ID_OFFSET</text:p>
          </table:table-cell>
          <table:table-cell table:formula="of:=[new.A1]" office:value-type="float" office:value="44" calcext:value-type="float">
            <text:p>44</text:p>
          </table:table-cell>
          <table:table-cell table:formula="of:=DEC2HEX([.B2];8)" office:value-type="string" office:string-value="0000002C" calcext:value-type="string">
            <text:p>0000002C</text:p>
          </table:table-cell>
          <table:table-cell table:style-name="ce4"/>
          <table:table-cell table:formula="of:=DEC2HEX([.F2];8)" office:value-type="string" office:string-value="0000002C" calcext:value-type="string">
            <text:p>0000002C</text:p>
          </table:table-cell>
          <table:table-cell table:formula="of:=[old.B1]" office:value-type="float" office:value="44" calcext:value-type="float">
            <text:p>44</text:p>
          </table:table-cell>
          <table:table-cell table:formula="of:=[old.A1]" office:value-type="string" office:string-value="CITRA_COMMON_GLOBAL_GLOBAL_ID_OFFSET" calcext:value-type="string">
            <text:p>CITRA_COMMON_GLOBAL_GLOBAL_ID_OFFSET</text:p>
          </table:table-cell>
          <table:table-cell table:number-columns-repeated="1017"/>
        </table:table-row>
        <table:table-row table:style-name="ro1">
          <table:table-cell table:formula="of:=[new.B2]" office:value-type="string" office:string-value="CITRA_COMMON_FAN_STATUS_STALL_REG_BIT_MASK" calcext:value-type="string">
            <text:p>CITRA_COMMON_FAN_STATUS_STALL_REG_BIT_MASK</text:p>
          </table:table-cell>
          <table:table-cell table:formula="of:=[new.A2]" office:value-type="float" office:value="-2147483648" calcext:value-type="float">
            <text:p>-2147483648</text:p>
          </table:table-cell>
          <table:table-cell table:formula="of:=DEC2HEX([.B3];8)" office:value-type="string" office:string-value="FF80000000" calcext:value-type="string">
            <text:p>FF80000000</text:p>
          </table:table-cell>
          <table:table-cell table:style-name="ce4"/>
          <table:table-cell table:formula="of:=DEC2HEX([.F3];8)" office:value-type="string" office:string-value="FF80000000" calcext:value-type="string">
            <text:p>FF80000000</text:p>
          </table:table-cell>
          <table:table-cell table:formula="of:=[old.B2]" office:value-type="float" office:value="-2147483648" calcext:value-type="float">
            <text:p>-2147483648</text:p>
          </table:table-cell>
          <table:table-cell table:formula="of:=[old.A2]" office:value-type="string" office:string-value="CITRA_COMMON_FAN_FAN_TACH_STATUS_STALL_BIT_MASK" calcext:value-type="string">
            <text:p>CITRA_COMMON_FAN_FAN_TACH_STATUS_STALL_BIT_MASK</text:p>
          </table:table-cell>
          <table:table-cell table:number-columns-repeated="1017"/>
        </table:table-row>
        <table:table-row table:style-name="ro1">
          <table:table-cell table:formula="of:=[new.B3]" office:value-type="string" office:string-value="CITRA_COMMON_FAN_STATUS_PERIOD_REG_BIT_MASK" calcext:value-type="string">
            <text:p>CITRA_COMMON_FAN_STATUS_PERIOD_REG_BIT_MASK</text:p>
          </table:table-cell>
          <table:table-cell table:formula="of:=[new.A3]" office:value-type="float" office:value="4194303" calcext:value-type="float">
            <text:p>4194303</text:p>
          </table:table-cell>
          <table:table-cell table:formula="of:=DEC2HEX([.B4];8)" office:value-type="string" office:string-value="003FFFFF" calcext:value-type="string">
            <text:p>003FFFFF</text:p>
          </table:table-cell>
          <table:table-cell table:style-name="ce4"/>
          <table:table-cell table:formula="of:=DEC2HEX([.F4];8)" office:value-type="string" office:string-value="003FFFFF" calcext:value-type="string">
            <text:p>003FFFFF</text:p>
          </table:table-cell>
          <table:table-cell table:formula="of:=[old.B3]" office:value-type="float" office:value="4194303" calcext:value-type="float">
            <text:p>4194303</text:p>
          </table:table-cell>
          <table:table-cell table:formula="of:=[old.A3]" office:value-type="string" office:string-value="CITRA_COMMON_FAN_FAN_TACH_STATUS_FAN_PERIOD_BIT_MASK" calcext:value-type="string">
            <text:p>CITRA_COMMON_FAN_FAN_TACH_STATUS_FAN_PERIOD_BIT_MASK</text:p>
          </table:table-cell>
          <table:table-cell table:number-columns-repeated="1017"/>
        </table:table-row>
        <table:table-row table:style-name="ro1">
          <table:table-cell table:formula="of:=[new.B4]" office:value-type="string" office:string-value="CITRA_COMMON_GLOBAL_ID_REAR_ID_BIT_MASK" calcext:value-type="string">
            <text:p>CITRA_COMMON_GLOBAL_ID_REAR_ID_BIT_MASK</text:p>
          </table:table-cell>
          <table:table-cell table:formula="of:=[new.A4]" office:value-type="float" office:value="15" calcext:value-type="float">
            <text:p>15</text:p>
          </table:table-cell>
          <table:table-cell table:formula="of:=DEC2HEX([.B5];8)" office:value-type="string" office:string-value="0000000F" calcext:value-type="string">
            <text:p>0000000F</text:p>
          </table:table-cell>
          <table:table-cell table:style-name="ce4"/>
          <table:table-cell table:formula="of:=DEC2HEX([.F5];8)" office:value-type="string" office:string-value="0000000F" calcext:value-type="string">
            <text:p>0000000F</text:p>
          </table:table-cell>
          <table:table-cell table:formula="of:=[old.B4]" office:value-type="float" office:value="15" calcext:value-type="float">
            <text:p>15</text:p>
          </table:table-cell>
          <table:table-cell table:formula="of:=[old.A4]" office:value-type="string" office:string-value="CITRA_COMMON_GLOBAL_GLOBAL_ID_REAR_ID_BIT_MASK" calcext:value-type="string">
            <text:p>CITRA_COMMON_GLOBAL_GLOBAL_ID_REAR_ID_BIT_MASK</text:p>
          </table:table-cell>
          <table:table-cell table:number-columns-repeated="1017"/>
        </table:table-row>
        <table:table-row table:style-name="ro1">
          <table:table-cell table:formula="of:=[new.B5]" office:value-type="string" office:string-value="CITRA_COMMON_GLOBAL_ID_REAR_ID_BIT_LSB" calcext:value-type="string">
            <text:p>CITRA_COMMON_GLOBAL_ID_REAR_ID_BIT_LSB</text:p>
          </table:table-cell>
          <table:table-cell table:formula="of:=[new.A5]" office:value-type="float" office:value="0" calcext:value-type="float">
            <text:p>0</text:p>
          </table:table-cell>
          <table:table-cell table:formula="of:=DEC2HEX([.B6];8)" office:value-type="string" office:string-value="00000000" calcext:value-type="string">
            <text:p>00000000</text:p>
          </table:table-cell>
          <table:table-cell table:style-name="ce4"/>
          <table:table-cell table:formula="of:=DEC2HEX([.F6];8)" office:value-type="string" office:string-value="00000000" calcext:value-type="string">
            <text:p>00000000</text:p>
          </table:table-cell>
          <table:table-cell table:formula="of:=[old.B5]" office:value-type="float" office:value="0" calcext:value-type="float">
            <text:p>0</text:p>
          </table:table-cell>
          <table:table-cell table:formula="of:=[old.A5]" office:value-type="string" office:string-value="CITRA_COMMON_GLOBAL_GLOBAL_ID_REAR_ID_BIT_LSB" calcext:value-type="string">
            <text:p>CITRA_COMMON_GLOBAL_GLOBAL_ID_REAR_ID_BIT_LSB</text:p>
          </table:table-cell>
          <table:table-cell table:number-columns-repeated="1017"/>
        </table:table-row>
        <table:table-row table:style-name="ro1">
          <table:table-cell table:formula="of:=[new.B6]" office:value-type="string" office:string-value="CITRA_COMMON_TIMING_ADDRESS" calcext:value-type="string">
            <text:p>CITRA_COMMON_TIMING_ADDRESS</text:p>
          </table:table-cell>
          <table:table-cell table:formula="of:=[new.A6]" office:value-type="float" office:value="65792" calcext:value-type="float">
            <text:p>65792</text:p>
          </table:table-cell>
          <table:table-cell table:formula="of:=DEC2HEX([.B7];8)" office:value-type="string" office:string-value="00010100" calcext:value-type="string">
            <text:p>00010100</text:p>
          </table:table-cell>
          <table:table-cell table:style-name="ce4"/>
          <table:table-cell table:formula="of:=DEC2HEX([.F7];8)" office:value-type="string" office:string-value="00010100" calcext:value-type="string">
            <text:p>00010100</text:p>
          </table:table-cell>
          <table:table-cell table:formula="of:=[old.B6]" office:value-type="float" office:value="65792" calcext:value-type="float">
            <text:p>65792</text:p>
          </table:table-cell>
          <table:table-cell table:formula="of:=[old.A6]" office:value-type="string" office:string-value="CITRA_COMMON_URS_ADDRESS" calcext:value-type="string">
            <text:p>CITRA_COMMON_URS_ADDRESS</text:p>
          </table:table-cell>
          <table:table-cell table:number-columns-repeated="1017"/>
        </table:table-row>
        <table:table-row table:style-name="ro1">
          <table:table-cell table:formula="of:=[new.B7]" office:value-type="string" office:string-value="CITRA_COMMON_TIMING_CONTROL_OFFSET" calcext:value-type="string">
            <text:p>CITRA_COMMON_TIMING_CONTROL_OFFSET</text:p>
          </table:table-cell>
          <table:table-cell table:formula="of:=[new.A7]" office:value-type="float" office:value="0" calcext:value-type="float">
            <text:p>0</text:p>
          </table:table-cell>
          <table:table-cell table:formula="of:=DEC2HEX([.B8];8)" office:value-type="string" office:string-value="00000000" calcext:value-type="string">
            <text:p>00000000</text:p>
          </table:table-cell>
          <table:table-cell table:style-name="ce4"/>
          <table:table-cell table:formula="of:=DEC2HEX([.F8];8)" office:value-type="string" office:string-value="00000000" calcext:value-type="string">
            <text:p>00000000</text:p>
          </table:table-cell>
          <table:table-cell table:formula="of:=[old.B7]" office:value-type="float" office:value="0" calcext:value-type="float">
            <text:p>0</text:p>
          </table:table-cell>
          <table:table-cell table:formula="of:=[old.A7]" office:value-type="string" office:string-value="CITRA_COMMON_URS_CONTROL_OFFSET" calcext:value-type="string">
            <text:p>CITRA_COMMON_URS_CONTROL_OFFSET</text:p>
          </table:table-cell>
          <table:table-cell table:number-columns-repeated="1017"/>
        </table:table-row>
        <table:table-row table:style-name="ro1">
          <table:table-cell table:formula="of:=[new.B8]" office:value-type="string" office:string-value="CITRA_COMMON_TIMING_ADDRESS+CITRA_COMMON_TIMING_OUT_TOF_DLY_SD_PAL_OFFSET" calcext:value-type="string">
            <text:p>CITRA_COMMON_TIMING_ADDRESS+CITRA_COMMON_TIMING_OUT_TOF_DLY_SD_PAL_OFFSET</text:p>
          </table:table-cell>
          <table:table-cell table:formula="of:=[new.A8]" office:value-type="float" office:value="65872" calcext:value-type="float">
            <text:p>65872</text:p>
          </table:table-cell>
          <table:table-cell table:formula="of:=DEC2HEX([.B9];8)" office:value-type="string" office:string-value="00010150" calcext:value-type="string">
            <text:p>00010150</text:p>
          </table:table-cell>
          <table:table-cell table:style-name="ce4"/>
          <table:table-cell table:formula="of:=DEC2HEX([.F9];8)" office:value-type="string" office:string-value="00010150" calcext:value-type="string">
            <text:p>00010150</text:p>
          </table:table-cell>
          <table:table-cell table:formula="of:=[old.B8]" office:value-type="float" office:value="65872" calcext:value-type="float">
            <text:p>65872</text:p>
          </table:table-cell>
          <table:table-cell table:formula="of:=[old.A8]" office:value-type="string" office:string-value="CITRA_COMMON_OUTPUT_FLYWHEEL_ADDRESS" calcext:value-type="string">
            <text:p>CITRA_COMMON_OUTPUT_FLYWHEEL_ADDRESS</text:p>
          </table:table-cell>
          <table:table-cell table:number-columns-repeated="1017"/>
        </table:table-row>
        <table:table-row table:style-name="ro1">
          <table:table-cell table:formula="of:=[new.B9]" office:value-type="string" office:string-value="CITRA_REAR_IO_RP_QUAD_SDI_ADDRESS(0)" calcext:value-type="string">
            <text:p>CITRA_REAR_IO_RP_QUAD_SDI_ADDRESS(0)</text:p>
          </table:table-cell>
          <table:table-cell table:formula="of:=[new.A9]" office:value-type="float" office:value="131072" calcext:value-type="float">
            <text:p>131072</text:p>
          </table:table-cell>
          <table:table-cell table:formula="of:=DEC2HEX([.B10];8)" office:value-type="string" office:string-value="00020000" calcext:value-type="string">
            <text:p>00020000</text:p>
          </table:table-cell>
          <table:table-cell table:style-name="ce4"/>
          <table:table-cell table:formula="of:=DEC2HEX([.F10];8)" office:value-type="string" office:string-value="00020000" calcext:value-type="string">
            <text:p>00020000</text:p>
          </table:table-cell>
          <table:table-cell table:formula="of:=[old.B9]" office:value-type="float" office:value="131072" calcext:value-type="float">
            <text:p>131072</text:p>
          </table:table-cell>
          <table:table-cell table:formula="of:=[old.A9]" office:value-type="string" office:string-value="CITRA_REAR_IO_RP_QUADX_SDI_ADDRESS(0)" calcext:value-type="string">
            <text:p>CITRA_REAR_IO_RP_QUADX_SDI_ADDRESS(0)</text:p>
          </table:table-cell>
          <table:table-cell table:style-name="ce7"/>
          <table:table-cell table:number-columns-repeated="1016"/>
        </table:table-row>
        <table:table-row table:style-name="ro1">
          <table:table-cell table:formula="of:=[new.B10]" office:value-type="string" office:string-value="CITRA_REAR_IO_RP_QUAD_SDI_CSR_OFFSET" calcext:value-type="string">
            <text:p>CITRA_REAR_IO_RP_QUAD_SDI_CSR_OFFSET</text:p>
          </table:table-cell>
          <table:table-cell table:formula="of:=[new.A10]" office:value-type="float" office:value="96" calcext:value-type="float">
            <text:p>96</text:p>
          </table:table-cell>
          <table:table-cell table:formula="of:=DEC2HEX([.B11];8)" office:value-type="string" office:string-value="00000060" calcext:value-type="string">
            <text:p>00000060</text:p>
          </table:table-cell>
          <table:table-cell table:style-name="ce4"/>
          <table:table-cell table:formula="of:=DEC2HEX([.F11];8)" office:value-type="string" office:string-value="00000060" calcext:value-type="string">
            <text:p>00000060</text:p>
          </table:table-cell>
          <table:table-cell table:formula="of:=[old.B10]" office:value-type="float" office:value="96" calcext:value-type="float">
            <text:p>96</text:p>
          </table:table-cell>
          <table:table-cell table:formula="of:=[old.A10]" office:value-type="string" office:string-value="CITRA_REAR_IO_RP_QUADX_SDI_QUAD_CSR_REGISTER_OFFSET" calcext:value-type="string">
            <text:p>CITRA_REAR_IO_RP_QUADX_SDI_QUAD_CSR_REGISTER_OFFSET</text:p>
          </table:table-cell>
          <table:table-cell table:style-name="ce7"/>
          <table:table-cell table:number-columns-repeated="1016"/>
        </table:table-row>
        <table:table-row table:style-name="ro1">
          <table:table-cell table:formula="of:=[new.B11]" office:value-type="string" office:string-value="CITRA_REAR_IO_RP_QUAD_SDI_ADDRESS(1)" calcext:value-type="string">
            <text:p>CITRA_REAR_IO_RP_QUAD_SDI_ADDRESS(1)</text:p>
          </table:table-cell>
          <table:table-cell table:formula="of:=[new.A11]" office:value-type="float" office:value="133120" calcext:value-type="float">
            <text:p>133120</text:p>
          </table:table-cell>
          <table:table-cell table:formula="of:=DEC2HEX([.B12];8)" office:value-type="string" office:string-value="00020800" calcext:value-type="string">
            <text:p>00020800</text:p>
          </table:table-cell>
          <table:table-cell table:style-name="ce4"/>
          <table:table-cell table:formula="of:=DEC2HEX([.F12];8)" office:value-type="string" office:string-value="00021000" calcext:value-type="string">
            <text:p>00021000</text:p>
          </table:table-cell>
          <table:table-cell table:formula="of:=[old.B11]" office:value-type="float" office:value="135168" calcext:value-type="float">
            <text:p>135168</text:p>
          </table:table-cell>
          <table:table-cell table:formula="of:=[old.A11]" office:value-type="string" office:string-value="CITRA_REAR_IO_RP_QUADX_SDI_ADDRESS(1)" calcext:value-type="string">
            <text:p>CITRA_REAR_IO_RP_QUADX_SDI_ADDRESS(1)</text:p>
          </table:table-cell>
          <table:table-cell table:style-name="ce7" office:value-type="string" calcext:value-type="string">
            <text:p>These devices aren’t even actually used. <text:s/>gthQuadDev’s constructor is called, but it does nothing and nothing searches for these 3 busses…</text:p>
          </table:table-cell>
          <table:table-cell table:number-columns-repeated="1016"/>
        </table:table-row>
        <table:table-row table:style-name="ro1">
          <table:table-cell table:formula="of:=[new.B12]" office:value-type="string" office:string-value="CITRA_REAR_IO_RP_QUAD_SDI_CSR_OFFSET" calcext:value-type="string">
            <text:p>CITRA_REAR_IO_RP_QUAD_SDI_CSR_OFFSET</text:p>
          </table:table-cell>
          <table:table-cell table:formula="of:=[new.A12]" office:value-type="float" office:value="96" calcext:value-type="float">
            <text:p>96</text:p>
          </table:table-cell>
          <table:table-cell table:formula="of:=DEC2HEX([.B13];8)" office:value-type="string" office:string-value="00000060" calcext:value-type="string">
            <text:p>00000060</text:p>
          </table:table-cell>
          <table:table-cell table:style-name="ce4"/>
          <table:table-cell table:formula="of:=DEC2HEX([.F13];8)" office:value-type="string" office:string-value="00000060" calcext:value-type="string">
            <text:p>00000060</text:p>
          </table:table-cell>
          <table:table-cell table:formula="of:=[old.B12]" office:value-type="float" office:value="96" calcext:value-type="float">
            <text:p>96</text:p>
          </table:table-cell>
          <table:table-cell table:formula="of:=[old.A12]" office:value-type="string" office:string-value="CITRA_REAR_IO_RP_QUADX_SDI_QUAD_CSR_REGISTER_OFFSET" calcext:value-type="string">
            <text:p>CITRA_REAR_IO_RP_QUADX_SDI_QUAD_CSR_REGISTER_OFFSET</text:p>
          </table:table-cell>
          <table:table-cell table:style-name="ce7" office:value-type="string" calcext:value-type="string">
            <text:p>That said, there are 4 or these, and only 3 are mapped. <text:s/>And the new mapping offset doesn’t appear to be correct</text:p>
          </table:table-cell>
          <table:table-cell table:number-columns-repeated="1016"/>
        </table:table-row>
        <table:table-row table:style-name="ro1">
          <table:table-cell table:formula="of:=[new.B13]" office:value-type="string" office:string-value="CITRA_REAR_IO_RP_QUAD_SDI_ADDRESS(2)" calcext:value-type="string">
            <text:p>CITRA_REAR_IO_RP_QUAD_SDI_ADDRESS(2)</text:p>
          </table:table-cell>
          <table:table-cell table:formula="of:=[new.A13]" office:value-type="float" office:value="135168" calcext:value-type="float">
            <text:p>135168</text:p>
          </table:table-cell>
          <table:table-cell table:formula="of:=DEC2HEX([.B14];8)" office:value-type="string" office:string-value="00021000" calcext:value-type="string">
            <text:p>00021000</text:p>
          </table:table-cell>
          <table:table-cell table:style-name="ce4"/>
          <table:table-cell table:formula="of:=DEC2HEX([.F14];8)" office:value-type="string" office:string-value="00022000" calcext:value-type="string">
            <text:p>00022000</text:p>
          </table:table-cell>
          <table:table-cell table:formula="of:=[old.B13]" office:value-type="float" office:value="139264" calcext:value-type="float">
            <text:p>139264</text:p>
          </table:table-cell>
          <table:table-cell table:formula="of:=[old.A13]" office:value-type="string" office:string-value="CITRA_REAR_IO_RP_QUADX_SDI_ADDRESS(2)" calcext:value-type="string">
            <text:p>CITRA_REAR_IO_RP_QUADX_SDI_ADDRESS(2)</text:p>
          </table:table-cell>
          <table:table-cell table:style-name="ce7"/>
          <table:table-cell table:number-columns-repeated="1016"/>
        </table:table-row>
        <table:table-row table:style-name="ro1">
          <table:table-cell table:formula="of:=[new.B14]" office:value-type="string" office:string-value="CITRA_REAR_IO_RP_QUAD_SDI_CSR_OFFSET" calcext:value-type="string">
            <text:p>CITRA_REAR_IO_RP_QUAD_SDI_CSR_OFFSET</text:p>
          </table:table-cell>
          <table:table-cell table:formula="of:=[new.A14]" office:value-type="float" office:value="96" calcext:value-type="float">
            <text:p>96</text:p>
          </table:table-cell>
          <table:table-cell table:formula="of:=DEC2HEX([.B15];8)" office:value-type="string" office:string-value="00000060" calcext:value-type="string">
            <text:p>00000060</text:p>
          </table:table-cell>
          <table:table-cell table:style-name="ce4"/>
          <table:table-cell table:formula="of:=DEC2HEX([.F15];8)" office:value-type="string" office:string-value="00000060" calcext:value-type="string">
            <text:p>00000060</text:p>
          </table:table-cell>
          <table:table-cell table:formula="of:=[old.B14]" office:value-type="float" office:value="96" calcext:value-type="float">
            <text:p>96</text:p>
          </table:table-cell>
          <table:table-cell table:formula="of:=[old.A14]" office:value-type="string" office:string-value="CITRA_REAR_IO_RP_QUADX_SDI_QUAD_CSR_REGISTER_OFFSET" calcext:value-type="string">
            <text:p>CITRA_REAR_IO_RP_QUADX_SDI_QUAD_CSR_REGISTER_OFFSET</text:p>
          </table:table-cell>
          <table:table-cell table:style-name="ce7"/>
          <table:table-cell table:number-columns-repeated="1016"/>
        </table:table-row>
        <table:table-row table:style-name="ro1">
          <table:table-cell table:formula="of:=[new.B15]" office:value-type="string" office:string-value="CITRA_ROUTER_IO_GV_ASI_GVASI_CLK_CTRL_OFFSET" calcext:value-type="string">
            <text:p>CITRA_ROUTER_IO_GV_ASI_GVASI_CLK_CTRL_OFFSET</text:p>
          </table:table-cell>
          <table:table-cell table:formula="of:=[new.A15]" office:value-type="float" office:value="0" calcext:value-type="float">
            <text:p>0</text:p>
          </table:table-cell>
          <table:table-cell table:formula="of:=DEC2HEX([.B16];8)" office:value-type="string" office:string-value="00000000" calcext:value-type="string">
            <text:p>00000000</text:p>
          </table:table-cell>
          <table:table-cell table:style-name="ce4"/>
          <table:table-cell table:formula="of:=DEC2HEX([.F16];8)" office:value-type="string" office:string-value="00000000" calcext:value-type="string">
            <text:p>00000000</text:p>
          </table:table-cell>
          <table:table-cell table:formula="of:=[old.B15]" office:value-type="float" office:value="0" calcext:value-type="float">
            <text:p>0</text:p>
          </table:table-cell>
          <table:table-cell table:formula="of:=[old.A15]" office:value-type="string" office:string-value="CITRA_ROUTER_IO_GVASI_CLK_CTRL_OFFSET" calcext:value-type="string">
            <text:p>CITRA_ROUTER_IO_GVASI_CLK_CTRL_OFFSET</text:p>
          </table:table-cell>
          <table:table-cell table:number-columns-repeated="1017"/>
        </table:table-row>
        <table:table-row table:style-name="ro1">
          <table:table-cell table:formula="of:=[new.B16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6]" office:value-type="float" office:value="144" calcext:value-type="float">
            <text:p>144</text:p>
          </table:table-cell>
          <table:table-cell table:formula="of:=DEC2HEX([.B17];8)" office:value-type="string" office:string-value="00000090" calcext:value-type="string">
            <text:p>00000090</text:p>
          </table:table-cell>
          <table:table-cell table:style-name="ce4"/>
          <table:table-cell table:formula="of:=DEC2HEX([.F17];8)" office:value-type="string" office:string-value="00000090" calcext:value-type="string">
            <text:p>00000090</text:p>
          </table:table-cell>
          <table:table-cell table:formula="of:=[old.B16]" office:value-type="float" office:value="144" calcext:value-type="float">
            <text:p>144</text:p>
          </table:table-cell>
          <table:table-cell table:formula="of:=[old.A16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7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7]" office:value-type="float" office:value="144" calcext:value-type="float">
            <text:p>144</text:p>
          </table:table-cell>
          <table:table-cell table:formula="of:=DEC2HEX([.B18];8)" office:value-type="string" office:string-value="00000090" calcext:value-type="string">
            <text:p>00000090</text:p>
          </table:table-cell>
          <table:table-cell table:style-name="ce4"/>
          <table:table-cell table:formula="of:=DEC2HEX([.F18];8)" office:value-type="string" office:string-value="00000090" calcext:value-type="string">
            <text:p>00000090</text:p>
          </table:table-cell>
          <table:table-cell table:formula="of:=[old.B17]" office:value-type="float" office:value="144" calcext:value-type="float">
            <text:p>144</text:p>
          </table:table-cell>
          <table:table-cell table:formula="of:=[old.A17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8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8]" office:value-type="float" office:value="144" calcext:value-type="float">
            <text:p>144</text:p>
          </table:table-cell>
          <table:table-cell table:formula="of:=DEC2HEX([.B19];8)" office:value-type="string" office:string-value="00000090" calcext:value-type="string">
            <text:p>00000090</text:p>
          </table:table-cell>
          <table:table-cell table:style-name="ce4"/>
          <table:table-cell table:formula="of:=DEC2HEX([.F19];8)" office:value-type="string" office:string-value="00000090" calcext:value-type="string">
            <text:p>00000090</text:p>
          </table:table-cell>
          <table:table-cell table:formula="of:=[old.B18]" office:value-type="float" office:value="144" calcext:value-type="float">
            <text:p>144</text:p>
          </table:table-cell>
          <table:table-cell table:formula="of:=[old.A18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9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9]" office:value-type="float" office:value="144" calcext:value-type="float">
            <text:p>144</text:p>
          </table:table-cell>
          <table:table-cell table:formula="of:=DEC2HEX([.B20];8)" office:value-type="string" office:string-value="00000090" calcext:value-type="string">
            <text:p>00000090</text:p>
          </table:table-cell>
          <table:table-cell table:style-name="ce4"/>
          <table:table-cell table:formula="of:=DEC2HEX([.F20];8)" office:value-type="string" office:string-value="00000090" calcext:value-type="string">
            <text:p>00000090</text:p>
          </table:table-cell>
          <table:table-cell table:formula="of:=[old.B19]" office:value-type="float" office:value="144" calcext:value-type="float">
            <text:p>144</text:p>
          </table:table-cell>
          <table:table-cell table:formula="of:=[old.A19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20]" office:value-type="string" office:string-value="CITRA_ROUTER_IO_GV_ASI_GVASI_TX_CSR_OFFSET" calcext:value-type="string">
            <text:p>CITRA_ROUTER_IO_GV_ASI_GVASI_TX_CSR_OFFSET</text:p>
          </table:table-cell>
          <table:table-cell table:formula="of:=[new.A20]" office:value-type="float" office:value="144" calcext:value-type="float">
            <text:p>144</text:p>
          </table:table-cell>
          <table:table-cell table:formula="of:=DEC2HEX([.B21];8)" office:value-type="string" office:string-value="00000090" calcext:value-type="string">
            <text:p>00000090</text:p>
          </table:table-cell>
          <table:table-cell table:style-name="ce4"/>
          <table:table-cell table:formula="of:=DEC2HEX([.F21];8)" office:value-type="string" office:string-value="00000090" calcext:value-type="string">
            <text:p>00000090</text:p>
          </table:table-cell>
          <table:table-cell table:formula="of:=[old.B20]" office:value-type="float" office:value="144" calcext:value-type="float">
            <text:p>144</text:p>
          </table:table-cell>
          <table:table-cell table:formula="of:=[old.A20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21]" office:value-type="string" office:string-value="CITRA_ROUTER_IO_GV_ASI_GVASI_TX_CSR_OFFSET" calcext:value-type="string">
            <text:p>CITRA_ROUTER_IO_GV_ASI_GVASI_TX_CSR_OFFSET</text:p>
          </table:table-cell>
          <table:table-cell table:formula="of:=[new.A21]" office:value-type="float" office:value="144" calcext:value-type="float">
            <text:p>144</text:p>
          </table:table-cell>
          <table:table-cell table:formula="of:=DEC2HEX([.B22];8)" office:value-type="string" office:string-value="00000090" calcext:value-type="string">
            <text:p>00000090</text:p>
          </table:table-cell>
          <table:table-cell table:style-name="ce4"/>
          <table:table-cell table:formula="of:=DEC2HEX([.F22];8)" office:value-type="string" office:string-value="00000090" calcext:value-type="string">
            <text:p>00000090</text:p>
          </table:table-cell>
          <table:table-cell table:formula="of:=[old.B21]" office:value-type="float" office:value="144" calcext:value-type="float">
            <text:p>144</text:p>
          </table:table-cell>
          <table:table-cell table:formula="of:=[old.A21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22]" office:value-type="string" office:string-value="CITRA_ROUTER_IO_GV_ASI_GVASI_TX_CSR_OFFSET" calcext:value-type="string">
            <text:p>CITRA_ROUTER_IO_GV_ASI_GVASI_TX_CSR_OFFSET</text:p>
          </table:table-cell>
          <table:table-cell table:formula="of:=[new.A22]" office:value-type="float" office:value="144" calcext:value-type="float">
            <text:p>144</text:p>
          </table:table-cell>
          <table:table-cell table:formula="of:=DEC2HEX([.B23];8)" office:value-type="string" office:string-value="00000090" calcext:value-type="string">
            <text:p>00000090</text:p>
          </table:table-cell>
          <table:table-cell table:style-name="ce4"/>
          <table:table-cell table:formula="of:=DEC2HEX([.F23];8)" office:value-type="string" office:string-value="00000090" calcext:value-type="string">
            <text:p>00000090</text:p>
          </table:table-cell>
          <table:table-cell table:formula="of:=[old.B22]" office:value-type="float" office:value="144" calcext:value-type="float">
            <text:p>144</text:p>
          </table:table-cell>
          <table:table-cell table:formula="of:=[old.A22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23]" office:value-type="string" office:string-value="CITRA_ROUTER_IO_GV_ASI_GVASI_TX_CSR_OFFSET" calcext:value-type="string">
            <text:p>CITRA_ROUTER_IO_GV_ASI_GVASI_TX_CSR_OFFSET</text:p>
          </table:table-cell>
          <table:table-cell table:formula="of:=[new.A23]" office:value-type="float" office:value="144" calcext:value-type="float">
            <text:p>144</text:p>
          </table:table-cell>
          <table:table-cell table:formula="of:=DEC2HEX([.B24];8)" office:value-type="string" office:string-value="00000090" calcext:value-type="string">
            <text:p>00000090</text:p>
          </table:table-cell>
          <table:table-cell table:style-name="ce4"/>
          <table:table-cell table:formula="of:=DEC2HEX([.F24];8)" office:value-type="string" office:string-value="00000090" calcext:value-type="string">
            <text:p>00000090</text:p>
          </table:table-cell>
          <table:table-cell table:formula="of:=[old.B23]" office:value-type="float" office:value="144" calcext:value-type="float">
            <text:p>144</text:p>
          </table:table-cell>
          <table:table-cell table:formula="of:=[old.A23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24]" office:value-type="string" office:string-value="CITRA_ROUTER_IO_GV_ASI_GVASI_TX_CSR_OFFSET" calcext:value-type="string">
            <text:p>CITRA_ROUTER_IO_GV_ASI_GVASI_TX_CSR_OFFSET</text:p>
          </table:table-cell>
          <table:table-cell table:formula="of:=[new.A24]" office:value-type="float" office:value="144" calcext:value-type="float">
            <text:p>144</text:p>
          </table:table-cell>
          <table:table-cell table:formula="of:=DEC2HEX([.B25];8)" office:value-type="string" office:string-value="00000090" calcext:value-type="string">
            <text:p>00000090</text:p>
          </table:table-cell>
          <table:table-cell table:style-name="ce4"/>
          <table:table-cell table:formula="of:=DEC2HEX([.F25];8)" office:value-type="string" office:string-value="00000090" calcext:value-type="string">
            <text:p>00000090</text:p>
          </table:table-cell>
          <table:table-cell table:formula="of:=[old.B24]" office:value-type="float" office:value="144" calcext:value-type="float">
            <text:p>144</text:p>
          </table:table-cell>
          <table:table-cell table:formula="of:=[old.A24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25]" office:value-type="string" office:string-value="CITRA_REAR_IO_RP_QUAD_ADDRESS(0)" calcext:value-type="string">
            <text:p>CITRA_REAR_IO_RP_QUAD_ADDRESS(0)</text:p>
          </table:table-cell>
          <table:table-cell table:formula="of:=[new.A25]" office:value-type="float" office:value="131072" calcext:value-type="float">
            <text:p>131072</text:p>
          </table:table-cell>
          <table:table-cell table:formula="of:=DEC2HEX([.B26];8)" office:value-type="string" office:string-value="00020000" calcext:value-type="string">
            <text:p>00020000</text:p>
          </table:table-cell>
          <table:table-cell table:style-name="ce4"/>
          <table:table-cell table:formula="of:=DEC2HEX([.F26];8)" office:value-type="string" office:string-value="00020000" calcext:value-type="string">
            <text:p>00020000</text:p>
          </table:table-cell>
          <table:table-cell table:formula="of:=[old.B25]" office:value-type="float" office:value="131072" calcext:value-type="float">
            <text:p>131072</text:p>
          </table:table-cell>
          <table:table-cell table:formula="of:=[old.A25]" office:value-type="string" office:string-value="CITRA_REAR_IO_RP_QUADX_SDI_GTH_X_ADDRESS(0,0)" calcext:value-type="string">
            <text:p>CITRA_REAR_IO_RP_QUADX_SDI_GTH_X_ADDRESS(0,0)</text:p>
          </table:table-cell>
          <table:table-cell table:number-columns-repeated="1017"/>
        </table:table-row>
        <table:table-row table:style-name="ro1">
          <table:table-cell table:formula="of:=[new.B26]" office:value-type="string" office:string-value="CITRA_REAR_IO_RP_QUAD_SDI_RX0_CTRL_OFFSET" calcext:value-type="string">
            <text:p>CITRA_REAR_IO_RP_QUAD_SDI_RX0_CTRL_OFFSET</text:p>
          </table:table-cell>
          <table:table-cell table:formula="of:=[new.A26]" office:value-type="float" office:value="12" calcext:value-type="float">
            <text:p>12</text:p>
          </table:table-cell>
          <table:table-cell table:formula="of:=DEC2HEX([.B27];8)" office:value-type="string" office:string-value="0000000C" calcext:value-type="string">
            <text:p>0000000C</text:p>
          </table:table-cell>
          <table:table-cell table:style-name="ce4"/>
          <table:table-cell table:formula="of:=DEC2HEX([.F27];8)" office:value-type="string" office:string-value="0000000C" calcext:value-type="string">
            <text:p>0000000C</text:p>
          </table:table-cell>
          <table:table-cell table:formula="of:=[old.B26]" office:value-type="float" office:value="12" calcext:value-type="float">
            <text:p>12</text:p>
          </table:table-cell>
          <table:table-cell table:formula="of:=[old.A26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number-columns-repeated="1017"/>
        </table:table-row>
        <table:table-row table:style-name="ro1">
          <table:table-cell table:formula="of:=[new.B27]" office:value-type="string" office:string-value="CITRA_REAR_IO_RP_QUAD_ADDRESS(0)" calcext:value-type="string">
            <text:p>CITRA_REAR_IO_RP_QUAD_ADDRESS(0)</text:p>
          </table:table-cell>
          <table:table-cell table:formula="of:=[new.A27]" office:value-type="float" office:value="131072" calcext:value-type="float">
            <text:p>131072</text:p>
          </table:table-cell>
          <table:table-cell table:formula="of:=DEC2HEX([.B28];8)" office:value-type="string" office:string-value="00020000" calcext:value-type="string">
            <text:p>00020000</text:p>
          </table:table-cell>
          <table:table-cell table:style-name="ce4"/>
          <table:table-cell table:formula="of:=DEC2HEX([.F28];8)" office:value-type="string" office:string-value="00020018" calcext:value-type="string">
            <text:p>00020018</text:p>
          </table:table-cell>
          <table:table-cell table:formula="of:=[old.B27]" office:value-type="float" office:value="131096" calcext:value-type="float">
            <text:p>131096</text:p>
          </table:table-cell>
          <table:table-cell table:formula="of:=[old.A27]" office:value-type="string" office:string-value="CITRA_REAR_IO_RP_QUADX_SDI_GTH_X_ADDRESS(0,1)" calcext:value-type="string">
            <text:p>CITRA_REAR_IO_RP_QUADX_SDI_GTH_X_ADDRESS(0,1)</text:p>
          </table:table-cell>
          <table:table-cell table:number-columns-repeated="1017"/>
        </table:table-row>
        <table:table-row table:style-name="ro1">
          <table:table-cell table:formula="of:=[new.B28]" office:value-type="string" office:string-value="CITRA_REAR_IO_RP_QUAD_SDI_RX1_CTRL_OFFSET" calcext:value-type="string">
            <text:p>CITRA_REAR_IO_RP_QUAD_SDI_RX1_CTRL_OFFSET</text:p>
          </table:table-cell>
          <table:table-cell table:formula="of:=[new.A28]" office:value-type="float" office:value="36" calcext:value-type="float">
            <text:p>36</text:p>
          </table:table-cell>
          <table:table-cell table:formula="of:=DEC2HEX([.B29];8)" office:value-type="string" office:string-value="00000024" calcext:value-type="string">
            <text:p>00000024</text:p>
          </table:table-cell>
          <table:table-cell table:style-name="ce4"/>
          <table:table-cell table:formula="of:=DEC2HEX([.F29];8)" office:value-type="string" office:string-value="0000000C" calcext:value-type="string">
            <text:p>0000000C</text:p>
          </table:table-cell>
          <table:table-cell table:formula="of:=[old.B28]" office:value-type="float" office:value="12" calcext:value-type="float">
            <text:p>12</text:p>
          </table:table-cell>
          <table:table-cell table:formula="of:=[old.A28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number-columns-repeated="1017"/>
        </table:table-row>
        <table:table-row table:style-name="ro1">
          <table:table-cell table:formula="of:=[new.B29]" office:value-type="string" office:string-value="CITRA_REAR_IO_RP_QUAD_ADDRESS(0)" calcext:value-type="string">
            <text:p>CITRA_REAR_IO_RP_QUAD_ADDRESS(0)</text:p>
          </table:table-cell>
          <table:table-cell table:formula="of:=[new.A29]" office:value-type="float" office:value="131072" calcext:value-type="float">
            <text:p>131072</text:p>
          </table:table-cell>
          <table:table-cell table:formula="of:=DEC2HEX([.B30];8)" office:value-type="string" office:string-value="00020000" calcext:value-type="string">
            <text:p>00020000</text:p>
          </table:table-cell>
          <table:table-cell table:style-name="ce4"/>
          <table:table-cell table:formula="of:=DEC2HEX([.F30];8)" office:value-type="string" office:string-value="00020030" calcext:value-type="string">
            <text:p>00020030</text:p>
          </table:table-cell>
          <table:table-cell table:formula="of:=[old.B29]" office:value-type="float" office:value="131120" calcext:value-type="float">
            <text:p>131120</text:p>
          </table:table-cell>
          <table:table-cell table:formula="of:=[old.A29]" office:value-type="string" office:string-value="CITRA_REAR_IO_RP_QUADX_SDI_GTH_X_ADDRESS(0,2)" calcext:value-type="string">
            <text:p>CITRA_REAR_IO_RP_QUADX_SDI_GTH_X_ADDRESS(0,2)</text:p>
          </table:table-cell>
          <table:table-cell table:number-columns-repeated="1017"/>
        </table:table-row>
        <table:table-row table:style-name="ro1">
          <table:table-cell table:formula="of:=[new.B30]" office:value-type="string" office:string-value="CITRA_REAR_IO_RP_QUAD_SDI_RX2_CTRL_OFFSET" calcext:value-type="string">
            <text:p>CITRA_REAR_IO_RP_QUAD_SDI_RX2_CTRL_OFFSET</text:p>
          </table:table-cell>
          <table:table-cell table:formula="of:=[new.A30]" office:value-type="float" office:value="60" calcext:value-type="float">
            <text:p>60</text:p>
          </table:table-cell>
          <table:table-cell table:formula="of:=DEC2HEX([.B31];8)" office:value-type="string" office:string-value="0000003C" calcext:value-type="string">
            <text:p>0000003C</text:p>
          </table:table-cell>
          <table:table-cell table:style-name="ce4"/>
          <table:table-cell table:formula="of:=DEC2HEX([.F31];8)" office:value-type="string" office:string-value="0000000C" calcext:value-type="string">
            <text:p>0000000C</text:p>
          </table:table-cell>
          <table:table-cell table:formula="of:=[old.B30]" office:value-type="float" office:value="12" calcext:value-type="float">
            <text:p>12</text:p>
          </table:table-cell>
          <table:table-cell table:formula="of:=[old.A30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number-columns-repeated="1017"/>
        </table:table-row>
        <table:table-row table:style-name="ro1">
          <table:table-cell table:formula="of:=[new.B31]" office:value-type="string" office:string-value="CITRA_REAR_IO_RP_QUAD_ADDRESS(0)" calcext:value-type="string">
            <text:p>CITRA_REAR_IO_RP_QUAD_ADDRESS(0)</text:p>
          </table:table-cell>
          <table:table-cell table:formula="of:=[new.A31]" office:value-type="float" office:value="131072" calcext:value-type="float">
            <text:p>131072</text:p>
          </table:table-cell>
          <table:table-cell table:formula="of:=DEC2HEX([.B32];8)" office:value-type="string" office:string-value="00020000" calcext:value-type="string">
            <text:p>00020000</text:p>
          </table:table-cell>
          <table:table-cell table:style-name="ce4"/>
          <table:table-cell table:formula="of:=DEC2HEX([.F32];8)" office:value-type="string" office:string-value="00020048" calcext:value-type="string">
            <text:p>00020048</text:p>
          </table:table-cell>
          <table:table-cell table:formula="of:=[old.B31]" office:value-type="float" office:value="131144" calcext:value-type="float">
            <text:p>131144</text:p>
          </table:table-cell>
          <table:table-cell table:formula="of:=[old.A31]" office:value-type="string" office:string-value="CITRA_REAR_IO_RP_QUADX_SDI_GTH_X_ADDRESS(0,3)" calcext:value-type="string">
            <text:p>CITRA_REAR_IO_RP_QUADX_SDI_GTH_X_ADDRESS(0,3)</text:p>
          </table:table-cell>
          <table:table-cell table:number-columns-repeated="1017"/>
        </table:table-row>
        <table:table-row table:style-name="ro1">
          <table:table-cell table:formula="of:=[new.B32]" office:value-type="string" office:string-value="CITRA_REAR_IO_RP_QUAD_SDI_RX3_CTRL_OFFSET" calcext:value-type="string">
            <text:p>CITRA_REAR_IO_RP_QUAD_SDI_RX3_CTRL_OFFSET</text:p>
          </table:table-cell>
          <table:table-cell table:formula="of:=[new.A32]" office:value-type="float" office:value="84" calcext:value-type="float">
            <text:p>84</text:p>
          </table:table-cell>
          <table:table-cell table:formula="of:=DEC2HEX([.B33];8)" office:value-type="string" office:string-value="00000054" calcext:value-type="string">
            <text:p>00000054</text:p>
          </table:table-cell>
          <table:table-cell table:style-name="ce4"/>
          <table:table-cell table:formula="of:=DEC2HEX([.F33];8)" office:value-type="string" office:string-value="0000000C" calcext:value-type="string">
            <text:p>0000000C</text:p>
          </table:table-cell>
          <table:table-cell table:formula="of:=[old.B32]" office:value-type="float" office:value="12" calcext:value-type="float">
            <text:p>12</text:p>
          </table:table-cell>
          <table:table-cell table:formula="of:=[old.A32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number-columns-repeated="1017"/>
        </table:table-row>
        <table:table-row table:style-name="ro1">
          <table:table-cell table:formula="of:=[new.B33]" office:value-type="string" office:string-value="CITRA_REAR_IO_RP_QUAD_ADDRESS(1)" calcext:value-type="string">
            <text:p>CITRA_REAR_IO_RP_QUAD_ADDRESS(1)</text:p>
          </table:table-cell>
          <table:table-cell table:formula="of:=[new.A33]" office:value-type="float" office:value="133120" calcext:value-type="float">
            <text:p>133120</text:p>
          </table:table-cell>
          <table:table-cell table:formula="of:=DEC2HEX([.B34];8)" office:value-type="string" office:string-value="00020800" calcext:value-type="string">
            <text:p>00020800</text:p>
          </table:table-cell>
          <table:table-cell table:style-name="ce4"/>
          <table:table-cell table:formula="of:=DEC2HEX([.F34];8)" office:value-type="string" office:string-value="00021000" calcext:value-type="string">
            <text:p>00021000</text:p>
          </table:table-cell>
          <table:table-cell table:formula="of:=[old.B33]" office:value-type="float" office:value="135168" calcext:value-type="float">
            <text:p>135168</text:p>
          </table:table-cell>
          <table:table-cell table:formula="of:=[old.A33]" office:value-type="string" office:string-value="CITRA_REAR_IO_RP_QUADX_SDI_GTH_X_ADDRESS(1,0)" calcext:value-type="string">
            <text:p>CITRA_REAR_IO_RP_QUADX_SDI_GTH_X_ADDRESS(1,0)</text:p>
          </table:table-cell>
          <table:table-cell table:style-name="ce7" office:value-type="string" calcext:value-type="string">
            <text:p>This is definitely a problem – it should be at 0x00021000</text:p>
          </table:table-cell>
          <table:table-cell table:number-columns-repeated="1016"/>
        </table:table-row>
        <table:table-row table:style-name="ro1">
          <table:table-cell table:formula="of:=[new.B34]" office:value-type="string" office:string-value="CITRA_REAR_IO_RP_QUAD_SDI_RX0_CTRL_OFFSET" calcext:value-type="string">
            <text:p>CITRA_REAR_IO_RP_QUAD_SDI_RX0_CTRL_OFFSET</text:p>
          </table:table-cell>
          <table:table-cell table:formula="of:=[new.A34]" office:value-type="float" office:value="12" calcext:value-type="float">
            <text:p>12</text:p>
          </table:table-cell>
          <table:table-cell table:formula="of:=DEC2HEX([.B35];8)" office:value-type="string" office:string-value="0000000C" calcext:value-type="string">
            <text:p>0000000C</text:p>
          </table:table-cell>
          <table:table-cell table:style-name="ce4"/>
          <table:table-cell table:formula="of:=DEC2HEX([.F35];8)" office:value-type="string" office:string-value="0000000C" calcext:value-type="string">
            <text:p>0000000C</text:p>
          </table:table-cell>
          <table:table-cell table:formula="of:=[old.B34]" office:value-type="float" office:value="12" calcext:value-type="float">
            <text:p>12</text:p>
          </table:table-cell>
          <table:table-cell table:formula="of:=[old.A34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style-name="ce7" office:value-type="string" calcext:value-type="string">
            <text:p>OK, Erik and I looked at this and determined that the XML generation is kinda wrong and he’s working on fixing that. <text:s/>I’ll manually</text:p>
          </table:table-cell>
          <table:table-cell table:number-columns-repeated="1016"/>
        </table:table-row>
        <table:table-row table:style-name="ro1">
          <table:table-cell table:formula="of:=[new.B35]" office:value-type="string" office:string-value="CITRA_REAR_IO_RP_QUAD_ADDRESS(1)" calcext:value-type="string">
            <text:p>CITRA_REAR_IO_RP_QUAD_ADDRESS(1)</text:p>
          </table:table-cell>
          <table:table-cell table:formula="of:=[new.A35]" office:value-type="float" office:value="133120" calcext:value-type="float">
            <text:p>133120</text:p>
          </table:table-cell>
          <table:table-cell table:formula="of:=DEC2HEX([.B36];8)" office:value-type="string" office:string-value="00020800" calcext:value-type="string">
            <text:p>00020800</text:p>
          </table:table-cell>
          <table:table-cell table:style-name="ce4"/>
          <table:table-cell table:formula="of:=DEC2HEX([.F36];8)" office:value-type="string" office:string-value="00021018" calcext:value-type="string">
            <text:p>00021018</text:p>
          </table:table-cell>
          <table:table-cell table:formula="of:=[old.B35]" office:value-type="float" office:value="135192" calcext:value-type="float">
            <text:p>135192</text:p>
          </table:table-cell>
          <table:table-cell table:formula="of:=[old.A35]" office:value-type="string" office:string-value="CITRA_REAR_IO_RP_QUADX_SDI_GTH_X_ADDRESS(1,1)" calcext:value-type="string">
            <text:p>CITRA_REAR_IO_RP_QUADX_SDI_GTH_X_ADDRESS(1,1)</text:p>
          </table:table-cell>
          <table:table-cell table:style-name="ce7" office:value-type="string" calcext:value-type="string">
            <text:p>look at the XML next created and ensure that the values are correct</text:p>
          </table:table-cell>
          <table:table-cell table:number-columns-repeated="1016"/>
        </table:table-row>
        <table:table-row table:style-name="ro1">
          <table:table-cell table:formula="of:=[new.B36]" office:value-type="string" office:string-value="CITRA_REAR_IO_RP_QUAD_SDI_RX1_CTRL_OFFSET" calcext:value-type="string">
            <text:p>CITRA_REAR_IO_RP_QUAD_SDI_RX1_CTRL_OFFSET</text:p>
          </table:table-cell>
          <table:table-cell table:formula="of:=[new.A36]" office:value-type="float" office:value="36" calcext:value-type="float">
            <text:p>36</text:p>
          </table:table-cell>
          <table:table-cell table:formula="of:=DEC2HEX([.B37];8)" office:value-type="string" office:string-value="00000024" calcext:value-type="string">
            <text:p>00000024</text:p>
          </table:table-cell>
          <table:table-cell table:style-name="ce4"/>
          <table:table-cell table:formula="of:=DEC2HEX([.F37];8)" office:value-type="string" office:string-value="0000000C" calcext:value-type="string">
            <text:p>0000000C</text:p>
          </table:table-cell>
          <table:table-cell table:formula="of:=[old.B36]" office:value-type="float" office:value="12" calcext:value-type="float">
            <text:p>12</text:p>
          </table:table-cell>
          <table:table-cell table:formula="of:=[old.A36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style-name="ce7" office:value-type="string" calcext:value-type="string">
            <text:p>Moving on</text:p>
          </table:table-cell>
          <table:table-cell table:number-columns-repeated="1016"/>
        </table:table-row>
        <table:table-row table:style-name="ro1">
          <table:table-cell table:formula="of:=[new.B37]" office:value-type="string" office:string-value="CITRA_REAR_IO_RP_QUAD_ADDRESS(1)" calcext:value-type="string">
            <text:p>CITRA_REAR_IO_RP_QUAD_ADDRESS(1)</text:p>
          </table:table-cell>
          <table:table-cell table:formula="of:=[new.A37]" office:value-type="float" office:value="133120" calcext:value-type="float">
            <text:p>133120</text:p>
          </table:table-cell>
          <table:table-cell table:formula="of:=DEC2HEX([.B38];8)" office:value-type="string" office:string-value="00020800" calcext:value-type="string">
            <text:p>00020800</text:p>
          </table:table-cell>
          <table:table-cell table:style-name="ce4"/>
          <table:table-cell table:formula="of:=DEC2HEX([.F38];8)" office:value-type="string" office:string-value="00021030" calcext:value-type="string">
            <text:p>00021030</text:p>
          </table:table-cell>
          <table:table-cell table:formula="of:=[old.B37]" office:value-type="float" office:value="135216" calcext:value-type="float">
            <text:p>135216</text:p>
          </table:table-cell>
          <table:table-cell table:formula="of:=[old.A37]" office:value-type="string" office:string-value="CITRA_REAR_IO_RP_QUADX_SDI_GTH_X_ADDRESS(1,2)" calcext:value-type="string">
            <text:p>CITRA_REAR_IO_RP_QUADX_SDI_GTH_X_ADDRESS(1,2)</text:p>
          </table:table-cell>
          <table:table-cell table:number-columns-repeated="1017"/>
        </table:table-row>
        <table:table-row table:style-name="ro1">
          <table:table-cell table:formula="of:=[new.B38]" office:value-type="string" office:string-value="CITRA_REAR_IO_RP_QUAD_SDI_RX2_CTRL_OFFSET" calcext:value-type="string">
            <text:p>CITRA_REAR_IO_RP_QUAD_SDI_RX2_CTRL_OFFSET</text:p>
          </table:table-cell>
          <table:table-cell table:formula="of:=[new.A38]" office:value-type="float" office:value="60" calcext:value-type="float">
            <text:p>60</text:p>
          </table:table-cell>
          <table:table-cell table:formula="of:=DEC2HEX([.B39];8)" office:value-type="string" office:string-value="0000003C" calcext:value-type="string">
            <text:p>0000003C</text:p>
          </table:table-cell>
          <table:table-cell table:style-name="ce4"/>
          <table:table-cell table:formula="of:=DEC2HEX([.F39];8)" office:value-type="string" office:string-value="0000000C" calcext:value-type="string">
            <text:p>0000000C</text:p>
          </table:table-cell>
          <table:table-cell table:formula="of:=[old.B38]" office:value-type="float" office:value="12" calcext:value-type="float">
            <text:p>12</text:p>
          </table:table-cell>
          <table:table-cell table:formula="of:=[old.A38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number-columns-repeated="1017"/>
        </table:table-row>
        <table:table-row table:style-name="ro1">
          <table:table-cell table:formula="of:=[new.B39]" office:value-type="string" office:string-value="CITRA_REAR_IO_RP_QUAD_ADDRESS(1)" calcext:value-type="string">
            <text:p>CITRA_REAR_IO_RP_QUAD_ADDRESS(1)</text:p>
          </table:table-cell>
          <table:table-cell table:formula="of:=[new.A39]" office:value-type="float" office:value="133120" calcext:value-type="float">
            <text:p>133120</text:p>
          </table:table-cell>
          <table:table-cell table:formula="of:=DEC2HEX([.B40];8)" office:value-type="string" office:string-value="00020800" calcext:value-type="string">
            <text:p>00020800</text:p>
          </table:table-cell>
          <table:table-cell table:style-name="ce4"/>
          <table:table-cell table:formula="of:=DEC2HEX([.F40];8)" office:value-type="string" office:string-value="00021048" calcext:value-type="string">
            <text:p>00021048</text:p>
          </table:table-cell>
          <table:table-cell table:formula="of:=[old.B39]" office:value-type="float" office:value="135240" calcext:value-type="float">
            <text:p>135240</text:p>
          </table:table-cell>
          <table:table-cell table:formula="of:=[old.A39]" office:value-type="string" office:string-value="CITRA_REAR_IO_RP_QUADX_SDI_GTH_X_ADDRESS(1,3)" calcext:value-type="string">
            <text:p>CITRA_REAR_IO_RP_QUADX_SDI_GTH_X_ADDRESS(1,3)</text:p>
          </table:table-cell>
          <table:table-cell table:number-columns-repeated="1017"/>
        </table:table-row>
        <table:table-row table:style-name="ro1">
          <table:table-cell table:formula="of:=[new.B40]" office:value-type="string" office:string-value="CITRA_REAR_IO_RP_QUAD_SDI_RX3_CTRL_OFFSET" calcext:value-type="string">
            <text:p>CITRA_REAR_IO_RP_QUAD_SDI_RX3_CTRL_OFFSET</text:p>
          </table:table-cell>
          <table:table-cell table:formula="of:=[new.A40]" office:value-type="float" office:value="84" calcext:value-type="float">
            <text:p>84</text:p>
          </table:table-cell>
          <table:table-cell table:formula="of:=DEC2HEX([.B41];8)" office:value-type="string" office:string-value="00000054" calcext:value-type="string">
            <text:p>00000054</text:p>
          </table:table-cell>
          <table:table-cell table:style-name="ce4"/>
          <table:table-cell table:formula="of:=DEC2HEX([.F41];8)" office:value-type="string" office:string-value="0000000C" calcext:value-type="string">
            <text:p>0000000C</text:p>
          </table:table-cell>
          <table:table-cell table:formula="of:=[old.B40]" office:value-type="float" office:value="12" calcext:value-type="float">
            <text:p>12</text:p>
          </table:table-cell>
          <table:table-cell table:formula="of:=[old.A40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number-columns-repeated="1017"/>
        </table:table-row>
        <table:table-row table:style-name="ro1">
          <table:table-cell table:formula="of:=[new.B41]" office:value-type="string" office:string-value="CITRA_REAR_IO_RP_QUAD_ADDRESS(2)" calcext:value-type="string">
            <text:p>CITRA_REAR_IO_RP_QUAD_ADDRESS(2)</text:p>
          </table:table-cell>
          <table:table-cell table:formula="of:=[new.A41]" office:value-type="float" office:value="135168" calcext:value-type="float">
            <text:p>135168</text:p>
          </table:table-cell>
          <table:table-cell table:formula="of:=DEC2HEX([.B42];8)" office:value-type="string" office:string-value="00021000" calcext:value-type="string">
            <text:p>00021000</text:p>
          </table:table-cell>
          <table:table-cell table:style-name="ce4"/>
          <table:table-cell table:formula="of:=DEC2HEX([.F42];8)" office:value-type="string" office:string-value="00022000" calcext:value-type="string">
            <text:p>00022000</text:p>
          </table:table-cell>
          <table:table-cell table:formula="of:=[old.B41]" office:value-type="float" office:value="139264" calcext:value-type="float">
            <text:p>139264</text:p>
          </table:table-cell>
          <table:table-cell table:formula="of:=[old.A41]" office:value-type="string" office:string-value="CITRA_REAR_IO_RP_QUADX_SDI_GTH_X_ADDRESS(2,0)" calcext:value-type="string">
            <text:p>CITRA_REAR_IO_RP_QUADX_SDI_GTH_X_ADDRESS(2,0)</text:p>
          </table:table-cell>
          <table:table-cell table:number-columns-repeated="1017"/>
        </table:table-row>
        <table:table-row table:style-name="ro1">
          <table:table-cell table:formula="of:=[new.B42]" office:value-type="string" office:string-value="CITRA_REAR_IO_RP_QUAD_SDI_RX0_CTRL_OFFSET" calcext:value-type="string">
            <text:p>CITRA_REAR_IO_RP_QUAD_SDI_RX0_CTRL_OFFSET</text:p>
          </table:table-cell>
          <table:table-cell table:formula="of:=[new.A42]" office:value-type="float" office:value="12" calcext:value-type="float">
            <text:p>12</text:p>
          </table:table-cell>
          <table:table-cell table:formula="of:=DEC2HEX([.B43];8)" office:value-type="string" office:string-value="0000000C" calcext:value-type="string">
            <text:p>0000000C</text:p>
          </table:table-cell>
          <table:table-cell table:style-name="ce4"/>
          <table:table-cell table:formula="of:=DEC2HEX([.F43];8)" office:value-type="string" office:string-value="0000000C" calcext:value-type="string">
            <text:p>0000000C</text:p>
          </table:table-cell>
          <table:table-cell table:formula="of:=[old.B42]" office:value-type="float" office:value="12" calcext:value-type="float">
            <text:p>12</text:p>
          </table:table-cell>
          <table:table-cell table:formula="of:=[old.A42]" office:value-type="string" office:string-value="CITRA_REAR_IO_RP_QUADX_SDI_GTH_X_RX_CONTROL_REGISTER_OFFSET" calcext:value-type="string">
            <text:p>CITRA_REAR_IO_RP_QUADX_SDI_GTH_X_RX_CONTROL_REGISTER_OFFSET</text:p>
          </table:table-cell>
          <table:table-cell table:number-columns-repeated="1017"/>
        </table:table-row>
        <table:table-row table:style-name="ro1">
          <table:table-cell table:formula="of:=[new.B43]" office:value-type="string" office:string-value="CITRA_REAR_IO_RP_QUAD_ADDRESS(0)+CITRA_REAR_IO_RP_QUAD_SDI_DSRX0_CRC_ERR_CNT_O" calcext:value-type="string">
            <text:p>CITRA_REAR_IO_RP_QUAD_ADDRESS(0)+CITRA_REAR_IO_RP_QUAD_SDI_DSRX0_CRC_ERR_CNT_O</text:p>
          </table:table-cell>
          <table:table-cell table:formula="of:=[new.A43]" office:value-type="float" office:value="131208" calcext:value-type="float">
            <text:p>131208</text:p>
          </table:table-cell>
          <table:table-cell table:formula="of:=DEC2HEX([.B44];8)" office:value-type="string" office:string-value="00020088" calcext:value-type="string">
            <text:p>00020088</text:p>
          </table:table-cell>
          <table:table-cell table:style-name="ce4"/>
          <table:table-cell table:formula="of:=DEC2HEX([.F44];8)" office:value-type="string" office:string-value="00020068" calcext:value-type="string">
            <text:p>00020068</text:p>
          </table:table-cell>
          <table:table-cell table:formula="of:=[old.B43]" office:value-type="float" office:value="131176" calcext:value-type="float">
            <text:p>131176</text:p>
          </table:table-cell>
          <table:table-cell table:formula="of:=[old.A43]" office:value-type="string" office:string-value="CITRA_REAR_IO_RP_QUADX_SDI_RX_CRC_ADDRESS(0,0)" calcext:value-type="string">
            <text:p>CITRA_REAR_IO_RP_QUADX_SDI_RX_CRC_ADDRESS(0,0)</text:p>
          </table:table-cell>
          <table:table-cell table:style-name="ce8" office:value-type="string" calcext:value-type="string">
            <text:p>Found and fixed – deviceMapXioApp.h line 158</text:p>
          </table:table-cell>
          <table:table-cell table:number-columns-repeated="1016"/>
        </table:table-row>
        <table:table-row table:style-name="ro1">
          <table:table-cell table:formula="of:=[new.B44]" office:value-type="string" office:string-value="CITRA_REAR_IO_RP_QUAD_ADDRESS(0)+CITRA_REAR_IO_RP_QUAD_SDI_DSRX1_CRC_ERR_CNT_O" calcext:value-type="string">
            <text:p>CITRA_REAR_IO_RP_QUAD_ADDRESS(0)+CITRA_REAR_IO_RP_QUAD_SDI_DSRX1_CRC_ERR_CNT_O</text:p>
          </table:table-cell>
          <table:table-cell table:formula="of:=[new.A44]" office:value-type="float" office:value="131212" calcext:value-type="float">
            <text:p>131212</text:p>
          </table:table-cell>
          <table:table-cell table:formula="of:=DEC2HEX([.B45];8)" office:value-type="string" office:string-value="0002008C" calcext:value-type="string">
            <text:p>0002008C</text:p>
          </table:table-cell>
          <table:table-cell table:style-name="ce4"/>
          <table:table-cell table:formula="of:=DEC2HEX([.F45];8)" office:value-type="string" office:string-value="0002006C" calcext:value-type="string">
            <text:p>0002006C</text:p>
          </table:table-cell>
          <table:table-cell table:formula="of:=[old.B44]" office:value-type="float" office:value="131180" calcext:value-type="float">
            <text:p>131180</text:p>
          </table:table-cell>
          <table:table-cell table:formula="of:=[old.A44]" office:value-type="string" office:string-value="CITRA_REAR_IO_RP_QUADX_SDI_RX_CRC_ADDRESS(0,1)" calcext:value-type="string">
            <text:p>CITRA_REAR_IO_RP_QUADX_SDI_RX_CRC_ADDRESS(0,1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45]" office:value-type="string" office:string-value="CITRA_REAR_IO_RP_QUAD_ADDRESS(0)+CITRA_REAR_IO_RP_QUAD_SDI_DSRX2_CRC_ERR_CNT_O" calcext:value-type="string">
            <text:p>CITRA_REAR_IO_RP_QUAD_ADDRESS(0)+CITRA_REAR_IO_RP_QUAD_SDI_DSRX2_CRC_ERR_CNT_O</text:p>
          </table:table-cell>
          <table:table-cell table:formula="of:=[new.A45]" office:value-type="float" office:value="131216" calcext:value-type="float">
            <text:p>131216</text:p>
          </table:table-cell>
          <table:table-cell table:formula="of:=DEC2HEX([.B46];8)" office:value-type="string" office:string-value="00020090" calcext:value-type="string">
            <text:p>00020090</text:p>
          </table:table-cell>
          <table:table-cell table:style-name="ce4"/>
          <table:table-cell table:formula="of:=DEC2HEX([.F46];8)" office:value-type="string" office:string-value="00020070" calcext:value-type="string">
            <text:p>00020070</text:p>
          </table:table-cell>
          <table:table-cell table:formula="of:=[old.B45]" office:value-type="float" office:value="131184" calcext:value-type="float">
            <text:p>131184</text:p>
          </table:table-cell>
          <table:table-cell table:formula="of:=[old.A45]" office:value-type="string" office:string-value="CITRA_REAR_IO_RP_QUADX_SDI_RX_CRC_ADDRESS(0,2)" calcext:value-type="string">
            <text:p>CITRA_REAR_IO_RP_QUADX_SDI_RX_CRC_ADDRESS(0,2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46]" office:value-type="string" office:string-value="CITRA_REAR_IO_RP_QUAD_ADDRESS(0)+CITRA_REAR_IO_RP_QUAD_SDI_DSRX3_CRC_ERR_CNT_O" calcext:value-type="string">
            <text:p>CITRA_REAR_IO_RP_QUAD_ADDRESS(0)+CITRA_REAR_IO_RP_QUAD_SDI_DSRX3_CRC_ERR_CNT_O</text:p>
          </table:table-cell>
          <table:table-cell table:formula="of:=[new.A46]" office:value-type="float" office:value="131220" calcext:value-type="float">
            <text:p>131220</text:p>
          </table:table-cell>
          <table:table-cell table:formula="of:=DEC2HEX([.B47];8)" office:value-type="string" office:string-value="00020094" calcext:value-type="string">
            <text:p>00020094</text:p>
          </table:table-cell>
          <table:table-cell table:style-name="ce4"/>
          <table:table-cell table:formula="of:=DEC2HEX([.F47];8)" office:value-type="string" office:string-value="00020074" calcext:value-type="string">
            <text:p>00020074</text:p>
          </table:table-cell>
          <table:table-cell table:formula="of:=[old.B46]" office:value-type="float" office:value="131188" calcext:value-type="float">
            <text:p>131188</text:p>
          </table:table-cell>
          <table:table-cell table:formula="of:=[old.A46]" office:value-type="string" office:string-value="CITRA_REAR_IO_RP_QUADX_SDI_RX_CRC_ADDRESS(0,3)" calcext:value-type="string">
            <text:p>CITRA_REAR_IO_RP_QUADX_SDI_RX_CRC_ADDRESS(0,3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47]" office:value-type="string" office:string-value="CITRA_REAR_IO_RP_QUAD_ADDRESS(1)+CITRA_REAR_IO_RP_QUAD_SDI_DSRX0_CRC_ERR_CNT_O" calcext:value-type="string">
            <text:p>CITRA_REAR_IO_RP_QUAD_ADDRESS(1)+CITRA_REAR_IO_RP_QUAD_SDI_DSRX0_CRC_ERR_CNT_O</text:p>
          </table:table-cell>
          <table:table-cell table:formula="of:=[new.A47]" office:value-type="float" office:value="133256" calcext:value-type="float">
            <text:p>133256</text:p>
          </table:table-cell>
          <table:table-cell table:formula="of:=DEC2HEX([.B48];8)" office:value-type="string" office:string-value="00020888" calcext:value-type="string">
            <text:p>00020888</text:p>
          </table:table-cell>
          <table:table-cell table:style-name="ce4"/>
          <table:table-cell table:formula="of:=DEC2HEX([.F48];8)" office:value-type="string" office:string-value="00021068" calcext:value-type="string">
            <text:p>00021068</text:p>
          </table:table-cell>
          <table:table-cell table:formula="of:=[old.B47]" office:value-type="float" office:value="135272" calcext:value-type="float">
            <text:p>135272</text:p>
          </table:table-cell>
          <table:table-cell table:formula="of:=[old.A47]" office:value-type="string" office:string-value="CITRA_REAR_IO_RP_QUADX_SDI_RX_CRC_ADDRESS(1,0)" calcext:value-type="string">
            <text:p>CITRA_REAR_IO_RP_QUADX_SDI_RX_CRC_ADDRESS(1,0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48]" office:value-type="string" office:string-value="CITRA_REAR_IO_RP_QUAD_ADDRESS(1)+CITRA_REAR_IO_RP_QUAD_SDI_DSRX1_CRC_ERR_CNT_O" calcext:value-type="string">
            <text:p>CITRA_REAR_IO_RP_QUAD_ADDRESS(1)+CITRA_REAR_IO_RP_QUAD_SDI_DSRX1_CRC_ERR_CNT_O</text:p>
          </table:table-cell>
          <table:table-cell table:formula="of:=[new.A48]" office:value-type="float" office:value="133260" calcext:value-type="float">
            <text:p>133260</text:p>
          </table:table-cell>
          <table:table-cell table:formula="of:=DEC2HEX([.B49];8)" office:value-type="string" office:string-value="0002088C" calcext:value-type="string">
            <text:p>0002088C</text:p>
          </table:table-cell>
          <table:table-cell table:style-name="ce4"/>
          <table:table-cell table:formula="of:=DEC2HEX([.F49];8)" office:value-type="string" office:string-value="0002106C" calcext:value-type="string">
            <text:p>0002106C</text:p>
          </table:table-cell>
          <table:table-cell table:formula="of:=[old.B48]" office:value-type="float" office:value="135276" calcext:value-type="float">
            <text:p>135276</text:p>
          </table:table-cell>
          <table:table-cell table:formula="of:=[old.A48]" office:value-type="string" office:string-value="CITRA_REAR_IO_RP_QUADX_SDI_RX_CRC_ADDRESS(1,1)" calcext:value-type="string">
            <text:p>CITRA_REAR_IO_RP_QUADX_SDI_RX_CRC_ADDRESS(1,1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49]" office:value-type="string" office:string-value="CITRA_REAR_IO_RP_QUAD_ADDRESS(1)+CITRA_REAR_IO_RP_QUAD_SDI_DSRX2_CRC_ERR_CNT_O" calcext:value-type="string">
            <text:p>CITRA_REAR_IO_RP_QUAD_ADDRESS(1)+CITRA_REAR_IO_RP_QUAD_SDI_DSRX2_CRC_ERR_CNT_O</text:p>
          </table:table-cell>
          <table:table-cell table:formula="of:=[new.A49]" office:value-type="float" office:value="133264" calcext:value-type="float">
            <text:p>133264</text:p>
          </table:table-cell>
          <table:table-cell table:formula="of:=DEC2HEX([.B50];8)" office:value-type="string" office:string-value="00020890" calcext:value-type="string">
            <text:p>00020890</text:p>
          </table:table-cell>
          <table:table-cell table:style-name="ce4"/>
          <table:table-cell table:formula="of:=DEC2HEX([.F50];8)" office:value-type="string" office:string-value="00021070" calcext:value-type="string">
            <text:p>00021070</text:p>
          </table:table-cell>
          <table:table-cell table:formula="of:=[old.B49]" office:value-type="float" office:value="135280" calcext:value-type="float">
            <text:p>135280</text:p>
          </table:table-cell>
          <table:table-cell table:formula="of:=[old.A49]" office:value-type="string" office:string-value="CITRA_REAR_IO_RP_QUADX_SDI_RX_CRC_ADDRESS(1,2)" calcext:value-type="string">
            <text:p>CITRA_REAR_IO_RP_QUADX_SDI_RX_CRC_ADDRESS(1,2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50]" office:value-type="string" office:string-value="CITRA_REAR_IO_RP_QUAD_ADDRESS(1)+CITRA_REAR_IO_RP_QUAD_SDI_DSRX3_CRC_ERR_CNT_O" calcext:value-type="string">
            <text:p>CITRA_REAR_IO_RP_QUAD_ADDRESS(1)+CITRA_REAR_IO_RP_QUAD_SDI_DSRX3_CRC_ERR_CNT_O</text:p>
          </table:table-cell>
          <table:table-cell table:formula="of:=[new.A50]" office:value-type="float" office:value="133268" calcext:value-type="float">
            <text:p>133268</text:p>
          </table:table-cell>
          <table:table-cell table:formula="of:=DEC2HEX([.B51];8)" office:value-type="string" office:string-value="00020894" calcext:value-type="string">
            <text:p>00020894</text:p>
          </table:table-cell>
          <table:table-cell table:style-name="ce4"/>
          <table:table-cell table:formula="of:=DEC2HEX([.F51];8)" office:value-type="string" office:string-value="00021074" calcext:value-type="string">
            <text:p>00021074</text:p>
          </table:table-cell>
          <table:table-cell table:formula="of:=[old.B50]" office:value-type="float" office:value="135284" calcext:value-type="float">
            <text:p>135284</text:p>
          </table:table-cell>
          <table:table-cell table:formula="of:=[old.A50]" office:value-type="string" office:string-value="CITRA_REAR_IO_RP_QUADX_SDI_RX_CRC_ADDRESS(1,3)" calcext:value-type="string">
            <text:p>CITRA_REAR_IO_RP_QUADX_SDI_RX_CRC_ADDRESS(1,3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51]" office:value-type="string" office:string-value="CITRA_REAR_IO_RP_QUAD_ADDRESS(2)+CITRA_REAR_IO_RP_QUAD_SDI_DSRX0_CRC_ERR_CNT_O" calcext:value-type="string">
            <text:p>CITRA_REAR_IO_RP_QUAD_ADDRESS(2)+CITRA_REAR_IO_RP_QUAD_SDI_DSRX0_CRC_ERR_CNT_O</text:p>
          </table:table-cell>
          <table:table-cell table:formula="of:=[new.A51]" office:value-type="float" office:value="135304" calcext:value-type="float">
            <text:p>135304</text:p>
          </table:table-cell>
          <table:table-cell table:formula="of:=DEC2HEX([.B52];8)" office:value-type="string" office:string-value="00021088" calcext:value-type="string">
            <text:p>00021088</text:p>
          </table:table-cell>
          <table:table-cell table:style-name="ce4"/>
          <table:table-cell table:formula="of:=DEC2HEX([.F52];8)" office:value-type="string" office:string-value="00022068" calcext:value-type="string">
            <text:p>00022068</text:p>
          </table:table-cell>
          <table:table-cell table:formula="of:=[old.B51]" office:value-type="float" office:value="139368" calcext:value-type="float">
            <text:p>139368</text:p>
          </table:table-cell>
          <table:table-cell table:formula="of:=[old.A51]" office:value-type="string" office:string-value="CITRA_REAR_IO_RP_QUADX_SDI_RX_CRC_ADDRESS(2,0)" calcext:value-type="string">
            <text:p>CITRA_REAR_IO_RP_QUADX_SDI_RX_CRC_ADDRESS(2,0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52]" office:value-type="string" office:string-value="CITRA_REAR_IO_RP_QUAD_ADDRESS(0)" calcext:value-type="string">
            <text:p>CITRA_REAR_IO_RP_QUAD_ADDRESS(0)</text:p>
          </table:table-cell>
          <table:table-cell table:formula="of:=[new.A52]" office:value-type="float" office:value="131072" calcext:value-type="float">
            <text:p>131072</text:p>
          </table:table-cell>
          <table:table-cell table:formula="of:=DEC2HEX([.B53];8)" office:value-type="string" office:string-value="00020000" calcext:value-type="string">
            <text:p>00020000</text:p>
          </table:table-cell>
          <table:table-cell table:style-name="ce4"/>
          <table:table-cell table:formula="of:=DEC2HEX([.F53];8)" office:value-type="string" office:string-value="00020000" calcext:value-type="string">
            <text:p>00020000</text:p>
          </table:table-cell>
          <table:table-cell table:formula="of:=[old.B52]" office:value-type="float" office:value="131072" calcext:value-type="float">
            <text:p>131072</text:p>
          </table:table-cell>
          <table:table-cell table:formula="of:=[old.A52]" office:value-type="string" office:string-value="CITRA_REAR_IO_RP_QUADX_SDI_GTH_X_ADDRESS(0,0)" calcext:value-type="string">
            <text:p>CITRA_REAR_IO_RP_QUADX_SDI_GTH_X_ADDRESS(0,0)</text:p>
          </table:table-cell>
          <table:table-cell table:number-columns-repeated="1017"/>
        </table:table-row>
        <table:table-row table:style-name="ro1">
          <table:table-cell table:formula="of:=[new.B53]" office:value-type="string" office:string-value="CITRA_REAR_IO_RP_QUAD_SDI_TX0_CTRL_OFFSET" calcext:value-type="string">
            <text:p>CITRA_REAR_IO_RP_QUAD_SDI_TX0_CTRL_OFFSET</text:p>
          </table:table-cell>
          <table:table-cell table:formula="of:=[new.A53]" office:value-type="float" office:value="0" calcext:value-type="float">
            <text:p>0</text:p>
          </table:table-cell>
          <table:table-cell table:formula="of:=DEC2HEX([.B54];8)" office:value-type="string" office:string-value="00000000" calcext:value-type="string">
            <text:p>00000000</text:p>
          </table:table-cell>
          <table:table-cell table:style-name="ce4"/>
          <table:table-cell table:formula="of:=DEC2HEX([.F54];8)" office:value-type="string" office:string-value="00000000" calcext:value-type="string">
            <text:p>00000000</text:p>
          </table:table-cell>
          <table:table-cell table:formula="of:=[old.B53]" office:value-type="float" office:value="0" calcext:value-type="float">
            <text:p>0</text:p>
          </table:table-cell>
          <table:table-cell table:formula="of:=[old.A53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number-columns-repeated="1017"/>
        </table:table-row>
        <table:table-row table:style-name="ro1">
          <table:table-cell table:formula="of:=[new.B54]" office:value-type="string" office:string-value="CITRA_REAR_IO_RP_QUAD_ADDRESS(0)" calcext:value-type="string">
            <text:p>CITRA_REAR_IO_RP_QUAD_ADDRESS(0)</text:p>
          </table:table-cell>
          <table:table-cell table:formula="of:=[new.A54]" office:value-type="float" office:value="131072" calcext:value-type="float">
            <text:p>131072</text:p>
          </table:table-cell>
          <table:table-cell table:formula="of:=DEC2HEX([.B55];8)" office:value-type="string" office:string-value="00020000" calcext:value-type="string">
            <text:p>00020000</text:p>
          </table:table-cell>
          <table:table-cell table:style-name="ce4"/>
          <table:table-cell table:formula="of:=DEC2HEX([.F55];8)" office:value-type="string" office:string-value="00020018" calcext:value-type="string">
            <text:p>00020018</text:p>
          </table:table-cell>
          <table:table-cell table:formula="of:=[old.B54]" office:value-type="float" office:value="131096" calcext:value-type="float">
            <text:p>131096</text:p>
          </table:table-cell>
          <table:table-cell table:formula="of:=[old.A54]" office:value-type="string" office:string-value="CITRA_REAR_IO_RP_QUADX_SDI_GTH_X_ADDRESS(0,1)" calcext:value-type="string">
            <text:p>CITRA_REAR_IO_RP_QUADX_SDI_GTH_X_ADDRESS(0,1)</text:p>
          </table:table-cell>
          <table:table-cell table:style-name="ce8" office:value-type="string" calcext:value-type="string">
            <text:p>These are ok – look at the offsets. <text:s/>Also, the fix for the XML in row 34 comes into play. <text:s/></text:p>
          </table:table-cell>
          <table:table-cell table:number-columns-repeated="1016"/>
        </table:table-row>
        <table:table-row table:style-name="ro1">
          <table:table-cell table:formula="of:=[new.B55]" office:value-type="string" office:string-value="CITRA_REAR_IO_RP_QUAD_SDI_TX1_CTRL_OFFSET" calcext:value-type="string">
            <text:p>CITRA_REAR_IO_RP_QUAD_SDI_TX1_CTRL_OFFSET</text:p>
          </table:table-cell>
          <table:table-cell table:formula="of:=[new.A55]" office:value-type="float" office:value="24" calcext:value-type="float">
            <text:p>24</text:p>
          </table:table-cell>
          <table:table-cell table:formula="of:=DEC2HEX([.B56];8)" office:value-type="string" office:string-value="00000018" calcext:value-type="string">
            <text:p>00000018</text:p>
          </table:table-cell>
          <table:table-cell table:style-name="ce4"/>
          <table:table-cell table:formula="of:=DEC2HEX([.F56];8)" office:value-type="string" office:string-value="00000000" calcext:value-type="string">
            <text:p>00000000</text:p>
          </table:table-cell>
          <table:table-cell table:formula="of:=[old.B55]" office:value-type="float" office:value="0" calcext:value-type="float">
            <text:p>0</text:p>
          </table:table-cell>
          <table:table-cell table:formula="of:=[old.A55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56]" office:value-type="string" office:string-value="CITRA_REAR_IO_RP_QUAD_ADDRESS(0)" calcext:value-type="string">
            <text:p>CITRA_REAR_IO_RP_QUAD_ADDRESS(0)</text:p>
          </table:table-cell>
          <table:table-cell table:formula="of:=[new.A56]" office:value-type="float" office:value="131072" calcext:value-type="float">
            <text:p>131072</text:p>
          </table:table-cell>
          <table:table-cell table:formula="of:=DEC2HEX([.B57];8)" office:value-type="string" office:string-value="00020000" calcext:value-type="string">
            <text:p>00020000</text:p>
          </table:table-cell>
          <table:table-cell table:style-name="ce4"/>
          <table:table-cell table:formula="of:=DEC2HEX([.F57];8)" office:value-type="string" office:string-value="00020030" calcext:value-type="string">
            <text:p>00020030</text:p>
          </table:table-cell>
          <table:table-cell table:formula="of:=[old.B56]" office:value-type="float" office:value="131120" calcext:value-type="float">
            <text:p>131120</text:p>
          </table:table-cell>
          <table:table-cell table:formula="of:=[old.A56]" office:value-type="string" office:string-value="CITRA_REAR_IO_RP_QUADX_SDI_GTH_X_ADDRESS(0,2)" calcext:value-type="string">
            <text:p>CITRA_REAR_IO_RP_QUADX_SDI_GTH_X_ADDRESS(0,2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57]" office:value-type="string" office:string-value="CITRA_REAR_IO_RP_QUAD_SDI_TX2_CTRL_OFFSET" calcext:value-type="string">
            <text:p>CITRA_REAR_IO_RP_QUAD_SDI_TX2_CTRL_OFFSET</text:p>
          </table:table-cell>
          <table:table-cell table:formula="of:=[new.A57]" office:value-type="float" office:value="48" calcext:value-type="float">
            <text:p>48</text:p>
          </table:table-cell>
          <table:table-cell table:formula="of:=DEC2HEX([.B58];8)" office:value-type="string" office:string-value="00000030" calcext:value-type="string">
            <text:p>00000030</text:p>
          </table:table-cell>
          <table:table-cell table:style-name="ce4"/>
          <table:table-cell table:formula="of:=DEC2HEX([.F58];8)" office:value-type="string" office:string-value="00000000" calcext:value-type="string">
            <text:p>00000000</text:p>
          </table:table-cell>
          <table:table-cell table:formula="of:=[old.B57]" office:value-type="float" office:value="0" calcext:value-type="float">
            <text:p>0</text:p>
          </table:table-cell>
          <table:table-cell table:formula="of:=[old.A57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58]" office:value-type="string" office:string-value="CITRA_REAR_IO_RP_QUAD_ADDRESS(0)" calcext:value-type="string">
            <text:p>CITRA_REAR_IO_RP_QUAD_ADDRESS(0)</text:p>
          </table:table-cell>
          <table:table-cell table:formula="of:=[new.A58]" office:value-type="float" office:value="131072" calcext:value-type="float">
            <text:p>131072</text:p>
          </table:table-cell>
          <table:table-cell table:formula="of:=DEC2HEX([.B59];8)" office:value-type="string" office:string-value="00020000" calcext:value-type="string">
            <text:p>00020000</text:p>
          </table:table-cell>
          <table:table-cell table:style-name="ce4"/>
          <table:table-cell table:formula="of:=DEC2HEX([.F59];8)" office:value-type="string" office:string-value="00020048" calcext:value-type="string">
            <text:p>00020048</text:p>
          </table:table-cell>
          <table:table-cell table:formula="of:=[old.B58]" office:value-type="float" office:value="131144" calcext:value-type="float">
            <text:p>131144</text:p>
          </table:table-cell>
          <table:table-cell table:formula="of:=[old.A58]" office:value-type="string" office:string-value="CITRA_REAR_IO_RP_QUADX_SDI_GTH_X_ADDRESS(0,3)" calcext:value-type="string">
            <text:p>CITRA_REAR_IO_RP_QUADX_SDI_GTH_X_ADDRESS(0,3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59]" office:value-type="string" office:string-value="CITRA_REAR_IO_RP_QUAD_SDI_TX3_CTRL_OFFSET" calcext:value-type="string">
            <text:p>CITRA_REAR_IO_RP_QUAD_SDI_TX3_CTRL_OFFSET</text:p>
          </table:table-cell>
          <table:table-cell table:formula="of:=[new.A59]" office:value-type="float" office:value="72" calcext:value-type="float">
            <text:p>72</text:p>
          </table:table-cell>
          <table:table-cell table:formula="of:=DEC2HEX([.B60];8)" office:value-type="string" office:string-value="00000048" calcext:value-type="string">
            <text:p>00000048</text:p>
          </table:table-cell>
          <table:table-cell table:style-name="ce4"/>
          <table:table-cell table:formula="of:=DEC2HEX([.F60];8)" office:value-type="string" office:string-value="00000000" calcext:value-type="string">
            <text:p>00000000</text:p>
          </table:table-cell>
          <table:table-cell table:formula="of:=[old.B59]" office:value-type="float" office:value="0" calcext:value-type="float">
            <text:p>0</text:p>
          </table:table-cell>
          <table:table-cell table:formula="of:=[old.A59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60]" office:value-type="string" office:string-value="CITRA_REAR_IO_RP_QUAD_ADDRESS(1)" calcext:value-type="string">
            <text:p>CITRA_REAR_IO_RP_QUAD_ADDRESS(1)</text:p>
          </table:table-cell>
          <table:table-cell table:formula="of:=[new.A60]" office:value-type="float" office:value="133120" calcext:value-type="float">
            <text:p>133120</text:p>
          </table:table-cell>
          <table:table-cell table:formula="of:=DEC2HEX([.B61];8)" office:value-type="string" office:string-value="00020800" calcext:value-type="string">
            <text:p>00020800</text:p>
          </table:table-cell>
          <table:table-cell table:style-name="ce4"/>
          <table:table-cell table:formula="of:=DEC2HEX([.F61];8)" office:value-type="string" office:string-value="00021000" calcext:value-type="string">
            <text:p>00021000</text:p>
          </table:table-cell>
          <table:table-cell table:formula="of:=[old.B60]" office:value-type="float" office:value="135168" calcext:value-type="float">
            <text:p>135168</text:p>
          </table:table-cell>
          <table:table-cell table:formula="of:=[old.A60]" office:value-type="string" office:string-value="CITRA_REAR_IO_RP_QUADX_SDI_GTH_X_ADDRESS(1,0)" calcext:value-type="string">
            <text:p>CITRA_REAR_IO_RP_QUADX_SDI_GTH_X_ADDRESS(1,0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61]" office:value-type="string" office:string-value="CITRA_REAR_IO_RP_QUAD_SDI_TX0_CTRL_OFFSET" calcext:value-type="string">
            <text:p>CITRA_REAR_IO_RP_QUAD_SDI_TX0_CTRL_OFFSET</text:p>
          </table:table-cell>
          <table:table-cell table:formula="of:=[new.A61]" office:value-type="float" office:value="0" calcext:value-type="float">
            <text:p>0</text:p>
          </table:table-cell>
          <table:table-cell table:formula="of:=DEC2HEX([.B62];8)" office:value-type="string" office:string-value="00000000" calcext:value-type="string">
            <text:p>00000000</text:p>
          </table:table-cell>
          <table:table-cell table:style-name="ce4"/>
          <table:table-cell table:formula="of:=DEC2HEX([.F62];8)" office:value-type="string" office:string-value="00000000" calcext:value-type="string">
            <text:p>00000000</text:p>
          </table:table-cell>
          <table:table-cell table:formula="of:=[old.B61]" office:value-type="float" office:value="0" calcext:value-type="float">
            <text:p>0</text:p>
          </table:table-cell>
          <table:table-cell table:formula="of:=[old.A61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number-columns-repeated="1017"/>
        </table:table-row>
        <table:table-row table:style-name="ro1">
          <table:table-cell table:formula="of:=[new.B62]" office:value-type="string" office:string-value="CITRA_REAR_IO_RP_QUAD_ADDRESS(1)" calcext:value-type="string">
            <text:p>CITRA_REAR_IO_RP_QUAD_ADDRESS(1)</text:p>
          </table:table-cell>
          <table:table-cell table:formula="of:=[new.A62]" office:value-type="float" office:value="133120" calcext:value-type="float">
            <text:p>133120</text:p>
          </table:table-cell>
          <table:table-cell table:formula="of:=DEC2HEX([.B63];8)" office:value-type="string" office:string-value="00020800" calcext:value-type="string">
            <text:p>00020800</text:p>
          </table:table-cell>
          <table:table-cell table:style-name="ce4"/>
          <table:table-cell table:formula="of:=DEC2HEX([.F63];8)" office:value-type="string" office:string-value="00021018" calcext:value-type="string">
            <text:p>00021018</text:p>
          </table:table-cell>
          <table:table-cell table:formula="of:=[old.B62]" office:value-type="float" office:value="135192" calcext:value-type="float">
            <text:p>135192</text:p>
          </table:table-cell>
          <table:table-cell table:formula="of:=[old.A62]" office:value-type="string" office:string-value="CITRA_REAR_IO_RP_QUADX_SDI_GTH_X_ADDRESS(1,1)" calcext:value-type="string">
            <text:p>CITRA_REAR_IO_RP_QUADX_SDI_GTH_X_ADDRESS(1,1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63]" office:value-type="string" office:string-value="CITRA_REAR_IO_RP_QUAD_SDI_TX1_CTRL_OFFSET" calcext:value-type="string">
            <text:p>CITRA_REAR_IO_RP_QUAD_SDI_TX1_CTRL_OFFSET</text:p>
          </table:table-cell>
          <table:table-cell table:formula="of:=[new.A63]" office:value-type="float" office:value="24" calcext:value-type="float">
            <text:p>24</text:p>
          </table:table-cell>
          <table:table-cell table:formula="of:=DEC2HEX([.B64];8)" office:value-type="string" office:string-value="00000018" calcext:value-type="string">
            <text:p>00000018</text:p>
          </table:table-cell>
          <table:table-cell table:style-name="ce4"/>
          <table:table-cell table:formula="of:=DEC2HEX([.F64];8)" office:value-type="string" office:string-value="00000000" calcext:value-type="string">
            <text:p>00000000</text:p>
          </table:table-cell>
          <table:table-cell table:formula="of:=[old.B63]" office:value-type="float" office:value="0" calcext:value-type="float">
            <text:p>0</text:p>
          </table:table-cell>
          <table:table-cell table:formula="of:=[old.A63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64]" office:value-type="string" office:string-value="CITRA_REAR_IO_RP_QUAD_ADDRESS(1)" calcext:value-type="string">
            <text:p>CITRA_REAR_IO_RP_QUAD_ADDRESS(1)</text:p>
          </table:table-cell>
          <table:table-cell table:formula="of:=[new.A64]" office:value-type="float" office:value="133120" calcext:value-type="float">
            <text:p>133120</text:p>
          </table:table-cell>
          <table:table-cell table:formula="of:=DEC2HEX([.B65];8)" office:value-type="string" office:string-value="00020800" calcext:value-type="string">
            <text:p>00020800</text:p>
          </table:table-cell>
          <table:table-cell table:style-name="ce4"/>
          <table:table-cell table:formula="of:=DEC2HEX([.F65];8)" office:value-type="string" office:string-value="00021030" calcext:value-type="string">
            <text:p>00021030</text:p>
          </table:table-cell>
          <table:table-cell table:formula="of:=[old.B64]" office:value-type="float" office:value="135216" calcext:value-type="float">
            <text:p>135216</text:p>
          </table:table-cell>
          <table:table-cell table:formula="of:=[old.A64]" office:value-type="string" office:string-value="CITRA_REAR_IO_RP_QUADX_SDI_GTH_X_ADDRESS(1,2)" calcext:value-type="string">
            <text:p>CITRA_REAR_IO_RP_QUADX_SDI_GTH_X_ADDRESS(1,2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65]" office:value-type="string" office:string-value="CITRA_REAR_IO_RP_QUAD_SDI_TX2_CTRL_OFFSET" calcext:value-type="string">
            <text:p>CITRA_REAR_IO_RP_QUAD_SDI_TX2_CTRL_OFFSET</text:p>
          </table:table-cell>
          <table:table-cell table:formula="of:=[new.A65]" office:value-type="float" office:value="48" calcext:value-type="float">
            <text:p>48</text:p>
          </table:table-cell>
          <table:table-cell table:formula="of:=DEC2HEX([.B66];8)" office:value-type="string" office:string-value="00000030" calcext:value-type="string">
            <text:p>00000030</text:p>
          </table:table-cell>
          <table:table-cell table:style-name="ce4"/>
          <table:table-cell table:formula="of:=DEC2HEX([.F66];8)" office:value-type="string" office:string-value="00000000" calcext:value-type="string">
            <text:p>00000000</text:p>
          </table:table-cell>
          <table:table-cell table:formula="of:=[old.B65]" office:value-type="float" office:value="0" calcext:value-type="float">
            <text:p>0</text:p>
          </table:table-cell>
          <table:table-cell table:formula="of:=[old.A65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66]" office:value-type="string" office:string-value="CITRA_REAR_IO_RP_QUAD_ADDRESS(1)" calcext:value-type="string">
            <text:p>CITRA_REAR_IO_RP_QUAD_ADDRESS(1)</text:p>
          </table:table-cell>
          <table:table-cell table:formula="of:=[new.A66]" office:value-type="float" office:value="133120" calcext:value-type="float">
            <text:p>133120</text:p>
          </table:table-cell>
          <table:table-cell table:formula="of:=DEC2HEX([.B67];8)" office:value-type="string" office:string-value="00020800" calcext:value-type="string">
            <text:p>00020800</text:p>
          </table:table-cell>
          <table:table-cell table:style-name="ce4"/>
          <table:table-cell table:formula="of:=DEC2HEX([.F67];8)" office:value-type="string" office:string-value="00021048" calcext:value-type="string">
            <text:p>00021048</text:p>
          </table:table-cell>
          <table:table-cell table:formula="of:=[old.B66]" office:value-type="float" office:value="135240" calcext:value-type="float">
            <text:p>135240</text:p>
          </table:table-cell>
          <table:table-cell table:formula="of:=[old.A66]" office:value-type="string" office:string-value="CITRA_REAR_IO_RP_QUADX_SDI_GTH_X_ADDRESS(1,3)" calcext:value-type="string">
            <text:p>CITRA_REAR_IO_RP_QUADX_SDI_GTH_X_ADDRESS(1,3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67]" office:value-type="string" office:string-value="CITRA_REAR_IO_RP_QUAD_SDI_TX3_CTRL_OFFSET" calcext:value-type="string">
            <text:p>CITRA_REAR_IO_RP_QUAD_SDI_TX3_CTRL_OFFSET</text:p>
          </table:table-cell>
          <table:table-cell table:formula="of:=[new.A67]" office:value-type="float" office:value="72" calcext:value-type="float">
            <text:p>72</text:p>
          </table:table-cell>
          <table:table-cell table:formula="of:=DEC2HEX([.B68];8)" office:value-type="string" office:string-value="00000048" calcext:value-type="string">
            <text:p>00000048</text:p>
          </table:table-cell>
          <table:table-cell table:style-name="ce4"/>
          <table:table-cell table:formula="of:=DEC2HEX([.F68];8)" office:value-type="string" office:string-value="00000000" calcext:value-type="string">
            <text:p>00000000</text:p>
          </table:table-cell>
          <table:table-cell table:formula="of:=[old.B67]" office:value-type="float" office:value="0" calcext:value-type="float">
            <text:p>0</text:p>
          </table:table-cell>
          <table:table-cell table:formula="of:=[old.A67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68]" office:value-type="string" office:string-value="CITRA_REAR_IO_RP_QUAD_ADDRESS(2)" calcext:value-type="string">
            <text:p>CITRA_REAR_IO_RP_QUAD_ADDRESS(2)</text:p>
          </table:table-cell>
          <table:table-cell table:formula="of:=[new.A68]" office:value-type="float" office:value="135168" calcext:value-type="float">
            <text:p>135168</text:p>
          </table:table-cell>
          <table:table-cell table:formula="of:=DEC2HEX([.B69];8)" office:value-type="string" office:string-value="00021000" calcext:value-type="string">
            <text:p>00021000</text:p>
          </table:table-cell>
          <table:table-cell table:style-name="ce4"/>
          <table:table-cell table:formula="of:=DEC2HEX([.F69];8)" office:value-type="string" office:string-value="00022000" calcext:value-type="string">
            <text:p>00022000</text:p>
          </table:table-cell>
          <table:table-cell table:formula="of:=[old.B68]" office:value-type="float" office:value="139264" calcext:value-type="float">
            <text:p>139264</text:p>
          </table:table-cell>
          <table:table-cell table:formula="of:=[old.A68]" office:value-type="string" office:string-value="CITRA_REAR_IO_RP_QUADX_SDI_GTH_X_ADDRESS(2,0)" calcext:value-type="string">
            <text:p>CITRA_REAR_IO_RP_QUADX_SDI_GTH_X_ADDRESS(2,0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69]" office:value-type="string" office:string-value="CITRA_REAR_IO_RP_QUAD_SDI_TX0_CTRL_OFFSET" calcext:value-type="string">
            <text:p>CITRA_REAR_IO_RP_QUAD_SDI_TX0_CTRL_OFFSET</text:p>
          </table:table-cell>
          <table:table-cell table:formula="of:=[new.A69]" office:value-type="float" office:value="0" calcext:value-type="float">
            <text:p>0</text:p>
          </table:table-cell>
          <table:table-cell table:formula="of:=DEC2HEX([.B70];8)" office:value-type="string" office:string-value="00000000" calcext:value-type="string">
            <text:p>00000000</text:p>
          </table:table-cell>
          <table:table-cell table:style-name="ce4"/>
          <table:table-cell table:formula="of:=DEC2HEX([.F70];8)" office:value-type="string" office:string-value="00000000" calcext:value-type="string">
            <text:p>00000000</text:p>
          </table:table-cell>
          <table:table-cell table:formula="of:=[old.B69]" office:value-type="float" office:value="0" calcext:value-type="float">
            <text:p>0</text:p>
          </table:table-cell>
          <table:table-cell table:formula="of:=[old.A69]" office:value-type="string" office:string-value="CITRA_REAR_IO_RP_QUADX_SDI_GTH_X_TX_CONTROL_REGISTER_OFFSET" calcext:value-type="string">
            <text:p>CITRA_REAR_IO_RP_QUADX_SDI_GTH_X_TX_CONTROL_REGISTER_OFFSET</text:p>
          </table:table-cell>
          <table:table-cell table:number-columns-repeated="1017"/>
        </table:table-row>
        <table:table-row table:style-name="ro1">
          <table:table-cell table:formula="of:=[new.B70]" office:value-type="string" office:string-value="CITRA_REAR_IO_RP_QUAD_ADDRESS(0)+CITRA_REAR_IO_RP_QUAD_SDI_TX0_CTRL_OFFSET" calcext:value-type="string">
            <text:p>CITRA_REAR_IO_RP_QUAD_ADDRESS(0)+CITRA_REAR_IO_RP_QUAD_SDI_TX0_CTRL_OFFSET</text:p>
          </table:table-cell>
          <table:table-cell table:formula="of:=[new.A70]" office:value-type="float" office:value="131072" calcext:value-type="float">
            <text:p>131072</text:p>
          </table:table-cell>
          <table:table-cell table:formula="of:=DEC2HEX([.B71];8)" office:value-type="string" office:string-value="00020000" calcext:value-type="string">
            <text:p>00020000</text:p>
          </table:table-cell>
          <table:table-cell table:style-name="ce4"/>
          <table:table-cell table:formula="of:=DEC2HEX([.F71];8)" office:value-type="string" office:string-value="00020000" calcext:value-type="string">
            <text:p>00020000</text:p>
          </table:table-cell>
          <table:table-cell table:formula="of:=[old.B70]" office:value-type="float" office:value="131072" calcext:value-type="float">
            <text:p>131072</text:p>
          </table:table-cell>
          <table:table-cell table:formula="of:=[old.A70]" office:value-type="string" office:string-value="CITRA_REAR_IO_RP_QUADX_SDI_GTH_X_ADDRESS(0,0)" calcext:value-type="string">
            <text:p>CITRA_REAR_IO_RP_QUADX_SDI_GTH_X_ADDRESS(0,0)</text:p>
          </table:table-cell>
          <table:table-cell table:number-columns-repeated="1017"/>
        </table:table-row>
        <table:table-row table:style-name="ro1">
          <table:table-cell table:formula="of:=[new.B71]" office:value-type="string" office:string-value="CITRA_REAR_IO_RP_QUAD_ADDRESS(0)+CITRA_REAR_IO_RP_QUAD_SDI_TX1_CTRL_OFFSET" calcext:value-type="string">
            <text:p>CITRA_REAR_IO_RP_QUAD_ADDRESS(0)+CITRA_REAR_IO_RP_QUAD_SDI_TX1_CTRL_OFFSET</text:p>
          </table:table-cell>
          <table:table-cell table:formula="of:=[new.A71]" office:value-type="float" office:value="131096" calcext:value-type="float">
            <text:p>131096</text:p>
          </table:table-cell>
          <table:table-cell table:formula="of:=DEC2HEX([.B72];8)" office:value-type="string" office:string-value="00020018" calcext:value-type="string">
            <text:p>00020018</text:p>
          </table:table-cell>
          <table:table-cell table:style-name="ce4"/>
          <table:table-cell table:formula="of:=DEC2HEX([.F72];8)" office:value-type="string" office:string-value="00020018" calcext:value-type="string">
            <text:p>00020018</text:p>
          </table:table-cell>
          <table:table-cell table:formula="of:=[old.B71]" office:value-type="float" office:value="131096" calcext:value-type="float">
            <text:p>131096</text:p>
          </table:table-cell>
          <table:table-cell table:formula="of:=[old.A71]" office:value-type="string" office:string-value="CITRA_REAR_IO_RP_QUADX_SDI_GTH_X_ADDRESS(0,1)" calcext:value-type="string">
            <text:p>CITRA_REAR_IO_RP_QUADX_SDI_GTH_X_ADDRESS(0,1)</text:p>
          </table:table-cell>
          <table:table-cell table:number-columns-repeated="1017"/>
        </table:table-row>
        <table:table-row table:style-name="ro1">
          <table:table-cell table:formula="of:=[new.B72]" office:value-type="string" office:string-value="CITRA_REAR_IO_RP_QUAD_ADDRESS(0)+CITRA_REAR_IO_RP_QUAD_SDI_TX2_CTRL_OFFSET" calcext:value-type="string">
            <text:p>CITRA_REAR_IO_RP_QUAD_ADDRESS(0)+CITRA_REAR_IO_RP_QUAD_SDI_TX2_CTRL_OFFSET</text:p>
          </table:table-cell>
          <table:table-cell table:formula="of:=[new.A72]" office:value-type="float" office:value="131120" calcext:value-type="float">
            <text:p>131120</text:p>
          </table:table-cell>
          <table:table-cell table:formula="of:=DEC2HEX([.B73];8)" office:value-type="string" office:string-value="00020030" calcext:value-type="string">
            <text:p>00020030</text:p>
          </table:table-cell>
          <table:table-cell table:style-name="ce4"/>
          <table:table-cell table:formula="of:=DEC2HEX([.F73];8)" office:value-type="string" office:string-value="00020030" calcext:value-type="string">
            <text:p>00020030</text:p>
          </table:table-cell>
          <table:table-cell table:formula="of:=[old.B72]" office:value-type="float" office:value="131120" calcext:value-type="float">
            <text:p>131120</text:p>
          </table:table-cell>
          <table:table-cell table:formula="of:=[old.A72]" office:value-type="string" office:string-value="CITRA_REAR_IO_RP_QUADX_SDI_GTH_X_ADDRESS(0,2)" calcext:value-type="string">
            <text:p>CITRA_REAR_IO_RP_QUADX_SDI_GTH_X_ADDRESS(0,2)</text:p>
          </table:table-cell>
          <table:table-cell table:number-columns-repeated="1017"/>
        </table:table-row>
        <table:table-row table:style-name="ro1">
          <table:table-cell table:formula="of:=[new.B73]" office:value-type="string" office:string-value="CITRA_REAR_IO_RP_QUAD_ADDRESS(0)+CITRA_REAR_IO_RP_QUAD_SDI_TX3_CTRL_OFFSET" calcext:value-type="string">
            <text:p>CITRA_REAR_IO_RP_QUAD_ADDRESS(0)+CITRA_REAR_IO_RP_QUAD_SDI_TX3_CTRL_OFFSET</text:p>
          </table:table-cell>
          <table:table-cell table:formula="of:=[new.A73]" office:value-type="float" office:value="131144" calcext:value-type="float">
            <text:p>131144</text:p>
          </table:table-cell>
          <table:table-cell table:formula="of:=DEC2HEX([.B74];8)" office:value-type="string" office:string-value="00020048" calcext:value-type="string">
            <text:p>00020048</text:p>
          </table:table-cell>
          <table:table-cell table:style-name="ce4"/>
          <table:table-cell table:formula="of:=DEC2HEX([.F74];8)" office:value-type="string" office:string-value="00020048" calcext:value-type="string">
            <text:p>00020048</text:p>
          </table:table-cell>
          <table:table-cell table:formula="of:=[old.B73]" office:value-type="float" office:value="131144" calcext:value-type="float">
            <text:p>131144</text:p>
          </table:table-cell>
          <table:table-cell table:formula="of:=[old.A73]" office:value-type="string" office:string-value="CITRA_REAR_IO_RP_QUADX_SDI_GTH_X_ADDRESS(0,3)" calcext:value-type="string">
            <text:p>CITRA_REAR_IO_RP_QUADX_SDI_GTH_X_ADDRESS(0,3)</text:p>
          </table:table-cell>
          <table:table-cell table:number-columns-repeated="1017"/>
        </table:table-row>
        <table:table-row table:style-name="ro1">
          <table:table-cell table:formula="of:=[new.B74]" office:value-type="string" office:string-value="CITRA_REAR_IO_RP_QUAD_ADDRESS(1)+CITRA_REAR_IO_RP_QUAD_SDI_TX0_CTRL_OFFSET" calcext:value-type="string">
            <text:p>CITRA_REAR_IO_RP_QUAD_ADDRESS(1)+CITRA_REAR_IO_RP_QUAD_SDI_TX0_CTRL_OFFSET</text:p>
          </table:table-cell>
          <table:table-cell table:formula="of:=[new.A74]" office:value-type="float" office:value="133120" calcext:value-type="float">
            <text:p>133120</text:p>
          </table:table-cell>
          <table:table-cell table:formula="of:=DEC2HEX([.B75];8)" office:value-type="string" office:string-value="00020800" calcext:value-type="string">
            <text:p>00020800</text:p>
          </table:table-cell>
          <table:table-cell table:style-name="ce4"/>
          <table:table-cell table:formula="of:=DEC2HEX([.F75];8)" office:value-type="string" office:string-value="00021000" calcext:value-type="string">
            <text:p>00021000</text:p>
          </table:table-cell>
          <table:table-cell table:formula="of:=[old.B74]" office:value-type="float" office:value="135168" calcext:value-type="float">
            <text:p>135168</text:p>
          </table:table-cell>
          <table:table-cell table:formula="of:=[old.A74]" office:value-type="string" office:string-value="CITRA_REAR_IO_RP_QUADX_SDI_GTH_X_ADDRESS(1,0)" calcext:value-type="string">
            <text:p>CITRA_REAR_IO_RP_QUADX_SDI_GTH_X_ADDRESS(1,0)</text:p>
          </table:table-cell>
          <table:table-cell table:style-name="ce8" office:value-type="string" calcext:value-type="string">
            <text:p>XML fix</text:p>
          </table:table-cell>
          <table:table-cell table:number-columns-repeated="1016"/>
        </table:table-row>
        <table:table-row table:style-name="ro1">
          <table:table-cell table:formula="of:=[new.B75]" office:value-type="string" office:string-value="CITRA_REAR_IO_RP_QUAD_ADDRESS(1)+CITRA_REAR_IO_RP_QUAD_SDI_TX1_CTRL_OFFSET" calcext:value-type="string">
            <text:p>CITRA_REAR_IO_RP_QUAD_ADDRESS(1)+CITRA_REAR_IO_RP_QUAD_SDI_TX1_CTRL_OFFSET</text:p>
          </table:table-cell>
          <table:table-cell table:formula="of:=[new.A75]" office:value-type="float" office:value="133144" calcext:value-type="float">
            <text:p>133144</text:p>
          </table:table-cell>
          <table:table-cell table:formula="of:=DEC2HEX([.B76];8)" office:value-type="string" office:string-value="00020818" calcext:value-type="string">
            <text:p>00020818</text:p>
          </table:table-cell>
          <table:table-cell table:style-name="ce4"/>
          <table:table-cell table:formula="of:=DEC2HEX([.F76];8)" office:value-type="string" office:string-value="00021018" calcext:value-type="string">
            <text:p>00021018</text:p>
          </table:table-cell>
          <table:table-cell table:formula="of:=[old.B75]" office:value-type="float" office:value="135192" calcext:value-type="float">
            <text:p>135192</text:p>
          </table:table-cell>
          <table:table-cell table:formula="of:=[old.A75]" office:value-type="string" office:string-value="CITRA_REAR_IO_RP_QUADX_SDI_GTH_X_ADDRESS(1,1)" calcext:value-type="string">
            <text:p>CITRA_REAR_IO_RP_QUADX_SDI_GTH_X_ADDRESS(1,1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76]" office:value-type="string" office:string-value="CITRA_REAR_IO_RP_QUAD_ADDRESS(1)+CITRA_REAR_IO_RP_QUAD_SDI_TX2_CTRL_OFFSET" calcext:value-type="string">
            <text:p>CITRA_REAR_IO_RP_QUAD_ADDRESS(1)+CITRA_REAR_IO_RP_QUAD_SDI_TX2_CTRL_OFFSET</text:p>
          </table:table-cell>
          <table:table-cell table:formula="of:=[new.A76]" office:value-type="float" office:value="133168" calcext:value-type="float">
            <text:p>133168</text:p>
          </table:table-cell>
          <table:table-cell table:formula="of:=DEC2HEX([.B77];8)" office:value-type="string" office:string-value="00020830" calcext:value-type="string">
            <text:p>00020830</text:p>
          </table:table-cell>
          <table:table-cell table:style-name="ce4"/>
          <table:table-cell table:formula="of:=DEC2HEX([.F77];8)" office:value-type="string" office:string-value="00021030" calcext:value-type="string">
            <text:p>00021030</text:p>
          </table:table-cell>
          <table:table-cell table:formula="of:=[old.B76]" office:value-type="float" office:value="135216" calcext:value-type="float">
            <text:p>135216</text:p>
          </table:table-cell>
          <table:table-cell table:formula="of:=[old.A76]" office:value-type="string" office:string-value="CITRA_REAR_IO_RP_QUADX_SDI_GTH_X_ADDRESS(1,2)" calcext:value-type="string">
            <text:p>CITRA_REAR_IO_RP_QUADX_SDI_GTH_X_ADDRESS(1,2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77]" office:value-type="string" office:string-value="CITRA_REAR_IO_RP_QUAD_ADDRESS(1)+CITRA_REAR_IO_RP_QUAD_SDI_TX3_CTRL_OFFSET" calcext:value-type="string">
            <text:p>CITRA_REAR_IO_RP_QUAD_ADDRESS(1)+CITRA_REAR_IO_RP_QUAD_SDI_TX3_CTRL_OFFSET</text:p>
          </table:table-cell>
          <table:table-cell table:formula="of:=[new.A77]" office:value-type="float" office:value="133192" calcext:value-type="float">
            <text:p>133192</text:p>
          </table:table-cell>
          <table:table-cell table:formula="of:=DEC2HEX([.B78];8)" office:value-type="string" office:string-value="00020848" calcext:value-type="string">
            <text:p>00020848</text:p>
          </table:table-cell>
          <table:table-cell table:style-name="ce4"/>
          <table:table-cell table:formula="of:=DEC2HEX([.F78];8)" office:value-type="string" office:string-value="00021048" calcext:value-type="string">
            <text:p>00021048</text:p>
          </table:table-cell>
          <table:table-cell table:formula="of:=[old.B77]" office:value-type="float" office:value="135240" calcext:value-type="float">
            <text:p>135240</text:p>
          </table:table-cell>
          <table:table-cell table:formula="of:=[old.A77]" office:value-type="string" office:string-value="CITRA_REAR_IO_RP_QUADX_SDI_GTH_X_ADDRESS(1,3)" calcext:value-type="string">
            <text:p>CITRA_REAR_IO_RP_QUADX_SDI_GTH_X_ADDRESS(1,3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78]" office:value-type="string" office:string-value="CITRA_REAR_IO_RP_QUAD_ADDRESS(2)+CITRA_REAR_IO_RP_QUAD_SDI_TX0_CTRL_OFFSET" calcext:value-type="string">
            <text:p>CITRA_REAR_IO_RP_QUAD_ADDRESS(2)+CITRA_REAR_IO_RP_QUAD_SDI_TX0_CTRL_OFFSET</text:p>
          </table:table-cell>
          <table:table-cell table:formula="of:=[new.A78]" office:value-type="float" office:value="135168" calcext:value-type="float">
            <text:p>135168</text:p>
          </table:table-cell>
          <table:table-cell table:formula="of:=DEC2HEX([.B79];8)" office:value-type="string" office:string-value="00021000" calcext:value-type="string">
            <text:p>00021000</text:p>
          </table:table-cell>
          <table:table-cell table:style-name="ce4"/>
          <table:table-cell table:formula="of:=DEC2HEX([.F79];8)" office:value-type="string" office:string-value="00022000" calcext:value-type="string">
            <text:p>00022000</text:p>
          </table:table-cell>
          <table:table-cell table:formula="of:=[old.B78]" office:value-type="float" office:value="139264" calcext:value-type="float">
            <text:p>139264</text:p>
          </table:table-cell>
          <table:table-cell table:formula="of:=[old.A78]" office:value-type="string" office:string-value="CITRA_REAR_IO_RP_QUADX_SDI_GTH_X_ADDRESS(2,0)" calcext:value-type="string">
            <text:p>CITRA_REAR_IO_RP_QUADX_SDI_GTH_X_ADDRESS(2,0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79]" office:value-type="string" office:string-value="CITRA_ROUTER_IO_GV_ASI_ADDRESS+CITRA_ROUTER_IO_GV_ASI_GVASI_CTRL0_OFFSET" calcext:value-type="string">
            <text:p>CITRA_ROUTER_IO_GV_ASI_ADDRESS+CITRA_ROUTER_IO_GV_ASI_GVASI_CTRL0_OFFSET</text:p>
          </table:table-cell>
          <table:table-cell table:formula="of:=[new.A79]" office:value-type="float" office:value="196620" calcext:value-type="float">
            <text:p>196620</text:p>
          </table:table-cell>
          <table:table-cell table:formula="of:=DEC2HEX([.B80];8)" office:value-type="string" office:string-value="0003000C" calcext:value-type="string">
            <text:p>0003000C</text:p>
          </table:table-cell>
          <table:table-cell table:style-name="ce4"/>
          <table:table-cell table:formula="of:=DEC2HEX([.F80];8)" office:value-type="string" office:string-value="0003000C" calcext:value-type="string">
            <text:p>0003000C</text:p>
          </table:table-cell>
          <table:table-cell table:formula="of:=[old.B79]" office:value-type="float" office:value="196620" calcext:value-type="float">
            <text:p>196620</text:p>
          </table:table-cell>
          <table:table-cell table:formula="of:=[old.A79]" office:value-type="string" office:string-value="CITRA_ROUTER_IO_GVASI_CTRL_ADDRESS(0)" calcext:value-type="string">
            <text:p>CITRA_ROUTER_IO_GVASI_CTRL_ADDRESS(0)</text:p>
          </table:table-cell>
          <table:table-cell table:number-columns-repeated="1017"/>
        </table:table-row>
        <table:table-row table:style-name="ro1">
          <table:table-cell table:formula="of:=[new.B80]" office:value-type="string" office:string-value="CITRA_ROUTER_IO_GV_ASI_ADDRESS+CITRA_ROUTER_IO_GV_ASI_GVASI_CTRL1_OFFSET" calcext:value-type="string">
            <text:p>CITRA_ROUTER_IO_GV_ASI_ADDRESS+CITRA_ROUTER_IO_GV_ASI_GVASI_CTRL1_OFFSET</text:p>
          </table:table-cell>
          <table:table-cell table:formula="of:=[new.A80]" office:value-type="float" office:value="196624" calcext:value-type="float">
            <text:p>196624</text:p>
          </table:table-cell>
          <table:table-cell table:formula="of:=DEC2HEX([.B81];8)" office:value-type="string" office:string-value="00030010" calcext:value-type="string">
            <text:p>00030010</text:p>
          </table:table-cell>
          <table:table-cell table:style-name="ce4"/>
          <table:table-cell table:formula="of:=DEC2HEX([.F81];8)" office:value-type="string" office:string-value="00030010" calcext:value-type="string">
            <text:p>00030010</text:p>
          </table:table-cell>
          <table:table-cell table:formula="of:=[old.B80]" office:value-type="float" office:value="196624" calcext:value-type="float">
            <text:p>196624</text:p>
          </table:table-cell>
          <table:table-cell table:formula="of:=[old.A80]" office:value-type="string" office:string-value="CITRA_ROUTER_IO_GVASI_CTRL_ADDRESS(1)" calcext:value-type="string">
            <text:p>CITRA_ROUTER_IO_GVASI_CTRL_ADDRESS(1)</text:p>
          </table:table-cell>
          <table:table-cell table:number-columns-repeated="1017"/>
        </table:table-row>
        <table:table-row table:style-name="ro1">
          <table:table-cell table:formula="of:=[new.B81]" office:value-type="string" office:string-value="CITRA_ROUTER_IO_GV_ASI_ADDRESS+CITRA_ROUTER_IO_GV_ASI_GVASI_CTRL2_OFFSET" calcext:value-type="string">
            <text:p>CITRA_ROUTER_IO_GV_ASI_ADDRESS+CITRA_ROUTER_IO_GV_ASI_GVASI_CTRL2_OFFSET</text:p>
          </table:table-cell>
          <table:table-cell table:formula="of:=[new.A81]" office:value-type="float" office:value="196628" calcext:value-type="float">
            <text:p>196628</text:p>
          </table:table-cell>
          <table:table-cell table:formula="of:=DEC2HEX([.B82];8)" office:value-type="string" office:string-value="00030014" calcext:value-type="string">
            <text:p>00030014</text:p>
          </table:table-cell>
          <table:table-cell table:style-name="ce4"/>
          <table:table-cell table:formula="of:=DEC2HEX([.F82];8)" office:value-type="string" office:string-value="00030014" calcext:value-type="string">
            <text:p>00030014</text:p>
          </table:table-cell>
          <table:table-cell table:formula="of:=[old.B81]" office:value-type="float" office:value="196628" calcext:value-type="float">
            <text:p>196628</text:p>
          </table:table-cell>
          <table:table-cell table:formula="of:=[old.A81]" office:value-type="string" office:string-value="CITRA_ROUTER_IO_GVASI_CTRL_ADDRESS(2)" calcext:value-type="string">
            <text:p>CITRA_ROUTER_IO_GVASI_CTRL_ADDRESS(2)</text:p>
          </table:table-cell>
          <table:table-cell table:number-columns-repeated="1017"/>
        </table:table-row>
        <table:table-row table:style-name="ro1">
          <table:table-cell table:formula="of:=[new.B82]" office:value-type="string" office:string-value="CITRA_ROUTER_IO_GV_ASI_ADDRESS+CITRA_ROUTER_IO_GV_ASI_GVASI_CTRL3_OFFSET" calcext:value-type="string">
            <text:p>CITRA_ROUTER_IO_GV_ASI_ADDRESS+CITRA_ROUTER_IO_GV_ASI_GVASI_CTRL3_OFFSET</text:p>
          </table:table-cell>
          <table:table-cell table:formula="of:=[new.A82]" office:value-type="float" office:value="196632" calcext:value-type="float">
            <text:p>196632</text:p>
          </table:table-cell>
          <table:table-cell table:formula="of:=DEC2HEX([.B83];8)" office:value-type="string" office:string-value="00030018" calcext:value-type="string">
            <text:p>00030018</text:p>
          </table:table-cell>
          <table:table-cell table:style-name="ce4"/>
          <table:table-cell table:formula="of:=DEC2HEX([.F83];8)" office:value-type="string" office:string-value="00030018" calcext:value-type="string">
            <text:p>00030018</text:p>
          </table:table-cell>
          <table:table-cell table:formula="of:=[old.B82]" office:value-type="float" office:value="196632" calcext:value-type="float">
            <text:p>196632</text:p>
          </table:table-cell>
          <table:table-cell table:formula="of:=[old.A82]" office:value-type="string" office:string-value="CITRA_ROUTER_IO_GVASI_CTRL_ADDRESS(3)" calcext:value-type="string">
            <text:p>CITRA_ROUTER_IO_GVASI_CTRL_ADDRESS(3)</text:p>
          </table:table-cell>
          <table:table-cell table:number-columns-repeated="1017"/>
        </table:table-row>
        <table:table-row table:style-name="ro1">
          <table:table-cell table:formula="of:=[new.B83]" office:value-type="string" office:string-value="CITRA_ROUTER_IO_GV_ASI_ADDRESS+CITRA_ROUTER_IO_GV_ASI_GVASI_CTRL4_OFFSET" calcext:value-type="string">
            <text:p>CITRA_ROUTER_IO_GV_ASI_ADDRESS+CITRA_ROUTER_IO_GV_ASI_GVASI_CTRL4_OFFSET</text:p>
          </table:table-cell>
          <table:table-cell table:formula="of:=[new.A83]" office:value-type="float" office:value="196636" calcext:value-type="float">
            <text:p>196636</text:p>
          </table:table-cell>
          <table:table-cell table:formula="of:=DEC2HEX([.B84];8)" office:value-type="string" office:string-value="0003001C" calcext:value-type="string">
            <text:p>0003001C</text:p>
          </table:table-cell>
          <table:table-cell table:style-name="ce4"/>
          <table:table-cell table:formula="of:=DEC2HEX([.F84];8)" office:value-type="string" office:string-value="0003001C" calcext:value-type="string">
            <text:p>0003001C</text:p>
          </table:table-cell>
          <table:table-cell table:formula="of:=[old.B83]" office:value-type="float" office:value="196636" calcext:value-type="float">
            <text:p>196636</text:p>
          </table:table-cell>
          <table:table-cell table:formula="of:=[old.A83]" office:value-type="string" office:string-value="CITRA_ROUTER_IO_GVASI_CTRL_ADDRESS(4)" calcext:value-type="string">
            <text:p>CITRA_ROUTER_IO_GVASI_CTRL_ADDRESS(4)</text:p>
          </table:table-cell>
          <table:table-cell table:number-columns-repeated="1017"/>
        </table:table-row>
        <table:table-row table:style-name="ro1">
          <table:table-cell table:formula="of:=[new.B84]" office:value-type="string" office:string-value="CITRA_ROUTER_IO_GV_ASI_ADDRESS+CITRA_ROUTER_IO_GV_ASI_GVASI_CTRL5_OFFSET" calcext:value-type="string">
            <text:p>CITRA_ROUTER_IO_GV_ASI_ADDRESS+CITRA_ROUTER_IO_GV_ASI_GVASI_CTRL5_OFFSET</text:p>
          </table:table-cell>
          <table:table-cell table:formula="of:=[new.A84]" office:value-type="float" office:value="196640" calcext:value-type="float">
            <text:p>196640</text:p>
          </table:table-cell>
          <table:table-cell table:formula="of:=DEC2HEX([.B85];8)" office:value-type="string" office:string-value="00030020" calcext:value-type="string">
            <text:p>00030020</text:p>
          </table:table-cell>
          <table:table-cell table:style-name="ce4"/>
          <table:table-cell table:formula="of:=DEC2HEX([.F85];8)" office:value-type="string" office:string-value="00030020" calcext:value-type="string">
            <text:p>00030020</text:p>
          </table:table-cell>
          <table:table-cell table:formula="of:=[old.B84]" office:value-type="float" office:value="196640" calcext:value-type="float">
            <text:p>196640</text:p>
          </table:table-cell>
          <table:table-cell table:formula="of:=[old.A84]" office:value-type="string" office:string-value="CITRA_ROUTER_IO_GVASI_CTRL_ADDRESS(5)" calcext:value-type="string">
            <text:p>CITRA_ROUTER_IO_GVASI_CTRL_ADDRESS(5)</text:p>
          </table:table-cell>
          <table:table-cell table:number-columns-repeated="1017"/>
        </table:table-row>
        <table:table-row table:style-name="ro1">
          <table:table-cell table:formula="of:=[new.B85]" office:value-type="string" office:string-value="CITRA_ROUTER_IO_GV_ASI_ADDRESS+CITRA_ROUTER_IO_GV_ASI_GVASI_CTRL6_OFFSET" calcext:value-type="string">
            <text:p>CITRA_ROUTER_IO_GV_ASI_ADDRESS+CITRA_ROUTER_IO_GV_ASI_GVASI_CTRL6_OFFSET</text:p>
          </table:table-cell>
          <table:table-cell table:formula="of:=[new.A85]" office:value-type="float" office:value="196644" calcext:value-type="float">
            <text:p>196644</text:p>
          </table:table-cell>
          <table:table-cell table:formula="of:=DEC2HEX([.B86];8)" office:value-type="string" office:string-value="00030024" calcext:value-type="string">
            <text:p>00030024</text:p>
          </table:table-cell>
          <table:table-cell table:style-name="ce4"/>
          <table:table-cell table:formula="of:=DEC2HEX([.F86];8)" office:value-type="string" office:string-value="00030024" calcext:value-type="string">
            <text:p>00030024</text:p>
          </table:table-cell>
          <table:table-cell table:formula="of:=[old.B85]" office:value-type="float" office:value="196644" calcext:value-type="float">
            <text:p>196644</text:p>
          </table:table-cell>
          <table:table-cell table:formula="of:=[old.A85]" office:value-type="string" office:string-value="CITRA_ROUTER_IO_GVASI_CTRL_ADDRESS(6)" calcext:value-type="string">
            <text:p>CITRA_ROUTER_IO_GVASI_CTRL_ADDRESS(6)</text:p>
          </table:table-cell>
          <table:table-cell table:number-columns-repeated="1017"/>
        </table:table-row>
        <table:table-row table:style-name="ro1">
          <table:table-cell table:formula="of:=[new.B86]" office:value-type="string" office:string-value="CITRA_ROUTER_IO_GV_ASI_ADDRESS+CITRA_ROUTER_IO_GV_ASI_GVASI_CTRL7_OFFSET" calcext:value-type="string">
            <text:p>CITRA_ROUTER_IO_GV_ASI_ADDRESS+CITRA_ROUTER_IO_GV_ASI_GVASI_CTRL7_OFFSET</text:p>
          </table:table-cell>
          <table:table-cell table:formula="of:=[new.A86]" office:value-type="float" office:value="196648" calcext:value-type="float">
            <text:p>196648</text:p>
          </table:table-cell>
          <table:table-cell table:formula="of:=DEC2HEX([.B87];8)" office:value-type="string" office:string-value="00030028" calcext:value-type="string">
            <text:p>00030028</text:p>
          </table:table-cell>
          <table:table-cell table:style-name="ce4"/>
          <table:table-cell table:formula="of:=DEC2HEX([.F87];8)" office:value-type="string" office:string-value="00030028" calcext:value-type="string">
            <text:p>00030028</text:p>
          </table:table-cell>
          <table:table-cell table:formula="of:=[old.B86]" office:value-type="float" office:value="196648" calcext:value-type="float">
            <text:p>196648</text:p>
          </table:table-cell>
          <table:table-cell table:formula="of:=[old.A86]" office:value-type="string" office:string-value="CITRA_ROUTER_IO_GVASI_CTRL_ADDRESS(7)" calcext:value-type="string">
            <text:p>CITRA_ROUTER_IO_GVASI_CTRL_ADDRESS(7)</text:p>
          </table:table-cell>
          <table:table-cell table:number-columns-repeated="1017"/>
        </table:table-row>
        <table:table-row table:style-name="ro1">
          <table:table-cell table:formula="of:=[new.B87]" office:value-type="string" office:string-value="CITRA_ROUTER_IO_GV_ASI_ADDRESS+CITRA_ROUTER_IO_GV_ASI_GVASI_CTRL8_OFFSET" calcext:value-type="string">
            <text:p>CITRA_ROUTER_IO_GV_ASI_ADDRESS+CITRA_ROUTER_IO_GV_ASI_GVASI_CTRL8_OFFSET</text:p>
          </table:table-cell>
          <table:table-cell table:formula="of:=[new.A87]" office:value-type="float" office:value="196652" calcext:value-type="float">
            <text:p>196652</text:p>
          </table:table-cell>
          <table:table-cell table:formula="of:=DEC2HEX([.B88];8)" office:value-type="string" office:string-value="0003002C" calcext:value-type="string">
            <text:p>0003002C</text:p>
          </table:table-cell>
          <table:table-cell table:style-name="ce4"/>
          <table:table-cell table:formula="of:=DEC2HEX([.F88];8)" office:value-type="string" office:string-value="0003002C" calcext:value-type="string">
            <text:p>0003002C</text:p>
          </table:table-cell>
          <table:table-cell table:formula="of:=[old.B87]" office:value-type="float" office:value="196652" calcext:value-type="float">
            <text:p>196652</text:p>
          </table:table-cell>
          <table:table-cell table:formula="of:=[old.A87]" office:value-type="string" office:string-value="CITRA_ROUTER_IO_GVASI_CTRL_ADDRESS(8)" calcext:value-type="string">
            <text:p>CITRA_ROUTER_IO_GVASI_CTRL_ADDRESS(8)</text:p>
          </table:table-cell>
          <table:table-cell table:number-columns-repeated="1017"/>
        </table:table-row>
        <table:table-row table:style-name="ro1">
          <table:table-cell table:formula="of:=[new.B88]" office:value-type="string" office:string-value="CITRA_REAR_IO_RP_QUAD_SDI_SDI_INPUT_FLYWHEEL_ADDRESS(0,0)" calcext:value-type="string">
            <text:p>CITRA_REAR_IO_RP_QUAD_SDI_SDI_INPUT_FLYWHEEL_ADDRESS(0,0)</text:p>
          </table:table-cell>
          <table:table-cell table:formula="of:=[new.A88]" office:value-type="float" office:value="132096" calcext:value-type="float">
            <text:p>132096</text:p>
          </table:table-cell>
          <table:table-cell table:formula="of:=DEC2HEX([.B89];8)" office:value-type="string" office:string-value="00020400" calcext:value-type="string">
            <text:p>00020400</text:p>
          </table:table-cell>
          <table:table-cell table:style-name="ce4"/>
          <table:table-cell table:formula="of:=DEC2HEX([.F89];8)" office:value-type="string" office:string-value="00020400" calcext:value-type="string">
            <text:p>00020400</text:p>
          </table:table-cell>
          <table:table-cell table:formula="of:=[old.B88]" office:value-type="float" office:value="132096" calcext:value-type="float">
            <text:p>132096</text:p>
          </table:table-cell>
          <table:table-cell table:formula="of:=[old.A88]" office:value-type="string" office:string-value="CITRA_REAR_IO_RP_QUADX_SDI_INPUT_FLYWHEEL_X_ADDRESS(0,0)" calcext:value-type="string">
            <text:p>CITRA_REAR_IO_RP_QUADX_SDI_INPUT_FLYWHEEL_X_ADDRESS(0,0)</text:p>
          </table:table-cell>
          <table:table-cell table:number-columns-repeated="1017"/>
        </table:table-row>
        <table:table-row table:style-name="ro1">
          <table:table-cell table:formula="of:=[new.B89]" office:value-type="string" office:string-value="CITRA_REAR_IO_RP_QUAD_SDI_SDI_INPUT_FLYWHEEL_ADDRESS(0,1)" calcext:value-type="string">
            <text:p>CITRA_REAR_IO_RP_QUAD_SDI_SDI_INPUT_FLYWHEEL_ADDRESS(0,1)</text:p>
          </table:table-cell>
          <table:table-cell table:formula="of:=[new.A89]" office:value-type="float" office:value="132352" calcext:value-type="float">
            <text:p>132352</text:p>
          </table:table-cell>
          <table:table-cell table:formula="of:=DEC2HEX([.B90];8)" office:value-type="string" office:string-value="00020500" calcext:value-type="string">
            <text:p>00020500</text:p>
          </table:table-cell>
          <table:table-cell table:style-name="ce4"/>
          <table:table-cell table:formula="of:=DEC2HEX([.F90];8)" office:value-type="string" office:string-value="00020500" calcext:value-type="string">
            <text:p>00020500</text:p>
          </table:table-cell>
          <table:table-cell table:formula="of:=[old.B89]" office:value-type="float" office:value="132352" calcext:value-type="float">
            <text:p>132352</text:p>
          </table:table-cell>
          <table:table-cell table:formula="of:=[old.A89]" office:value-type="string" office:string-value="CITRA_REAR_IO_RP_QUADX_SDI_INPUT_FLYWHEEL_X_ADDRESS(0,1)" calcext:value-type="string">
            <text:p>CITRA_REAR_IO_RP_QUADX_SDI_INPUT_FLYWHEEL_X_ADDRESS(0,1)</text:p>
          </table:table-cell>
          <table:table-cell table:number-columns-repeated="1017"/>
        </table:table-row>
        <table:table-row table:style-name="ro1">
          <table:table-cell table:formula="of:=[new.B90]" office:value-type="string" office:string-value="CITRA_REAR_IO_RP_QUAD_SDI_SDI_INPUT_FLYWHEEL_ADDRESS(0,2)" calcext:value-type="string">
            <text:p>CITRA_REAR_IO_RP_QUAD_SDI_SDI_INPUT_FLYWHEEL_ADDRESS(0,2)</text:p>
          </table:table-cell>
          <table:table-cell table:formula="of:=[new.A90]" office:value-type="float" office:value="132608" calcext:value-type="float">
            <text:p>132608</text:p>
          </table:table-cell>
          <table:table-cell table:formula="of:=DEC2HEX([.B91];8)" office:value-type="string" office:string-value="00020600" calcext:value-type="string">
            <text:p>00020600</text:p>
          </table:table-cell>
          <table:table-cell table:style-name="ce4"/>
          <table:table-cell table:formula="of:=DEC2HEX([.F91];8)" office:value-type="string" office:string-value="00020600" calcext:value-type="string">
            <text:p>00020600</text:p>
          </table:table-cell>
          <table:table-cell table:formula="of:=[old.B90]" office:value-type="float" office:value="132608" calcext:value-type="float">
            <text:p>132608</text:p>
          </table:table-cell>
          <table:table-cell table:formula="of:=[old.A90]" office:value-type="string" office:string-value="CITRA_REAR_IO_RP_QUADX_SDI_INPUT_FLYWHEEL_X_ADDRESS(0,2)" calcext:value-type="string">
            <text:p>CITRA_REAR_IO_RP_QUADX_SDI_INPUT_FLYWHEEL_X_ADDRESS(0,2)</text:p>
          </table:table-cell>
          <table:table-cell table:number-columns-repeated="1017"/>
        </table:table-row>
        <table:table-row table:style-name="ro1">
          <table:table-cell table:formula="of:=[new.B91]" office:value-type="string" office:string-value="CITRA_REAR_IO_RP_QUAD_SDI_SDI_INPUT_FLYWHEEL_ADDRESS(0,3)" calcext:value-type="string">
            <text:p>CITRA_REAR_IO_RP_QUAD_SDI_SDI_INPUT_FLYWHEEL_ADDRESS(0,3)</text:p>
          </table:table-cell>
          <table:table-cell table:formula="of:=[new.A91]" office:value-type="float" office:value="132864" calcext:value-type="float">
            <text:p>132864</text:p>
          </table:table-cell>
          <table:table-cell table:formula="of:=DEC2HEX([.B92];8)" office:value-type="string" office:string-value="00020700" calcext:value-type="string">
            <text:p>00020700</text:p>
          </table:table-cell>
          <table:table-cell table:style-name="ce4"/>
          <table:table-cell table:formula="of:=DEC2HEX([.F92];8)" office:value-type="string" office:string-value="00020700" calcext:value-type="string">
            <text:p>00020700</text:p>
          </table:table-cell>
          <table:table-cell table:formula="of:=[old.B91]" office:value-type="float" office:value="132864" calcext:value-type="float">
            <text:p>132864</text:p>
          </table:table-cell>
          <table:table-cell table:formula="of:=[old.A91]" office:value-type="string" office:string-value="CITRA_REAR_IO_RP_QUADX_SDI_INPUT_FLYWHEEL_X_ADDRESS(0,3)" calcext:value-type="string">
            <text:p>CITRA_REAR_IO_RP_QUADX_SDI_INPUT_FLYWHEEL_X_ADDRESS(0,3)</text:p>
          </table:table-cell>
          <table:table-cell table:number-columns-repeated="1017"/>
        </table:table-row>
        <table:table-row table:style-name="ro1">
          <table:table-cell table:formula="of:=[new.B92]" office:value-type="string" office:string-value="CITRA_REAR_IO_RP_QUAD_SDI_SDI_INPUT_FLYWHEEL_ADDRESS(1,0)" calcext:value-type="string">
            <text:p>CITRA_REAR_IO_RP_QUAD_SDI_SDI_INPUT_FLYWHEEL_ADDRESS(1,0)</text:p>
          </table:table-cell>
          <table:table-cell table:formula="of:=[new.A92]" office:value-type="float" office:value="134144" calcext:value-type="float">
            <text:p>134144</text:p>
          </table:table-cell>
          <table:table-cell table:formula="of:=DEC2HEX([.B93];8)" office:value-type="string" office:string-value="00020C00" calcext:value-type="string">
            <text:p>00020C00</text:p>
          </table:table-cell>
          <table:table-cell table:style-name="ce4"/>
          <table:table-cell table:formula="of:=DEC2HEX([.F93];8)" office:value-type="string" office:string-value="00021400" calcext:value-type="string">
            <text:p>00021400</text:p>
          </table:table-cell>
          <table:table-cell table:formula="of:=[old.B92]" office:value-type="float" office:value="136192" calcext:value-type="float">
            <text:p>136192</text:p>
          </table:table-cell>
          <table:table-cell table:formula="of:=[old.A92]" office:value-type="string" office:string-value="CITRA_REAR_IO_RP_QUADX_SDI_INPUT_FLYWHEEL_X_ADDRESS(1,0)" calcext:value-type="string">
            <text:p>CITRA_REAR_IO_RP_QUADX_SDI_INPUT_FLYWHEEL_X_ADDRESS(1,0)</text:p>
          </table:table-cell>
          <table:table-cell table:style-name="ce8" office:value-type="string" calcext:value-type="string">
            <text:p>XML offset fix</text:p>
          </table:table-cell>
          <table:table-cell table:number-columns-repeated="1016"/>
        </table:table-row>
        <table:table-row table:style-name="ro1">
          <table:table-cell table:formula="of:=[new.B93]" office:value-type="string" office:string-value="CITRA_REAR_IO_RP_QUAD_SDI_SDI_INPUT_FLYWHEEL_ADDRESS(1,1)" calcext:value-type="string">
            <text:p>CITRA_REAR_IO_RP_QUAD_SDI_SDI_INPUT_FLYWHEEL_ADDRESS(1,1)</text:p>
          </table:table-cell>
          <table:table-cell table:formula="of:=[new.A93]" office:value-type="float" office:value="134400" calcext:value-type="float">
            <text:p>134400</text:p>
          </table:table-cell>
          <table:table-cell table:formula="of:=DEC2HEX([.B94];8)" office:value-type="string" office:string-value="00020D00" calcext:value-type="string">
            <text:p>00020D00</text:p>
          </table:table-cell>
          <table:table-cell table:style-name="ce4"/>
          <table:table-cell table:formula="of:=DEC2HEX([.F94];8)" office:value-type="string" office:string-value="00021500" calcext:value-type="string">
            <text:p>00021500</text:p>
          </table:table-cell>
          <table:table-cell table:formula="of:=[old.B93]" office:value-type="float" office:value="136448" calcext:value-type="float">
            <text:p>136448</text:p>
          </table:table-cell>
          <table:table-cell table:formula="of:=[old.A93]" office:value-type="string" office:string-value="CITRA_REAR_IO_RP_QUADX_SDI_INPUT_FLYWHEEL_X_ADDRESS(1,1)" calcext:value-type="string">
            <text:p>CITRA_REAR_IO_RP_QUADX_SDI_INPUT_FLYWHEEL_X_ADDRESS(1,1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94]" office:value-type="string" office:string-value="CITRA_REAR_IO_RP_QUAD_SDI_SDI_INPUT_FLYWHEEL_ADDRESS(1,2)" calcext:value-type="string">
            <text:p>CITRA_REAR_IO_RP_QUAD_SDI_SDI_INPUT_FLYWHEEL_ADDRESS(1,2)</text:p>
          </table:table-cell>
          <table:table-cell table:formula="of:=[new.A94]" office:value-type="float" office:value="134656" calcext:value-type="float">
            <text:p>134656</text:p>
          </table:table-cell>
          <table:table-cell table:formula="of:=DEC2HEX([.B95];8)" office:value-type="string" office:string-value="00020E00" calcext:value-type="string">
            <text:p>00020E00</text:p>
          </table:table-cell>
          <table:table-cell table:style-name="ce4"/>
          <table:table-cell table:formula="of:=DEC2HEX([.F95];8)" office:value-type="string" office:string-value="00021600" calcext:value-type="string">
            <text:p>00021600</text:p>
          </table:table-cell>
          <table:table-cell table:formula="of:=[old.B94]" office:value-type="float" office:value="136704" calcext:value-type="float">
            <text:p>136704</text:p>
          </table:table-cell>
          <table:table-cell table:formula="of:=[old.A94]" office:value-type="string" office:string-value="CITRA_REAR_IO_RP_QUADX_SDI_INPUT_FLYWHEEL_X_ADDRESS(1,2)" calcext:value-type="string">
            <text:p>CITRA_REAR_IO_RP_QUADX_SDI_INPUT_FLYWHEEL_X_ADDRESS(1,2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95]" office:value-type="string" office:string-value="CITRA_REAR_IO_RP_QUAD_SDI_SDI_INPUT_FLYWHEEL_ADDRESS(1,3)" calcext:value-type="string">
            <text:p>CITRA_REAR_IO_RP_QUAD_SDI_SDI_INPUT_FLYWHEEL_ADDRESS(1,3)</text:p>
          </table:table-cell>
          <table:table-cell table:formula="of:=[new.A95]" office:value-type="float" office:value="134912" calcext:value-type="float">
            <text:p>134912</text:p>
          </table:table-cell>
          <table:table-cell table:formula="of:=DEC2HEX([.B96];8)" office:value-type="string" office:string-value="00020F00" calcext:value-type="string">
            <text:p>00020F00</text:p>
          </table:table-cell>
          <table:table-cell table:style-name="ce4"/>
          <table:table-cell table:formula="of:=DEC2HEX([.F96];8)" office:value-type="string" office:string-value="00021700" calcext:value-type="string">
            <text:p>00021700</text:p>
          </table:table-cell>
          <table:table-cell table:formula="of:=[old.B95]" office:value-type="float" office:value="136960" calcext:value-type="float">
            <text:p>136960</text:p>
          </table:table-cell>
          <table:table-cell table:formula="of:=[old.A95]" office:value-type="string" office:string-value="CITRA_REAR_IO_RP_QUADX_SDI_INPUT_FLYWHEEL_X_ADDRESS(1,3)" calcext:value-type="string">
            <text:p>CITRA_REAR_IO_RP_QUADX_SDI_INPUT_FLYWHEEL_X_ADDRESS(1,3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96]" office:value-type="string" office:string-value="CITRA_REAR_IO_RP_QUAD_SDI_SDI_INPUT_FLYWHEEL_ADDRESS(2,0)" calcext:value-type="string">
            <text:p>CITRA_REAR_IO_RP_QUAD_SDI_SDI_INPUT_FLYWHEEL_ADDRESS(2,0)</text:p>
          </table:table-cell>
          <table:table-cell table:formula="of:=[new.A96]" office:value-type="float" office:value="136192" calcext:value-type="float">
            <text:p>136192</text:p>
          </table:table-cell>
          <table:table-cell table:formula="of:=DEC2HEX([.B97];8)" office:value-type="string" office:string-value="00021400" calcext:value-type="string">
            <text:p>00021400</text:p>
          </table:table-cell>
          <table:table-cell table:style-name="ce4"/>
          <table:table-cell table:formula="of:=DEC2HEX([.F97];8)" office:value-type="string" office:string-value="00022400" calcext:value-type="string">
            <text:p>00022400</text:p>
          </table:table-cell>
          <table:table-cell table:formula="of:=[old.B96]" office:value-type="float" office:value="140288" calcext:value-type="float">
            <text:p>140288</text:p>
          </table:table-cell>
          <table:table-cell table:formula="of:=[old.A96]" office:value-type="string" office:string-value="CITRA_REAR_IO_RP_QUADX_SDI_INPUT_FLYWHEEL_X_ADDRESS(2,0)" calcext:value-type="string">
            <text:p>CITRA_REAR_IO_RP_QUADX_SDI_INPUT_FLYWHEEL_X_ADDRESS(2,0)</text:p>
          </table:table-cell>
          <table:table-cell table:style-name="ce8"/>
          <table:table-cell table:number-columns-repeated="1016"/>
        </table:table-row>
        <table:table-row table:style-name="ro1">
          <table:table-cell table:formula="of:=[new.B97]" office:value-type="string" office:string-value="CITRA_ROUTER_IO_SDI_OUTPUT_FLYWHEEL_ADDRESS(0)" calcext:value-type="string">
            <text:p>CITRA_ROUTER_IO_SDI_OUTPUT_FLYWHEEL_ADDRESS(0)</text:p>
          </table:table-cell>
          <table:table-cell table:formula="of:=[new.A97]" office:value-type="float" office:value="196864" calcext:value-type="float">
            <text:p>196864</text:p>
          </table:table-cell>
          <table:table-cell table:formula="of:=DEC2HEX([.B98];8)" office:value-type="string" office:string-value="00030100" calcext:value-type="string">
            <text:p>00030100</text:p>
          </table:table-cell>
          <table:table-cell table:style-name="ce4"/>
          <table:table-cell table:formula="of:=DEC2HEX([.F98];8)" office:value-type="string" office:string-value="00030100" calcext:value-type="string">
            <text:p>00030100</text:p>
          </table:table-cell>
          <table:table-cell table:formula="of:=[old.B97]" office:value-type="float" office:value="196864" calcext:value-type="float">
            <text:p>196864</text:p>
          </table:table-cell>
          <table:table-cell table:formula="of:=[old.A97]" office:value-type="string" office:string-value="CITRA_ROUTER_IO_SDI_OUTPUT_FLYWHEEL_X_ADDRESS(0)" calcext:value-type="string">
            <text:p>CITRA_ROUTER_IO_SDI_OUTPUT_FLYWHEEL_X_ADDRESS(0)</text:p>
          </table:table-cell>
          <table:table-cell table:number-columns-repeated="1017"/>
        </table:table-row>
        <table:table-row table:style-name="ro1">
          <table:table-cell table:formula="of:=[new.B98]" office:value-type="string" office:string-value="CITRA_ROUTER_IO_SDI_OUTPUT_FLYWHEEL_ADDRESS(1)" calcext:value-type="string">
            <text:p>CITRA_ROUTER_IO_SDI_OUTPUT_FLYWHEEL_ADDRESS(1)</text:p>
          </table:table-cell>
          <table:table-cell table:formula="of:=[new.A98]" office:value-type="float" office:value="197120" calcext:value-type="float">
            <text:p>197120</text:p>
          </table:table-cell>
          <table:table-cell table:formula="of:=DEC2HEX([.B99];8)" office:value-type="string" office:string-value="00030200" calcext:value-type="string">
            <text:p>00030200</text:p>
          </table:table-cell>
          <table:table-cell table:style-name="ce4"/>
          <table:table-cell table:formula="of:=DEC2HEX([.F99];8)" office:value-type="string" office:string-value="00030200" calcext:value-type="string">
            <text:p>00030200</text:p>
          </table:table-cell>
          <table:table-cell table:formula="of:=[old.B98]" office:value-type="float" office:value="197120" calcext:value-type="float">
            <text:p>197120</text:p>
          </table:table-cell>
          <table:table-cell table:formula="of:=[old.A98]" office:value-type="string" office:string-value="CITRA_ROUTER_IO_SDI_OUTPUT_FLYWHEEL_X_ADDRESS(1)" calcext:value-type="string">
            <text:p>CITRA_ROUTER_IO_SDI_OUTPUT_FLYWHEEL_X_ADDRESS(1)</text:p>
          </table:table-cell>
          <table:table-cell table:number-columns-repeated="1017"/>
        </table:table-row>
        <table:table-row table:style-name="ro1">
          <table:table-cell table:formula="of:=[new.B99]" office:value-type="string" office:string-value="CITRA_ROUTER_IO_SDI_OUTPUT_FLYWHEEL_ADDRESS(2)" calcext:value-type="string">
            <text:p>CITRA_ROUTER_IO_SDI_OUTPUT_FLYWHEEL_ADDRESS(2)</text:p>
          </table:table-cell>
          <table:table-cell table:formula="of:=[new.A99]" office:value-type="float" office:value="197376" calcext:value-type="float">
            <text:p>197376</text:p>
          </table:table-cell>
          <table:table-cell table:formula="of:=DEC2HEX([.B100];8)" office:value-type="string" office:string-value="00030300" calcext:value-type="string">
            <text:p>00030300</text:p>
          </table:table-cell>
          <table:table-cell table:style-name="ce4"/>
          <table:table-cell table:formula="of:=DEC2HEX([.F100];8)" office:value-type="string" office:string-value="00030300" calcext:value-type="string">
            <text:p>00030300</text:p>
          </table:table-cell>
          <table:table-cell table:formula="of:=[old.B99]" office:value-type="float" office:value="197376" calcext:value-type="float">
            <text:p>197376</text:p>
          </table:table-cell>
          <table:table-cell table:formula="of:=[old.A99]" office:value-type="string" office:string-value="CITRA_ROUTER_IO_SDI_OUTPUT_FLYWHEEL_X_ADDRESS(2)" calcext:value-type="string">
            <text:p>CITRA_ROUTER_IO_SDI_OUTPUT_FLYWHEEL_X_ADDRESS(2)</text:p>
          </table:table-cell>
          <table:table-cell table:number-columns-repeated="1017"/>
        </table:table-row>
        <table:table-row table:style-name="ro1">
          <table:table-cell table:formula="of:=[new.B100]" office:value-type="string" office:string-value="CITRA_ROUTER_IO_SDI_OUTPUT_FLYWHEEL_ADDRESS(3)" calcext:value-type="string">
            <text:p>CITRA_ROUTER_IO_SDI_OUTPUT_FLYWHEEL_ADDRESS(3)</text:p>
          </table:table-cell>
          <table:table-cell table:formula="of:=[new.A100]" office:value-type="float" office:value="197632" calcext:value-type="float">
            <text:p>197632</text:p>
          </table:table-cell>
          <table:table-cell table:formula="of:=DEC2HEX([.B101];8)" office:value-type="string" office:string-value="00030400" calcext:value-type="string">
            <text:p>00030400</text:p>
          </table:table-cell>
          <table:table-cell table:style-name="ce4"/>
          <table:table-cell table:formula="of:=DEC2HEX([.F101];8)" office:value-type="string" office:string-value="00030400" calcext:value-type="string">
            <text:p>00030400</text:p>
          </table:table-cell>
          <table:table-cell table:formula="of:=[old.B100]" office:value-type="float" office:value="197632" calcext:value-type="float">
            <text:p>197632</text:p>
          </table:table-cell>
          <table:table-cell table:formula="of:=[old.A100]" office:value-type="string" office:string-value="CITRA_ROUTER_IO_SDI_OUTPUT_FLYWHEEL_X_ADDRESS(3)" calcext:value-type="string">
            <text:p>CITRA_ROUTER_IO_SDI_OUTPUT_FLYWHEEL_X_ADDRESS(3)</text:p>
          </table:table-cell>
          <table:table-cell table:number-columns-repeated="1017"/>
        </table:table-row>
        <table:table-row table:style-name="ro1">
          <table:table-cell table:formula="of:=[new.B101]" office:value-type="string" office:string-value="CITRA_ROUTER_IO_SDI_OUTPUT_FLYWHEEL_ADDRESS(4)" calcext:value-type="string">
            <text:p>CITRA_ROUTER_IO_SDI_OUTPUT_FLYWHEEL_ADDRESS(4)</text:p>
          </table:table-cell>
          <table:table-cell table:formula="of:=[new.A101]" office:value-type="float" office:value="197888" calcext:value-type="float">
            <text:p>197888</text:p>
          </table:table-cell>
          <table:table-cell table:formula="of:=DEC2HEX([.B102];8)" office:value-type="string" office:string-value="00030500" calcext:value-type="string">
            <text:p>00030500</text:p>
          </table:table-cell>
          <table:table-cell table:style-name="ce4"/>
          <table:table-cell table:formula="of:=DEC2HEX([.F102];8)" office:value-type="string" office:string-value="00030500" calcext:value-type="string">
            <text:p>00030500</text:p>
          </table:table-cell>
          <table:table-cell table:formula="of:=[old.B101]" office:value-type="float" office:value="197888" calcext:value-type="float">
            <text:p>197888</text:p>
          </table:table-cell>
          <table:table-cell table:formula="of:=[old.A101]" office:value-type="string" office:string-value="CITRA_ROUTER_IO_SDI_OUTPUT_FLYWHEEL_X_ADDRESS(4)" calcext:value-type="string">
            <text:p>CITRA_ROUTER_IO_SDI_OUTPUT_FLYWHEEL_X_ADDRESS(4)</text:p>
          </table:table-cell>
          <table:table-cell table:number-columns-repeated="1017"/>
        </table:table-row>
        <table:table-row table:style-name="ro1">
          <table:table-cell table:formula="of:=[new.B102]" office:value-type="string" office:string-value="CITRA_ROUTER_IO_SDI_OUTPUT_FLYWHEEL_ADDRESS(5)" calcext:value-type="string">
            <text:p>CITRA_ROUTER_IO_SDI_OUTPUT_FLYWHEEL_ADDRESS(5)</text:p>
          </table:table-cell>
          <table:table-cell table:formula="of:=[new.A102]" office:value-type="float" office:value="198144" calcext:value-type="float">
            <text:p>198144</text:p>
          </table:table-cell>
          <table:table-cell table:formula="of:=DEC2HEX([.B103];8)" office:value-type="string" office:string-value="00030600" calcext:value-type="string">
            <text:p>00030600</text:p>
          </table:table-cell>
          <table:table-cell table:style-name="ce4"/>
          <table:table-cell table:formula="of:=DEC2HEX([.F103];8)" office:value-type="string" office:string-value="00030600" calcext:value-type="string">
            <text:p>00030600</text:p>
          </table:table-cell>
          <table:table-cell table:formula="of:=[old.B102]" office:value-type="float" office:value="198144" calcext:value-type="float">
            <text:p>198144</text:p>
          </table:table-cell>
          <table:table-cell table:formula="of:=[old.A102]" office:value-type="string" office:string-value="CITRA_ROUTER_IO_SDI_OUTPUT_FLYWHEEL_X_ADDRESS(5)" calcext:value-type="string">
            <text:p>CITRA_ROUTER_IO_SDI_OUTPUT_FLYWHEEL_X_ADDRESS(5)</text:p>
          </table:table-cell>
          <table:table-cell table:number-columns-repeated="1017"/>
        </table:table-row>
        <table:table-row table:style-name="ro1">
          <table:table-cell table:formula="of:=[new.B103]" office:value-type="string" office:string-value="CITRA_ROUTER_IO_SDI_OUTPUT_FLYWHEEL_ADDRESS(6)" calcext:value-type="string">
            <text:p>CITRA_ROUTER_IO_SDI_OUTPUT_FLYWHEEL_ADDRESS(6)</text:p>
          </table:table-cell>
          <table:table-cell table:formula="of:=[new.A103]" office:value-type="float" office:value="198400" calcext:value-type="float">
            <text:p>198400</text:p>
          </table:table-cell>
          <table:table-cell table:formula="of:=DEC2HEX([.B104];8)" office:value-type="string" office:string-value="00030700" calcext:value-type="string">
            <text:p>00030700</text:p>
          </table:table-cell>
          <table:table-cell table:style-name="ce4"/>
          <table:table-cell table:formula="of:=DEC2HEX([.F104];8)" office:value-type="string" office:string-value="00030700" calcext:value-type="string">
            <text:p>00030700</text:p>
          </table:table-cell>
          <table:table-cell table:formula="of:=[old.B103]" office:value-type="float" office:value="198400" calcext:value-type="float">
            <text:p>198400</text:p>
          </table:table-cell>
          <table:table-cell table:formula="of:=[old.A103]" office:value-type="string" office:string-value="CITRA_ROUTER_IO_SDI_OUTPUT_FLYWHEEL_X_ADDRESS(6)" calcext:value-type="string">
            <text:p>CITRA_ROUTER_IO_SDI_OUTPUT_FLYWHEEL_X_ADDRESS(6)</text:p>
          </table:table-cell>
          <table:table-cell table:number-columns-repeated="1017"/>
        </table:table-row>
        <table:table-row table:style-name="ro1">
          <table:table-cell table:formula="of:=[new.B104]" office:value-type="string" office:string-value="CITRA_ROUTER_IO_SDI_OUTPUT_FLYWHEEL_ADDRESS(7)" calcext:value-type="string">
            <text:p>CITRA_ROUTER_IO_SDI_OUTPUT_FLYWHEEL_ADDRESS(7)</text:p>
          </table:table-cell>
          <table:table-cell table:formula="of:=[new.A104]" office:value-type="float" office:value="198656" calcext:value-type="float">
            <text:p>198656</text:p>
          </table:table-cell>
          <table:table-cell table:formula="of:=DEC2HEX([.B105];8)" office:value-type="string" office:string-value="00030800" calcext:value-type="string">
            <text:p>00030800</text:p>
          </table:table-cell>
          <table:table-cell table:style-name="ce4"/>
          <table:table-cell table:formula="of:=DEC2HEX([.F105];8)" office:value-type="string" office:string-value="00030800" calcext:value-type="string">
            <text:p>00030800</text:p>
          </table:table-cell>
          <table:table-cell table:formula="of:=[old.B104]" office:value-type="float" office:value="198656" calcext:value-type="float">
            <text:p>198656</text:p>
          </table:table-cell>
          <table:table-cell table:formula="of:=[old.A104]" office:value-type="string" office:string-value="CITRA_ROUTER_IO_SDI_OUTPUT_FLYWHEEL_X_ADDRESS(7)" calcext:value-type="string">
            <text:p>CITRA_ROUTER_IO_SDI_OUTPUT_FLYWHEEL_X_ADDRESS(7)</text:p>
          </table:table-cell>
          <table:table-cell table:number-columns-repeated="1017"/>
        </table:table-row>
        <table:table-row table:style-name="ro1">
          <table:table-cell table:formula="of:=[new.B105]" office:value-type="string" office:string-value="CITRA_ROUTER_IO_SDI_OUTPUT_FLYWHEEL_ADDRESS(8)" calcext:value-type="string">
            <text:p>CITRA_ROUTER_IO_SDI_OUTPUT_FLYWHEEL_ADDRESS(8)</text:p>
          </table:table-cell>
          <table:table-cell table:formula="of:=[new.A105]" office:value-type="float" office:value="198912" calcext:value-type="float">
            <text:p>198912</text:p>
          </table:table-cell>
          <table:table-cell table:formula="of:=DEC2HEX([.B106];8)" office:value-type="string" office:string-value="00030900" calcext:value-type="string">
            <text:p>00030900</text:p>
          </table:table-cell>
          <table:table-cell table:style-name="ce4"/>
          <table:table-cell table:formula="of:=DEC2HEX([.F106];8)" office:value-type="string" office:string-value="00030900" calcext:value-type="string">
            <text:p>00030900</text:p>
          </table:table-cell>
          <table:table-cell table:formula="of:=[old.B105]" office:value-type="float" office:value="198912" calcext:value-type="float">
            <text:p>198912</text:p>
          </table:table-cell>
          <table:table-cell table:formula="of:=[old.A105]" office:value-type="string" office:string-value="CITRA_ROUTER_IO_SDI_OUTPUT_FLYWHEEL_X_ADDRESS(8)" calcext:value-type="string">
            <text:p>CITRA_ROUTER_IO_SDI_OUTPUT_FLYWHEEL_X_ADDRESS(8)</text:p>
          </table:table-cell>
          <table:table-cell table:number-columns-repeated="1017"/>
        </table:table-row>
        <table:table-row table:style-name="ro1">
          <table:table-cell table:formula="of:=[new.B106]" office:value-type="string" office:string-value="CITRA_ROUTER_IO_GV_ASI_ADDRESS+CITRA_ROUTER_IO_GV_ASI_GVASI_CTRL0_OFFSET" calcext:value-type="string">
            <text:p>CITRA_ROUTER_IO_GV_ASI_ADDRESS+CITRA_ROUTER_IO_GV_ASI_GVASI_CTRL0_OFFSET</text:p>
          </table:table-cell>
          <table:table-cell table:formula="of:=[new.A106]" office:value-type="float" office:value="196620" calcext:value-type="float">
            <text:p>196620</text:p>
          </table:table-cell>
          <table:table-cell table:formula="of:=DEC2HEX([.B107];8)" office:value-type="string" office:string-value="0003000C" calcext:value-type="string">
            <text:p>0003000C</text:p>
          </table:table-cell>
          <table:table-cell table:style-name="ce4"/>
          <table:table-cell table:formula="of:=DEC2HEX([.F107];8)" office:value-type="string" office:string-value="0003000C" calcext:value-type="string">
            <text:p>0003000C</text:p>
          </table:table-cell>
          <table:table-cell table:formula="of:=[old.B106]" office:value-type="float" office:value="196620" calcext:value-type="float">
            <text:p>196620</text:p>
          </table:table-cell>
          <table:table-cell table:formula="of:=[old.A106]" office:value-type="string" office:string-value="CITRA_ROUTER_IO_GVASI_CTRL_ADDRESS(0)" calcext:value-type="string">
            <text:p>CITRA_ROUTER_IO_GVASI_CTRL_ADDRESS(0)</text:p>
          </table:table-cell>
          <table:table-cell table:number-columns-repeated="1017"/>
        </table:table-row>
        <table:table-row table:style-name="ro1">
          <table:table-cell table:formula="of:=[new.B107]" office:value-type="string" office:string-value="CITRA_ROUTER_IO_GV_ASI_ADDRESS+CITRA_ROUTER_IO_GV_ASI_GVASI_CTRL1_OFFSET" calcext:value-type="string">
            <text:p>CITRA_ROUTER_IO_GV_ASI_ADDRESS+CITRA_ROUTER_IO_GV_ASI_GVASI_CTRL1_OFFSET</text:p>
          </table:table-cell>
          <table:table-cell table:formula="of:=[new.A107]" office:value-type="float" office:value="196624" calcext:value-type="float">
            <text:p>196624</text:p>
          </table:table-cell>
          <table:table-cell table:formula="of:=DEC2HEX([.B108];8)" office:value-type="string" office:string-value="00030010" calcext:value-type="string">
            <text:p>00030010</text:p>
          </table:table-cell>
          <table:table-cell table:style-name="ce4"/>
          <table:table-cell table:formula="of:=DEC2HEX([.F108];8)" office:value-type="string" office:string-value="00030010" calcext:value-type="string">
            <text:p>00030010</text:p>
          </table:table-cell>
          <table:table-cell table:formula="of:=[old.B107]" office:value-type="float" office:value="196624" calcext:value-type="float">
            <text:p>196624</text:p>
          </table:table-cell>
          <table:table-cell table:formula="of:=[old.A107]" office:value-type="string" office:string-value="CITRA_ROUTER_IO_GVASI_CTRL_ADDRESS(1)" calcext:value-type="string">
            <text:p>CITRA_ROUTER_IO_GVASI_CTRL_ADDRESS(1)</text:p>
          </table:table-cell>
          <table:table-cell table:number-columns-repeated="1017"/>
        </table:table-row>
        <table:table-row table:style-name="ro1">
          <table:table-cell table:formula="of:=[new.B108]" office:value-type="string" office:string-value="CITRA_ROUTER_IO_GV_ASI_ADDRESS+CITRA_ROUTER_IO_GV_ASI_GVASI_CTRL2_OFFSET" calcext:value-type="string">
            <text:p>CITRA_ROUTER_IO_GV_ASI_ADDRESS+CITRA_ROUTER_IO_GV_ASI_GVASI_CTRL2_OFFSET</text:p>
          </table:table-cell>
          <table:table-cell table:formula="of:=[new.A108]" office:value-type="float" office:value="196628" calcext:value-type="float">
            <text:p>196628</text:p>
          </table:table-cell>
          <table:table-cell table:formula="of:=DEC2HEX([.B109];8)" office:value-type="string" office:string-value="00030014" calcext:value-type="string">
            <text:p>00030014</text:p>
          </table:table-cell>
          <table:table-cell table:style-name="ce4"/>
          <table:table-cell table:formula="of:=DEC2HEX([.F109];8)" office:value-type="string" office:string-value="00030014" calcext:value-type="string">
            <text:p>00030014</text:p>
          </table:table-cell>
          <table:table-cell table:formula="of:=[old.B108]" office:value-type="float" office:value="196628" calcext:value-type="float">
            <text:p>196628</text:p>
          </table:table-cell>
          <table:table-cell table:formula="of:=[old.A108]" office:value-type="string" office:string-value="CITRA_ROUTER_IO_GVASI_CTRL_ADDRESS(2)" calcext:value-type="string">
            <text:p>CITRA_ROUTER_IO_GVASI_CTRL_ADDRESS(2)</text:p>
          </table:table-cell>
          <table:table-cell table:number-columns-repeated="1017"/>
        </table:table-row>
        <table:table-row table:style-name="ro1">
          <table:table-cell table:formula="of:=[new.B109]" office:value-type="string" office:string-value="CITRA_ROUTER_IO_GV_ASI_ADDRESS+CITRA_ROUTER_IO_GV_ASI_GVASI_CTRL3_OFFSET" calcext:value-type="string">
            <text:p>CITRA_ROUTER_IO_GV_ASI_ADDRESS+CITRA_ROUTER_IO_GV_ASI_GVASI_CTRL3_OFFSET</text:p>
          </table:table-cell>
          <table:table-cell table:formula="of:=[new.A109]" office:value-type="float" office:value="196632" calcext:value-type="float">
            <text:p>196632</text:p>
          </table:table-cell>
          <table:table-cell table:formula="of:=DEC2HEX([.B110];8)" office:value-type="string" office:string-value="00030018" calcext:value-type="string">
            <text:p>00030018</text:p>
          </table:table-cell>
          <table:table-cell table:style-name="ce4"/>
          <table:table-cell table:formula="of:=DEC2HEX([.F110];8)" office:value-type="string" office:string-value="00030018" calcext:value-type="string">
            <text:p>00030018</text:p>
          </table:table-cell>
          <table:table-cell table:formula="of:=[old.B109]" office:value-type="float" office:value="196632" calcext:value-type="float">
            <text:p>196632</text:p>
          </table:table-cell>
          <table:table-cell table:formula="of:=[old.A109]" office:value-type="string" office:string-value="CITRA_ROUTER_IO_GVASI_CTRL_ADDRESS(3)" calcext:value-type="string">
            <text:p>CITRA_ROUTER_IO_GVASI_CTRL_ADDRESS(3)</text:p>
          </table:table-cell>
          <table:table-cell table:number-columns-repeated="1017"/>
        </table:table-row>
        <table:table-row table:style-name="ro1">
          <table:table-cell table:formula="of:=[new.B110]" office:value-type="string" office:string-value="CITRA_ROUTER_IO_GV_ASI_ADDRESS+CITRA_ROUTER_IO_GV_ASI_GVASI_CTRL4_OFFSET" calcext:value-type="string">
            <text:p>CITRA_ROUTER_IO_GV_ASI_ADDRESS+CITRA_ROUTER_IO_GV_ASI_GVASI_CTRL4_OFFSET</text:p>
          </table:table-cell>
          <table:table-cell table:formula="of:=[new.A110]" office:value-type="float" office:value="196636" calcext:value-type="float">
            <text:p>196636</text:p>
          </table:table-cell>
          <table:table-cell table:formula="of:=DEC2HEX([.B111];8)" office:value-type="string" office:string-value="0003001C" calcext:value-type="string">
            <text:p>0003001C</text:p>
          </table:table-cell>
          <table:table-cell table:style-name="ce4"/>
          <table:table-cell table:formula="of:=DEC2HEX([.F111];8)" office:value-type="string" office:string-value="0003001C" calcext:value-type="string">
            <text:p>0003001C</text:p>
          </table:table-cell>
          <table:table-cell table:formula="of:=[old.B110]" office:value-type="float" office:value="196636" calcext:value-type="float">
            <text:p>196636</text:p>
          </table:table-cell>
          <table:table-cell table:formula="of:=[old.A110]" office:value-type="string" office:string-value="CITRA_ROUTER_IO_GVASI_CTRL_ADDRESS(4)" calcext:value-type="string">
            <text:p>CITRA_ROUTER_IO_GVASI_CTRL_ADDRESS(4)</text:p>
          </table:table-cell>
          <table:table-cell table:number-columns-repeated="1017"/>
        </table:table-row>
        <table:table-row table:style-name="ro1">
          <table:table-cell table:formula="of:=[new.B111]" office:value-type="string" office:string-value="CITRA_ROUTER_IO_GV_ASI_ADDRESS+CITRA_ROUTER_IO_GV_ASI_GVASI_CTRL5_OFFSET" calcext:value-type="string">
            <text:p>CITRA_ROUTER_IO_GV_ASI_ADDRESS+CITRA_ROUTER_IO_GV_ASI_GVASI_CTRL5_OFFSET</text:p>
          </table:table-cell>
          <table:table-cell table:formula="of:=[new.A111]" office:value-type="float" office:value="196640" calcext:value-type="float">
            <text:p>196640</text:p>
          </table:table-cell>
          <table:table-cell table:formula="of:=DEC2HEX([.B112];8)" office:value-type="string" office:string-value="00030020" calcext:value-type="string">
            <text:p>00030020</text:p>
          </table:table-cell>
          <table:table-cell table:style-name="ce4"/>
          <table:table-cell table:formula="of:=DEC2HEX([.F112];8)" office:value-type="string" office:string-value="00030020" calcext:value-type="string">
            <text:p>00030020</text:p>
          </table:table-cell>
          <table:table-cell table:formula="of:=[old.B111]" office:value-type="float" office:value="196640" calcext:value-type="float">
            <text:p>196640</text:p>
          </table:table-cell>
          <table:table-cell table:formula="of:=[old.A111]" office:value-type="string" office:string-value="CITRA_ROUTER_IO_GVASI_CTRL_ADDRESS(5)" calcext:value-type="string">
            <text:p>CITRA_ROUTER_IO_GVASI_CTRL_ADDRESS(5)</text:p>
          </table:table-cell>
          <table:table-cell table:number-columns-repeated="1017"/>
        </table:table-row>
        <table:table-row table:style-name="ro1">
          <table:table-cell table:formula="of:=[new.B112]" office:value-type="string" office:string-value="CITRA_ROUTER_IO_GV_ASI_ADDRESS+CITRA_ROUTER_IO_GV_ASI_GVASI_CTRL6_OFFSET" calcext:value-type="string">
            <text:p>CITRA_ROUTER_IO_GV_ASI_ADDRESS+CITRA_ROUTER_IO_GV_ASI_GVASI_CTRL6_OFFSET</text:p>
          </table:table-cell>
          <table:table-cell table:formula="of:=[new.A112]" office:value-type="float" office:value="196644" calcext:value-type="float">
            <text:p>196644</text:p>
          </table:table-cell>
          <table:table-cell table:formula="of:=DEC2HEX([.B113];8)" office:value-type="string" office:string-value="00030024" calcext:value-type="string">
            <text:p>00030024</text:p>
          </table:table-cell>
          <table:table-cell table:style-name="ce4"/>
          <table:table-cell table:formula="of:=DEC2HEX([.F113];8)" office:value-type="string" office:string-value="00030024" calcext:value-type="string">
            <text:p>00030024</text:p>
          </table:table-cell>
          <table:table-cell table:formula="of:=[old.B112]" office:value-type="float" office:value="196644" calcext:value-type="float">
            <text:p>196644</text:p>
          </table:table-cell>
          <table:table-cell table:formula="of:=[old.A112]" office:value-type="string" office:string-value="CITRA_ROUTER_IO_GVASI_CTRL_ADDRESS(6)" calcext:value-type="string">
            <text:p>CITRA_ROUTER_IO_GVASI_CTRL_ADDRESS(6)</text:p>
          </table:table-cell>
          <table:table-cell table:number-columns-repeated="1017"/>
        </table:table-row>
        <table:table-row table:style-name="ro1">
          <table:table-cell table:formula="of:=[new.B113]" office:value-type="string" office:string-value="CITRA_ROUTER_IO_GV_ASI_ADDRESS+CITRA_ROUTER_IO_GV_ASI_GVASI_CTRL7_OFFSET" calcext:value-type="string">
            <text:p>CITRA_ROUTER_IO_GV_ASI_ADDRESS+CITRA_ROUTER_IO_GV_ASI_GVASI_CTRL7_OFFSET</text:p>
          </table:table-cell>
          <table:table-cell table:formula="of:=[new.A113]" office:value-type="float" office:value="196648" calcext:value-type="float">
            <text:p>196648</text:p>
          </table:table-cell>
          <table:table-cell table:formula="of:=DEC2HEX([.B114];8)" office:value-type="string" office:string-value="00030028" calcext:value-type="string">
            <text:p>00030028</text:p>
          </table:table-cell>
          <table:table-cell table:style-name="ce4"/>
          <table:table-cell table:formula="of:=DEC2HEX([.F114];8)" office:value-type="string" office:string-value="00030028" calcext:value-type="string">
            <text:p>00030028</text:p>
          </table:table-cell>
          <table:table-cell table:formula="of:=[old.B113]" office:value-type="float" office:value="196648" calcext:value-type="float">
            <text:p>196648</text:p>
          </table:table-cell>
          <table:table-cell table:formula="of:=[old.A113]" office:value-type="string" office:string-value="CITRA_ROUTER_IO_GVASI_CTRL_ADDRESS(7)" calcext:value-type="string">
            <text:p>CITRA_ROUTER_IO_GVASI_CTRL_ADDRESS(7)</text:p>
          </table:table-cell>
          <table:table-cell table:number-columns-repeated="1017"/>
        </table:table-row>
        <table:table-row table:style-name="ro1">
          <table:table-cell table:formula="of:=[new.B114]" office:value-type="string" office:string-value="CITRA_ROUTER_IO_GV_ASI_ADDRESS+CITRA_ROUTER_IO_GV_ASI_GVASI_CTRL8_OFFSET" calcext:value-type="string">
            <text:p>CITRA_ROUTER_IO_GV_ASI_ADDRESS+CITRA_ROUTER_IO_GV_ASI_GVASI_CTRL8_OFFSET</text:p>
          </table:table-cell>
          <table:table-cell table:formula="of:=[new.A114]" office:value-type="float" office:value="196652" calcext:value-type="float">
            <text:p>196652</text:p>
          </table:table-cell>
          <table:table-cell table:formula="of:=DEC2HEX([.B115];8)" office:value-type="string" office:string-value="0003002C" calcext:value-type="string">
            <text:p>0003002C</text:p>
          </table:table-cell>
          <table:table-cell table:style-name="ce4"/>
          <table:table-cell table:formula="of:=DEC2HEX([.F115];8)" office:value-type="string" office:string-value="0003002C" calcext:value-type="string">
            <text:p>0003002C</text:p>
          </table:table-cell>
          <table:table-cell table:formula="of:=[old.B114]" office:value-type="float" office:value="196652" calcext:value-type="float">
            <text:p>196652</text:p>
          </table:table-cell>
          <table:table-cell table:formula="of:=[old.A114]" office:value-type="string" office:string-value="CITRA_ROUTER_IO_GVASI_CTRL_ADDRESS(8)" calcext:value-type="string">
            <text:p>CITRA_ROUTER_IO_GVASI_CTRL_ADDRESS(8)</text:p>
          </table:table-cell>
          <table:table-cell table:number-columns-repeated="1017"/>
        </table:table-row>
        <table:table-row table:style-name="ro1">
          <table:table-cell table:formula="of:=[new.B115]" office:value-type="string" office:string-value="CITRA_OUTPUT_PROC_OUTPUT_CHANNEL_VIDEO_ADDRESS(0)" calcext:value-type="string">
            <text:p>CITRA_OUTPUT_PROC_OUTPUT_CHANNEL_VIDEO_ADDRESS(0)</text:p>
          </table:table-cell>
          <table:table-cell table:formula="of:=[new.A115]" office:value-type="float" office:value="327680" calcext:value-type="float">
            <text:p>327680</text:p>
          </table:table-cell>
          <table:table-cell table:formula="of:=DEC2HEX([.B116];8)" office:value-type="string" office:string-value="00050000" calcext:value-type="string">
            <text:p>00050000</text:p>
          </table:table-cell>
          <table:table-cell table:style-name="ce4"/>
          <table:table-cell table:formula="of:=DEC2HEX([.F116];8)" office:value-type="string" office:string-value="00050000" calcext:value-type="string">
            <text:p>00050000</text:p>
          </table:table-cell>
          <table:table-cell table:formula="of:=[old.B115]" office:value-type="float" office:value="327680" calcext:value-type="float">
            <text:p>327680</text:p>
          </table:table-cell>
          <table:table-cell table:formula="of:=[old.A115]" office:value-type="string" office:string-value="CITRA_OUTPUT_PROC_CH_X_VIDEO_ADDRESS(0)" calcext:value-type="string">
            <text:p>CITRA_OUTPUT_PROC_CH_X_VIDEO_ADDRESS(0)</text:p>
          </table:table-cell>
          <table:table-cell table:number-columns-repeated="1017"/>
        </table:table-row>
        <table:table-row table:style-name="ro1">
          <table:table-cell table:formula="of:=[new.B116]" office:value-type="string" office:string-value="CITRA_OUTPUT_PROC_OUTPUT_CHANNEL_VIDEO_ADDRESS(1)" calcext:value-type="string">
            <text:p>CITRA_OUTPUT_PROC_OUTPUT_CHANNEL_VIDEO_ADDRESS(1)</text:p>
          </table:table-cell>
          <table:table-cell table:formula="of:=[new.A116]" office:value-type="float" office:value="331776" calcext:value-type="float">
            <text:p>331776</text:p>
          </table:table-cell>
          <table:table-cell table:formula="of:=DEC2HEX([.B117];8)" office:value-type="string" office:string-value="00051000" calcext:value-type="string">
            <text:p>00051000</text:p>
          </table:table-cell>
          <table:table-cell table:style-name="ce4"/>
          <table:table-cell table:formula="of:=DEC2HEX([.F117];8)" office:value-type="string" office:string-value="00051000" calcext:value-type="string">
            <text:p>00051000</text:p>
          </table:table-cell>
          <table:table-cell table:formula="of:=[old.B116]" office:value-type="float" office:value="331776" calcext:value-type="float">
            <text:p>331776</text:p>
          </table:table-cell>
          <table:table-cell table:formula="of:=[old.A116]" office:value-type="string" office:string-value="CITRA_OUTPUT_PROC_CH_X_VIDEO_ADDRESS(1)" calcext:value-type="string">
            <text:p>CITRA_OUTPUT_PROC_CH_X_VIDEO_ADDRESS(1)</text:p>
          </table:table-cell>
          <table:table-cell table:number-columns-repeated="1017"/>
        </table:table-row>
        <table:table-row table:style-name="ro1">
          <table:table-cell table:formula="of:=[new.B117]" office:value-type="string" office:string-value="CITRA_OUTPUT_PROC_OUTPUT_CHANNEL_VIDEO_ADDRESS(2)" calcext:value-type="string">
            <text:p>CITRA_OUTPUT_PROC_OUTPUT_CHANNEL_VIDEO_ADDRESS(2)</text:p>
          </table:table-cell>
          <table:table-cell table:formula="of:=[new.A117]" office:value-type="float" office:value="335872" calcext:value-type="float">
            <text:p>335872</text:p>
          </table:table-cell>
          <table:table-cell table:formula="of:=DEC2HEX([.B118];8)" office:value-type="string" office:string-value="00052000" calcext:value-type="string">
            <text:p>00052000</text:p>
          </table:table-cell>
          <table:table-cell table:style-name="ce4"/>
          <table:table-cell table:formula="of:=DEC2HEX([.F118];8)" office:value-type="string" office:string-value="00052000" calcext:value-type="string">
            <text:p>00052000</text:p>
          </table:table-cell>
          <table:table-cell table:formula="of:=[old.B117]" office:value-type="float" office:value="335872" calcext:value-type="float">
            <text:p>335872</text:p>
          </table:table-cell>
          <table:table-cell table:formula="of:=[old.A117]" office:value-type="string" office:string-value="CITRA_OUTPUT_PROC_CH_X_VIDEO_ADDRESS(2)" calcext:value-type="string">
            <text:p>CITRA_OUTPUT_PROC_CH_X_VIDEO_ADDRESS(2)</text:p>
          </table:table-cell>
          <table:table-cell table:number-columns-repeated="1017"/>
        </table:table-row>
        <table:table-row table:style-name="ro1">
          <table:table-cell table:formula="of:=[new.B118]" office:value-type="string" office:string-value="CITRA_OUTPUT_PROC_OUTPUT_CHANNEL_VIDEO_ADDRESS(3)" calcext:value-type="string">
            <text:p>CITRA_OUTPUT_PROC_OUTPUT_CHANNEL_VIDEO_ADDRESS(3)</text:p>
          </table:table-cell>
          <table:table-cell table:formula="of:=[new.A118]" office:value-type="float" office:value="339968" calcext:value-type="float">
            <text:p>339968</text:p>
          </table:table-cell>
          <table:table-cell table:formula="of:=DEC2HEX([.B119];8)" office:value-type="string" office:string-value="00053000" calcext:value-type="string">
            <text:p>00053000</text:p>
          </table:table-cell>
          <table:table-cell table:style-name="ce4"/>
          <table:table-cell table:formula="of:=DEC2HEX([.F119];8)" office:value-type="string" office:string-value="00053000" calcext:value-type="string">
            <text:p>00053000</text:p>
          </table:table-cell>
          <table:table-cell table:formula="of:=[old.B118]" office:value-type="float" office:value="339968" calcext:value-type="float">
            <text:p>339968</text:p>
          </table:table-cell>
          <table:table-cell table:formula="of:=[old.A118]" office:value-type="string" office:string-value="CITRA_OUTPUT_PROC_CH_X_VIDEO_ADDRESS(3)" calcext:value-type="string">
            <text:p>CITRA_OUTPUT_PROC_CH_X_VIDEO_ADDRESS(3)</text:p>
          </table:table-cell>
          <table:table-cell table:number-columns-repeated="1017"/>
        </table:table-row>
        <table:table-row table:style-name="ro1">
          <table:table-cell table:formula="of:=[new.B119]" office:value-type="string" office:string-value="CITRA_OUTPUT_PROC_OUTPUT_CHANNEL_VIDEO_ADDRESS(4)" calcext:value-type="string">
            <text:p>CITRA_OUTPUT_PROC_OUTPUT_CHANNEL_VIDEO_ADDRESS(4)</text:p>
          </table:table-cell>
          <table:table-cell table:formula="of:=[new.A119]" office:value-type="float" office:value="344064" calcext:value-type="float">
            <text:p>344064</text:p>
          </table:table-cell>
          <table:table-cell table:formula="of:=DEC2HEX([.B120];8)" office:value-type="string" office:string-value="00054000" calcext:value-type="string">
            <text:p>00054000</text:p>
          </table:table-cell>
          <table:table-cell table:style-name="ce4"/>
          <table:table-cell table:formula="of:=DEC2HEX([.F120];8)" office:value-type="string" office:string-value="00054000" calcext:value-type="string">
            <text:p>00054000</text:p>
          </table:table-cell>
          <table:table-cell table:formula="of:=[old.B119]" office:value-type="float" office:value="344064" calcext:value-type="float">
            <text:p>344064</text:p>
          </table:table-cell>
          <table:table-cell table:formula="of:=[old.A119]" office:value-type="string" office:string-value="CITRA_OUTPUT_PROC_CH_X_VIDEO_ADDRESS(4)" calcext:value-type="string">
            <text:p>CITRA_OUTPUT_PROC_CH_X_VIDEO_ADDRESS(4)</text:p>
          </table:table-cell>
          <table:table-cell table:number-columns-repeated="1017"/>
        </table:table-row>
        <table:table-row table:style-name="ro1">
          <table:table-cell table:formula="of:=[new.B120]" office:value-type="string" office:string-value="CITRA_OUTPUT_PROC_OUTPUT_CHANNEL_VIDEO_ADDRESS(5)" calcext:value-type="string">
            <text:p>CITRA_OUTPUT_PROC_OUTPUT_CHANNEL_VIDEO_ADDRESS(5)</text:p>
          </table:table-cell>
          <table:table-cell table:formula="of:=[new.A120]" office:value-type="float" office:value="348160" calcext:value-type="float">
            <text:p>348160</text:p>
          </table:table-cell>
          <table:table-cell table:formula="of:=DEC2HEX([.B121];8)" office:value-type="string" office:string-value="00055000" calcext:value-type="string">
            <text:p>00055000</text:p>
          </table:table-cell>
          <table:table-cell table:style-name="ce4"/>
          <table:table-cell table:formula="of:=DEC2HEX([.F121];8)" office:value-type="string" office:string-value="00055000" calcext:value-type="string">
            <text:p>00055000</text:p>
          </table:table-cell>
          <table:table-cell table:formula="of:=[old.B120]" office:value-type="float" office:value="348160" calcext:value-type="float">
            <text:p>348160</text:p>
          </table:table-cell>
          <table:table-cell table:formula="of:=[old.A120]" office:value-type="string" office:string-value="CITRA_OUTPUT_PROC_CH_X_VIDEO_ADDRESS(5)" calcext:value-type="string">
            <text:p>CITRA_OUTPUT_PROC_CH_X_VIDEO_ADDRESS(5)</text:p>
          </table:table-cell>
          <table:table-cell table:number-columns-repeated="1017"/>
        </table:table-row>
        <table:table-row table:style-name="ro1">
          <table:table-cell table:formula="of:=[new.B121]" office:value-type="string" office:string-value="CITRA_OUTPUT_PROC_OUTPUT_CHANNEL_VIDEO_ADDRESS(6)" calcext:value-type="string">
            <text:p>CITRA_OUTPUT_PROC_OUTPUT_CHANNEL_VIDEO_ADDRESS(6)</text:p>
          </table:table-cell>
          <table:table-cell table:formula="of:=[new.A121]" office:value-type="float" office:value="352256" calcext:value-type="float">
            <text:p>352256</text:p>
          </table:table-cell>
          <table:table-cell table:formula="of:=DEC2HEX([.B122];8)" office:value-type="string" office:string-value="00056000" calcext:value-type="string">
            <text:p>00056000</text:p>
          </table:table-cell>
          <table:table-cell table:style-name="ce4"/>
          <table:table-cell table:formula="of:=DEC2HEX([.F122];8)" office:value-type="string" office:string-value="00056000" calcext:value-type="string">
            <text:p>00056000</text:p>
          </table:table-cell>
          <table:table-cell table:formula="of:=[old.B121]" office:value-type="float" office:value="352256" calcext:value-type="float">
            <text:p>352256</text:p>
          </table:table-cell>
          <table:table-cell table:formula="of:=[old.A121]" office:value-type="string" office:string-value="CITRA_OUTPUT_PROC_CH_X_VIDEO_ADDRESS(6)" calcext:value-type="string">
            <text:p>CITRA_OUTPUT_PROC_CH_X_VIDEO_ADDRESS(6)</text:p>
          </table:table-cell>
          <table:table-cell table:number-columns-repeated="1017"/>
        </table:table-row>
        <table:table-row table:style-name="ro1">
          <table:table-cell table:formula="of:=[new.B122]" office:value-type="string" office:string-value="CITRA_OUTPUT_PROC_OUTPUT_CHANNEL_VIDEO_ADDRESS(7)" calcext:value-type="string">
            <text:p>CITRA_OUTPUT_PROC_OUTPUT_CHANNEL_VIDEO_ADDRESS(7)</text:p>
          </table:table-cell>
          <table:table-cell table:formula="of:=[new.A122]" office:value-type="float" office:value="356352" calcext:value-type="float">
            <text:p>356352</text:p>
          </table:table-cell>
          <table:table-cell table:formula="of:=DEC2HEX([.B123];8)" office:value-type="string" office:string-value="00057000" calcext:value-type="string">
            <text:p>00057000</text:p>
          </table:table-cell>
          <table:table-cell table:style-name="ce4"/>
          <table:table-cell table:formula="of:=DEC2HEX([.F123];8)" office:value-type="string" office:string-value="00057000" calcext:value-type="string">
            <text:p>00057000</text:p>
          </table:table-cell>
          <table:table-cell table:formula="of:=[old.B122]" office:value-type="float" office:value="356352" calcext:value-type="float">
            <text:p>356352</text:p>
          </table:table-cell>
          <table:table-cell table:formula="of:=[old.A122]" office:value-type="string" office:string-value="CITRA_OUTPUT_PROC_CH_X_VIDEO_ADDRESS(7)" calcext:value-type="string">
            <text:p>CITRA_OUTPUT_PROC_CH_X_VIDEO_ADDRESS(7)</text:p>
          </table:table-cell>
          <table:table-cell table:number-columns-repeated="1017"/>
        </table:table-row>
        <table:table-row table:style-name="ro1">
          <table:table-cell table:formula="of:=[new.B123]" office:value-type="string" office:string-value="CITRA_OUTPUT_PROC_OUTPUT_CHANNEL_VIDEO_ADDRESS(8)" calcext:value-type="string">
            <text:p>CITRA_OUTPUT_PROC_OUTPUT_CHANNEL_VIDEO_ADDRESS(8)</text:p>
          </table:table-cell>
          <table:table-cell table:formula="of:=[new.A123]" office:value-type="float" office:value="360448" calcext:value-type="float">
            <text:p>360448</text:p>
          </table:table-cell>
          <table:table-cell table:formula="of:=DEC2HEX([.B124];8)" office:value-type="string" office:string-value="00058000" calcext:value-type="string">
            <text:p>00058000</text:p>
          </table:table-cell>
          <table:table-cell table:style-name="ce4"/>
          <table:table-cell table:formula="of:=DEC2HEX([.F124];8)" office:value-type="string" office:string-value="00058000" calcext:value-type="string">
            <text:p>00058000</text:p>
          </table:table-cell>
          <table:table-cell table:formula="of:=[old.B123]" office:value-type="float" office:value="360448" calcext:value-type="float">
            <text:p>360448</text:p>
          </table:table-cell>
          <table:table-cell table:formula="of:=[old.A123]" office:value-type="string" office:string-value="CITRA_OUTPUT_PROC_CH_X_VIDEO_ADDRESS(8)" calcext:value-type="string">
            <text:p>CITRA_OUTPUT_PROC_CH_X_VIDEO_ADDRESS(8)</text:p>
          </table:table-cell>
          <table:table-cell table:number-columns-repeated="1017"/>
        </table:table-row>
        <table:table-row table:style-name="ro1">
          <table:table-cell table:formula="of:=[new.B124]" office:value-type="string" office:string-value="CITRA_OUTPUT_PROC_OUTPUT_CHANNEL_TIMING_ADDRESS(0)" calcext:value-type="string">
            <text:p>CITRA_OUTPUT_PROC_OUTPUT_CHANNEL_TIMING_ADDRESS(0)</text:p>
          </table:table-cell>
          <table:table-cell table:formula="of:=[new.A124]" office:value-type="float" office:value="328448" calcext:value-type="float">
            <text:p>328448</text:p>
          </table:table-cell>
          <table:table-cell table:formula="of:=DEC2HEX([.B125];8)" office:value-type="string" office:string-value="00050300" calcext:value-type="string">
            <text:p>00050300</text:p>
          </table:table-cell>
          <table:table-cell table:style-name="ce4"/>
          <table:table-cell table:formula="of:=DEC2HEX([.F125];8)" office:value-type="string" office:string-value="00050300" calcext:value-type="string">
            <text:p>00050300</text:p>
          </table:table-cell>
          <table:table-cell table:formula="of:=[old.B124]" office:value-type="float" office:value="328448" calcext:value-type="float">
            <text:p>328448</text:p>
          </table:table-cell>
          <table:table-cell table:formula="of:=[old.A124]" office:value-type="string" office:string-value="CITRA_OUTPUT_PROC_CH_X_OUTPUT_TIMING_MONITOR_ADDRESS(0)" calcext:value-type="string">
            <text:p>CITRA_OUTPUT_PROC_CH_X_OUTPUT_TIMING_MONITOR_ADDRESS(0)</text:p>
          </table:table-cell>
          <table:table-cell table:number-columns-repeated="1017"/>
        </table:table-row>
        <table:table-row table:style-name="ro1">
          <table:table-cell table:formula="of:=[new.B125]" office:value-type="string" office:string-value="CITRA_OUTPUT_PROC_OUTPUT_CHANNEL_TIMING_ADDRESS(1)" calcext:value-type="string">
            <text:p>CITRA_OUTPUT_PROC_OUTPUT_CHANNEL_TIMING_ADDRESS(1)</text:p>
          </table:table-cell>
          <table:table-cell table:formula="of:=[new.A125]" office:value-type="float" office:value="332544" calcext:value-type="float">
            <text:p>332544</text:p>
          </table:table-cell>
          <table:table-cell table:formula="of:=DEC2HEX([.B126];8)" office:value-type="string" office:string-value="00051300" calcext:value-type="string">
            <text:p>00051300</text:p>
          </table:table-cell>
          <table:table-cell table:style-name="ce4"/>
          <table:table-cell table:formula="of:=DEC2HEX([.F126];8)" office:value-type="string" office:string-value="00051300" calcext:value-type="string">
            <text:p>00051300</text:p>
          </table:table-cell>
          <table:table-cell table:formula="of:=[old.B125]" office:value-type="float" office:value="332544" calcext:value-type="float">
            <text:p>332544</text:p>
          </table:table-cell>
          <table:table-cell table:formula="of:=[old.A125]" office:value-type="string" office:string-value="CITRA_OUTPUT_PROC_CH_X_OUTPUT_TIMING_MONITOR_ADDRESS(1)" calcext:value-type="string">
            <text:p>CITRA_OUTPUT_PROC_CH_X_OUTPUT_TIMING_MONITOR_ADDRESS(1)</text:p>
          </table:table-cell>
          <table:table-cell table:number-columns-repeated="1017"/>
        </table:table-row>
        <table:table-row table:style-name="ro1">
          <table:table-cell table:formula="of:=[new.B126]" office:value-type="string" office:string-value="CITRA_OUTPUT_PROC_OUTPUT_CHANNEL_TIMING_ADDRESS(2)" calcext:value-type="string">
            <text:p>CITRA_OUTPUT_PROC_OUTPUT_CHANNEL_TIMING_ADDRESS(2)</text:p>
          </table:table-cell>
          <table:table-cell table:formula="of:=[new.A126]" office:value-type="float" office:value="336640" calcext:value-type="float">
            <text:p>336640</text:p>
          </table:table-cell>
          <table:table-cell table:formula="of:=DEC2HEX([.B127];8)" office:value-type="string" office:string-value="00052300" calcext:value-type="string">
            <text:p>00052300</text:p>
          </table:table-cell>
          <table:table-cell table:style-name="ce4"/>
          <table:table-cell table:formula="of:=DEC2HEX([.F127];8)" office:value-type="string" office:string-value="00052300" calcext:value-type="string">
            <text:p>00052300</text:p>
          </table:table-cell>
          <table:table-cell table:formula="of:=[old.B126]" office:value-type="float" office:value="336640" calcext:value-type="float">
            <text:p>336640</text:p>
          </table:table-cell>
          <table:table-cell table:formula="of:=[old.A126]" office:value-type="string" office:string-value="CITRA_OUTPUT_PROC_CH_X_OUTPUT_TIMING_MONITOR_ADDRESS(2)" calcext:value-type="string">
            <text:p>CITRA_OUTPUT_PROC_CH_X_OUTPUT_TIMING_MONITOR_ADDRESS(2)</text:p>
          </table:table-cell>
          <table:table-cell table:number-columns-repeated="1017"/>
        </table:table-row>
        <table:table-row table:style-name="ro1">
          <table:table-cell table:formula="of:=[new.B127]" office:value-type="string" office:string-value="CITRA_OUTPUT_PROC_OUTPUT_CHANNEL_TIMING_ADDRESS(3)" calcext:value-type="string">
            <text:p>CITRA_OUTPUT_PROC_OUTPUT_CHANNEL_TIMING_ADDRESS(3)</text:p>
          </table:table-cell>
          <table:table-cell table:formula="of:=[new.A127]" office:value-type="float" office:value="340736" calcext:value-type="float">
            <text:p>340736</text:p>
          </table:table-cell>
          <table:table-cell table:formula="of:=DEC2HEX([.B128];8)" office:value-type="string" office:string-value="00053300" calcext:value-type="string">
            <text:p>00053300</text:p>
          </table:table-cell>
          <table:table-cell table:style-name="ce4"/>
          <table:table-cell table:formula="of:=DEC2HEX([.F128];8)" office:value-type="string" office:string-value="00053300" calcext:value-type="string">
            <text:p>00053300</text:p>
          </table:table-cell>
          <table:table-cell table:formula="of:=[old.B127]" office:value-type="float" office:value="340736" calcext:value-type="float">
            <text:p>340736</text:p>
          </table:table-cell>
          <table:table-cell table:formula="of:=[old.A127]" office:value-type="string" office:string-value="CITRA_OUTPUT_PROC_CH_X_OUTPUT_TIMING_MONITOR_ADDRESS(3)" calcext:value-type="string">
            <text:p>CITRA_OUTPUT_PROC_CH_X_OUTPUT_TIMING_MONITOR_ADDRESS(3)</text:p>
          </table:table-cell>
          <table:table-cell table:number-columns-repeated="1017"/>
        </table:table-row>
        <table:table-row table:style-name="ro1">
          <table:table-cell table:formula="of:=[new.B128]" office:value-type="string" office:string-value="CITRA_OUTPUT_PROC_OUTPUT_CHANNEL_TIMING_ADDRESS(4)" calcext:value-type="string">
            <text:p>CITRA_OUTPUT_PROC_OUTPUT_CHANNEL_TIMING_ADDRESS(4)</text:p>
          </table:table-cell>
          <table:table-cell table:formula="of:=[new.A128]" office:value-type="float" office:value="344832" calcext:value-type="float">
            <text:p>344832</text:p>
          </table:table-cell>
          <table:table-cell table:formula="of:=DEC2HEX([.B129];8)" office:value-type="string" office:string-value="00054300" calcext:value-type="string">
            <text:p>00054300</text:p>
          </table:table-cell>
          <table:table-cell table:style-name="ce4"/>
          <table:table-cell table:formula="of:=DEC2HEX([.F129];8)" office:value-type="string" office:string-value="00054300" calcext:value-type="string">
            <text:p>00054300</text:p>
          </table:table-cell>
          <table:table-cell table:formula="of:=[old.B128]" office:value-type="float" office:value="344832" calcext:value-type="float">
            <text:p>344832</text:p>
          </table:table-cell>
          <table:table-cell table:formula="of:=[old.A128]" office:value-type="string" office:string-value="CITRA_OUTPUT_PROC_CH_X_OUTPUT_TIMING_MONITOR_ADDRESS(4)" calcext:value-type="string">
            <text:p>CITRA_OUTPUT_PROC_CH_X_OUTPUT_TIMING_MONITOR_ADDRESS(4)</text:p>
          </table:table-cell>
          <table:table-cell table:number-columns-repeated="1017"/>
        </table:table-row>
        <table:table-row table:style-name="ro1">
          <table:table-cell table:formula="of:=[new.B129]" office:value-type="string" office:string-value="CITRA_OUTPUT_PROC_OUTPUT_CHANNEL_TIMING_ADDRESS(5)" calcext:value-type="string">
            <text:p>CITRA_OUTPUT_PROC_OUTPUT_CHANNEL_TIMING_ADDRESS(5)</text:p>
          </table:table-cell>
          <table:table-cell table:formula="of:=[new.A129]" office:value-type="float" office:value="348928" calcext:value-type="float">
            <text:p>348928</text:p>
          </table:table-cell>
          <table:table-cell table:formula="of:=DEC2HEX([.B130];8)" office:value-type="string" office:string-value="00055300" calcext:value-type="string">
            <text:p>00055300</text:p>
          </table:table-cell>
          <table:table-cell table:style-name="ce4"/>
          <table:table-cell table:formula="of:=DEC2HEX([.F130];8)" office:value-type="string" office:string-value="00055300" calcext:value-type="string">
            <text:p>00055300</text:p>
          </table:table-cell>
          <table:table-cell table:formula="of:=[old.B129]" office:value-type="float" office:value="348928" calcext:value-type="float">
            <text:p>348928</text:p>
          </table:table-cell>
          <table:table-cell table:formula="of:=[old.A129]" office:value-type="string" office:string-value="CITRA_OUTPUT_PROC_CH_X_OUTPUT_TIMING_MONITOR_ADDRESS(5)" calcext:value-type="string">
            <text:p>CITRA_OUTPUT_PROC_CH_X_OUTPUT_TIMING_MONITOR_ADDRESS(5)</text:p>
          </table:table-cell>
          <table:table-cell table:number-columns-repeated="1017"/>
        </table:table-row>
        <table:table-row table:style-name="ro1">
          <table:table-cell table:formula="of:=[new.B130]" office:value-type="string" office:string-value="CITRA_OUTPUT_PROC_OUTPUT_CHANNEL_TIMING_ADDRESS(6)" calcext:value-type="string">
            <text:p>CITRA_OUTPUT_PROC_OUTPUT_CHANNEL_TIMING_ADDRESS(6)</text:p>
          </table:table-cell>
          <table:table-cell table:formula="of:=[new.A130]" office:value-type="float" office:value="353024" calcext:value-type="float">
            <text:p>353024</text:p>
          </table:table-cell>
          <table:table-cell table:formula="of:=DEC2HEX([.B131];8)" office:value-type="string" office:string-value="00056300" calcext:value-type="string">
            <text:p>00056300</text:p>
          </table:table-cell>
          <table:table-cell table:style-name="ce4"/>
          <table:table-cell table:formula="of:=DEC2HEX([.F131];8)" office:value-type="string" office:string-value="00056300" calcext:value-type="string">
            <text:p>00056300</text:p>
          </table:table-cell>
          <table:table-cell table:formula="of:=[old.B130]" office:value-type="float" office:value="353024" calcext:value-type="float">
            <text:p>353024</text:p>
          </table:table-cell>
          <table:table-cell table:formula="of:=[old.A130]" office:value-type="string" office:string-value="CITRA_OUTPUT_PROC_CH_X_OUTPUT_TIMING_MONITOR_ADDRESS(6)" calcext:value-type="string">
            <text:p>CITRA_OUTPUT_PROC_CH_X_OUTPUT_TIMING_MONITOR_ADDRESS(6)</text:p>
          </table:table-cell>
          <table:table-cell table:number-columns-repeated="1017"/>
        </table:table-row>
        <table:table-row table:style-name="ro1">
          <table:table-cell table:formula="of:=[new.B131]" office:value-type="string" office:string-value="CITRA_OUTPUT_PROC_OUTPUT_CHANNEL_TIMING_ADDRESS(7)" calcext:value-type="string">
            <text:p>CITRA_OUTPUT_PROC_OUTPUT_CHANNEL_TIMING_ADDRESS(7)</text:p>
          </table:table-cell>
          <table:table-cell table:formula="of:=[new.A131]" office:value-type="float" office:value="357120" calcext:value-type="float">
            <text:p>357120</text:p>
          </table:table-cell>
          <table:table-cell table:formula="of:=DEC2HEX([.B132];8)" office:value-type="string" office:string-value="00057300" calcext:value-type="string">
            <text:p>00057300</text:p>
          </table:table-cell>
          <table:table-cell table:style-name="ce4"/>
          <table:table-cell table:formula="of:=DEC2HEX([.F132];8)" office:value-type="string" office:string-value="00057300" calcext:value-type="string">
            <text:p>00057300</text:p>
          </table:table-cell>
          <table:table-cell table:formula="of:=[old.B131]" office:value-type="float" office:value="357120" calcext:value-type="float">
            <text:p>357120</text:p>
          </table:table-cell>
          <table:table-cell table:formula="of:=[old.A131]" office:value-type="string" office:string-value="CITRA_OUTPUT_PROC_CH_X_OUTPUT_TIMING_MONITOR_ADDRESS(7)" calcext:value-type="string">
            <text:p>CITRA_OUTPUT_PROC_CH_X_OUTPUT_TIMING_MONITOR_ADDRESS(7)</text:p>
          </table:table-cell>
          <table:table-cell table:number-columns-repeated="1017"/>
        </table:table-row>
        <table:table-row table:style-name="ro1">
          <table:table-cell table:formula="of:=[new.B132]" office:value-type="string" office:string-value="CITRA_OUTPUT_PROC_OUTPUT_CHANNEL_TIMING_ADDRESS(8)" calcext:value-type="string">
            <text:p>CITRA_OUTPUT_PROC_OUTPUT_CHANNEL_TIMING_ADDRESS(8)</text:p>
          </table:table-cell>
          <table:table-cell table:formula="of:=[new.A132]" office:value-type="float" office:value="361216" calcext:value-type="float">
            <text:p>361216</text:p>
          </table:table-cell>
          <table:table-cell table:formula="of:=DEC2HEX([.B133];8)" office:value-type="string" office:string-value="00058300" calcext:value-type="string">
            <text:p>00058300</text:p>
          </table:table-cell>
          <table:table-cell table:style-name="ce4"/>
          <table:table-cell table:formula="of:=DEC2HEX([.F133];8)" office:value-type="string" office:string-value="00058300" calcext:value-type="string">
            <text:p>00058300</text:p>
          </table:table-cell>
          <table:table-cell table:formula="of:=[old.B132]" office:value-type="float" office:value="361216" calcext:value-type="float">
            <text:p>361216</text:p>
          </table:table-cell>
          <table:table-cell table:formula="of:=[old.A132]" office:value-type="string" office:string-value="CITRA_OUTPUT_PROC_CH_X_OUTPUT_TIMING_MONITOR_ADDRESS(8)" calcext:value-type="string">
            <text:p>CITRA_OUTPUT_PROC_CH_X_OUTPUT_TIMING_MONITOR_ADDRESS(8)</text:p>
          </table:table-cell>
          <table:table-cell table:number-columns-repeated="1017"/>
        </table:table-row>
        <table:table-row table:style-name="ro1">
          <table:table-cell table:formula="of:=[new.B133]" office:value-type="string" office:string-value="CITRA_INPUT_PROC_INPUT_CHANNEL_AUDIO_DMB_ADDRESS(0)" calcext:value-type="string">
            <text:p>CITRA_INPUT_PROC_INPUT_CHANNEL_AUDIO_DMB_ADDRESS(0)</text:p>
          </table:table-cell>
          <table:table-cell table:formula="of:=[new.A133]" office:value-type="float" office:value="262400" calcext:value-type="float">
            <text:p>262400</text:p>
          </table:table-cell>
          <table:table-cell table:formula="of:=DEC2HEX([.B134];8)" office:value-type="string" office:string-value="00040100" calcext:value-type="string">
            <text:p>00040100</text:p>
          </table:table-cell>
          <table:table-cell table:style-name="ce4"/>
          <table:table-cell table:formula="of:=DEC2HEX([.F134];8)" office:value-type="string" office:string-value="00040100" calcext:value-type="string">
            <text:p>00040100</text:p>
          </table:table-cell>
          <table:table-cell table:formula="of:=[old.B133]" office:value-type="float" office:value="262400" calcext:value-type="float">
            <text:p>262400</text:p>
          </table:table-cell>
          <table:table-cell table:formula="of:=[old.A133]" office:value-type="string" office:string-value="CITRA_INPUT_PROC_CH_X_AUDIO_ADDRESS(0)" calcext:value-type="string">
            <text:p>CITRA_INPUT_PROC_CH_X_AUDIO_ADDRESS(0)</text:p>
          </table:table-cell>
          <table:table-cell table:number-columns-repeated="1017"/>
        </table:table-row>
        <table:table-row table:style-name="ro1">
          <table:table-cell table:formula="of:=[new.B134]" office:value-type="string" office:string-value="CITRA_INPUT_PROC_INPUT_CHANNEL_AUDIO_DMB_ADDRESS(1)" calcext:value-type="string">
            <text:p>CITRA_INPUT_PROC_INPUT_CHANNEL_AUDIO_DMB_ADDRESS(1)</text:p>
          </table:table-cell>
          <table:table-cell table:formula="of:=[new.A134]" office:value-type="float" office:value="266496" calcext:value-type="float">
            <text:p>266496</text:p>
          </table:table-cell>
          <table:table-cell table:formula="of:=DEC2HEX([.B135];8)" office:value-type="string" office:string-value="00041100" calcext:value-type="string">
            <text:p>00041100</text:p>
          </table:table-cell>
          <table:table-cell table:style-name="ce4"/>
          <table:table-cell table:formula="of:=DEC2HEX([.F135];8)" office:value-type="string" office:string-value="00041100" calcext:value-type="string">
            <text:p>00041100</text:p>
          </table:table-cell>
          <table:table-cell table:formula="of:=[old.B134]" office:value-type="float" office:value="266496" calcext:value-type="float">
            <text:p>266496</text:p>
          </table:table-cell>
          <table:table-cell table:formula="of:=[old.A134]" office:value-type="string" office:string-value="CITRA_INPUT_PROC_CH_X_AUDIO_ADDRESS(1)" calcext:value-type="string">
            <text:p>CITRA_INPUT_PROC_CH_X_AUDIO_ADDRESS(1)</text:p>
          </table:table-cell>
          <table:table-cell table:number-columns-repeated="1017"/>
        </table:table-row>
        <table:table-row table:style-name="ro1">
          <table:table-cell table:formula="of:=[new.B135]" office:value-type="string" office:string-value="CITRA_INPUT_PROC_INPUT_CHANNEL_AUDIO_DMB_ADDRESS(2)" calcext:value-type="string">
            <text:p>CITRA_INPUT_PROC_INPUT_CHANNEL_AUDIO_DMB_ADDRESS(2)</text:p>
          </table:table-cell>
          <table:table-cell table:formula="of:=[new.A135]" office:value-type="float" office:value="270592" calcext:value-type="float">
            <text:p>270592</text:p>
          </table:table-cell>
          <table:table-cell table:formula="of:=DEC2HEX([.B136];8)" office:value-type="string" office:string-value="00042100" calcext:value-type="string">
            <text:p>00042100</text:p>
          </table:table-cell>
          <table:table-cell table:style-name="ce4"/>
          <table:table-cell table:formula="of:=DEC2HEX([.F136];8)" office:value-type="string" office:string-value="00042100" calcext:value-type="string">
            <text:p>00042100</text:p>
          </table:table-cell>
          <table:table-cell table:formula="of:=[old.B135]" office:value-type="float" office:value="270592" calcext:value-type="float">
            <text:p>270592</text:p>
          </table:table-cell>
          <table:table-cell table:formula="of:=[old.A135]" office:value-type="string" office:string-value="CITRA_INPUT_PROC_CH_X_AUDIO_ADDRESS(2)" calcext:value-type="string">
            <text:p>CITRA_INPUT_PROC_CH_X_AUDIO_ADDRESS(2)</text:p>
          </table:table-cell>
          <table:table-cell table:number-columns-repeated="1017"/>
        </table:table-row>
        <table:table-row table:style-name="ro1">
          <table:table-cell table:formula="of:=[new.B136]" office:value-type="string" office:string-value="CITRA_INPUT_PROC_INPUT_CHANNEL_AUDIO_DMB_ADDRESS(3)" calcext:value-type="string">
            <text:p>CITRA_INPUT_PROC_INPUT_CHANNEL_AUDIO_DMB_ADDRESS(3)</text:p>
          </table:table-cell>
          <table:table-cell table:formula="of:=[new.A136]" office:value-type="float" office:value="274688" calcext:value-type="float">
            <text:p>274688</text:p>
          </table:table-cell>
          <table:table-cell table:formula="of:=DEC2HEX([.B137];8)" office:value-type="string" office:string-value="00043100" calcext:value-type="string">
            <text:p>00043100</text:p>
          </table:table-cell>
          <table:table-cell table:style-name="ce4"/>
          <table:table-cell table:formula="of:=DEC2HEX([.F137];8)" office:value-type="string" office:string-value="00043100" calcext:value-type="string">
            <text:p>00043100</text:p>
          </table:table-cell>
          <table:table-cell table:formula="of:=[old.B136]" office:value-type="float" office:value="274688" calcext:value-type="float">
            <text:p>274688</text:p>
          </table:table-cell>
          <table:table-cell table:formula="of:=[old.A136]" office:value-type="string" office:string-value="CITRA_INPUT_PROC_CH_X_AUDIO_ADDRESS(3)" calcext:value-type="string">
            <text:p>CITRA_INPUT_PROC_CH_X_AUDIO_ADDRESS(3)</text:p>
          </table:table-cell>
          <table:table-cell table:number-columns-repeated="1017"/>
        </table:table-row>
        <table:table-row table:style-name="ro1">
          <table:table-cell table:formula="of:=[new.B137]" office:value-type="string" office:string-value="CITRA_INPUT_PROC_INPUT_CHANNEL_AUDIO_DMB_ADDRESS(4)" calcext:value-type="string">
            <text:p>CITRA_INPUT_PROC_INPUT_CHANNEL_AUDIO_DMB_ADDRESS(4)</text:p>
          </table:table-cell>
          <table:table-cell table:formula="of:=[new.A137]" office:value-type="float" office:value="278784" calcext:value-type="float">
            <text:p>278784</text:p>
          </table:table-cell>
          <table:table-cell table:formula="of:=DEC2HEX([.B138];8)" office:value-type="string" office:string-value="00044100" calcext:value-type="string">
            <text:p>00044100</text:p>
          </table:table-cell>
          <table:table-cell table:style-name="ce4"/>
          <table:table-cell table:formula="of:=DEC2HEX([.F138];8)" office:value-type="string" office:string-value="00044100" calcext:value-type="string">
            <text:p>00044100</text:p>
          </table:table-cell>
          <table:table-cell table:formula="of:=[old.B137]" office:value-type="float" office:value="278784" calcext:value-type="float">
            <text:p>278784</text:p>
          </table:table-cell>
          <table:table-cell table:formula="of:=[old.A137]" office:value-type="string" office:string-value="CITRA_INPUT_PROC_CH_X_AUDIO_ADDRESS(4)" calcext:value-type="string">
            <text:p>CITRA_INPUT_PROC_CH_X_AUDIO_ADDRESS(4)</text:p>
          </table:table-cell>
          <table:table-cell table:number-columns-repeated="1017"/>
        </table:table-row>
        <table:table-row table:style-name="ro1">
          <table:table-cell table:formula="of:=[new.B138]" office:value-type="string" office:string-value="CITRA_INPUT_PROC_INPUT_CHANNEL_AUDIO_DMB_ADDRESS(5)" calcext:value-type="string">
            <text:p>CITRA_INPUT_PROC_INPUT_CHANNEL_AUDIO_DMB_ADDRESS(5)</text:p>
          </table:table-cell>
          <table:table-cell table:formula="of:=[new.A138]" office:value-type="float" office:value="282880" calcext:value-type="float">
            <text:p>282880</text:p>
          </table:table-cell>
          <table:table-cell table:formula="of:=DEC2HEX([.B139];8)" office:value-type="string" office:string-value="00045100" calcext:value-type="string">
            <text:p>00045100</text:p>
          </table:table-cell>
          <table:table-cell table:style-name="ce4"/>
          <table:table-cell table:formula="of:=DEC2HEX([.F139];8)" office:value-type="string" office:string-value="00045100" calcext:value-type="string">
            <text:p>00045100</text:p>
          </table:table-cell>
          <table:table-cell table:formula="of:=[old.B138]" office:value-type="float" office:value="282880" calcext:value-type="float">
            <text:p>282880</text:p>
          </table:table-cell>
          <table:table-cell table:formula="of:=[old.A138]" office:value-type="string" office:string-value="CITRA_INPUT_PROC_CH_X_AUDIO_ADDRESS(5)" calcext:value-type="string">
            <text:p>CITRA_INPUT_PROC_CH_X_AUDIO_ADDRESS(5)</text:p>
          </table:table-cell>
          <table:table-cell table:number-columns-repeated="1017"/>
        </table:table-row>
        <table:table-row table:style-name="ro1">
          <table:table-cell table:formula="of:=[new.B139]" office:value-type="string" office:string-value="CITRA_INPUT_PROC_INPUT_CHANNEL_AUDIO_DMB_ADDRESS(6)" calcext:value-type="string">
            <text:p>CITRA_INPUT_PROC_INPUT_CHANNEL_AUDIO_DMB_ADDRESS(6)</text:p>
          </table:table-cell>
          <table:table-cell table:formula="of:=[new.A139]" office:value-type="float" office:value="286976" calcext:value-type="float">
            <text:p>286976</text:p>
          </table:table-cell>
          <table:table-cell table:formula="of:=DEC2HEX([.B140];8)" office:value-type="string" office:string-value="00046100" calcext:value-type="string">
            <text:p>00046100</text:p>
          </table:table-cell>
          <table:table-cell table:style-name="ce4"/>
          <table:table-cell table:formula="of:=DEC2HEX([.F140];8)" office:value-type="string" office:string-value="00046100" calcext:value-type="string">
            <text:p>00046100</text:p>
          </table:table-cell>
          <table:table-cell table:formula="of:=[old.B139]" office:value-type="float" office:value="286976" calcext:value-type="float">
            <text:p>286976</text:p>
          </table:table-cell>
          <table:table-cell table:formula="of:=[old.A139]" office:value-type="string" office:string-value="CITRA_INPUT_PROC_CH_X_AUDIO_ADDRESS(6)" calcext:value-type="string">
            <text:p>CITRA_INPUT_PROC_CH_X_AUDIO_ADDRESS(6)</text:p>
          </table:table-cell>
          <table:table-cell table:number-columns-repeated="1017"/>
        </table:table-row>
        <table:table-row table:style-name="ro1">
          <table:table-cell table:formula="of:=[new.B140]" office:value-type="string" office:string-value="CITRA_INPUT_PROC_INPUT_CHANNEL_AUDIO_DMB_ADDRESS(7)" calcext:value-type="string">
            <text:p>CITRA_INPUT_PROC_INPUT_CHANNEL_AUDIO_DMB_ADDRESS(7)</text:p>
          </table:table-cell>
          <table:table-cell table:formula="of:=[new.A140]" office:value-type="float" office:value="291072" calcext:value-type="float">
            <text:p>291072</text:p>
          </table:table-cell>
          <table:table-cell table:formula="of:=DEC2HEX([.B141];8)" office:value-type="string" office:string-value="00047100" calcext:value-type="string">
            <text:p>00047100</text:p>
          </table:table-cell>
          <table:table-cell table:style-name="ce4"/>
          <table:table-cell table:formula="of:=DEC2HEX([.F141];8)" office:value-type="string" office:string-value="00047100" calcext:value-type="string">
            <text:p>00047100</text:p>
          </table:table-cell>
          <table:table-cell table:formula="of:=[old.B140]" office:value-type="float" office:value="291072" calcext:value-type="float">
            <text:p>291072</text:p>
          </table:table-cell>
          <table:table-cell table:formula="of:=[old.A140]" office:value-type="string" office:string-value="CITRA_INPUT_PROC_CH_X_AUDIO_ADDRESS(7)" calcext:value-type="string">
            <text:p>CITRA_INPUT_PROC_CH_X_AUDIO_ADDRESS(7)</text:p>
          </table:table-cell>
          <table:table-cell table:number-columns-repeated="1017"/>
        </table:table-row>
        <table:table-row table:style-name="ro1">
          <table:table-cell table:formula="of:=[new.B141]" office:value-type="string" office:string-value="CITRA_INPUT_PROC_INPUT_CHANNEL_AUDIO_DMB_ADDRESS(8)" calcext:value-type="string">
            <text:p>CITRA_INPUT_PROC_INPUT_CHANNEL_AUDIO_DMB_ADDRESS(8)</text:p>
          </table:table-cell>
          <table:table-cell table:formula="of:=[new.A141]" office:value-type="float" office:value="295168" calcext:value-type="float">
            <text:p>295168</text:p>
          </table:table-cell>
          <table:table-cell table:formula="of:=DEC2HEX([.B142];8)" office:value-type="string" office:string-value="00048100" calcext:value-type="string">
            <text:p>00048100</text:p>
          </table:table-cell>
          <table:table-cell table:style-name="ce4"/>
          <table:table-cell table:formula="of:=DEC2HEX([.F142];8)" office:value-type="string" office:string-value="00048100" calcext:value-type="string">
            <text:p>00048100</text:p>
          </table:table-cell>
          <table:table-cell table:formula="of:=[old.B141]" office:value-type="float" office:value="295168" calcext:value-type="float">
            <text:p>295168</text:p>
          </table:table-cell>
          <table:table-cell table:formula="of:=[old.A141]" office:value-type="string" office:string-value="CITRA_INPUT_PROC_CH_X_AUDIO_ADDRESS(8)" calcext:value-type="string">
            <text:p>CITRA_INPUT_PROC_CH_X_AUDIO_ADDRESS(8)</text:p>
          </table:table-cell>
          <table:table-cell table:number-columns-repeated="1017"/>
        </table:table-row>
        <table:table-row table:style-name="ro1">
          <table:table-cell table:formula="of:=[new.B142]" office:value-type="string" office:string-value="CITRA_INPUT_PROC_INPUT_CHANNEL_AUDIO_DMB_ADDRESS(0)" calcext:value-type="string">
            <text:p>CITRA_INPUT_PROC_INPUT_CHANNEL_AUDIO_DMB_ADDRESS(0)</text:p>
          </table:table-cell>
          <table:table-cell table:formula="of:=[new.A142]" office:value-type="float" office:value="262400" calcext:value-type="float">
            <text:p>262400</text:p>
          </table:table-cell>
          <table:table-cell table:formula="of:=DEC2HEX([.B143];8)" office:value-type="string" office:string-value="00040100" calcext:value-type="string">
            <text:p>00040100</text:p>
          </table:table-cell>
          <table:table-cell table:style-name="ce4"/>
          <table:table-cell table:formula="of:=DEC2HEX([.F143];8)" office:value-type="string" office:string-value="00040100" calcext:value-type="string">
            <text:p>00040100</text:p>
          </table:table-cell>
          <table:table-cell table:formula="of:=[old.B142]" office:value-type="float" office:value="262400" calcext:value-type="float">
            <text:p>262400</text:p>
          </table:table-cell>
          <table:table-cell table:formula="of:=[old.A142]" office:value-type="string" office:string-value="CITRA_INPUT_PROC_CH_X_AUDIO_ADDRESS(0)" calcext:value-type="string">
            <text:p>CITRA_INPUT_PROC_CH_X_AUDIO_ADDRESS(0)</text:p>
          </table:table-cell>
          <table:table-cell table:number-columns-repeated="1017"/>
        </table:table-row>
        <table:table-row table:style-name="ro1">
          <table:table-cell table:formula="of:=[new.B143]" office:value-type="string" office:string-value="CITRA_INPUT_PROC_INPUT_CHANNEL_AUDIO_DMB_ADDRESS(1)" calcext:value-type="string">
            <text:p>CITRA_INPUT_PROC_INPUT_CHANNEL_AUDIO_DMB_ADDRESS(1)</text:p>
          </table:table-cell>
          <table:table-cell table:formula="of:=[new.A143]" office:value-type="float" office:value="266496" calcext:value-type="float">
            <text:p>266496</text:p>
          </table:table-cell>
          <table:table-cell table:formula="of:=DEC2HEX([.B144];8)" office:value-type="string" office:string-value="00041100" calcext:value-type="string">
            <text:p>00041100</text:p>
          </table:table-cell>
          <table:table-cell table:style-name="ce4"/>
          <table:table-cell table:formula="of:=DEC2HEX([.F144];8)" office:value-type="string" office:string-value="00041100" calcext:value-type="string">
            <text:p>00041100</text:p>
          </table:table-cell>
          <table:table-cell table:formula="of:=[old.B143]" office:value-type="float" office:value="266496" calcext:value-type="float">
            <text:p>266496</text:p>
          </table:table-cell>
          <table:table-cell table:formula="of:=[old.A143]" office:value-type="string" office:string-value="CITRA_INPUT_PROC_CH_X_AUDIO_ADDRESS(1)" calcext:value-type="string">
            <text:p>CITRA_INPUT_PROC_CH_X_AUDIO_ADDRESS(1)</text:p>
          </table:table-cell>
          <table:table-cell table:number-columns-repeated="1017"/>
        </table:table-row>
        <table:table-row table:style-name="ro1">
          <table:table-cell table:formula="of:=[new.B144]" office:value-type="string" office:string-value="CITRA_INPUT_PROC_INPUT_CHANNEL_AUDIO_DMB_ADDRESS(2)" calcext:value-type="string">
            <text:p>CITRA_INPUT_PROC_INPUT_CHANNEL_AUDIO_DMB_ADDRESS(2)</text:p>
          </table:table-cell>
          <table:table-cell table:formula="of:=[new.A144]" office:value-type="float" office:value="270592" calcext:value-type="float">
            <text:p>270592</text:p>
          </table:table-cell>
          <table:table-cell table:formula="of:=DEC2HEX([.B145];8)" office:value-type="string" office:string-value="00042100" calcext:value-type="string">
            <text:p>00042100</text:p>
          </table:table-cell>
          <table:table-cell table:style-name="ce4"/>
          <table:table-cell table:formula="of:=DEC2HEX([.F145];8)" office:value-type="string" office:string-value="00042100" calcext:value-type="string">
            <text:p>00042100</text:p>
          </table:table-cell>
          <table:table-cell table:formula="of:=[old.B144]" office:value-type="float" office:value="270592" calcext:value-type="float">
            <text:p>270592</text:p>
          </table:table-cell>
          <table:table-cell table:formula="of:=[old.A144]" office:value-type="string" office:string-value="CITRA_INPUT_PROC_CH_X_AUDIO_ADDRESS(2)" calcext:value-type="string">
            <text:p>CITRA_INPUT_PROC_CH_X_AUDIO_ADDRESS(2)</text:p>
          </table:table-cell>
          <table:table-cell table:number-columns-repeated="1017"/>
        </table:table-row>
        <table:table-row table:style-name="ro1">
          <table:table-cell table:formula="of:=[new.B145]" office:value-type="string" office:string-value="CITRA_INPUT_PROC_INPUT_CHANNEL_AUDIO_DMB_ADDRESS(3)" calcext:value-type="string">
            <text:p>CITRA_INPUT_PROC_INPUT_CHANNEL_AUDIO_DMB_ADDRESS(3)</text:p>
          </table:table-cell>
          <table:table-cell table:formula="of:=[new.A145]" office:value-type="float" office:value="274688" calcext:value-type="float">
            <text:p>274688</text:p>
          </table:table-cell>
          <table:table-cell table:formula="of:=DEC2HEX([.B146];8)" office:value-type="string" office:string-value="00043100" calcext:value-type="string">
            <text:p>00043100</text:p>
          </table:table-cell>
          <table:table-cell table:style-name="ce4"/>
          <table:table-cell table:formula="of:=DEC2HEX([.F146];8)" office:value-type="string" office:string-value="00043100" calcext:value-type="string">
            <text:p>00043100</text:p>
          </table:table-cell>
          <table:table-cell table:formula="of:=[old.B145]" office:value-type="float" office:value="274688" calcext:value-type="float">
            <text:p>274688</text:p>
          </table:table-cell>
          <table:table-cell table:formula="of:=[old.A145]" office:value-type="string" office:string-value="CITRA_INPUT_PROC_CH_X_AUDIO_ADDRESS(3)" calcext:value-type="string">
            <text:p>CITRA_INPUT_PROC_CH_X_AUDIO_ADDRESS(3)</text:p>
          </table:table-cell>
          <table:table-cell table:number-columns-repeated="1017"/>
        </table:table-row>
        <table:table-row table:style-name="ro1">
          <table:table-cell table:formula="of:=[new.B146]" office:value-type="string" office:string-value="CITRA_INPUT_PROC_INPUT_CHANNEL_AUDIO_DMB_ADDRESS(4)" calcext:value-type="string">
            <text:p>CITRA_INPUT_PROC_INPUT_CHANNEL_AUDIO_DMB_ADDRESS(4)</text:p>
          </table:table-cell>
          <table:table-cell table:formula="of:=[new.A146]" office:value-type="float" office:value="278784" calcext:value-type="float">
            <text:p>278784</text:p>
          </table:table-cell>
          <table:table-cell table:formula="of:=DEC2HEX([.B147];8)" office:value-type="string" office:string-value="00044100" calcext:value-type="string">
            <text:p>00044100</text:p>
          </table:table-cell>
          <table:table-cell table:style-name="ce4"/>
          <table:table-cell table:formula="of:=DEC2HEX([.F147];8)" office:value-type="string" office:string-value="00044100" calcext:value-type="string">
            <text:p>00044100</text:p>
          </table:table-cell>
          <table:table-cell table:formula="of:=[old.B146]" office:value-type="float" office:value="278784" calcext:value-type="float">
            <text:p>278784</text:p>
          </table:table-cell>
          <table:table-cell table:formula="of:=[old.A146]" office:value-type="string" office:string-value="CITRA_INPUT_PROC_CH_X_AUDIO_ADDRESS(4)" calcext:value-type="string">
            <text:p>CITRA_INPUT_PROC_CH_X_AUDIO_ADDRESS(4)</text:p>
          </table:table-cell>
          <table:table-cell table:number-columns-repeated="1017"/>
        </table:table-row>
        <table:table-row table:style-name="ro1">
          <table:table-cell table:formula="of:=[new.B147]" office:value-type="string" office:string-value="CITRA_INPUT_PROC_INPUT_CHANNEL_AUDIO_DMB_ADDRESS(5)" calcext:value-type="string">
            <text:p>CITRA_INPUT_PROC_INPUT_CHANNEL_AUDIO_DMB_ADDRESS(5)</text:p>
          </table:table-cell>
          <table:table-cell table:formula="of:=[new.A147]" office:value-type="float" office:value="282880" calcext:value-type="float">
            <text:p>282880</text:p>
          </table:table-cell>
          <table:table-cell table:formula="of:=DEC2HEX([.B148];8)" office:value-type="string" office:string-value="00045100" calcext:value-type="string">
            <text:p>00045100</text:p>
          </table:table-cell>
          <table:table-cell table:style-name="ce4"/>
          <table:table-cell table:formula="of:=DEC2HEX([.F148];8)" office:value-type="string" office:string-value="00045100" calcext:value-type="string">
            <text:p>00045100</text:p>
          </table:table-cell>
          <table:table-cell table:formula="of:=[old.B147]" office:value-type="float" office:value="282880" calcext:value-type="float">
            <text:p>282880</text:p>
          </table:table-cell>
          <table:table-cell table:formula="of:=[old.A147]" office:value-type="string" office:string-value="CITRA_INPUT_PROC_CH_X_AUDIO_ADDRESS(5)" calcext:value-type="string">
            <text:p>CITRA_INPUT_PROC_CH_X_AUDIO_ADDRESS(5)</text:p>
          </table:table-cell>
          <table:table-cell table:number-columns-repeated="1017"/>
        </table:table-row>
        <table:table-row table:style-name="ro1">
          <table:table-cell table:formula="of:=[new.B148]" office:value-type="string" office:string-value="CITRA_INPUT_PROC_INPUT_CHANNEL_AUDIO_DMB_ADDRESS(6)" calcext:value-type="string">
            <text:p>CITRA_INPUT_PROC_INPUT_CHANNEL_AUDIO_DMB_ADDRESS(6)</text:p>
          </table:table-cell>
          <table:table-cell table:formula="of:=[new.A148]" office:value-type="float" office:value="286976" calcext:value-type="float">
            <text:p>286976</text:p>
          </table:table-cell>
          <table:table-cell table:formula="of:=DEC2HEX([.B149];8)" office:value-type="string" office:string-value="00046100" calcext:value-type="string">
            <text:p>00046100</text:p>
          </table:table-cell>
          <table:table-cell table:style-name="ce4"/>
          <table:table-cell table:formula="of:=DEC2HEX([.F149];8)" office:value-type="string" office:string-value="00046100" calcext:value-type="string">
            <text:p>00046100</text:p>
          </table:table-cell>
          <table:table-cell table:formula="of:=[old.B148]" office:value-type="float" office:value="286976" calcext:value-type="float">
            <text:p>286976</text:p>
          </table:table-cell>
          <table:table-cell table:formula="of:=[old.A148]" office:value-type="string" office:string-value="CITRA_INPUT_PROC_CH_X_AUDIO_ADDRESS(6)" calcext:value-type="string">
            <text:p>CITRA_INPUT_PROC_CH_X_AUDIO_ADDRESS(6)</text:p>
          </table:table-cell>
          <table:table-cell table:number-columns-repeated="1017"/>
        </table:table-row>
        <table:table-row table:style-name="ro1">
          <table:table-cell table:formula="of:=[new.B149]" office:value-type="string" office:string-value="CITRA_INPUT_PROC_INPUT_CHANNEL_AUDIO_DMB_ADDRESS(7)" calcext:value-type="string">
            <text:p>CITRA_INPUT_PROC_INPUT_CHANNEL_AUDIO_DMB_ADDRESS(7)</text:p>
          </table:table-cell>
          <table:table-cell table:formula="of:=[new.A149]" office:value-type="float" office:value="291072" calcext:value-type="float">
            <text:p>291072</text:p>
          </table:table-cell>
          <table:table-cell table:formula="of:=DEC2HEX([.B150];8)" office:value-type="string" office:string-value="00047100" calcext:value-type="string">
            <text:p>00047100</text:p>
          </table:table-cell>
          <table:table-cell table:style-name="ce4"/>
          <table:table-cell table:formula="of:=DEC2HEX([.F150];8)" office:value-type="string" office:string-value="00047100" calcext:value-type="string">
            <text:p>00047100</text:p>
          </table:table-cell>
          <table:table-cell table:formula="of:=[old.B149]" office:value-type="float" office:value="291072" calcext:value-type="float">
            <text:p>291072</text:p>
          </table:table-cell>
          <table:table-cell table:formula="of:=[old.A149]" office:value-type="string" office:string-value="CITRA_INPUT_PROC_CH_X_AUDIO_ADDRESS(7)" calcext:value-type="string">
            <text:p>CITRA_INPUT_PROC_CH_X_AUDIO_ADDRESS(7)</text:p>
          </table:table-cell>
          <table:table-cell table:number-columns-repeated="1017"/>
        </table:table-row>
        <table:table-row table:style-name="ro1">
          <table:table-cell table:formula="of:=[new.B150]" office:value-type="string" office:string-value="CITRA_INPUT_PROC_INPUT_CHANNEL_AUDIO_DMB_ADDRESS(8)" calcext:value-type="string">
            <text:p>CITRA_INPUT_PROC_INPUT_CHANNEL_AUDIO_DMB_ADDRESS(8)</text:p>
          </table:table-cell>
          <table:table-cell table:formula="of:=[new.A150]" office:value-type="float" office:value="295168" calcext:value-type="float">
            <text:p>295168</text:p>
          </table:table-cell>
          <table:table-cell table:formula="of:=DEC2HEX([.B151];8)" office:value-type="string" office:string-value="00048100" calcext:value-type="string">
            <text:p>00048100</text:p>
          </table:table-cell>
          <table:table-cell table:style-name="ce4"/>
          <table:table-cell table:formula="of:=DEC2HEX([.F151];8)" office:value-type="string" office:string-value="00048100" calcext:value-type="string">
            <text:p>00048100</text:p>
          </table:table-cell>
          <table:table-cell table:formula="of:=[old.B150]" office:value-type="float" office:value="295168" calcext:value-type="float">
            <text:p>295168</text:p>
          </table:table-cell>
          <table:table-cell table:formula="of:=[old.A150]" office:value-type="string" office:string-value="CITRA_INPUT_PROC_CH_X_AUDIO_ADDRESS(8)" calcext:value-type="string">
            <text:p>CITRA_INPUT_PROC_CH_X_AUDIO_ADDRESS(8)</text:p>
          </table:table-cell>
          <table:table-cell table:number-columns-repeated="1017"/>
        </table:table-row>
        <table:table-row table:style-name="ro1">
          <table:table-cell table:formula="of:=[new.B151]" office:value-type="string" office:string-value="CITRA_OUTPUT_PROC_OUTPUT_CHANNEL_AUDIO_EMB_ADDRESS(0)" calcext:value-type="string">
            <text:p>CITRA_OUTPUT_PROC_OUTPUT_CHANNEL_AUDIO_EMB_ADDRESS(0)</text:p>
          </table:table-cell>
          <table:table-cell table:formula="of:=[new.A151]" office:value-type="float" office:value="327936" calcext:value-type="float">
            <text:p>327936</text:p>
          </table:table-cell>
          <table:table-cell table:formula="of:=DEC2HEX([.B152];8)" office:value-type="string" office:string-value="00050100" calcext:value-type="string">
            <text:p>00050100</text:p>
          </table:table-cell>
          <table:table-cell table:style-name="ce4"/>
          <table:table-cell table:formula="of:=DEC2HEX([.F152];8)" office:value-type="string" office:string-value="00050100" calcext:value-type="string">
            <text:p>00050100</text:p>
          </table:table-cell>
          <table:table-cell table:formula="of:=[old.B151]" office:value-type="float" office:value="327936" calcext:value-type="float">
            <text:p>327936</text:p>
          </table:table-cell>
          <table:table-cell table:formula="of:=[old.A151]" office:value-type="string" office:string-value="CITRA_OUTPUT_PROC_CH_X_AUDIO_ADDRESS(0)" calcext:value-type="string">
            <text:p>CITRA_OUTPUT_PROC_CH_X_AUDIO_ADDRESS(0)</text:p>
          </table:table-cell>
          <table:table-cell table:number-columns-repeated="1017"/>
        </table:table-row>
        <table:table-row table:style-name="ro1">
          <table:table-cell table:formula="of:=[new.B152]" office:value-type="string" office:string-value="CITRA_OUTPUT_PROC_OUTPUT_CHANNEL_AUDIO_EMB_ADDRESS(1)" calcext:value-type="string">
            <text:p>CITRA_OUTPUT_PROC_OUTPUT_CHANNEL_AUDIO_EMB_ADDRESS(1)</text:p>
          </table:table-cell>
          <table:table-cell table:formula="of:=[new.A152]" office:value-type="float" office:value="332032" calcext:value-type="float">
            <text:p>332032</text:p>
          </table:table-cell>
          <table:table-cell table:formula="of:=DEC2HEX([.B153];8)" office:value-type="string" office:string-value="00051100" calcext:value-type="string">
            <text:p>00051100</text:p>
          </table:table-cell>
          <table:table-cell table:style-name="ce4"/>
          <table:table-cell table:formula="of:=DEC2HEX([.F153];8)" office:value-type="string" office:string-value="00051100" calcext:value-type="string">
            <text:p>00051100</text:p>
          </table:table-cell>
          <table:table-cell table:formula="of:=[old.B152]" office:value-type="float" office:value="332032" calcext:value-type="float">
            <text:p>332032</text:p>
          </table:table-cell>
          <table:table-cell table:formula="of:=[old.A152]" office:value-type="string" office:string-value="CITRA_OUTPUT_PROC_CH_X_AUDIO_ADDRESS(1)" calcext:value-type="string">
            <text:p>CITRA_OUTPUT_PROC_CH_X_AUDIO_ADDRESS(1)</text:p>
          </table:table-cell>
          <table:table-cell table:number-columns-repeated="1017"/>
        </table:table-row>
        <table:table-row table:style-name="ro1">
          <table:table-cell table:formula="of:=[new.B153]" office:value-type="string" office:string-value="CITRA_OUTPUT_PROC_OUTPUT_CHANNEL_AUDIO_EMB_ADDRESS(2)" calcext:value-type="string">
            <text:p>CITRA_OUTPUT_PROC_OUTPUT_CHANNEL_AUDIO_EMB_ADDRESS(2)</text:p>
          </table:table-cell>
          <table:table-cell table:formula="of:=[new.A153]" office:value-type="float" office:value="336128" calcext:value-type="float">
            <text:p>336128</text:p>
          </table:table-cell>
          <table:table-cell table:formula="of:=DEC2HEX([.B154];8)" office:value-type="string" office:string-value="00052100" calcext:value-type="string">
            <text:p>00052100</text:p>
          </table:table-cell>
          <table:table-cell table:style-name="ce4"/>
          <table:table-cell table:formula="of:=DEC2HEX([.F154];8)" office:value-type="string" office:string-value="00052100" calcext:value-type="string">
            <text:p>00052100</text:p>
          </table:table-cell>
          <table:table-cell table:formula="of:=[old.B153]" office:value-type="float" office:value="336128" calcext:value-type="float">
            <text:p>336128</text:p>
          </table:table-cell>
          <table:table-cell table:formula="of:=[old.A153]" office:value-type="string" office:string-value="CITRA_OUTPUT_PROC_CH_X_AUDIO_ADDRESS(2)" calcext:value-type="string">
            <text:p>CITRA_OUTPUT_PROC_CH_X_AUDIO_ADDRESS(2)</text:p>
          </table:table-cell>
          <table:table-cell table:number-columns-repeated="1017"/>
        </table:table-row>
        <table:table-row table:style-name="ro1">
          <table:table-cell table:formula="of:=[new.B154]" office:value-type="string" office:string-value="CITRA_OUTPUT_PROC_OUTPUT_CHANNEL_AUDIO_EMB_ADDRESS(3)" calcext:value-type="string">
            <text:p>CITRA_OUTPUT_PROC_OUTPUT_CHANNEL_AUDIO_EMB_ADDRESS(3)</text:p>
          </table:table-cell>
          <table:table-cell table:formula="of:=[new.A154]" office:value-type="float" office:value="340224" calcext:value-type="float">
            <text:p>340224</text:p>
          </table:table-cell>
          <table:table-cell table:formula="of:=DEC2HEX([.B155];8)" office:value-type="string" office:string-value="00053100" calcext:value-type="string">
            <text:p>00053100</text:p>
          </table:table-cell>
          <table:table-cell table:style-name="ce4"/>
          <table:table-cell table:formula="of:=DEC2HEX([.F155];8)" office:value-type="string" office:string-value="00053100" calcext:value-type="string">
            <text:p>00053100</text:p>
          </table:table-cell>
          <table:table-cell table:formula="of:=[old.B154]" office:value-type="float" office:value="340224" calcext:value-type="float">
            <text:p>340224</text:p>
          </table:table-cell>
          <table:table-cell table:formula="of:=[old.A154]" office:value-type="string" office:string-value="CITRA_OUTPUT_PROC_CH_X_AUDIO_ADDRESS(3)" calcext:value-type="string">
            <text:p>CITRA_OUTPUT_PROC_CH_X_AUDIO_ADDRESS(3)</text:p>
          </table:table-cell>
          <table:table-cell table:number-columns-repeated="1017"/>
        </table:table-row>
        <table:table-row table:style-name="ro1">
          <table:table-cell table:formula="of:=[new.B155]" office:value-type="string" office:string-value="CITRA_OUTPUT_PROC_OUTPUT_CHANNEL_AUDIO_EMB_ADDRESS(4)" calcext:value-type="string">
            <text:p>CITRA_OUTPUT_PROC_OUTPUT_CHANNEL_AUDIO_EMB_ADDRESS(4)</text:p>
          </table:table-cell>
          <table:table-cell table:formula="of:=[new.A155]" office:value-type="float" office:value="344320" calcext:value-type="float">
            <text:p>344320</text:p>
          </table:table-cell>
          <table:table-cell table:formula="of:=DEC2HEX([.B156];8)" office:value-type="string" office:string-value="00054100" calcext:value-type="string">
            <text:p>00054100</text:p>
          </table:table-cell>
          <table:table-cell table:style-name="ce4"/>
          <table:table-cell table:formula="of:=DEC2HEX([.F156];8)" office:value-type="string" office:string-value="00054100" calcext:value-type="string">
            <text:p>00054100</text:p>
          </table:table-cell>
          <table:table-cell table:formula="of:=[old.B155]" office:value-type="float" office:value="344320" calcext:value-type="float">
            <text:p>344320</text:p>
          </table:table-cell>
          <table:table-cell table:formula="of:=[old.A155]" office:value-type="string" office:string-value="CITRA_OUTPUT_PROC_CH_X_AUDIO_ADDRESS(4)" calcext:value-type="string">
            <text:p>CITRA_OUTPUT_PROC_CH_X_AUDIO_ADDRESS(4)</text:p>
          </table:table-cell>
          <table:table-cell table:number-columns-repeated="1017"/>
        </table:table-row>
        <table:table-row table:style-name="ro1">
          <table:table-cell table:formula="of:=[new.B156]" office:value-type="string" office:string-value="CITRA_OUTPUT_PROC_OUTPUT_CHANNEL_AUDIO_EMB_ADDRESS(5)" calcext:value-type="string">
            <text:p>CITRA_OUTPUT_PROC_OUTPUT_CHANNEL_AUDIO_EMB_ADDRESS(5)</text:p>
          </table:table-cell>
          <table:table-cell table:formula="of:=[new.A156]" office:value-type="float" office:value="348416" calcext:value-type="float">
            <text:p>348416</text:p>
          </table:table-cell>
          <table:table-cell table:formula="of:=DEC2HEX([.B157];8)" office:value-type="string" office:string-value="00055100" calcext:value-type="string">
            <text:p>00055100</text:p>
          </table:table-cell>
          <table:table-cell table:style-name="ce4"/>
          <table:table-cell table:formula="of:=DEC2HEX([.F157];8)" office:value-type="string" office:string-value="00055100" calcext:value-type="string">
            <text:p>00055100</text:p>
          </table:table-cell>
          <table:table-cell table:formula="of:=[old.B156]" office:value-type="float" office:value="348416" calcext:value-type="float">
            <text:p>348416</text:p>
          </table:table-cell>
          <table:table-cell table:formula="of:=[old.A156]" office:value-type="string" office:string-value="CITRA_OUTPUT_PROC_CH_X_AUDIO_ADDRESS(5)" calcext:value-type="string">
            <text:p>CITRA_OUTPUT_PROC_CH_X_AUDIO_ADDRESS(5)</text:p>
          </table:table-cell>
          <table:table-cell table:number-columns-repeated="1017"/>
        </table:table-row>
        <table:table-row table:style-name="ro1">
          <table:table-cell table:formula="of:=[new.B157]" office:value-type="string" office:string-value="CITRA_OUTPUT_PROC_OUTPUT_CHANNEL_AUDIO_EMB_ADDRESS(6)" calcext:value-type="string">
            <text:p>CITRA_OUTPUT_PROC_OUTPUT_CHANNEL_AUDIO_EMB_ADDRESS(6)</text:p>
          </table:table-cell>
          <table:table-cell table:formula="of:=[new.A157]" office:value-type="float" office:value="352512" calcext:value-type="float">
            <text:p>352512</text:p>
          </table:table-cell>
          <table:table-cell table:formula="of:=DEC2HEX([.B158];8)" office:value-type="string" office:string-value="00056100" calcext:value-type="string">
            <text:p>00056100</text:p>
          </table:table-cell>
          <table:table-cell table:style-name="ce4"/>
          <table:table-cell table:formula="of:=DEC2HEX([.F158];8)" office:value-type="string" office:string-value="00056100" calcext:value-type="string">
            <text:p>00056100</text:p>
          </table:table-cell>
          <table:table-cell table:formula="of:=[old.B157]" office:value-type="float" office:value="352512" calcext:value-type="float">
            <text:p>352512</text:p>
          </table:table-cell>
          <table:table-cell table:formula="of:=[old.A157]" office:value-type="string" office:string-value="CITRA_OUTPUT_PROC_CH_X_AUDIO_ADDRESS(6)" calcext:value-type="string">
            <text:p>CITRA_OUTPUT_PROC_CH_X_AUDIO_ADDRESS(6)</text:p>
          </table:table-cell>
          <table:table-cell table:number-columns-repeated="1017"/>
        </table:table-row>
        <table:table-row table:style-name="ro1">
          <table:table-cell table:formula="of:=[new.B158]" office:value-type="string" office:string-value="CITRA_OUTPUT_PROC_OUTPUT_CHANNEL_AUDIO_EMB_ADDRESS(7)" calcext:value-type="string">
            <text:p>CITRA_OUTPUT_PROC_OUTPUT_CHANNEL_AUDIO_EMB_ADDRESS(7)</text:p>
          </table:table-cell>
          <table:table-cell table:formula="of:=[new.A158]" office:value-type="float" office:value="356608" calcext:value-type="float">
            <text:p>356608</text:p>
          </table:table-cell>
          <table:table-cell table:formula="of:=DEC2HEX([.B159];8)" office:value-type="string" office:string-value="00057100" calcext:value-type="string">
            <text:p>00057100</text:p>
          </table:table-cell>
          <table:table-cell table:style-name="ce4"/>
          <table:table-cell table:formula="of:=DEC2HEX([.F159];8)" office:value-type="string" office:string-value="00057100" calcext:value-type="string">
            <text:p>00057100</text:p>
          </table:table-cell>
          <table:table-cell table:formula="of:=[old.B158]" office:value-type="float" office:value="356608" calcext:value-type="float">
            <text:p>356608</text:p>
          </table:table-cell>
          <table:table-cell table:formula="of:=[old.A158]" office:value-type="string" office:string-value="CITRA_OUTPUT_PROC_CH_X_AUDIO_ADDRESS(7)" calcext:value-type="string">
            <text:p>CITRA_OUTPUT_PROC_CH_X_AUDIO_ADDRESS(7)</text:p>
          </table:table-cell>
          <table:table-cell table:number-columns-repeated="1017"/>
        </table:table-row>
        <table:table-row table:style-name="ro1">
          <table:table-cell table:formula="of:=[new.B159]" office:value-type="string" office:string-value="CITRA_OUTPUT_PROC_OUTPUT_CHANNEL_AUDIO_EMB_ADDRESS(8)" calcext:value-type="string">
            <text:p>CITRA_OUTPUT_PROC_OUTPUT_CHANNEL_AUDIO_EMB_ADDRESS(8)</text:p>
          </table:table-cell>
          <table:table-cell table:formula="of:=[new.A159]" office:value-type="float" office:value="360704" calcext:value-type="float">
            <text:p>360704</text:p>
          </table:table-cell>
          <table:table-cell table:formula="of:=DEC2HEX([.B160];8)" office:value-type="string" office:string-value="00058100" calcext:value-type="string">
            <text:p>00058100</text:p>
          </table:table-cell>
          <table:table-cell table:style-name="ce4"/>
          <table:table-cell table:formula="of:=DEC2HEX([.F160];8)" office:value-type="string" office:string-value="00058100" calcext:value-type="string">
            <text:p>00058100</text:p>
          </table:table-cell>
          <table:table-cell table:formula="of:=[old.B159]" office:value-type="float" office:value="360704" calcext:value-type="float">
            <text:p>360704</text:p>
          </table:table-cell>
          <table:table-cell table:formula="of:=[old.A159]" office:value-type="string" office:string-value="CITRA_OUTPUT_PROC_CH_X_AUDIO_ADDRESS(8)" calcext:value-type="string">
            <text:p>CITRA_OUTPUT_PROC_CH_X_AUDIO_ADDRESS(8)</text:p>
          </table:table-cell>
          <table:table-cell table:number-columns-repeated="1017"/>
        </table:table-row>
        <table:table-row table:style-name="ro1">
          <table:table-cell table:formula="of:=[new.B160]" office:value-type="string" office:string-value="CITRA_OUTPUT_PROC_OUTPUT_CHANNEL_AUDIO_EMB_ADDRESS(0)" calcext:value-type="string">
            <text:p>CITRA_OUTPUT_PROC_OUTPUT_CHANNEL_AUDIO_EMB_ADDRESS(0)</text:p>
          </table:table-cell>
          <table:table-cell table:formula="of:=[new.A160]" office:value-type="float" office:value="327936" calcext:value-type="float">
            <text:p>327936</text:p>
          </table:table-cell>
          <table:table-cell table:formula="of:=DEC2HEX([.B161];8)" office:value-type="string" office:string-value="00050100" calcext:value-type="string">
            <text:p>00050100</text:p>
          </table:table-cell>
          <table:table-cell table:style-name="ce4"/>
          <table:table-cell table:formula="of:=DEC2HEX([.F161];8)" office:value-type="string" office:string-value="00050100" calcext:value-type="string">
            <text:p>00050100</text:p>
          </table:table-cell>
          <table:table-cell table:formula="of:=[old.B160]" office:value-type="float" office:value="327936" calcext:value-type="float">
            <text:p>327936</text:p>
          </table:table-cell>
          <table:table-cell table:formula="of:=[old.A160]" office:value-type="string" office:string-value="CITRA_OUTPUT_PROC_CH_X_AUDIO_ADDRESS(0)" calcext:value-type="string">
            <text:p>CITRA_OUTPUT_PROC_CH_X_AUDIO_ADDRESS(0)</text:p>
          </table:table-cell>
          <table:table-cell table:number-columns-repeated="1017"/>
        </table:table-row>
        <table:table-row table:style-name="ro1">
          <table:table-cell table:formula="of:=[new.B161]" office:value-type="string" office:string-value="CITRA_OUTPUT_PROC_OUTPUT_CHANNEL_AUDIO_EMB_ADDRESS(1)" calcext:value-type="string">
            <text:p>CITRA_OUTPUT_PROC_OUTPUT_CHANNEL_AUDIO_EMB_ADDRESS(1)</text:p>
          </table:table-cell>
          <table:table-cell table:formula="of:=[new.A161]" office:value-type="float" office:value="332032" calcext:value-type="float">
            <text:p>332032</text:p>
          </table:table-cell>
          <table:table-cell table:formula="of:=DEC2HEX([.B162];8)" office:value-type="string" office:string-value="00051100" calcext:value-type="string">
            <text:p>00051100</text:p>
          </table:table-cell>
          <table:table-cell table:style-name="ce4"/>
          <table:table-cell table:formula="of:=DEC2HEX([.F162];8)" office:value-type="string" office:string-value="00051100" calcext:value-type="string">
            <text:p>00051100</text:p>
          </table:table-cell>
          <table:table-cell table:formula="of:=[old.B161]" office:value-type="float" office:value="332032" calcext:value-type="float">
            <text:p>332032</text:p>
          </table:table-cell>
          <table:table-cell table:formula="of:=[old.A161]" office:value-type="string" office:string-value="CITRA_OUTPUT_PROC_CH_X_AUDIO_ADDRESS(1)" calcext:value-type="string">
            <text:p>CITRA_OUTPUT_PROC_CH_X_AUDIO_ADDRESS(1)</text:p>
          </table:table-cell>
          <table:table-cell table:number-columns-repeated="1017"/>
        </table:table-row>
        <table:table-row table:style-name="ro1">
          <table:table-cell table:formula="of:=[new.B162]" office:value-type="string" office:string-value="CITRA_OUTPUT_PROC_OUTPUT_CHANNEL_AUDIO_EMB_ADDRESS(2)" calcext:value-type="string">
            <text:p>CITRA_OUTPUT_PROC_OUTPUT_CHANNEL_AUDIO_EMB_ADDRESS(2)</text:p>
          </table:table-cell>
          <table:table-cell table:formula="of:=[new.A162]" office:value-type="float" office:value="336128" calcext:value-type="float">
            <text:p>336128</text:p>
          </table:table-cell>
          <table:table-cell table:formula="of:=DEC2HEX([.B163];8)" office:value-type="string" office:string-value="00052100" calcext:value-type="string">
            <text:p>00052100</text:p>
          </table:table-cell>
          <table:table-cell table:style-name="ce4"/>
          <table:table-cell table:formula="of:=DEC2HEX([.F163];8)" office:value-type="string" office:string-value="00052100" calcext:value-type="string">
            <text:p>00052100</text:p>
          </table:table-cell>
          <table:table-cell table:formula="of:=[old.B162]" office:value-type="float" office:value="336128" calcext:value-type="float">
            <text:p>336128</text:p>
          </table:table-cell>
          <table:table-cell table:formula="of:=[old.A162]" office:value-type="string" office:string-value="CITRA_OUTPUT_PROC_CH_X_AUDIO_ADDRESS(2)" calcext:value-type="string">
            <text:p>CITRA_OUTPUT_PROC_CH_X_AUDIO_ADDRESS(2)</text:p>
          </table:table-cell>
          <table:table-cell table:number-columns-repeated="1017"/>
        </table:table-row>
        <table:table-row table:style-name="ro1">
          <table:table-cell table:formula="of:=[new.B163]" office:value-type="string" office:string-value="CITRA_OUTPUT_PROC_OUTPUT_CHANNEL_AUDIO_EMB_ADDRESS(3)" calcext:value-type="string">
            <text:p>CITRA_OUTPUT_PROC_OUTPUT_CHANNEL_AUDIO_EMB_ADDRESS(3)</text:p>
          </table:table-cell>
          <table:table-cell table:formula="of:=[new.A163]" office:value-type="float" office:value="340224" calcext:value-type="float">
            <text:p>340224</text:p>
          </table:table-cell>
          <table:table-cell table:formula="of:=DEC2HEX([.B164];8)" office:value-type="string" office:string-value="00053100" calcext:value-type="string">
            <text:p>00053100</text:p>
          </table:table-cell>
          <table:table-cell table:style-name="ce4"/>
          <table:table-cell table:formula="of:=DEC2HEX([.F164];8)" office:value-type="string" office:string-value="00053100" calcext:value-type="string">
            <text:p>00053100</text:p>
          </table:table-cell>
          <table:table-cell table:formula="of:=[old.B163]" office:value-type="float" office:value="340224" calcext:value-type="float">
            <text:p>340224</text:p>
          </table:table-cell>
          <table:table-cell table:formula="of:=[old.A163]" office:value-type="string" office:string-value="CITRA_OUTPUT_PROC_CH_X_AUDIO_ADDRESS(3)" calcext:value-type="string">
            <text:p>CITRA_OUTPUT_PROC_CH_X_AUDIO_ADDRESS(3)</text:p>
          </table:table-cell>
          <table:table-cell table:number-columns-repeated="1017"/>
        </table:table-row>
        <table:table-row table:style-name="ro1">
          <table:table-cell table:formula="of:=[new.B164]" office:value-type="string" office:string-value="CITRA_OUTPUT_PROC_OUTPUT_CHANNEL_AUDIO_EMB_ADDRESS(4)" calcext:value-type="string">
            <text:p>CITRA_OUTPUT_PROC_OUTPUT_CHANNEL_AUDIO_EMB_ADDRESS(4)</text:p>
          </table:table-cell>
          <table:table-cell table:formula="of:=[new.A164]" office:value-type="float" office:value="344320" calcext:value-type="float">
            <text:p>344320</text:p>
          </table:table-cell>
          <table:table-cell table:formula="of:=DEC2HEX([.B165];8)" office:value-type="string" office:string-value="00054100" calcext:value-type="string">
            <text:p>00054100</text:p>
          </table:table-cell>
          <table:table-cell table:style-name="ce4"/>
          <table:table-cell table:formula="of:=DEC2HEX([.F165];8)" office:value-type="string" office:string-value="00054100" calcext:value-type="string">
            <text:p>00054100</text:p>
          </table:table-cell>
          <table:table-cell table:formula="of:=[old.B164]" office:value-type="float" office:value="344320" calcext:value-type="float">
            <text:p>344320</text:p>
          </table:table-cell>
          <table:table-cell table:formula="of:=[old.A164]" office:value-type="string" office:string-value="CITRA_OUTPUT_PROC_CH_X_AUDIO_ADDRESS(4)" calcext:value-type="string">
            <text:p>CITRA_OUTPUT_PROC_CH_X_AUDIO_ADDRESS(4)</text:p>
          </table:table-cell>
          <table:table-cell table:number-columns-repeated="1017"/>
        </table:table-row>
        <table:table-row table:style-name="ro1">
          <table:table-cell table:formula="of:=[new.B165]" office:value-type="string" office:string-value="CITRA_OUTPUT_PROC_OUTPUT_CHANNEL_AUDIO_EMB_ADDRESS(5)" calcext:value-type="string">
            <text:p>CITRA_OUTPUT_PROC_OUTPUT_CHANNEL_AUDIO_EMB_ADDRESS(5)</text:p>
          </table:table-cell>
          <table:table-cell table:formula="of:=[new.A165]" office:value-type="float" office:value="348416" calcext:value-type="float">
            <text:p>348416</text:p>
          </table:table-cell>
          <table:table-cell table:formula="of:=DEC2HEX([.B166];8)" office:value-type="string" office:string-value="00055100" calcext:value-type="string">
            <text:p>00055100</text:p>
          </table:table-cell>
          <table:table-cell table:style-name="ce4"/>
          <table:table-cell table:formula="of:=DEC2HEX([.F166];8)" office:value-type="string" office:string-value="00055100" calcext:value-type="string">
            <text:p>00055100</text:p>
          </table:table-cell>
          <table:table-cell table:formula="of:=[old.B165]" office:value-type="float" office:value="348416" calcext:value-type="float">
            <text:p>348416</text:p>
          </table:table-cell>
          <table:table-cell table:formula="of:=[old.A165]" office:value-type="string" office:string-value="CITRA_OUTPUT_PROC_CH_X_AUDIO_ADDRESS(5)" calcext:value-type="string">
            <text:p>CITRA_OUTPUT_PROC_CH_X_AUDIO_ADDRESS(5)</text:p>
          </table:table-cell>
          <table:table-cell table:number-columns-repeated="1017"/>
        </table:table-row>
        <table:table-row table:style-name="ro1">
          <table:table-cell table:formula="of:=[new.B166]" office:value-type="string" office:string-value="CITRA_OUTPUT_PROC_OUTPUT_CHANNEL_AUDIO_EMB_ADDRESS(6)" calcext:value-type="string">
            <text:p>CITRA_OUTPUT_PROC_OUTPUT_CHANNEL_AUDIO_EMB_ADDRESS(6)</text:p>
          </table:table-cell>
          <table:table-cell table:formula="of:=[new.A166]" office:value-type="float" office:value="352512" calcext:value-type="float">
            <text:p>352512</text:p>
          </table:table-cell>
          <table:table-cell table:formula="of:=DEC2HEX([.B167];8)" office:value-type="string" office:string-value="00056100" calcext:value-type="string">
            <text:p>00056100</text:p>
          </table:table-cell>
          <table:table-cell table:style-name="ce4"/>
          <table:table-cell table:formula="of:=DEC2HEX([.F167];8)" office:value-type="string" office:string-value="00056100" calcext:value-type="string">
            <text:p>00056100</text:p>
          </table:table-cell>
          <table:table-cell table:formula="of:=[old.B166]" office:value-type="float" office:value="352512" calcext:value-type="float">
            <text:p>352512</text:p>
          </table:table-cell>
          <table:table-cell table:formula="of:=[old.A166]" office:value-type="string" office:string-value="CITRA_OUTPUT_PROC_CH_X_AUDIO_ADDRESS(6)" calcext:value-type="string">
            <text:p>CITRA_OUTPUT_PROC_CH_X_AUDIO_ADDRESS(6)</text:p>
          </table:table-cell>
          <table:table-cell table:number-columns-repeated="1017"/>
        </table:table-row>
        <table:table-row table:style-name="ro1">
          <table:table-cell table:formula="of:=[new.B167]" office:value-type="string" office:string-value="CITRA_OUTPUT_PROC_OUTPUT_CHANNEL_AUDIO_EMB_ADDRESS(7)" calcext:value-type="string">
            <text:p>CITRA_OUTPUT_PROC_OUTPUT_CHANNEL_AUDIO_EMB_ADDRESS(7)</text:p>
          </table:table-cell>
          <table:table-cell table:formula="of:=[new.A167]" office:value-type="float" office:value="356608" calcext:value-type="float">
            <text:p>356608</text:p>
          </table:table-cell>
          <table:table-cell table:formula="of:=DEC2HEX([.B168];8)" office:value-type="string" office:string-value="00057100" calcext:value-type="string">
            <text:p>00057100</text:p>
          </table:table-cell>
          <table:table-cell table:style-name="ce4"/>
          <table:table-cell table:formula="of:=DEC2HEX([.F168];8)" office:value-type="string" office:string-value="00057100" calcext:value-type="string">
            <text:p>00057100</text:p>
          </table:table-cell>
          <table:table-cell table:formula="of:=[old.B167]" office:value-type="float" office:value="356608" calcext:value-type="float">
            <text:p>356608</text:p>
          </table:table-cell>
          <table:table-cell table:formula="of:=[old.A167]" office:value-type="string" office:string-value="CITRA_OUTPUT_PROC_CH_X_AUDIO_ADDRESS(7)" calcext:value-type="string">
            <text:p>CITRA_OUTPUT_PROC_CH_X_AUDIO_ADDRESS(7)</text:p>
          </table:table-cell>
          <table:table-cell table:number-columns-repeated="1017"/>
        </table:table-row>
        <table:table-row table:style-name="ro1">
          <table:table-cell table:formula="of:=[new.B168]" office:value-type="string" office:string-value="CITRA_OUTPUT_PROC_OUTPUT_CHANNEL_AUDIO_EMB_ADDRESS(8)" calcext:value-type="string">
            <text:p>CITRA_OUTPUT_PROC_OUTPUT_CHANNEL_AUDIO_EMB_ADDRESS(8)</text:p>
          </table:table-cell>
          <table:table-cell table:formula="of:=[new.A168]" office:value-type="float" office:value="360704" calcext:value-type="float">
            <text:p>360704</text:p>
          </table:table-cell>
          <table:table-cell table:formula="of:=DEC2HEX([.B169];8)" office:value-type="string" office:string-value="00058100" calcext:value-type="string">
            <text:p>00058100</text:p>
          </table:table-cell>
          <table:table-cell table:style-name="ce4"/>
          <table:table-cell table:formula="of:=DEC2HEX([.F169];8)" office:value-type="string" office:string-value="00058100" calcext:value-type="string">
            <text:p>00058100</text:p>
          </table:table-cell>
          <table:table-cell table:formula="of:=[old.B168]" office:value-type="float" office:value="360704" calcext:value-type="float">
            <text:p>360704</text:p>
          </table:table-cell>
          <table:table-cell table:formula="of:=[old.A168]" office:value-type="string" office:string-value="CITRA_OUTPUT_PROC_CH_X_AUDIO_ADDRESS(8)" calcext:value-type="string">
            <text:p>CITRA_OUTPUT_PROC_CH_X_AUDIO_ADDRESS(8)</text:p>
          </table:table-cell>
          <table:table-cell table:number-columns-repeated="1017"/>
        </table:table-row>
        <table:table-row table:style-name="ro1">
          <table:table-cell table:formula="of:=[new.B169]" office:value-type="string" office:string-value="CITRA_ROUTER_IO_GV_ASI_ATDM_CTL_OFFSET" calcext:value-type="string">
            <text:p>CITRA_ROUTER_IO_GV_ASI_ATDM_CTL_OFFSET</text:p>
          </table:table-cell>
          <table:table-cell table:formula="of:=[new.A169]" office:value-type="float" office:value="52" calcext:value-type="float">
            <text:p>52</text:p>
          </table:table-cell>
          <table:table-cell table:formula="of:=DEC2HEX([.B170];8)" office:value-type="string" office:string-value="00000034" calcext:value-type="string">
            <text:p>00000034</text:p>
          </table:table-cell>
          <table:table-cell table:style-name="ce4"/>
          <table:table-cell table:formula="of:=DEC2HEX([.F170];8)" office:value-type="string" office:string-value="00000034" calcext:value-type="string">
            <text:p>00000034</text:p>
          </table:table-cell>
          <table:table-cell table:formula="of:=[old.B169]" office:value-type="float" office:value="52" calcext:value-type="float">
            <text:p>52</text:p>
          </table:table-cell>
          <table:table-cell table:formula="of:=[old.A169]" office:value-type="string" office:string-value="CITRA_ROUTER_IO_ATDM_CTL_OFFSET" calcext:value-type="string">
            <text:p>CITRA_ROUTER_IO_ATDM_CTL_OFFSET</text:p>
          </table:table-cell>
          <table:table-cell table:number-columns-repeated="1017"/>
        </table:table-row>
        <table:table-row table:style-name="ro1">
          <table:table-cell table:formula="of:=[new.B170]" office:value-type="string" office:string-value="CITRA_COMMON_GLOBAL_ATDM_RST_CTL_OFFSET" calcext:value-type="string">
            <text:p>CITRA_COMMON_GLOBAL_ATDM_RST_CTL_OFFSET</text:p>
          </table:table-cell>
          <table:table-cell table:formula="of:=[new.A170]" office:value-type="float" office:value="64" calcext:value-type="float">
            <text:p>64</text:p>
          </table:table-cell>
          <table:table-cell table:formula="of:=DEC2HEX([.B171];8)" office:value-type="string" office:string-value="00000040" calcext:value-type="string">
            <text:p>00000040</text:p>
          </table:table-cell>
          <table:table-cell table:style-name="ce4"/>
          <table:table-cell table:formula="of:=DEC2HEX([.F171];8)" office:value-type="string" office:string-value="00000040" calcext:value-type="string">
            <text:p>00000040</text:p>
          </table:table-cell>
          <table:table-cell table:formula="of:=[old.B170]" office:value-type="float" office:value="64" calcext:value-type="float">
            <text:p>64</text:p>
          </table:table-cell>
          <table:table-cell table:formula="of:=[old.A170]" office:value-type="string" office:string-value="CITRA_COMMON_GLOBAL_GLOBAL_ATDM_RST_CTL_OFFSET" calcext:value-type="string">
            <text:p>CITRA_COMMON_GLOBAL_GLOBAL_ATDM_RST_CTL_OFFSET</text:p>
          </table:table-cell>
          <table:table-cell table:number-columns-repeated="1017"/>
        </table:table-row>
        <table:table-row table:style-name="ro1">
          <table:table-cell table:formula="of:=[new.B171]" office:value-type="string" office:string-value="CITRA_COMMON_GLOBAL_SILABS_STAT_OFFSET" calcext:value-type="string">
            <text:p>CITRA_COMMON_GLOBAL_SILABS_STAT_OFFSET</text:p>
          </table:table-cell>
          <table:table-cell table:formula="of:=[new.A171]" office:value-type="float" office:value="108" calcext:value-type="float">
            <text:p>108</text:p>
          </table:table-cell>
          <table:table-cell table:formula="of:=DEC2HEX([.B172];8)" office:value-type="string" office:string-value="0000006C" calcext:value-type="string">
            <text:p>0000006C</text:p>
          </table:table-cell>
          <table:table-cell table:style-name="ce4"/>
          <table:table-cell table:formula="of:=DEC2HEX([.F172];8)" office:value-type="string" office:string-value="0000006C" calcext:value-type="string">
            <text:p>0000006C</text:p>
          </table:table-cell>
          <table:table-cell table:formula="of:=[old.B171]" office:value-type="float" office:value="108" calcext:value-type="float">
            <text:p>108</text:p>
          </table:table-cell>
          <table:table-cell table:formula="of:=[old.A171]" office:value-type="string" office:string-value="CITRA_COMMON_GLOBAL_GLOBAL_SILAB_STATUS_OFFSET" calcext:value-type="string">
            <text:p>CITRA_COMMON_GLOBAL_GLOBAL_SILAB_STATUS_OFFSET</text:p>
          </table:table-cell>
          <table:table-cell table:number-columns-repeated="1017"/>
        </table:table-row>
        <table:table-row table:style-name="ro1">
          <table:table-cell table:formula="of:=[new.B172]" office:value-type="string" office:string-value="CITRA_INPUT_PROC_INPUT_CHANNEL_AUDIO_DETECT_ADDRESS(0)" calcext:value-type="string">
            <text:p>CITRA_INPUT_PROC_INPUT_CHANNEL_AUDIO_DETECT_ADDRESS(0)</text:p>
          </table:table-cell>
          <table:table-cell table:formula="of:=[new.A172]" office:value-type="float" office:value="262912" calcext:value-type="float">
            <text:p>262912</text:p>
          </table:table-cell>
          <table:table-cell table:formula="of:=DEC2HEX([.B173];8)" office:value-type="string" office:string-value="00040300" calcext:value-type="string">
            <text:p>00040300</text:p>
          </table:table-cell>
          <table:table-cell table:style-name="ce4"/>
          <table:table-cell table:formula="of:=DEC2HEX([.F173];8)" office:value-type="string" office:string-value="00040300" calcext:value-type="string">
            <text:p>00040300</text:p>
          </table:table-cell>
          <table:table-cell table:formula="of:=[old.B172]" office:value-type="float" office:value="262912" calcext:value-type="float">
            <text:p>262912</text:p>
          </table:table-cell>
          <table:table-cell table:formula="of:=[old.A172]" office:value-type="string" office:string-value="CITRA_INPUT_PROC_CH_X_AUDIO_DETECT_ADDRESS(0)" calcext:value-type="string">
            <text:p>CITRA_INPUT_PROC_CH_X_AUDIO_DETECT_ADDRESS(0)</text:p>
          </table:table-cell>
          <table:table-cell table:number-columns-repeated="1017"/>
        </table:table-row>
        <table:table-row table:style-name="ro1">
          <table:table-cell table:formula="of:=[new.B173]" office:value-type="string" office:string-value="CITRA_INPUT_PROC_INPUT_CHANNEL_AUDIO_DETECT_ADDRESS(1)" calcext:value-type="string">
            <text:p>CITRA_INPUT_PROC_INPUT_CHANNEL_AUDIO_DETECT_ADDRESS(1)</text:p>
          </table:table-cell>
          <table:table-cell table:formula="of:=[new.A173]" office:value-type="float" office:value="267008" calcext:value-type="float">
            <text:p>267008</text:p>
          </table:table-cell>
          <table:table-cell table:formula="of:=DEC2HEX([.B174];8)" office:value-type="string" office:string-value="00041300" calcext:value-type="string">
            <text:p>00041300</text:p>
          </table:table-cell>
          <table:table-cell table:style-name="ce4"/>
          <table:table-cell table:formula="of:=DEC2HEX([.F174];8)" office:value-type="string" office:string-value="00041300" calcext:value-type="string">
            <text:p>00041300</text:p>
          </table:table-cell>
          <table:table-cell table:formula="of:=[old.B173]" office:value-type="float" office:value="267008" calcext:value-type="float">
            <text:p>267008</text:p>
          </table:table-cell>
          <table:table-cell table:formula="of:=[old.A173]" office:value-type="string" office:string-value="CITRA_INPUT_PROC_CH_X_AUDIO_DETECT_ADDRESS(1)" calcext:value-type="string">
            <text:p>CITRA_INPUT_PROC_CH_X_AUDIO_DETECT_ADDRESS(1)</text:p>
          </table:table-cell>
          <table:table-cell table:number-columns-repeated="1017"/>
        </table:table-row>
        <table:table-row table:style-name="ro1">
          <table:table-cell table:formula="of:=[new.B174]" office:value-type="string" office:string-value="CITRA_INPUT_PROC_INPUT_CHANNEL_AUDIO_DETECT_ADDRESS(2)" calcext:value-type="string">
            <text:p>CITRA_INPUT_PROC_INPUT_CHANNEL_AUDIO_DETECT_ADDRESS(2)</text:p>
          </table:table-cell>
          <table:table-cell table:formula="of:=[new.A174]" office:value-type="float" office:value="271104" calcext:value-type="float">
            <text:p>271104</text:p>
          </table:table-cell>
          <table:table-cell table:formula="of:=DEC2HEX([.B175];8)" office:value-type="string" office:string-value="00042300" calcext:value-type="string">
            <text:p>00042300</text:p>
          </table:table-cell>
          <table:table-cell table:style-name="ce4"/>
          <table:table-cell table:formula="of:=DEC2HEX([.F175];8)" office:value-type="string" office:string-value="00042300" calcext:value-type="string">
            <text:p>00042300</text:p>
          </table:table-cell>
          <table:table-cell table:formula="of:=[old.B174]" office:value-type="float" office:value="271104" calcext:value-type="float">
            <text:p>271104</text:p>
          </table:table-cell>
          <table:table-cell table:formula="of:=[old.A174]" office:value-type="string" office:string-value="CITRA_INPUT_PROC_CH_X_AUDIO_DETECT_ADDRESS(2)" calcext:value-type="string">
            <text:p>CITRA_INPUT_PROC_CH_X_AUDIO_DETECT_ADDRESS(2)</text:p>
          </table:table-cell>
          <table:table-cell table:number-columns-repeated="1017"/>
        </table:table-row>
        <table:table-row table:style-name="ro1">
          <table:table-cell table:formula="of:=[new.B175]" office:value-type="string" office:string-value="CITRA_INPUT_PROC_INPUT_CHANNEL_AUDIO_DETECT_ADDRESS(3)" calcext:value-type="string">
            <text:p>CITRA_INPUT_PROC_INPUT_CHANNEL_AUDIO_DETECT_ADDRESS(3)</text:p>
          </table:table-cell>
          <table:table-cell table:formula="of:=[new.A175]" office:value-type="float" office:value="275200" calcext:value-type="float">
            <text:p>275200</text:p>
          </table:table-cell>
          <table:table-cell table:formula="of:=DEC2HEX([.B176];8)" office:value-type="string" office:string-value="00043300" calcext:value-type="string">
            <text:p>00043300</text:p>
          </table:table-cell>
          <table:table-cell table:style-name="ce4"/>
          <table:table-cell table:formula="of:=DEC2HEX([.F176];8)" office:value-type="string" office:string-value="00043300" calcext:value-type="string">
            <text:p>00043300</text:p>
          </table:table-cell>
          <table:table-cell table:formula="of:=[old.B175]" office:value-type="float" office:value="275200" calcext:value-type="float">
            <text:p>275200</text:p>
          </table:table-cell>
          <table:table-cell table:formula="of:=[old.A175]" office:value-type="string" office:string-value="CITRA_INPUT_PROC_CH_X_AUDIO_DETECT_ADDRESS(3)" calcext:value-type="string">
            <text:p>CITRA_INPUT_PROC_CH_X_AUDIO_DETECT_ADDRESS(3)</text:p>
          </table:table-cell>
          <table:table-cell table:number-columns-repeated="1017"/>
        </table:table-row>
        <table:table-row table:style-name="ro1">
          <table:table-cell table:formula="of:=[new.B176]" office:value-type="string" office:string-value="CITRA_INPUT_PROC_INPUT_CHANNEL_AUDIO_DETECT_ADDRESS(4)" calcext:value-type="string">
            <text:p>CITRA_INPUT_PROC_INPUT_CHANNEL_AUDIO_DETECT_ADDRESS(4)</text:p>
          </table:table-cell>
          <table:table-cell table:formula="of:=[new.A176]" office:value-type="float" office:value="279296" calcext:value-type="float">
            <text:p>279296</text:p>
          </table:table-cell>
          <table:table-cell table:formula="of:=DEC2HEX([.B177];8)" office:value-type="string" office:string-value="00044300" calcext:value-type="string">
            <text:p>00044300</text:p>
          </table:table-cell>
          <table:table-cell table:style-name="ce4"/>
          <table:table-cell table:formula="of:=DEC2HEX([.F177];8)" office:value-type="string" office:string-value="00044300" calcext:value-type="string">
            <text:p>00044300</text:p>
          </table:table-cell>
          <table:table-cell table:formula="of:=[old.B176]" office:value-type="float" office:value="279296" calcext:value-type="float">
            <text:p>279296</text:p>
          </table:table-cell>
          <table:table-cell table:formula="of:=[old.A176]" office:value-type="string" office:string-value="CITRA_INPUT_PROC_CH_X_AUDIO_DETECT_ADDRESS(4)" calcext:value-type="string">
            <text:p>CITRA_INPUT_PROC_CH_X_AUDIO_DETECT_ADDRESS(4)</text:p>
          </table:table-cell>
          <table:table-cell table:number-columns-repeated="1017"/>
        </table:table-row>
        <table:table-row table:style-name="ro1">
          <table:table-cell table:formula="of:=[new.B177]" office:value-type="string" office:string-value="CITRA_INPUT_PROC_INPUT_CHANNEL_AUDIO_DETECT_ADDRESS(5)" calcext:value-type="string">
            <text:p>CITRA_INPUT_PROC_INPUT_CHANNEL_AUDIO_DETECT_ADDRESS(5)</text:p>
          </table:table-cell>
          <table:table-cell table:formula="of:=[new.A177]" office:value-type="float" office:value="283392" calcext:value-type="float">
            <text:p>283392</text:p>
          </table:table-cell>
          <table:table-cell table:formula="of:=DEC2HEX([.B178];8)" office:value-type="string" office:string-value="00045300" calcext:value-type="string">
            <text:p>00045300</text:p>
          </table:table-cell>
          <table:table-cell table:style-name="ce4"/>
          <table:table-cell table:formula="of:=DEC2HEX([.F178];8)" office:value-type="string" office:string-value="00045300" calcext:value-type="string">
            <text:p>00045300</text:p>
          </table:table-cell>
          <table:table-cell table:formula="of:=[old.B177]" office:value-type="float" office:value="283392" calcext:value-type="float">
            <text:p>283392</text:p>
          </table:table-cell>
          <table:table-cell table:formula="of:=[old.A177]" office:value-type="string" office:string-value="CITRA_INPUT_PROC_CH_X_AUDIO_DETECT_ADDRESS(5)" calcext:value-type="string">
            <text:p>CITRA_INPUT_PROC_CH_X_AUDIO_DETECT_ADDRESS(5)</text:p>
          </table:table-cell>
          <table:table-cell table:number-columns-repeated="1017"/>
        </table:table-row>
        <table:table-row table:style-name="ro1">
          <table:table-cell table:formula="of:=[new.B178]" office:value-type="string" office:string-value="CITRA_INPUT_PROC_INPUT_CHANNEL_AUDIO_DETECT_ADDRESS(6)" calcext:value-type="string">
            <text:p>CITRA_INPUT_PROC_INPUT_CHANNEL_AUDIO_DETECT_ADDRESS(6)</text:p>
          </table:table-cell>
          <table:table-cell table:formula="of:=[new.A178]" office:value-type="float" office:value="287488" calcext:value-type="float">
            <text:p>287488</text:p>
          </table:table-cell>
          <table:table-cell table:formula="of:=DEC2HEX([.B179];8)" office:value-type="string" office:string-value="00046300" calcext:value-type="string">
            <text:p>00046300</text:p>
          </table:table-cell>
          <table:table-cell table:style-name="ce4"/>
          <table:table-cell table:formula="of:=DEC2HEX([.F179];8)" office:value-type="string" office:string-value="00046300" calcext:value-type="string">
            <text:p>00046300</text:p>
          </table:table-cell>
          <table:table-cell table:formula="of:=[old.B178]" office:value-type="float" office:value="287488" calcext:value-type="float">
            <text:p>287488</text:p>
          </table:table-cell>
          <table:table-cell table:formula="of:=[old.A178]" office:value-type="string" office:string-value="CITRA_INPUT_PROC_CH_X_AUDIO_DETECT_ADDRESS(6)" calcext:value-type="string">
            <text:p>CITRA_INPUT_PROC_CH_X_AUDIO_DETECT_ADDRESS(6)</text:p>
          </table:table-cell>
          <table:table-cell table:number-columns-repeated="1017"/>
        </table:table-row>
        <table:table-row table:style-name="ro1">
          <table:table-cell table:formula="of:=[new.B179]" office:value-type="string" office:string-value="CITRA_INPUT_PROC_INPUT_CHANNEL_AUDIO_DETECT_ADDRESS(7)" calcext:value-type="string">
            <text:p>CITRA_INPUT_PROC_INPUT_CHANNEL_AUDIO_DETECT_ADDRESS(7)</text:p>
          </table:table-cell>
          <table:table-cell table:formula="of:=[new.A179]" office:value-type="float" office:value="291584" calcext:value-type="float">
            <text:p>291584</text:p>
          </table:table-cell>
          <table:table-cell table:formula="of:=DEC2HEX([.B180];8)" office:value-type="string" office:string-value="00047300" calcext:value-type="string">
            <text:p>00047300</text:p>
          </table:table-cell>
          <table:table-cell table:style-name="ce4"/>
          <table:table-cell table:formula="of:=DEC2HEX([.F180];8)" office:value-type="string" office:string-value="00047300" calcext:value-type="string">
            <text:p>00047300</text:p>
          </table:table-cell>
          <table:table-cell table:formula="of:=[old.B179]" office:value-type="float" office:value="291584" calcext:value-type="float">
            <text:p>291584</text:p>
          </table:table-cell>
          <table:table-cell table:formula="of:=[old.A179]" office:value-type="string" office:string-value="CITRA_INPUT_PROC_CH_X_AUDIO_DETECT_ADDRESS(7)" calcext:value-type="string">
            <text:p>CITRA_INPUT_PROC_CH_X_AUDIO_DETECT_ADDRESS(7)</text:p>
          </table:table-cell>
          <table:table-cell table:number-columns-repeated="1017"/>
        </table:table-row>
        <table:table-row table:style-name="ro1">
          <table:table-cell table:formula="of:=[new.B180]" office:value-type="string" office:string-value="CITRA_INPUT_PROC_INPUT_CHANNEL_AUDIO_DETECT_ADDRESS(8)" calcext:value-type="string">
            <text:p>CITRA_INPUT_PROC_INPUT_CHANNEL_AUDIO_DETECT_ADDRESS(8)</text:p>
          </table:table-cell>
          <table:table-cell table:formula="of:=[new.A180]" office:value-type="float" office:value="295680" calcext:value-type="float">
            <text:p>295680</text:p>
          </table:table-cell>
          <table:table-cell table:formula="of:=DEC2HEX([.B181];8)" office:value-type="string" office:string-value="00048300" calcext:value-type="string">
            <text:p>00048300</text:p>
          </table:table-cell>
          <table:table-cell table:style-name="ce4"/>
          <table:table-cell table:formula="of:=DEC2HEX([.F181];8)" office:value-type="string" office:string-value="00048300" calcext:value-type="string">
            <text:p>00048300</text:p>
          </table:table-cell>
          <table:table-cell table:formula="of:=[old.B180]" office:value-type="float" office:value="295680" calcext:value-type="float">
            <text:p>295680</text:p>
          </table:table-cell>
          <table:table-cell table:formula="of:=[old.A180]" office:value-type="string" office:string-value="CITRA_INPUT_PROC_CH_X_AUDIO_DETECT_ADDRESS(8)" calcext:value-type="string">
            <text:p>CITRA_INPUT_PROC_CH_X_AUDIO_DETECT_ADDRESS(8)</text:p>
          </table:table-cell>
          <table:table-cell table:number-columns-repeated="1017"/>
        </table:table-row>
        <table:table-row table:style-name="ro1">
          <table:table-cell table:formula="of:=[new.B181]" office:value-type="string" office:string-value="CITRA_COMMON_TONE_GEN_IN_ENABLE_OFFSET" calcext:value-type="string">
            <text:p>CITRA_COMMON_TONE_GEN_IN_ENABLE_OFFSET</text:p>
          </table:table-cell>
          <table:table-cell table:formula="of:=[new.A181]" office:value-type="float" office:value="32" calcext:value-type="float">
            <text:p>32</text:p>
          </table:table-cell>
          <table:table-cell table:formula="of:=DEC2HEX([.B182];8)" office:value-type="string" office:string-value="00000020" calcext:value-type="string">
            <text:p>00000020</text:p>
          </table:table-cell>
          <table:table-cell table:style-name="ce4"/>
          <table:table-cell table:formula="of:=DEC2HEX([.F182];8)" office:value-type="string" office:string-value="00000020" calcext:value-type="string">
            <text:p>00000020</text:p>
          </table:table-cell>
          <table:table-cell table:formula="of:=[old.B181]" office:value-type="float" office:value="32" calcext:value-type="float">
            <text:p>32</text:p>
          </table:table-cell>
          <table:table-cell table:formula="of:=[old.A181]" office:value-type="string" office:string-value="CITRA_COMMON_TONE_GEN_INPUT_OVERRIDE_OFFSET" calcext:value-type="string">
            <text:p>CITRA_COMMON_TONE_GEN_INPUT_OVERRIDE_OFFSET</text:p>
          </table:table-cell>
          <table:table-cell table:number-columns-repeated="1017"/>
        </table:table-row>
        <table:table-row table:style-name="ro1">
          <table:table-cell table:formula="of:=[new.B182]" office:value-type="string" office:string-value="CITRA_COMMON_TONE_GEN_OUT_ENABLE_OFFSET" calcext:value-type="string">
            <text:p>CITRA_COMMON_TONE_GEN_OUT_ENABLE_OFFSET</text:p>
          </table:table-cell>
          <table:table-cell table:formula="of:=[new.A182]" office:value-type="float" office:value="36" calcext:value-type="float">
            <text:p>36</text:p>
          </table:table-cell>
          <table:table-cell table:formula="of:=DEC2HEX([.B183];8)" office:value-type="string" office:string-value="00000024" calcext:value-type="string">
            <text:p>00000024</text:p>
          </table:table-cell>
          <table:table-cell table:style-name="ce4"/>
          <table:table-cell table:formula="of:=DEC2HEX([.F183];8)" office:value-type="string" office:string-value="00000024" calcext:value-type="string">
            <text:p>00000024</text:p>
          </table:table-cell>
          <table:table-cell table:formula="of:=[old.B182]" office:value-type="float" office:value="36" calcext:value-type="float">
            <text:p>36</text:p>
          </table:table-cell>
          <table:table-cell table:formula="of:=[old.A182]" office:value-type="string" office:string-value="CITRA_COMMON_TONE_GEN_OUTPUT_OVERRIDE_OFFSET" calcext:value-type="string">
            <text:p>CITRA_COMMON_TONE_GEN_OUTPUT_OVERRIDE_OFFSET</text:p>
          </table:table-cell>
          <table:table-cell table:number-columns-repeated="1017"/>
        </table:table-row>
        <table:table-row table:style-name="ro1">
          <table:table-cell table:formula="of:=[new.B183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83]" office:value-type="float" office:value="144" calcext:value-type="float">
            <text:p>144</text:p>
          </table:table-cell>
          <table:table-cell table:formula="of:=DEC2HEX([.B184];8)" office:value-type="string" office:string-value="00000090" calcext:value-type="string">
            <text:p>00000090</text:p>
          </table:table-cell>
          <table:table-cell table:style-name="ce4"/>
          <table:table-cell table:formula="of:=DEC2HEX([.F184];8)" office:value-type="string" office:string-value="00000090" calcext:value-type="string">
            <text:p>00000090</text:p>
          </table:table-cell>
          <table:table-cell table:formula="of:=[old.B183]" office:value-type="float" office:value="144" calcext:value-type="float">
            <text:p>144</text:p>
          </table:table-cell>
          <table:table-cell table:formula="of:=[old.A183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84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84]" office:value-type="float" office:value="144" calcext:value-type="float">
            <text:p>144</text:p>
          </table:table-cell>
          <table:table-cell table:formula="of:=DEC2HEX([.B185];8)" office:value-type="string" office:string-value="00000090" calcext:value-type="string">
            <text:p>00000090</text:p>
          </table:table-cell>
          <table:table-cell table:style-name="ce4"/>
          <table:table-cell table:formula="of:=DEC2HEX([.F185];8)" office:value-type="string" office:string-value="00000090" calcext:value-type="string">
            <text:p>00000090</text:p>
          </table:table-cell>
          <table:table-cell table:formula="of:=[old.B184]" office:value-type="float" office:value="144" calcext:value-type="float">
            <text:p>144</text:p>
          </table:table-cell>
          <table:table-cell table:formula="of:=[old.A184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85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85]" office:value-type="float" office:value="144" calcext:value-type="float">
            <text:p>144</text:p>
          </table:table-cell>
          <table:table-cell table:formula="of:=DEC2HEX([.B186];8)" office:value-type="string" office:string-value="00000090" calcext:value-type="string">
            <text:p>00000090</text:p>
          </table:table-cell>
          <table:table-cell table:style-name="ce4"/>
          <table:table-cell table:formula="of:=DEC2HEX([.F186];8)" office:value-type="string" office:string-value="00000090" calcext:value-type="string">
            <text:p>00000090</text:p>
          </table:table-cell>
          <table:table-cell table:formula="of:=[old.B185]" office:value-type="float" office:value="144" calcext:value-type="float">
            <text:p>144</text:p>
          </table:table-cell>
          <table:table-cell table:formula="of:=[old.A185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86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86]" office:value-type="float" office:value="144" calcext:value-type="float">
            <text:p>144</text:p>
          </table:table-cell>
          <table:table-cell table:formula="of:=DEC2HEX([.B187];8)" office:value-type="string" office:string-value="00000090" calcext:value-type="string">
            <text:p>00000090</text:p>
          </table:table-cell>
          <table:table-cell table:style-name="ce4"/>
          <table:table-cell table:formula="of:=DEC2HEX([.F187];8)" office:value-type="string" office:string-value="00000090" calcext:value-type="string">
            <text:p>00000090</text:p>
          </table:table-cell>
          <table:table-cell table:formula="of:=[old.B186]" office:value-type="float" office:value="144" calcext:value-type="float">
            <text:p>144</text:p>
          </table:table-cell>
          <table:table-cell table:formula="of:=[old.A186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87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87]" office:value-type="float" office:value="144" calcext:value-type="float">
            <text:p>144</text:p>
          </table:table-cell>
          <table:table-cell table:formula="of:=DEC2HEX([.B188];8)" office:value-type="string" office:string-value="00000090" calcext:value-type="string">
            <text:p>00000090</text:p>
          </table:table-cell>
          <table:table-cell table:style-name="ce4"/>
          <table:table-cell table:formula="of:=DEC2HEX([.F188];8)" office:value-type="string" office:string-value="00000090" calcext:value-type="string">
            <text:p>00000090</text:p>
          </table:table-cell>
          <table:table-cell table:formula="of:=[old.B187]" office:value-type="float" office:value="144" calcext:value-type="float">
            <text:p>144</text:p>
          </table:table-cell>
          <table:table-cell table:formula="of:=[old.A187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88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88]" office:value-type="float" office:value="144" calcext:value-type="float">
            <text:p>144</text:p>
          </table:table-cell>
          <table:table-cell table:formula="of:=DEC2HEX([.B189];8)" office:value-type="string" office:string-value="00000090" calcext:value-type="string">
            <text:p>00000090</text:p>
          </table:table-cell>
          <table:table-cell table:style-name="ce4"/>
          <table:table-cell table:formula="of:=DEC2HEX([.F189];8)" office:value-type="string" office:string-value="00000090" calcext:value-type="string">
            <text:p>00000090</text:p>
          </table:table-cell>
          <table:table-cell table:formula="of:=[old.B188]" office:value-type="float" office:value="144" calcext:value-type="float">
            <text:p>144</text:p>
          </table:table-cell>
          <table:table-cell table:formula="of:=[old.A188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89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89]" office:value-type="float" office:value="144" calcext:value-type="float">
            <text:p>144</text:p>
          </table:table-cell>
          <table:table-cell table:formula="of:=DEC2HEX([.B190];8)" office:value-type="string" office:string-value="00000090" calcext:value-type="string">
            <text:p>00000090</text:p>
          </table:table-cell>
          <table:table-cell table:style-name="ce4"/>
          <table:table-cell table:formula="of:=DEC2HEX([.F190];8)" office:value-type="string" office:string-value="00000090" calcext:value-type="string">
            <text:p>00000090</text:p>
          </table:table-cell>
          <table:table-cell table:formula="of:=[old.B189]" office:value-type="float" office:value="144" calcext:value-type="float">
            <text:p>144</text:p>
          </table:table-cell>
          <table:table-cell table:formula="of:=[old.A189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90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90]" office:value-type="float" office:value="144" calcext:value-type="float">
            <text:p>144</text:p>
          </table:table-cell>
          <table:table-cell table:formula="of:=DEC2HEX([.B191];8)" office:value-type="string" office:string-value="00000090" calcext:value-type="string">
            <text:p>00000090</text:p>
          </table:table-cell>
          <table:table-cell table:style-name="ce4"/>
          <table:table-cell table:formula="of:=DEC2HEX([.F191];8)" office:value-type="string" office:string-value="00000090" calcext:value-type="string">
            <text:p>00000090</text:p>
          </table:table-cell>
          <table:table-cell table:formula="of:=[old.B190]" office:value-type="float" office:value="144" calcext:value-type="float">
            <text:p>144</text:p>
          </table:table-cell>
          <table:table-cell table:formula="of:=[old.A190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91]" office:value-type="string" office:string-value="CITRA_ROUTER_IO_GV_ASI_GVASI_TX_CSR_OFFSET" calcext:value-type="string">
            <text:p>CITRA_ROUTER_IO_GV_ASI_GVASI_TX_CSR_OFFSET</text:p>
          </table:table-cell>
          <table:table-cell table:formula="of:=[new.A191]" office:value-type="float" office:value="144" calcext:value-type="float">
            <text:p>144</text:p>
          </table:table-cell>
          <table:table-cell table:formula="of:=DEC2HEX([.B192];8)" office:value-type="string" office:string-value="00000090" calcext:value-type="string">
            <text:p>00000090</text:p>
          </table:table-cell>
          <table:table-cell table:style-name="ce4"/>
          <table:table-cell table:formula="of:=DEC2HEX([.F192];8)" office:value-type="string" office:string-value="00000090" calcext:value-type="string">
            <text:p>00000090</text:p>
          </table:table-cell>
          <table:table-cell table:formula="of:=[old.B191]" office:value-type="float" office:value="144" calcext:value-type="float">
            <text:p>144</text:p>
          </table:table-cell>
          <table:table-cell table:formula="of:=[old.A191]" office:value-type="string" office:string-value="CITRA_ROUTER_IO_ROUTER_IO_GVASI_TX_CSR_OFFSET" calcext:value-type="string">
            <text:p>CITRA_ROUTER_IO_ROUTER_IO_GVASI_TX_CSR_OFFSET</text:p>
          </table:table-cell>
          <table:table-cell table:number-columns-repeated="1017"/>
        </table:table-row>
        <table:table-row table:style-name="ro1">
          <table:table-cell table:formula="of:=[new.B192]" office:value-type="string" office:string-value="CITRA_INPUT_PROC_INPUT_CHANNEL_AUDIO_DMB_ADDRESS(0)" calcext:value-type="string">
            <text:p>CITRA_INPUT_PROC_INPUT_CHANNEL_AUDIO_DMB_ADDRESS(0)</text:p>
          </table:table-cell>
          <table:table-cell table:formula="of:=[new.A192]" office:value-type="float" office:value="262400" calcext:value-type="float">
            <text:p>262400</text:p>
          </table:table-cell>
          <table:table-cell table:formula="of:=DEC2HEX([.B193];8)" office:value-type="string" office:string-value="00040100" calcext:value-type="string">
            <text:p>00040100</text:p>
          </table:table-cell>
          <table:table-cell table:style-name="ce4"/>
          <table:table-cell table:formula="of:=DEC2HEX([.F193];8)" office:value-type="string" office:string-value="00040100" calcext:value-type="string">
            <text:p>00040100</text:p>
          </table:table-cell>
          <table:table-cell table:formula="of:=[old.B192]" office:value-type="float" office:value="262400" calcext:value-type="float">
            <text:p>262400</text:p>
          </table:table-cell>
          <table:table-cell table:formula="of:=[old.A192]" office:value-type="string" office:string-value="CITRA_INPUT_PROC_CH_X_AUDIO_ADDRESS(0)" calcext:value-type="string">
            <text:p>CITRA_INPUT_PROC_CH_X_AUDIO_ADDRESS(0)</text:p>
          </table:table-cell>
          <table:table-cell table:number-columns-repeated="1017"/>
        </table:table-row>
        <table:table-row table:style-name="ro1">
          <table:table-cell table:formula="of:=[new.B193]" office:value-type="string" office:string-value="CITRA_INPUT_PROC_INPUT_CHANNEL_AUDIO_DMB_ADDRESS(1)" calcext:value-type="string">
            <text:p>CITRA_INPUT_PROC_INPUT_CHANNEL_AUDIO_DMB_ADDRESS(1)</text:p>
          </table:table-cell>
          <table:table-cell table:formula="of:=[new.A193]" office:value-type="float" office:value="266496" calcext:value-type="float">
            <text:p>266496</text:p>
          </table:table-cell>
          <table:table-cell table:formula="of:=DEC2HEX([.B194];8)" office:value-type="string" office:string-value="00041100" calcext:value-type="string">
            <text:p>00041100</text:p>
          </table:table-cell>
          <table:table-cell table:style-name="ce4"/>
          <table:table-cell table:formula="of:=DEC2HEX([.F194];8)" office:value-type="string" office:string-value="00041100" calcext:value-type="string">
            <text:p>00041100</text:p>
          </table:table-cell>
          <table:table-cell table:formula="of:=[old.B193]" office:value-type="float" office:value="266496" calcext:value-type="float">
            <text:p>266496</text:p>
          </table:table-cell>
          <table:table-cell table:formula="of:=[old.A193]" office:value-type="string" office:string-value="CITRA_INPUT_PROC_CH_X_AUDIO_ADDRESS(1)" calcext:value-type="string">
            <text:p>CITRA_INPUT_PROC_CH_X_AUDIO_ADDRESS(1)</text:p>
          </table:table-cell>
          <table:table-cell table:number-columns-repeated="1017"/>
        </table:table-row>
        <table:table-row table:style-name="ro1">
          <table:table-cell table:formula="of:=[new.B194]" office:value-type="string" office:string-value="CITRA_INPUT_PROC_INPUT_CHANNEL_AUDIO_DMB_ADDRESS(2)" calcext:value-type="string">
            <text:p>CITRA_INPUT_PROC_INPUT_CHANNEL_AUDIO_DMB_ADDRESS(2)</text:p>
          </table:table-cell>
          <table:table-cell table:formula="of:=[new.A194]" office:value-type="float" office:value="270592" calcext:value-type="float">
            <text:p>270592</text:p>
          </table:table-cell>
          <table:table-cell table:formula="of:=DEC2HEX([.B195];8)" office:value-type="string" office:string-value="00042100" calcext:value-type="string">
            <text:p>00042100</text:p>
          </table:table-cell>
          <table:table-cell table:style-name="ce4"/>
          <table:table-cell table:formula="of:=DEC2HEX([.F195];8)" office:value-type="string" office:string-value="00042100" calcext:value-type="string">
            <text:p>00042100</text:p>
          </table:table-cell>
          <table:table-cell table:formula="of:=[old.B194]" office:value-type="float" office:value="270592" calcext:value-type="float">
            <text:p>270592</text:p>
          </table:table-cell>
          <table:table-cell table:formula="of:=[old.A194]" office:value-type="string" office:string-value="CITRA_INPUT_PROC_CH_X_AUDIO_ADDRESS(2)" calcext:value-type="string">
            <text:p>CITRA_INPUT_PROC_CH_X_AUDIO_ADDRESS(2)</text:p>
          </table:table-cell>
          <table:table-cell table:number-columns-repeated="1017"/>
        </table:table-row>
        <table:table-row table:style-name="ro1">
          <table:table-cell table:formula="of:=[new.B195]" office:value-type="string" office:string-value="CITRA_INPUT_PROC_INPUT_CHANNEL_AUDIO_DMB_ADDRESS(3)" calcext:value-type="string">
            <text:p>CITRA_INPUT_PROC_INPUT_CHANNEL_AUDIO_DMB_ADDRESS(3)</text:p>
          </table:table-cell>
          <table:table-cell table:formula="of:=[new.A195]" office:value-type="float" office:value="274688" calcext:value-type="float">
            <text:p>274688</text:p>
          </table:table-cell>
          <table:table-cell table:formula="of:=DEC2HEX([.B196];8)" office:value-type="string" office:string-value="00043100" calcext:value-type="string">
            <text:p>00043100</text:p>
          </table:table-cell>
          <table:table-cell table:style-name="ce4"/>
          <table:table-cell table:formula="of:=DEC2HEX([.F196];8)" office:value-type="string" office:string-value="00043100" calcext:value-type="string">
            <text:p>00043100</text:p>
          </table:table-cell>
          <table:table-cell table:formula="of:=[old.B195]" office:value-type="float" office:value="274688" calcext:value-type="float">
            <text:p>274688</text:p>
          </table:table-cell>
          <table:table-cell table:formula="of:=[old.A195]" office:value-type="string" office:string-value="CITRA_INPUT_PROC_CH_X_AUDIO_ADDRESS(3)" calcext:value-type="string">
            <text:p>CITRA_INPUT_PROC_CH_X_AUDIO_ADDRESS(3)</text:p>
          </table:table-cell>
          <table:table-cell table:number-columns-repeated="1017"/>
        </table:table-row>
        <table:table-row table:style-name="ro1">
          <table:table-cell table:formula="of:=[new.B196]" office:value-type="string" office:string-value="CITRA_INPUT_PROC_INPUT_CHANNEL_AUDIO_DMB_ADDRESS(4)" calcext:value-type="string">
            <text:p>CITRA_INPUT_PROC_INPUT_CHANNEL_AUDIO_DMB_ADDRESS(4)</text:p>
          </table:table-cell>
          <table:table-cell table:formula="of:=[new.A196]" office:value-type="float" office:value="278784" calcext:value-type="float">
            <text:p>278784</text:p>
          </table:table-cell>
          <table:table-cell table:formula="of:=DEC2HEX([.B197];8)" office:value-type="string" office:string-value="00044100" calcext:value-type="string">
            <text:p>00044100</text:p>
          </table:table-cell>
          <table:table-cell table:style-name="ce4"/>
          <table:table-cell table:formula="of:=DEC2HEX([.F197];8)" office:value-type="string" office:string-value="00044100" calcext:value-type="string">
            <text:p>00044100</text:p>
          </table:table-cell>
          <table:table-cell table:formula="of:=[old.B196]" office:value-type="float" office:value="278784" calcext:value-type="float">
            <text:p>278784</text:p>
          </table:table-cell>
          <table:table-cell table:formula="of:=[old.A196]" office:value-type="string" office:string-value="CITRA_INPUT_PROC_CH_X_AUDIO_ADDRESS(4)" calcext:value-type="string">
            <text:p>CITRA_INPUT_PROC_CH_X_AUDIO_ADDRESS(4)</text:p>
          </table:table-cell>
          <table:table-cell table:number-columns-repeated="1017"/>
        </table:table-row>
        <table:table-row table:style-name="ro1">
          <table:table-cell table:formula="of:=[new.B197]" office:value-type="string" office:string-value="CITRA_INPUT_PROC_INPUT_CHANNEL_AUDIO_DMB_ADDRESS(5)" calcext:value-type="string">
            <text:p>CITRA_INPUT_PROC_INPUT_CHANNEL_AUDIO_DMB_ADDRESS(5)</text:p>
          </table:table-cell>
          <table:table-cell table:formula="of:=[new.A197]" office:value-type="float" office:value="282880" calcext:value-type="float">
            <text:p>282880</text:p>
          </table:table-cell>
          <table:table-cell table:formula="of:=DEC2HEX([.B198];8)" office:value-type="string" office:string-value="00045100" calcext:value-type="string">
            <text:p>00045100</text:p>
          </table:table-cell>
          <table:table-cell table:style-name="ce4"/>
          <table:table-cell table:formula="of:=DEC2HEX([.F198];8)" office:value-type="string" office:string-value="00045100" calcext:value-type="string">
            <text:p>00045100</text:p>
          </table:table-cell>
          <table:table-cell table:formula="of:=[old.B197]" office:value-type="float" office:value="282880" calcext:value-type="float">
            <text:p>282880</text:p>
          </table:table-cell>
          <table:table-cell table:formula="of:=[old.A197]" office:value-type="string" office:string-value="CITRA_INPUT_PROC_CH_X_AUDIO_ADDRESS(5)" calcext:value-type="string">
            <text:p>CITRA_INPUT_PROC_CH_X_AUDIO_ADDRESS(5)</text:p>
          </table:table-cell>
          <table:table-cell table:number-columns-repeated="1017"/>
        </table:table-row>
        <table:table-row table:style-name="ro1">
          <table:table-cell table:formula="of:=[new.B198]" office:value-type="string" office:string-value="CITRA_INPUT_PROC_INPUT_CHANNEL_AUDIO_DMB_ADDRESS(6)" calcext:value-type="string">
            <text:p>CITRA_INPUT_PROC_INPUT_CHANNEL_AUDIO_DMB_ADDRESS(6)</text:p>
          </table:table-cell>
          <table:table-cell table:formula="of:=[new.A198]" office:value-type="float" office:value="286976" calcext:value-type="float">
            <text:p>286976</text:p>
          </table:table-cell>
          <table:table-cell table:formula="of:=DEC2HEX([.B199];8)" office:value-type="string" office:string-value="00046100" calcext:value-type="string">
            <text:p>00046100</text:p>
          </table:table-cell>
          <table:table-cell table:style-name="ce4"/>
          <table:table-cell table:formula="of:=DEC2HEX([.F199];8)" office:value-type="string" office:string-value="00046100" calcext:value-type="string">
            <text:p>00046100</text:p>
          </table:table-cell>
          <table:table-cell table:formula="of:=[old.B198]" office:value-type="float" office:value="286976" calcext:value-type="float">
            <text:p>286976</text:p>
          </table:table-cell>
          <table:table-cell table:formula="of:=[old.A198]" office:value-type="string" office:string-value="CITRA_INPUT_PROC_CH_X_AUDIO_ADDRESS(6)" calcext:value-type="string">
            <text:p>CITRA_INPUT_PROC_CH_X_AUDIO_ADDRESS(6)</text:p>
          </table:table-cell>
          <table:table-cell table:number-columns-repeated="1017"/>
        </table:table-row>
        <table:table-row table:style-name="ro1">
          <table:table-cell table:formula="of:=[new.B199]" office:value-type="string" office:string-value="CITRA_INPUT_PROC_INPUT_CHANNEL_AUDIO_DMB_ADDRESS(7)" calcext:value-type="string">
            <text:p>CITRA_INPUT_PROC_INPUT_CHANNEL_AUDIO_DMB_ADDRESS(7)</text:p>
          </table:table-cell>
          <table:table-cell table:formula="of:=[new.A199]" office:value-type="float" office:value="291072" calcext:value-type="float">
            <text:p>291072</text:p>
          </table:table-cell>
          <table:table-cell table:formula="of:=DEC2HEX([.B200];8)" office:value-type="string" office:string-value="00047100" calcext:value-type="string">
            <text:p>00047100</text:p>
          </table:table-cell>
          <table:table-cell table:style-name="ce4"/>
          <table:table-cell table:formula="of:=DEC2HEX([.F200];8)" office:value-type="string" office:string-value="00047100" calcext:value-type="string">
            <text:p>00047100</text:p>
          </table:table-cell>
          <table:table-cell table:formula="of:=[old.B199]" office:value-type="float" office:value="291072" calcext:value-type="float">
            <text:p>291072</text:p>
          </table:table-cell>
          <table:table-cell table:formula="of:=[old.A199]" office:value-type="string" office:string-value="CITRA_INPUT_PROC_CH_X_AUDIO_ADDRESS(7)" calcext:value-type="string">
            <text:p>CITRA_INPUT_PROC_CH_X_AUDIO_ADDRESS(7)</text:p>
          </table:table-cell>
          <table:table-cell table:number-columns-repeated="1017"/>
        </table:table-row>
        <table:table-row table:style-name="ro1">
          <table:table-cell table:formula="of:=[new.B200]" office:value-type="string" office:string-value="CITRA_INPUT_PROC_INPUT_CHANNEL_AUDIO_DMB_ADDRESS(8)" calcext:value-type="string">
            <text:p>CITRA_INPUT_PROC_INPUT_CHANNEL_AUDIO_DMB_ADDRESS(8)</text:p>
          </table:table-cell>
          <table:table-cell table:formula="of:=[new.A200]" office:value-type="float" office:value="295168" calcext:value-type="float">
            <text:p>295168</text:p>
          </table:table-cell>
          <table:table-cell table:formula="of:=DEC2HEX([.B201];8)" office:value-type="string" office:string-value="00048100" calcext:value-type="string">
            <text:p>00048100</text:p>
          </table:table-cell>
          <table:table-cell table:style-name="ce4"/>
          <table:table-cell table:formula="of:=DEC2HEX([.F201];8)" office:value-type="string" office:string-value="00048100" calcext:value-type="string">
            <text:p>00048100</text:p>
          </table:table-cell>
          <table:table-cell table:formula="of:=[old.B200]" office:value-type="float" office:value="295168" calcext:value-type="float">
            <text:p>295168</text:p>
          </table:table-cell>
          <table:table-cell table:formula="of:=[old.A200]" office:value-type="string" office:string-value="CITRA_INPUT_PROC_CH_X_AUDIO_ADDRESS(8)" calcext:value-type="string">
            <text:p>CITRA_INPUT_PROC_CH_X_AUDIO_ADDRESS(8)</text:p>
          </table:table-cell>
          <table:table-cell table:number-columns-repeated="1017"/>
        </table:table-row>
        <table:table-row table:style-name="ro1">
          <table:table-cell table:formula="of:=[new.B201]" office:value-type="string" office:string-value="~CITRA_AUD_DLY_IDLY_EN_EN_BIT_MASK" calcext:value-type="string">
            <text:p>~CITRA_AUD_DLY_IDLY_EN_EN_BIT_MASK</text:p>
          </table:table-cell>
          <table:table-cell table:formula="of:=[new.A201]" office:value-type="float" office:value="-512" calcext:value-type="float">
            <text:p>-512</text:p>
          </table:table-cell>
          <table:table-cell table:formula="of:=DEC2HEX([.B202];8)" office:value-type="string" office:string-value="FFFFFFFE00" calcext:value-type="string">
            <text:p>FFFFFFFE00</text:p>
          </table:table-cell>
          <table:table-cell table:style-name="ce4"/>
          <table:table-cell table:formula="of:=DEC2HEX([.F202];8)" office:value-type="string" office:string-value="FFFFFFFE00" calcext:value-type="string">
            <text:p>FFFFFFFE00</text:p>
          </table:table-cell>
          <table:table-cell table:formula="of:=[old.B201]" office:value-type="float" office:value="-512" calcext:value-type="float">
            <text:p>-512</text:p>
          </table:table-cell>
          <table:table-cell table:formula="of:=[old.A201]" office:value-type="string" office:string-value="~CITRA_AUD_DLY_INPUT_DELAY_ENABLE_EN_BIT_MASK" calcext:value-type="string">
            <text:p>~CITRA_AUD_DLY_INPUT_DELAY_ENABLE_EN_BIT_MASK</text:p>
          </table:table-cell>
          <table:table-cell table:number-columns-repeated="1017"/>
        </table:table-row>
        <table:table-row table:style-name="ro1">
          <table:table-cell table:formula="of:=[new.B202]" office:value-type="string" office:string-value="~CITRA_AUD_DLY_ODLY_EN_EN_BIT_MASK" calcext:value-type="string">
            <text:p>~CITRA_AUD_DLY_ODLY_EN_EN_BIT_MASK</text:p>
          </table:table-cell>
          <table:table-cell table:formula="of:=[new.A202]" office:value-type="float" office:value="-512" calcext:value-type="float">
            <text:p>-512</text:p>
          </table:table-cell>
          <table:table-cell table:formula="of:=DEC2HEX([.B203];8)" office:value-type="string" office:string-value="FFFFFFFE00" calcext:value-type="string">
            <text:p>FFFFFFFE00</text:p>
          </table:table-cell>
          <table:table-cell table:style-name="ce4"/>
          <table:table-cell table:formula="of:=DEC2HEX([.F203];8)" office:value-type="string" office:string-value="FFFFFFFE00" calcext:value-type="string">
            <text:p>FFFFFFFE00</text:p>
          </table:table-cell>
          <table:table-cell table:formula="of:=[old.B202]" office:value-type="float" office:value="-512" calcext:value-type="float">
            <text:p>-512</text:p>
          </table:table-cell>
          <table:table-cell table:formula="of:=[old.A202]" office:value-type="string" office:string-value="~CITRA_AUD_DLY_OUTPUT_DELAY_ENABLE_EN_BIT_MASK" calcext:value-type="string">
            <text:p>~CITRA_AUD_DLY_OUTPUT_DELAY_ENABLE_EN_BIT_MASK</text:p>
          </table:table-cell>
          <table:table-cell table:number-columns-repeated="1017"/>
        </table:table-row>
        <table:table-row table:style-name="ro1">
          <table:table-cell table:formula="of:=[new.B203]" office:value-type="string" office:string-value="CITRA_AUD_DLY_MEM_CSR_RST_BIT_MASK" calcext:value-type="string">
            <text:p>CITRA_AUD_DLY_MEM_CSR_RST_BIT_MASK</text:p>
          </table:table-cell>
          <table:table-cell table:formula="of:=[new.A203]" office:value-type="float" office:value="1" calcext:value-type="float">
            <text:p>1</text:p>
          </table:table-cell>
          <table:table-cell table:formula="of:=DEC2HEX([.B204];8)" office:value-type="string" office:string-value="00000001" calcext:value-type="string">
            <text:p>00000001</text:p>
          </table:table-cell>
          <table:table-cell table:style-name="ce4"/>
          <table:table-cell table:formula="of:=DEC2HEX([.F204];8)" office:value-type="string" office:string-value="00000001" calcext:value-type="string">
            <text:p>00000001</text:p>
          </table:table-cell>
          <table:table-cell table:formula="of:=[old.B203]" office:value-type="float" office:value="1" calcext:value-type="float">
            <text:p>1</text:p>
          </table:table-cell>
          <table:table-cell table:formula="of:=[old.A203]" office:value-type="string" office:string-value="CITRA_AUD_DLY_MEMORYCSR_RESET_BIT_MASK" calcext:value-type="string">
            <text:p>CITRA_AUD_DLY_MEMORYCSR_RESET_BIT_MASK</text:p>
          </table:table-cell>
          <table:table-cell table:number-columns-repeated="1017"/>
        </table:table-row>
        <table:table-row table:style-name="ro1">
          <table:table-cell table:formula="of:=[new.B204]" office:value-type="string" office:string-value="~CITRA_AUD_DLY_MEM_CSR_RST_BIT_MASK" calcext:value-type="string">
            <text:p>~CITRA_AUD_DLY_MEM_CSR_RST_BIT_MASK</text:p>
          </table:table-cell>
          <table:table-cell table:formula="of:=[new.A204]" office:value-type="float" office:value="-2" calcext:value-type="float">
            <text:p>-2</text:p>
          </table:table-cell>
          <table:table-cell table:formula="of:=DEC2HEX([.B205];8)" office:value-type="string" office:string-value="FFFFFFFFFE" calcext:value-type="string">
            <text:p>FFFFFFFFFE</text:p>
          </table:table-cell>
          <table:table-cell table:style-name="ce4"/>
          <table:table-cell table:formula="of:=DEC2HEX([.F205];8)" office:value-type="string" office:string-value="FFFFFFFFFE" calcext:value-type="string">
            <text:p>FFFFFFFFFE</text:p>
          </table:table-cell>
          <table:table-cell table:formula="of:=[old.B204]" office:value-type="float" office:value="-2" calcext:value-type="float">
            <text:p>-2</text:p>
          </table:table-cell>
          <table:table-cell table:formula="of:=[old.A204]" office:value-type="string" office:string-value="~CITRA_AUD_DLY_MEMORYCSR_RESET_BIT_MASK" calcext:value-type="string">
            <text:p>~CITRA_AUD_DLY_MEMORYCSR_RESET_BIT_MASK</text:p>
          </table:table-cell>
          <table:table-cell table:number-columns-repeated="1017"/>
        </table:table-row>
        <table:table-row table:style-name="ro1">
          <table:table-cell table:formula="of:=[new.B205]" office:value-type="string" office:string-value="CITRA_AUD_DLY_MEM_CSR_INIT_BIT_MASK" calcext:value-type="string">
            <text:p>CITRA_AUD_DLY_MEM_CSR_INIT_BIT_MASK</text:p>
          </table:table-cell>
          <table:table-cell table:formula="of:=[new.A205]" office:value-type="float" office:value="-2147483648" calcext:value-type="float">
            <text:p>-2147483648</text:p>
          </table:table-cell>
          <table:table-cell table:formula="of:=DEC2HEX([.B206];8)" office:value-type="string" office:string-value="FF80000000" calcext:value-type="string">
            <text:p>FF80000000</text:p>
          </table:table-cell>
          <table:table-cell table:style-name="ce4"/>
          <table:table-cell table:formula="of:=DEC2HEX([.F206];8)" office:value-type="string" office:string-value="FF80000000" calcext:value-type="string">
            <text:p>FF80000000</text:p>
          </table:table-cell>
          <table:table-cell table:formula="of:=[old.B205]" office:value-type="float" office:value="-2147483648" calcext:value-type="float">
            <text:p>-2147483648</text:p>
          </table:table-cell>
          <table:table-cell table:formula="of:=[old.A205]" office:value-type="string" office:string-value="CITRA_AUD_DLY_MEMORYCSR_INIT_DONE_BIT_MASK" calcext:value-type="string">
            <text:p>CITRA_AUD_DLY_MEMORYCSR_INIT_DONE_BIT_MASK</text:p>
          </table:table-cell>
          <table:table-cell table:number-columns-repeated="1017"/>
        </table:table-row>
        <table:table-row table:style-name="ro1">
          <table:table-cell table:formula="of:=[new.B206]" office:value-type="string" office:string-value="CITRA_AUD_DLY_IDLY_EN_EN_BIT_MASK" calcext:value-type="string">
            <text:p>CITRA_AUD_DLY_IDLY_EN_EN_BIT_MASK</text:p>
          </table:table-cell>
          <table:table-cell table:formula="of:=[new.A206]" office:value-type="float" office:value="511" calcext:value-type="float">
            <text:p>511</text:p>
          </table:table-cell>
          <table:table-cell table:formula="of:=DEC2HEX([.B207];8)" office:value-type="string" office:string-value="000001FF" calcext:value-type="string">
            <text:p>000001FF</text:p>
          </table:table-cell>
          <table:table-cell table:style-name="ce4"/>
          <table:table-cell table:formula="of:=DEC2HEX([.F207];8)" office:value-type="string" office:string-value="000001FF" calcext:value-type="string">
            <text:p>000001FF</text:p>
          </table:table-cell>
          <table:table-cell table:formula="of:=[old.B206]" office:value-type="float" office:value="511" calcext:value-type="float">
            <text:p>511</text:p>
          </table:table-cell>
          <table:table-cell table:formula="of:=[old.A206]" office:value-type="string" office:string-value="CITRA_AUD_DLY_INPUT_DELAY_ENABLE_EN_BIT_MASK" calcext:value-type="string">
            <text:p>CITRA_AUD_DLY_INPUT_DELAY_ENABLE_EN_BIT_MASK</text:p>
          </table:table-cell>
          <table:table-cell table:number-columns-repeated="1017"/>
        </table:table-row>
        <table:table-row table:style-name="ro1">
          <table:table-cell table:formula="of:=[new.B207]" office:value-type="string" office:string-value="CITRA_AUD_DLY_ODLY_EN_EN_BIT_MASK" calcext:value-type="string">
            <text:p>CITRA_AUD_DLY_ODLY_EN_EN_BIT_MASK</text:p>
          </table:table-cell>
          <table:table-cell table:formula="of:=[new.A207]" office:value-type="float" office:value="511" calcext:value-type="float">
            <text:p>511</text:p>
          </table:table-cell>
          <table:table-cell table:formula="of:=DEC2HEX([.B208];8)" office:value-type="string" office:string-value="000001FF" calcext:value-type="string">
            <text:p>000001FF</text:p>
          </table:table-cell>
          <table:table-cell table:style-name="ce4"/>
          <table:table-cell table:formula="of:=DEC2HEX([.F208];8)" office:value-type="string" office:string-value="000001FF" calcext:value-type="string">
            <text:p>000001FF</text:p>
          </table:table-cell>
          <table:table-cell table:formula="of:=[old.B207]" office:value-type="float" office:value="511" calcext:value-type="float">
            <text:p>511</text:p>
          </table:table-cell>
          <table:table-cell table:formula="of:=[old.A207]" office:value-type="string" office:string-value="CITRA_AUD_DLY_OUTPUT_DELAY_ENABLE_EN_BIT_MASK" calcext:value-type="string">
            <text:p>CITRA_AUD_DLY_OUTPUT_DELAY_ENABLE_EN_BIT_MASK</text:p>
          </table:table-cell>
          <table:table-cell table:number-columns-repeated="1017"/>
        </table:table-row>
        <table:table-row table:style-name="ro1">
          <table:table-cell table:formula="of:=[new.B208]" office:value-type="string" office:string-value="CITRA_AUD_DLY_MEM_CSR_RST_BIT_MASK" calcext:value-type="string">
            <text:p>CITRA_AUD_DLY_MEM_CSR_RST_BIT_MASK</text:p>
          </table:table-cell>
          <table:table-cell table:formula="of:=[new.A208]" office:value-type="float" office:value="1" calcext:value-type="float">
            <text:p>1</text:p>
          </table:table-cell>
          <table:table-cell table:formula="of:=DEC2HEX([.B209];8)" office:value-type="string" office:string-value="00000001" calcext:value-type="string">
            <text:p>00000001</text:p>
          </table:table-cell>
          <table:table-cell table:style-name="ce4"/>
          <table:table-cell table:formula="of:=DEC2HEX([.F209];8)" office:value-type="string" office:string-value="00000001" calcext:value-type="string">
            <text:p>00000001</text:p>
          </table:table-cell>
          <table:table-cell table:formula="of:=[old.B208]" office:value-type="float" office:value="1" calcext:value-type="float">
            <text:p>1</text:p>
          </table:table-cell>
          <table:table-cell table:formula="of:=[old.A208]" office:value-type="string" office:string-value="CITRA_AUD_DLY_MEMORYCSR_RESET_BIT_MASK" calcext:value-type="string">
            <text:p>CITRA_AUD_DLY_MEMORYCSR_RESET_BIT_MASK</text:p>
          </table:table-cell>
          <table:table-cell table:number-columns-repeated="1017"/>
        </table:table-row>
        <table:table-row table:style-name="ro1">
          <table:table-cell table:formula="of:=[new.B209]" office:value-type="string" office:string-value="~CITRA_AUD_DLY_MEM_CSR_RST_BIT_MASK" calcext:value-type="string">
            <text:p>~CITRA_AUD_DLY_MEM_CSR_RST_BIT_MASK</text:p>
          </table:table-cell>
          <table:table-cell table:formula="of:=[new.A209]" office:value-type="float" office:value="-2" calcext:value-type="float">
            <text:p>-2</text:p>
          </table:table-cell>
          <table:table-cell table:formula="of:=DEC2HEX([.B210];8)" office:value-type="string" office:string-value="FFFFFFFFFE" calcext:value-type="string">
            <text:p>FFFFFFFFFE</text:p>
          </table:table-cell>
          <table:table-cell table:style-name="ce4"/>
          <table:table-cell table:formula="of:=DEC2HEX([.F210];8)" office:value-type="string" office:string-value="FFFFFFFFFE" calcext:value-type="string">
            <text:p>FFFFFFFFFE</text:p>
          </table:table-cell>
          <table:table-cell table:formula="of:=[old.B209]" office:value-type="float" office:value="-2" calcext:value-type="float">
            <text:p>-2</text:p>
          </table:table-cell>
          <table:table-cell table:formula="of:=[old.A209]" office:value-type="string" office:string-value="~CITRA_AUD_DLY_MEMORYCSR_RESET_BIT_MASK" calcext:value-type="string">
            <text:p>~CITRA_AUD_DLY_MEMORYCSR_RESET_BIT_MASK</text:p>
          </table:table-cell>
          <table:table-cell table:number-columns-repeated="1017"/>
        </table:table-row>
        <table:table-row table:style-name="ro1">
          <table:table-cell table:formula="of:=[new.B210]" office:value-type="string" office:string-value="CITRA_AUD_DLY_IDLY_EN_EN_BIT_MASK" calcext:value-type="string">
            <text:p>CITRA_AUD_DLY_IDLY_EN_EN_BIT_MASK</text:p>
          </table:table-cell>
          <table:table-cell table:formula="of:=[new.A210]" office:value-type="float" office:value="511" calcext:value-type="float">
            <text:p>511</text:p>
          </table:table-cell>
          <table:table-cell table:formula="of:=DEC2HEX([.B211];8)" office:value-type="string" office:string-value="000001FF" calcext:value-type="string">
            <text:p>000001FF</text:p>
          </table:table-cell>
          <table:table-cell table:style-name="ce4"/>
          <table:table-cell table:formula="of:=DEC2HEX([.F211];8)" office:value-type="string" office:string-value="000001FF" calcext:value-type="string">
            <text:p>000001FF</text:p>
          </table:table-cell>
          <table:table-cell table:formula="of:=[old.B210]" office:value-type="float" office:value="511" calcext:value-type="float">
            <text:p>511</text:p>
          </table:table-cell>
          <table:table-cell table:formula="of:=[old.A210]" office:value-type="string" office:string-value="CITRA_AUD_DLY_INPUT_DELAY_ENABLE_EN_BIT_MASK" calcext:value-type="string">
            <text:p>CITRA_AUD_DLY_INPUT_DELAY_ENABLE_EN_BIT_MASK</text:p>
          </table:table-cell>
          <table:table-cell table:number-columns-repeated="1017"/>
        </table:table-row>
        <table:table-row table:style-name="ro1">
          <table:table-cell table:formula="of:=[new.B211]" office:value-type="string" office:string-value="~CITRA_AUD_DLY_IDLY_EN_EN_BIT_MASK" calcext:value-type="string">
            <text:p>~CITRA_AUD_DLY_IDLY_EN_EN_BIT_MASK</text:p>
          </table:table-cell>
          <table:table-cell table:formula="of:=[new.A211]" office:value-type="float" office:value="-512" calcext:value-type="float">
            <text:p>-512</text:p>
          </table:table-cell>
          <table:table-cell table:formula="of:=DEC2HEX([.B212];8)" office:value-type="string" office:string-value="FFFFFFFE00" calcext:value-type="string">
            <text:p>FFFFFFFE00</text:p>
          </table:table-cell>
          <table:table-cell table:style-name="ce4"/>
          <table:table-cell table:formula="of:=DEC2HEX([.F212];8)" office:value-type="string" office:string-value="FFFFFFFE00" calcext:value-type="string">
            <text:p>FFFFFFFE00</text:p>
          </table:table-cell>
          <table:table-cell table:formula="of:=[old.B211]" office:value-type="float" office:value="-512" calcext:value-type="float">
            <text:p>-512</text:p>
          </table:table-cell>
          <table:table-cell table:formula="of:=[old.A211]" office:value-type="string" office:string-value="~CITRA_AUD_DLY_INPUT_DELAY_ENABLE_EN_BIT_MASK" calcext:value-type="string">
            <text:p>~CITRA_AUD_DLY_INPUT_DELAY_ENABLE_EN_BIT_MASK</text:p>
          </table:table-cell>
          <table:table-cell table:number-columns-repeated="1017"/>
        </table:table-row>
        <table:table-row table:style-name="ro1">
          <table:table-cell table:formula="of:=[new.B212]" office:value-type="string" office:string-value="CITRA_AUD_DLY_ODLY_EN_EN_BIT_MASK" calcext:value-type="string">
            <text:p>CITRA_AUD_DLY_ODLY_EN_EN_BIT_MASK</text:p>
          </table:table-cell>
          <table:table-cell table:formula="of:=[new.A212]" office:value-type="float" office:value="511" calcext:value-type="float">
            <text:p>511</text:p>
          </table:table-cell>
          <table:table-cell table:formula="of:=DEC2HEX([.B213];8)" office:value-type="string" office:string-value="000001FF" calcext:value-type="string">
            <text:p>000001FF</text:p>
          </table:table-cell>
          <table:table-cell table:style-name="ce4"/>
          <table:table-cell table:formula="of:=DEC2HEX([.F213];8)" office:value-type="string" office:string-value="000001FF" calcext:value-type="string">
            <text:p>000001FF</text:p>
          </table:table-cell>
          <table:table-cell table:formula="of:=[old.B212]" office:value-type="float" office:value="511" calcext:value-type="float">
            <text:p>511</text:p>
          </table:table-cell>
          <table:table-cell table:formula="of:=[old.A212]" office:value-type="string" office:string-value="CITRA_AUD_DLY_OUTPUT_DELAY_ENABLE_EN_BIT_MASK" calcext:value-type="string">
            <text:p>CITRA_AUD_DLY_OUTPUT_DELAY_ENABLE_EN_BIT_MASK</text:p>
          </table:table-cell>
          <table:table-cell table:number-columns-repeated="1017"/>
        </table:table-row>
        <table:table-row table:style-name="ro1">
          <table:table-cell table:formula="of:=[new.B213]" office:value-type="string" office:string-value="~CITRA_AUD_DLY_ODLY_EN_EN_BIT_MASK" calcext:value-type="string">
            <text:p>~CITRA_AUD_DLY_ODLY_EN_EN_BIT_MASK</text:p>
          </table:table-cell>
          <table:table-cell table:formula="of:=[new.A213]" office:value-type="float" office:value="-512" calcext:value-type="float">
            <text:p>-512</text:p>
          </table:table-cell>
          <table:table-cell table:formula="of:=DEC2HEX([.B214];8)" office:value-type="string" office:string-value="FFFFFFFE00" calcext:value-type="string">
            <text:p>FFFFFFFE00</text:p>
          </table:table-cell>
          <table:table-cell table:style-name="ce4"/>
          <table:table-cell table:formula="of:=DEC2HEX([.F214];8)" office:value-type="string" office:string-value="FFFFFFFE00" calcext:value-type="string">
            <text:p>FFFFFFFE00</text:p>
          </table:table-cell>
          <table:table-cell table:formula="of:=[old.B213]" office:value-type="float" office:value="-512" calcext:value-type="float">
            <text:p>-512</text:p>
          </table:table-cell>
          <table:table-cell table:formula="of:=[old.A213]" office:value-type="string" office:string-value="~CITRA_AUD_DLY_OUTPUT_DELAY_ENABLE_EN_BIT_MASK" calcext:value-type="string">
            <text:p>~CITRA_AUD_DLY_OUTPUT_DELAY_ENABLE_EN_BIT_MASK</text:p>
          </table:table-cell>
          <table:table-cell table:number-columns-repeated="1017"/>
        </table:table-row>
        <table:table-row table:style-name="ro1">
          <table:table-cell table:formula="of:=[new.B214]" office:value-type="string" office:string-value="CITRA_AUD_DLY_MEM_CSR_INIT_BIT_MASK" calcext:value-type="string">
            <text:p>CITRA_AUD_DLY_MEM_CSR_INIT_BIT_MASK</text:p>
          </table:table-cell>
          <table:table-cell table:formula="of:=[new.A214]" office:value-type="float" office:value="-2147483648" calcext:value-type="float">
            <text:p>-2147483648</text:p>
          </table:table-cell>
          <table:table-cell table:formula="of:=DEC2HEX([.B215];8)" office:value-type="string" office:string-value="FF80000000" calcext:value-type="string">
            <text:p>FF80000000</text:p>
          </table:table-cell>
          <table:table-cell table:style-name="ce4"/>
          <table:table-cell table:formula="of:=DEC2HEX([.F215];8)" office:value-type="string" office:string-value="FF80000000" calcext:value-type="string">
            <text:p>FF80000000</text:p>
          </table:table-cell>
          <table:table-cell table:formula="of:=[old.B214]" office:value-type="float" office:value="-2147483648" calcext:value-type="float">
            <text:p>-2147483648</text:p>
          </table:table-cell>
          <table:table-cell table:formula="of:=[old.A214]" office:value-type="string" office:string-value="CITRA_AUD_DLY_MEMORYCSR_INIT_DONE_BIT_MASK" calcext:value-type="string">
            <text:p>CITRA_AUD_DLY_MEMORYCSR_INIT_DONE_BIT_MASK</text:p>
          </table:table-cell>
          <table:table-cell table:number-columns-repeated="1017"/>
        </table:table-row>
        <table:table-row table:style-name="ro1">
          <table:table-cell table:formula="of:=[new.B215]" office:value-type="string" office:string-value="CITRA_AUD_DLY_BIST_ERR_DAT_DATA_BIT_MASK" calcext:value-type="string">
            <text:p>CITRA_AUD_DLY_BIST_ERR_DAT_DATA_BIT_MASK</text:p>
          </table:table-cell>
          <table:table-cell table:formula="of:=[new.A215]" office:value-type="float" office:value="65535" calcext:value-type="float">
            <text:p>65535</text:p>
          </table:table-cell>
          <table:table-cell table:formula="of:=DEC2HEX([.B216];8)" office:value-type="string" office:string-value="0000FFFF" calcext:value-type="string">
            <text:p>0000FFFF</text:p>
          </table:table-cell>
          <table:table-cell table:style-name="ce4"/>
          <table:table-cell table:formula="of:=DEC2HEX([.F216];8)" office:value-type="string" office:string-value="0000FFFF" calcext:value-type="string">
            <text:p>0000FFFF</text:p>
          </table:table-cell>
          <table:table-cell table:formula="of:=[old.B215]" office:value-type="float" office:value="65535" calcext:value-type="float">
            <text:p>65535</text:p>
          </table:table-cell>
          <table:table-cell table:formula="of:=[old.A215]" office:value-type="string" office:string-value="CITRA_AUD_DLY_BIST_DATA_ERROR_STATUS_DATA_BIT_MASK" calcext:value-type="string">
            <text:p>CITRA_AUD_DLY_BIST_DATA_ERROR_STATUS_DATA_BIT_MASK</text:p>
          </table:table-cell>
          <table:table-cell table:number-columns-repeated="1017"/>
        </table:table-row>
        <table:table-row table:style-name="ro1">
          <table:table-cell table:formula="of:=[new.B216]" office:value-type="string" office:string-value="CITRA_AUD_DLY_BIST_ERR_DAT_SEL_BIT_MASK" calcext:value-type="string">
            <text:p>CITRA_AUD_DLY_BIST_ERR_DAT_SEL_BIT_MASK</text:p>
          </table:table-cell>
          <table:table-cell table:formula="of:=[new.A216]" office:value-type="float" office:value="458752" calcext:value-type="float">
            <text:p>458752</text:p>
          </table:table-cell>
          <table:table-cell table:formula="of:=DEC2HEX([.B217];8)" office:value-type="string" office:string-value="00070000" calcext:value-type="string">
            <text:p>00070000</text:p>
          </table:table-cell>
          <table:table-cell table:style-name="ce4"/>
          <table:table-cell table:formula="of:=DEC2HEX([.F217];8)" office:value-type="string" office:string-value="00070000" calcext:value-type="string">
            <text:p>00070000</text:p>
          </table:table-cell>
          <table:table-cell table:formula="of:=[old.B216]" office:value-type="float" office:value="458752" calcext:value-type="float">
            <text:p>458752</text:p>
          </table:table-cell>
          <table:table-cell table:formula="of:=[old.A216]" office:value-type="string" office:string-value="CITRA_AUD_DLY_BIST_DATA_ERROR_STATUS_SEL_BIT_MASK" calcext:value-type="string">
            <text:p>CITRA_AUD_DLY_BIST_DATA_ERROR_STATUS_SEL_BIT_MASK</text:p>
          </table:table-cell>
          <table:table-cell table:number-columns-repeated="1017"/>
        </table:table-row>
        <table:table-row table:style-name="ro1">
          <table:table-cell table:formula="of:=[new.B217]" office:value-type="string" office:string-value="CITRA_AUD_DLY_BIST_ERR_ADDR_ADDR_BIT_MASK" calcext:value-type="string">
            <text:p>CITRA_AUD_DLY_BIST_ERR_ADDR_ADDR_BIT_MASK</text:p>
          </table:table-cell>
          <table:table-cell table:formula="of:=[new.A217]" office:value-type="float" office:value="268435455" calcext:value-type="float">
            <text:p>268435455</text:p>
          </table:table-cell>
          <table:table-cell table:formula="of:=DEC2HEX([.B218];8)" office:value-type="string" office:string-value="0FFFFFFF" calcext:value-type="string">
            <text:p>0FFFFFFF</text:p>
          </table:table-cell>
          <table:table-cell table:style-name="ce4"/>
          <table:table-cell table:formula="of:=DEC2HEX([.F218];8)" office:value-type="string" office:string-value="0FFFFFFF" calcext:value-type="string">
            <text:p>0FFFFFFF</text:p>
          </table:table-cell>
          <table:table-cell table:formula="of:=[old.B217]" office:value-type="float" office:value="268435455" calcext:value-type="float">
            <text:p>268435455</text:p>
          </table:table-cell>
          <table:table-cell table:formula="of:=[old.A217]" office:value-type="string" office:string-value="CITRA_AUD_DLY_BIST_ADDRESS_ERROR_STATUS_ADDR_BIT_MASK" calcext:value-type="string">
            <text:p>CITRA_AUD_DLY_BIST_ADDRESS_ERROR_STATUS_ADDR_BIT_MASK</text:p>
          </table:table-cell>
          <table:table-cell table:number-columns-repeated="1017"/>
        </table:table-row>
        <table:table-row table:style-name="ro1">
          <table:table-cell table:formula="of:=[new.B218]" office:value-type="string" office:string-value="CITRA_AUD_DLY_IDLY_SEL0_SEL_BIT_MASK" calcext:value-type="string">
            <text:p>CITRA_AUD_DLY_IDLY_SEL0_SEL_BIT_MASK</text:p>
          </table:table-cell>
          <table:table-cell table:formula="of:=[new.A218]" office:value-type="float" office:value="32767" calcext:value-type="float">
            <text:p>32767</text:p>
          </table:table-cell>
          <table:table-cell table:formula="of:=DEC2HEX([.B219];8)" office:value-type="string" office:string-value="00007FFF" calcext:value-type="string">
            <text:p>00007FFF</text:p>
          </table:table-cell>
          <table:table-cell table:style-name="ce4"/>
          <table:table-cell table:formula="of:=DEC2HEX([.F219];8)" office:value-type="string" office:string-value="00007FFF" calcext:value-type="string">
            <text:p>00007FFF</text:p>
          </table:table-cell>
          <table:table-cell table:formula="of:=[old.B218]" office:value-type="float" office:value="32767" calcext:value-type="float">
            <text:p>32767</text:p>
          </table:table-cell>
          <table:table-cell table:formula="of:=[old.A218]" office:value-type="string" office:string-value="CITRA_AUD_DLY_INPUT_DELAY_SELECT_SEL_BIT_MASK" calcext:value-type="string">
            <text:p>CITRA_AUD_DLY_INPUT_DELAY_SELECT_SEL_BIT_MASK</text:p>
          </table:table-cell>
          <table:table-cell table:number-columns-repeated="1017"/>
        </table:table-row>
        <table:table-row table:style-name="ro1">
          <table:table-cell table:formula="of:=[new.B219]" office:value-type="string" office:string-value="CITRA_AUD_DLY_IDLY_SEL0_SEL_BIT_MASK" calcext:value-type="string">
            <text:p>CITRA_AUD_DLY_IDLY_SEL0_SEL_BIT_MASK</text:p>
          </table:table-cell>
          <table:table-cell table:formula="of:=[new.A219]" office:value-type="float" office:value="32767" calcext:value-type="float">
            <text:p>32767</text:p>
          </table:table-cell>
          <table:table-cell table:formula="of:=DEC2HEX([.B220];8)" office:value-type="string" office:string-value="00007FFF" calcext:value-type="string">
            <text:p>00007FFF</text:p>
          </table:table-cell>
          <table:table-cell table:style-name="ce4"/>
          <table:table-cell table:formula="of:=DEC2HEX([.F220];8)" office:value-type="string" office:string-value="00007FFF" calcext:value-type="string">
            <text:p>00007FFF</text:p>
          </table:table-cell>
          <table:table-cell table:formula="of:=[old.B219]" office:value-type="float" office:value="32767" calcext:value-type="float">
            <text:p>32767</text:p>
          </table:table-cell>
          <table:table-cell table:formula="of:=[old.A219]" office:value-type="string" office:string-value="CITRA_AUD_DLY_INPUT_DELAY_SELECT_SEL_BIT_MASK" calcext:value-type="string">
            <text:p>CITRA_AUD_DLY_INPUT_DELAY_SELECT_SEL_BIT_MASK</text:p>
          </table:table-cell>
          <table:table-cell table:number-columns-repeated="1017"/>
        </table:table-row>
        <table:table-row table:style-name="ro1">
          <table:table-cell table:formula="of:=[new.B220]" office:value-type="string" office:string-value="CITRA_AUD_DLY_IDLY_SEL0_SEL_BIT_MASK" calcext:value-type="string">
            <text:p>CITRA_AUD_DLY_IDLY_SEL0_SEL_BIT_MASK</text:p>
          </table:table-cell>
          <table:table-cell table:formula="of:=[new.A220]" office:value-type="float" office:value="32767" calcext:value-type="float">
            <text:p>32767</text:p>
          </table:table-cell>
          <table:table-cell table:formula="of:=DEC2HEX([.B221];8)" office:value-type="string" office:string-value="00007FFF" calcext:value-type="string">
            <text:p>00007FFF</text:p>
          </table:table-cell>
          <table:table-cell table:style-name="ce4"/>
          <table:table-cell table:formula="of:=DEC2HEX([.F221];8)" office:value-type="string" office:string-value="00007FFF" calcext:value-type="string">
            <text:p>00007FFF</text:p>
          </table:table-cell>
          <table:table-cell table:formula="of:=[old.B220]" office:value-type="float" office:value="32767" calcext:value-type="float">
            <text:p>32767</text:p>
          </table:table-cell>
          <table:table-cell table:formula="of:=[old.A220]" office:value-type="string" office:string-value="CITRA_AUD_DLY_INPUT_DELAY_SELECT_SEL_BIT_MASK" calcext:value-type="string">
            <text:p>CITRA_AUD_DLY_INPUT_DELAY_SELECT_SEL_BIT_MASK</text:p>
          </table:table-cell>
          <table:table-cell table:number-columns-repeated="1017"/>
        </table:table-row>
        <table:table-row table:style-name="ro1">
          <table:table-cell table:formula="of:=[new.B221]" office:value-type="string" office:string-value="CITRA_OUTPUT_PROC_OUTPUT_CHANNEL_VIDEO_VID_DELAY_REG_BIT_MASK" calcext:value-type="string">
            <text:p>CITRA_OUTPUT_PROC_OUTPUT_CHANNEL_VIDEO_VID_DELAY_REG_BIT_MASK</text:p>
          </table:table-cell>
          <table:table-cell table:formula="of:=[new.A221]" office:value-type="float" office:value="65535" calcext:value-type="float">
            <text:p>65535</text:p>
          </table:table-cell>
          <table:table-cell table:formula="of:=DEC2HEX([.B222];8)" office:value-type="string" office:string-value="0000FFFF" calcext:value-type="string">
            <text:p>0000FFFF</text:p>
          </table:table-cell>
          <table:table-cell table:style-name="ce4"/>
          <table:table-cell table:formula="of:=DEC2HEX([.F222];8)" office:value-type="string" office:string-value="00007FFF" calcext:value-type="string">
            <text:p>00007FFF</text:p>
          </table:table-cell>
          <table:table-cell table:formula="of:=[old.B221]" office:value-type="float" office:value="32767" calcext:value-type="float">
            <text:p>32767</text:p>
          </table:table-cell>
          <table:table-cell table:formula="of:=[old.A221]" office:value-type="string" office:string-value="CITRA_OUTPUT_PROC_CH_X_VIDEO_VID_DLY_PIXEL_DELAY_BIT_MASK" calcext:value-type="string">
            <text:p>CITRA_OUTPUT_PROC_CH_X_VIDEO_VID_DLY_PIXEL_DELAY_BIT_MASK</text:p>
          </table:table-cell>
          <table:table-cell table:number-columns-repeated="1017"/>
        </table:table-row>
        <table:table-row table:style-name="ro1">
          <table:table-cell table:formula="of:=[new.B222]" office:value-type="string" office:string-value="CITRA_OUTPUT_PROC_OUTPUT_CHANNEL_VIDEO_VID_DELAY_REG_BIT_MASK" calcext:value-type="string">
            <text:p>CITRA_OUTPUT_PROC_OUTPUT_CHANNEL_VIDEO_VID_DELAY_REG_BIT_MASK</text:p>
          </table:table-cell>
          <table:table-cell table:formula="of:=[new.A222]" office:value-type="float" office:value="65535" calcext:value-type="float">
            <text:p>65535</text:p>
          </table:table-cell>
          <table:table-cell table:formula="of:=DEC2HEX([.B223];8)" office:value-type="string" office:string-value="0000FFFF" calcext:value-type="string">
            <text:p>0000FFFF</text:p>
          </table:table-cell>
          <table:table-cell table:style-name="ce4"/>
          <table:table-cell table:formula="of:=DEC2HEX([.F223];8)" office:value-type="string" office:string-value="00007FFF" calcext:value-type="string">
            <text:p>00007FFF</text:p>
          </table:table-cell>
          <table:table-cell table:formula="of:=[old.B222]" office:value-type="float" office:value="32767" calcext:value-type="float">
            <text:p>32767</text:p>
          </table:table-cell>
          <table:table-cell table:formula="of:=[old.A222]" office:value-type="string" office:string-value="CITRA_OUTPUT_PROC_CH_X_VIDEO_VID_DLY_PIXEL_DELAY_BIT_MASK" calcext:value-type="string">
            <text:p>CITRA_OUTPUT_PROC_CH_X_VIDEO_VID_DLY_PIXEL_DELAY_BIT_MASK</text:p>
          </table:table-cell>
          <table:table-cell table:number-columns-repeated="1017"/>
        </table:table-row>
        <table:table-row table:style-name="ro1">
          <table:table-cell table:formula="of:=[new.B223]" office:value-type="string" office:string-value="CITRA_OUTPUT_PROC_OUTPUT_CHANNEL_VIDEO_VID_DELAY_REG_BIT_MASK" calcext:value-type="string">
            <text:p>CITRA_OUTPUT_PROC_OUTPUT_CHANNEL_VIDEO_VID_DELAY_REG_BIT_MASK</text:p>
          </table:table-cell>
          <table:table-cell table:formula="of:=[new.A223]" office:value-type="float" office:value="65535" calcext:value-type="float">
            <text:p>65535</text:p>
          </table:table-cell>
          <table:table-cell table:formula="of:=DEC2HEX([.B224];8)" office:value-type="string" office:string-value="0000FFFF" calcext:value-type="string">
            <text:p>0000FFFF</text:p>
          </table:table-cell>
          <table:table-cell table:style-name="ce4"/>
          <table:table-cell table:formula="of:=DEC2HEX([.F224];8)" office:value-type="string" office:string-value="00007FFF" calcext:value-type="string">
            <text:p>00007FFF</text:p>
          </table:table-cell>
          <table:table-cell table:formula="of:=[old.B223]" office:value-type="float" office:value="32767" calcext:value-type="float">
            <text:p>32767</text:p>
          </table:table-cell>
          <table:table-cell table:formula="of:=[old.A223]" office:value-type="string" office:string-value="CITRA_OUTPUT_PROC_CH_X_VIDEO_VID_DLY_PIXEL_DELAY_BIT_MASK" calcext:value-type="string">
            <text:p>CITRA_OUTPUT_PROC_CH_X_VIDEO_VID_DLY_PIXEL_DELAY_BIT_MASK</text:p>
          </table:table-cell>
          <table:table-cell table:number-columns-repeated="1017"/>
        </table:table-row>
        <table:table-row table:style-name="ro1">
          <table:table-cell table:formula="of:=[new.B224]" office:value-type="string" office:string-value="CITRA_REAR_IO_RP_QUAD_SDI_RX0_STATUS_OFFSET" calcext:value-type="string">
            <text:p>CITRA_REAR_IO_RP_QUAD_SDI_RX0_STATUS_OFFSET</text:p>
          </table:table-cell>
          <table:table-cell table:formula="of:=[new.A224]" office:value-type="float" office:value="16" calcext:value-type="float">
            <text:p>16</text:p>
          </table:table-cell>
          <table:table-cell table:formula="of:=DEC2HEX([.B225];8)" office:value-type="string" office:string-value="00000010" calcext:value-type="string">
            <text:p>00000010</text:p>
          </table:table-cell>
          <table:table-cell table:style-name="ce4"/>
          <table:table-cell table:formula="of:=DEC2HEX([.F225];8)" office:value-type="string" office:string-value="00000010" calcext:value-type="string">
            <text:p>00000010</text:p>
          </table:table-cell>
          <table:table-cell table:formula="of:=[old.B224]" office:value-type="float" office:value="16" calcext:value-type="float">
            <text:p>16</text:p>
          </table:table-cell>
          <table:table-cell table:formula="of:=[old.A224]" office:value-type="string" office:string-value="CITRA_REAR_IO_RP_QUADX_SDI_GTH_X_RX_STATUS_REGISTER_OFFSET" calcext:value-type="string">
            <text:p>CITRA_REAR_IO_RP_QUADX_SDI_GTH_X_RX_STATUS_REGISTER_OFFSET</text:p>
          </table:table-cell>
          <table:table-cell table:number-columns-repeated="1017"/>
        </table:table-row>
        <table:table-row table:style-name="ro1">
          <table:table-cell table:formula="of:=[new.B225]" office:value-type="string" office:string-value="CITRA_REAR_IO_RP_QUAD_SDI_RX0_STATUS_RESETDONE_BIT_LSB" calcext:value-type="string">
            <text:p>CITRA_REAR_IO_RP_QUAD_SDI_RX0_STATUS_RESETDONE_BIT_LSB</text:p>
          </table:table-cell>
          <table:table-cell table:formula="of:=[new.A225]" office:value-type="float" office:value="19" calcext:value-type="float">
            <text:p>19</text:p>
          </table:table-cell>
          <table:table-cell table:formula="of:=DEC2HEX([.B226];8)" office:value-type="string" office:string-value="00000013" calcext:value-type="string">
            <text:p>00000013</text:p>
          </table:table-cell>
          <table:table-cell table:style-name="ce4"/>
          <table:table-cell table:formula="of:=DEC2HEX([.F226];8)" office:value-type="string" office:string-value="00000013" calcext:value-type="string">
            <text:p>00000013</text:p>
          </table:table-cell>
          <table:table-cell table:formula="of:=[old.B225]" office:value-type="float" office:value="19" calcext:value-type="float">
            <text:p>19</text:p>
          </table:table-cell>
          <table:table-cell table:formula="of:=[old.A225]" office:value-type="string" office:string-value="CITRA_REAR_IO_RP_QUADX_SDI_GTH_X_RX_STATUS_REGISTER_RESETDONE_BIT_LSB" calcext:value-type="string">
            <text:p>CITRA_REAR_IO_RP_QUADX_SDI_GTH_X_RX_STATUS_REGISTER_RESETDONE_BIT_LSB</text:p>
          </table:table-cell>
          <table:table-cell table:number-columns-repeated="1017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ide by Side VALUES'.D2:'Side by Side VALUES'.D226">
            <calcext:condition calcext:apply-style-name="Untitled3" calcext:value="formula-is([.C2]!=[.E2])" calcext:base-cell-address="'Side by Side VALUES'.D2"/>
            <calcext:condition calcext:apply-style-name="Untitled2" calcext:value="formula-is([.C2]=[.E2])" calcext:base-cell-address="'Side by Side VALUES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33ff99"/>
    </style:style>
    <style:style style:name="Untitled3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08:46:07.994761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1T11:38:23.252779150</dc:date>
    <meta:editing-duration>PT2H16M33S</meta:editing-duration>
    <meta:editing-cycles>5</meta:editing-cycles>
    <meta:generator>LibreOffice/5.1.6.2$Linux_X86_64 LibreOffice_project/10m0$Build-2</meta:generator>
    <meta:document-statistic meta:table-count="4" meta:cell-count="3168" meta:object-count="0"/>
  </office:meta>
</office:document-meta>
</file>